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179cm" svg:height="7.304cm" svg:x="4.81cm" svg:y="11.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5.66cm" svg:y1="18.809cm" svg:x2="5.66cm" svg:y2="18.174cm">
          <text:p/>
        </draw:line>
        <draw:line draw:style-name="gr2" draw:text-style-name="P1" draw:layer="layout" svg:x1="15.661cm" svg:y1="18.809cm" svg:x2="15.661cm" svg:y2="18.174cm">
          <text:p/>
        </draw:line>
        <draw:line draw:style-name="gr2" draw:text-style-name="P1" draw:layer="layout" svg:x1="14.431cm" svg:y1="18.809cm" svg:x2="14.431cm" svg:y2="18.174cm">
          <text:p/>
        </draw:line>
        <draw:frame draw:style-name="gr3" draw:text-style-name="P2" draw:layer="layout" svg:width="3.18cm" svg:height="0.962cm" draw:transform="rotate (1.5707963267946) translate (5.445cm 18.145cm)">
          <draw:text-box draw:corner-radius="0.1cm">
            <text:p text:style-name="P2">100 000 BC</text:p>
          </draw:text-box>
        </draw:frame>
        <draw:frame draw:style-name="gr4" draw:text-style-name="P2" draw:layer="layout" svg:width="3.81cm" svg:height="0.885cm" draw:transform="rotate (1.5707963267946) translate (14.085cm 18.145cm)">
          <draw:text-box>
            <text:p text:style-name="P2">10 000 BC</text:p>
          </draw:text-box>
        </draw:frame>
        <draw:frame draw:style-name="gr5" draw:text-style-name="P2" draw:layer="layout" svg:width="2.54cm" svg:height="0.721cm" draw:transform="rotate (1.5707963267946) translate (15.268cm 17.926cm)">
          <draw:text-box>
            <text:p text:style-name="P2">Today</text:p>
          </draw:text-box>
        </draw:frame>
        <draw:frame draw:style-name="gr6" draw:text-style-name="P2" draw:layer="layout" svg:width="4.445cm" svg:height="1.27cm" svg:x="5.025cm" svg:y="18.921cm">
          <draw:text-box>
            <text:p text:style-name="P2">Homo sapiens first appears on earth</text:p>
          </draw:text-box>
        </draw:frame>
        <draw:frame draw:style-name="gr6" draw:text-style-name="P2" draw:layer="layout" svg:width="3.175cm" svg:height="1.661cm" svg:x="12.01cm" svg:y="18.921cm">
          <draw:text-box>
            <text:p text:style-name="P2">Humans start to cultivate land</text:p>
          </draw:text-box>
        </draw:frame>
        <draw:frame draw:style-name="gr7" draw:text-style-name="P2" draw:layer="layout" svg:width="4.445cm" svg:height="3.425cm" svg:x="15.185cm" svg:y="18.921cm">
          <draw:text-box>
            <text:p text:style-name="P2">The industrial revolution, your great grandfather's birth, and today, are too close to be separated on this scal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tonis Christofides</meta:initial-creator>
    <meta:creation-date>2008-12-30T13:56:48</meta:creation-date>
    <dc:creator>Antonis Christofides</dc:creator>
    <dc:date>2008-12-30T15:07:13</dc:date>
    <meta:editing-cycles>4</meta:editing-cycles>
    <meta:editing-duration>PT55M1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e6e6e6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18cm" svg:height="7.305cm" chart:class="chart:line" chart:style-name="ch1">
        <chart:plot-area chart:style-name="ch2" chart:data-source-has-labels="both" svg:x="0.186cm" svg:y="0.106cm" svg:width="10.761cm" svg:height="6.931cm">
          <chart:axis chart:dimension="x" chart:name="primary-x" chart:style-name="ch3">
            <chart:categories table:cell-range-address="local-table.$A$2:.$A$2524"/>
          </chart:axis>
          <chart:axis chart:dimension="y" chart:name="primary-y" chart:style-name="ch4"/>
          <chart:series chart:style-name="ch5" chart:values-cell-range-address="local-table.$B$2:.$B$2524" chart:label-cell-address="local-table.$B$1" chart:class="chart:line">
            <chart:data-point chart:repeated="252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-99822.44</text:p>
              </table:table-cell>
              <table:table-cell office:value-type="float" office:value="10.4788888888889">
                <text:p>10.4788888888889</text:p>
              </table:table-cell>
            </table:table-row>
            <table:table-row>
              <table:table-cell office:value-type="string">
                <text:p>-99770.31</text:p>
              </table:table-cell>
              <table:table-cell office:value-type="float" office:value="10.6055555555556">
                <text:p>10.6055555555556</text:p>
              </table:table-cell>
            </table:table-row>
            <table:table-row>
              <table:table-cell office:value-type="string">
                <text:p>-99717.35</text:p>
              </table:table-cell>
              <table:table-cell office:value-type="float" office:value="10.5777777777778">
                <text:p>10.5777777777778</text:p>
              </table:table-cell>
            </table:table-row>
            <table:table-row>
              <table:table-cell office:value-type="string">
                <text:p>-99663.92</text:p>
              </table:table-cell>
              <table:table-cell office:value-type="float" office:value="10.6766666666667">
                <text:p>10.6766666666667</text:p>
              </table:table-cell>
            </table:table-row>
            <table:table-row>
              <table:table-cell office:value-type="string">
                <text:p>-99610.92</text:p>
              </table:table-cell>
              <table:table-cell office:value-type="float" office:value="10.8488888888889">
                <text:p>10.8488888888889</text:p>
              </table:table-cell>
            </table:table-row>
            <table:table-row>
              <table:table-cell office:value-type="string">
                <text:p>-99559.27</text:p>
              </table:table-cell>
              <table:table-cell office:value-type="float" office:value="10.9155555555556">
                <text:p>10.9155555555556</text:p>
              </table:table-cell>
            </table:table-row>
            <table:table-row>
              <table:table-cell office:value-type="string">
                <text:p>-99508.38</text:p>
              </table:table-cell>
              <table:table-cell office:value-type="float" office:value="10.9766666666667">
                <text:p>10.9766666666667</text:p>
              </table:table-cell>
            </table:table-row>
            <table:table-row>
              <table:table-cell office:value-type="string">
                <text:p>-99460.18</text:p>
              </table:table-cell>
              <table:table-cell office:value-type="float" office:value="11.0766666666667">
                <text:p>11.0766666666667</text:p>
              </table:table-cell>
            </table:table-row>
            <table:table-row>
              <table:table-cell office:value-type="string">
                <text:p>-99413.11</text:p>
              </table:table-cell>
              <table:table-cell office:value-type="float" office:value="11.0877777777778">
                <text:p>11.0877777777778</text:p>
              </table:table-cell>
            </table:table-row>
            <table:table-row>
              <table:table-cell office:value-type="string">
                <text:p>-99364.72</text:p>
              </table:table-cell>
              <table:table-cell office:value-type="float" office:value="11.1544444444444">
                <text:p>11.1544444444444</text:p>
              </table:table-cell>
            </table:table-row>
            <table:table-row>
              <table:table-cell office:value-type="string">
                <text:p>-99315.68</text:p>
              </table:table-cell>
              <table:table-cell office:value-type="float" office:value="11.0411111111111">
                <text:p>11.0411111111111</text:p>
              </table:table-cell>
            </table:table-row>
            <table:table-row>
              <table:table-cell office:value-type="string">
                <text:p>-99266.02</text:p>
              </table:table-cell>
              <table:table-cell office:value-type="float" office:value="10.9688888888889">
                <text:p>10.9688888888889</text:p>
              </table:table-cell>
            </table:table-row>
            <table:table-row>
              <table:table-cell office:value-type="string">
                <text:p>-99214.82</text:p>
              </table:table-cell>
              <table:table-cell office:value-type="float" office:value="10.8055555555556">
                <text:p>10.8055555555556</text:p>
              </table:table-cell>
            </table:table-row>
            <table:table-row>
              <table:table-cell office:value-type="string">
                <text:p>-99162.52</text:p>
              </table:table-cell>
              <table:table-cell office:value-type="float" office:value="10.5455555555556">
                <text:p>10.5455555555556</text:p>
              </table:table-cell>
            </table:table-row>
            <table:table-row>
              <table:table-cell office:value-type="string">
                <text:p>-99108.33</text:p>
              </table:table-cell>
              <table:table-cell office:value-type="float" office:value="10.5588888888889">
                <text:p>10.5588888888889</text:p>
              </table:table-cell>
            </table:table-row>
            <table:table-row>
              <table:table-cell office:value-type="string">
                <text:p>-99052.85</text:p>
              </table:table-cell>
              <table:table-cell office:value-type="float" office:value="10.4755555555556">
                <text:p>10.4755555555556</text:p>
              </table:table-cell>
            </table:table-row>
            <table:table-row>
              <table:table-cell office:value-type="string">
                <text:p>-98997.75</text:p>
              </table:table-cell>
              <table:table-cell office:value-type="float" office:value="10.4188888888889">
                <text:p>10.4188888888889</text:p>
              </table:table-cell>
            </table:table-row>
            <table:table-row>
              <table:table-cell office:value-type="string">
                <text:p>-98942.51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-98892.23</text:p>
              </table:table-cell>
              <table:table-cell office:value-type="float" office:value="10.3733333333333">
                <text:p>10.3733333333333</text:p>
              </table:table-cell>
            </table:table-row>
            <table:table-row>
              <table:table-cell office:value-type="string">
                <text:p>-98840.88</text:p>
              </table:table-cell>
              <table:table-cell office:value-type="float" office:value="10.3622222222222">
                <text:p>10.3622222222222</text:p>
              </table:table-cell>
            </table:table-row>
            <table:table-row>
              <table:table-cell office:value-type="string">
                <text:p>-98789.34</text:p>
              </table:table-cell>
              <table:table-cell office:value-type="float" office:value="10.4888888888889">
                <text:p>10.4888888888889</text:p>
              </table:table-cell>
            </table:table-row>
            <table:table-row>
              <table:table-cell office:value-type="string">
                <text:p>-98737.1</text:p>
              </table:table-cell>
              <table:table-cell office:value-type="float" office:value="10.5166666666667">
                <text:p>10.5166666666667</text:p>
              </table:table-cell>
            </table:table-row>
            <table:table-row>
              <table:table-cell office:value-type="string">
                <text:p>-98684.16</text:p>
              </table:table-cell>
              <table:table-cell office:value-type="float" office:value="10.6655555555556">
                <text:p>10.6655555555556</text:p>
              </table:table-cell>
            </table:table-row>
            <table:table-row>
              <table:table-cell office:value-type="string">
                <text:p>-98629.99</text:p>
              </table:table-cell>
              <table:table-cell office:value-type="float" office:value="10.5722222222222">
                <text:p>10.5722222222222</text:p>
              </table:table-cell>
            </table:table-row>
            <table:table-row>
              <table:table-cell office:value-type="string">
                <text:p>-98578.82</text:p>
              </table:table-cell>
              <table:table-cell office:value-type="float" office:value="10.5511111111111">
                <text:p>10.5511111111111</text:p>
              </table:table-cell>
            </table:table-row>
            <table:table-row>
              <table:table-cell office:value-type="string">
                <text:p>-98526.82</text:p>
              </table:table-cell>
              <table:table-cell office:value-type="float" office:value="10.5011111111111">
                <text:p>10.5011111111111</text:p>
              </table:table-cell>
            </table:table-row>
            <table:table-row>
              <table:table-cell office:value-type="string">
                <text:p>-98476.31</text:p>
              </table:table-cell>
              <table:table-cell office:value-type="float" office:value="10.5633333333333">
                <text:p>10.5633333333333</text:p>
              </table:table-cell>
            </table:table-row>
            <table:table-row>
              <table:table-cell office:value-type="string">
                <text:p>-98423.7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-98370.96</text:p>
              </table:table-cell>
              <table:table-cell office:value-type="float" office:value="10.6033333333333">
                <text:p>10.6033333333333</text:p>
              </table:table-cell>
            </table:table-row>
            <table:table-row>
              <table:table-cell office:value-type="string">
                <text:p>-98318.68</text:p>
              </table:table-cell>
              <table:table-cell office:value-type="float" office:value="10.5977777777778">
                <text:p>10.5977777777778</text:p>
              </table:table-cell>
            </table:table-row>
            <table:table-row>
              <table:table-cell office:value-type="string">
                <text:p>-98267.86</text:p>
              </table:table-cell>
              <table:table-cell office:value-type="float" office:value="10.6366666666667">
                <text:p>10.6366666666667</text:p>
              </table:table-cell>
            </table:table-row>
            <table:table-row>
              <table:table-cell office:value-type="string">
                <text:p>-98216.27</text:p>
              </table:table-cell>
              <table:table-cell office:value-type="float" office:value="10.4988888888889">
                <text:p>10.4988888888889</text:p>
              </table:table-cell>
            </table:table-row>
            <table:table-row>
              <table:table-cell office:value-type="string">
                <text:p>-98163.72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-98112.33</text:p>
              </table:table-cell>
              <table:table-cell office:value-type="float" office:value="10.4244444444444">
                <text:p>10.4244444444444</text:p>
              </table:table-cell>
            </table:table-row>
            <table:table-row>
              <table:table-cell office:value-type="string">
                <text:p>-98060.47</text:p>
              </table:table-cell>
              <table:table-cell office:value-type="float" office:value="10.4488888888889">
                <text:p>10.4488888888889</text:p>
              </table:table-cell>
            </table:table-row>
            <table:table-row>
              <table:table-cell office:value-type="string">
                <text:p>-98007.25</text:p>
              </table:table-cell>
              <table:table-cell office:value-type="float" office:value="10.3722222222222">
                <text:p>10.3722222222222</text:p>
              </table:table-cell>
            </table:table-row>
            <table:table-row>
              <table:table-cell office:value-type="string">
                <text:p>-97953.93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-97898.13</text:p>
              </table:table-cell>
              <table:table-cell office:value-type="float" office:value="10.4655555555556">
                <text:p>10.4655555555556</text:p>
              </table:table-cell>
            </table:table-row>
            <table:table-row>
              <table:table-cell office:value-type="string">
                <text:p>-97845.04</text:p>
              </table:table-cell>
              <table:table-cell office:value-type="float" office:value="10.3388888888889">
                <text:p>10.3388888888889</text:p>
              </table:table-cell>
            </table:table-row>
            <table:table-row>
              <table:table-cell office:value-type="string">
                <text:p>-97792.69</text:p>
              </table:table-cell>
              <table:table-cell office:value-type="float" office:value="10.3522222222222">
                <text:p>10.3522222222222</text:p>
              </table:table-cell>
            </table:table-row>
            <table:table-row>
              <table:table-cell office:value-type="string">
                <text:p>-97742.05</text:p>
              </table:table-cell>
              <table:table-cell office:value-type="float" office:value="10.3888888888889">
                <text:p>10.3888888888889</text:p>
              </table:table-cell>
            </table:table-row>
            <table:table-row>
              <table:table-cell office:value-type="string">
                <text:p>-97691.21</text:p>
              </table:table-cell>
              <table:table-cell office:value-type="float" office:value="10.3044444444444">
                <text:p>10.3044444444444</text:p>
              </table:table-cell>
            </table:table-row>
            <table:table-row>
              <table:table-cell office:value-type="string">
                <text:p>-97635.96</text:p>
              </table:table-cell>
              <table:table-cell office:value-type="float" office:value="10.3411111111111">
                <text:p>10.3411111111111</text:p>
              </table:table-cell>
            </table:table-row>
            <table:table-row>
              <table:table-cell office:value-type="string">
                <text:p>-97585.03</text:p>
              </table:table-cell>
              <table:table-cell office:value-type="float" office:value="10.3211111111111">
                <text:p>10.3211111111111</text:p>
              </table:table-cell>
            </table:table-row>
            <table:table-row>
              <table:table-cell office:value-type="string">
                <text:p>-97531.99</text:p>
              </table:table-cell>
              <table:table-cell office:value-type="float" office:value="10.2566666666667">
                <text:p>10.2566666666667</text:p>
              </table:table-cell>
            </table:table-row>
            <table:table-row>
              <table:table-cell office:value-type="string">
                <text:p>-97477.17</text:p>
              </table:table-cell>
              <table:table-cell office:value-type="float" office:value="10.0988888888889">
                <text:p>10.0988888888889</text:p>
              </table:table-cell>
            </table:table-row>
            <table:table-row>
              <table:table-cell office:value-type="string">
                <text:p>-97422</text:p>
              </table:table-cell>
              <table:table-cell office:value-type="float" office:value="9.91333333333333">
                <text:p>9.91333333333333</text:p>
              </table:table-cell>
            </table:table-row>
            <table:table-row>
              <table:table-cell office:value-type="string">
                <text:p>-97367.88</text:p>
              </table:table-cell>
              <table:table-cell office:value-type="float" office:value="9.97333333333333">
                <text:p>9.97333333333333</text:p>
              </table:table-cell>
            </table:table-row>
            <table:table-row>
              <table:table-cell office:value-type="string">
                <text:p>-97312.59</text:p>
              </table:table-cell>
              <table:table-cell office:value-type="float" office:value="9.91777777777778">
                <text:p>9.91777777777778</text:p>
              </table:table-cell>
            </table:table-row>
            <table:table-row>
              <table:table-cell office:value-type="string">
                <text:p>-97255.2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-97197.21</text:p>
              </table:table-cell>
              <table:table-cell office:value-type="float" office:value="9.89333333333333">
                <text:p>9.89333333333333</text:p>
              </table:table-cell>
            </table:table-row>
            <table:table-row>
              <table:table-cell office:value-type="string">
                <text:p>-97143.7</text:p>
              </table:table-cell>
              <table:table-cell office:value-type="float" office:value="9.98333333333333">
                <text:p>9.98333333333333</text:p>
              </table:table-cell>
            </table:table-row>
            <table:table-row>
              <table:table-cell office:value-type="string">
                <text:p>-97090.95</text:p>
              </table:table-cell>
              <table:table-cell office:value-type="float" office:value="9.91777777777778">
                <text:p>9.91777777777778</text:p>
              </table:table-cell>
            </table:table-row>
            <table:table-row>
              <table:table-cell office:value-type="string">
                <text:p>-97039.8</text:p>
              </table:table-cell>
              <table:table-cell office:value-type="float" office:value="9.98666666666667">
                <text:p>9.98666666666667</text:p>
              </table:table-cell>
            </table:table-row>
            <table:table-row>
              <table:table-cell office:value-type="string">
                <text:p>-96982.62</text:p>
              </table:table-cell>
              <table:table-cell office:value-type="float" office:value="10.0355555555556">
                <text:p>10.0355555555556</text:p>
              </table:table-cell>
            </table:table-row>
            <table:table-row>
              <table:table-cell office:value-type="string">
                <text:p>-96929.88</text:p>
              </table:table-cell>
              <table:table-cell office:value-type="float" office:value="10.0955555555556">
                <text:p>10.0955555555556</text:p>
              </table:table-cell>
            </table:table-row>
            <table:table-row>
              <table:table-cell office:value-type="string">
                <text:p>-96875.32</text:p>
              </table:table-cell>
              <table:table-cell office:value-type="float" office:value="10.0788888888889">
                <text:p>10.0788888888889</text:p>
              </table:table-cell>
            </table:table-row>
            <table:table-row>
              <table:table-cell office:value-type="string">
                <text:p>-96822.07</text:p>
              </table:table-cell>
              <table:table-cell office:value-type="float" office:value="10.1922222222222">
                <text:p>10.1922222222222</text:p>
              </table:table-cell>
            </table:table-row>
            <table:table-row>
              <table:table-cell office:value-type="string">
                <text:p>-96767.48</text:p>
              </table:table-cell>
              <table:table-cell office:value-type="float" office:value="10.1566666666667">
                <text:p>10.1566666666667</text:p>
              </table:table-cell>
            </table:table-row>
            <table:table-row>
              <table:table-cell office:value-type="string">
                <text:p>-96712.33</text:p>
              </table:table-cell>
              <table:table-cell office:value-type="float" office:value="10.3711111111111">
                <text:p>10.3711111111111</text:p>
              </table:table-cell>
            </table:table-row>
            <table:table-row>
              <table:table-cell office:value-type="string">
                <text:p>-96659.75</text:p>
              </table:table-cell>
              <table:table-cell office:value-type="float" office:value="10.3577777777778">
                <text:p>10.3577777777778</text:p>
              </table:table-cell>
            </table:table-row>
            <table:table-row>
              <table:table-cell office:value-type="string">
                <text:p>-96609.54</text:p>
              </table:table-cell>
              <table:table-cell office:value-type="float" office:value="10.4322222222222">
                <text:p>10.4322222222222</text:p>
              </table:table-cell>
            </table:table-row>
            <table:table-row>
              <table:table-cell office:value-type="string">
                <text:p>-96559.38</text:p>
              </table:table-cell>
              <table:table-cell office:value-type="float" office:value="10.3422222222222">
                <text:p>10.3422222222222</text:p>
              </table:table-cell>
            </table:table-row>
            <table:table-row>
              <table:table-cell office:value-type="string">
                <text:p>-96509.35</text:p>
              </table:table-cell>
              <table:table-cell office:value-type="float" office:value="10.5055555555556">
                <text:p>10.5055555555556</text:p>
              </table:table-cell>
            </table:table-row>
            <table:table-row>
              <table:table-cell office:value-type="string">
                <text:p>-96458.24</text:p>
              </table:table-cell>
              <table:table-cell office:value-type="float" office:value="10.4933333333333">
                <text:p>10.4933333333333</text:p>
              </table:table-cell>
            </table:table-row>
            <table:table-row>
              <table:table-cell office:value-type="string">
                <text:p>-96405.28</text:p>
              </table:table-cell>
              <table:table-cell office:value-type="float" office:value="10.5666666666667">
                <text:p>10.5666666666667</text:p>
              </table:table-cell>
            </table:table-row>
            <table:table-row>
              <table:table-cell office:value-type="string">
                <text:p>-96351.64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-96300.82</text:p>
              </table:table-cell>
              <table:table-cell office:value-type="float" office:value="10.5711111111111">
                <text:p>10.5711111111111</text:p>
              </table:table-cell>
            </table:table-row>
            <table:table-row>
              <table:table-cell office:value-type="string">
                <text:p>-96246.92</text:p>
              </table:table-cell>
              <table:table-cell office:value-type="float" office:value="10.4544444444444">
                <text:p>10.4544444444444</text:p>
              </table:table-cell>
            </table:table-row>
            <table:table-row>
              <table:table-cell office:value-type="string">
                <text:p>-96195.99</text:p>
              </table:table-cell>
              <table:table-cell office:value-type="float" office:value="10.4055555555556">
                <text:p>10.4055555555556</text:p>
              </table:table-cell>
            </table:table-row>
            <table:table-row>
              <table:table-cell office:value-type="string">
                <text:p>-96145.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-96095.95</text:p>
              </table:table-cell>
              <table:table-cell office:value-type="float" office:value="10.4111111111111">
                <text:p>10.4111111111111</text:p>
              </table:table-cell>
            </table:table-row>
            <table:table-row>
              <table:table-cell office:value-type="string">
                <text:p>-96043.61</text:p>
              </table:table-cell>
              <table:table-cell office:value-type="float" office:value="10.3533333333333">
                <text:p>10.3533333333333</text:p>
              </table:table-cell>
            </table:table-row>
            <table:table-row>
              <table:table-cell office:value-type="string">
                <text:p>-95989.62</text:p>
              </table:table-cell>
              <table:table-cell office:value-type="float" office:value="10.5788888888889">
                <text:p>10.5788888888889</text:p>
              </table:table-cell>
            </table:table-row>
            <table:table-row>
              <table:table-cell office:value-type="string">
                <text:p>-95935.14</text:p>
              </table:table-cell>
              <table:table-cell office:value-type="float" office:value="10.5011111111111">
                <text:p>10.5011111111111</text:p>
              </table:table-cell>
            </table:table-row>
            <table:table-row>
              <table:table-cell office:value-type="string">
                <text:p>-95882.45</text:p>
              </table:table-cell>
              <table:table-cell office:value-type="float" office:value="10.4711111111111">
                <text:p>10.4711111111111</text:p>
              </table:table-cell>
            </table:table-row>
            <table:table-row>
              <table:table-cell office:value-type="string">
                <text:p>-95832.53</text:p>
              </table:table-cell>
              <table:table-cell office:value-type="float" office:value="10.2888888888889">
                <text:p>10.2888888888889</text:p>
              </table:table-cell>
            </table:table-row>
            <table:table-row>
              <table:table-cell office:value-type="string">
                <text:p>-95785.06</text:p>
              </table:table-cell>
              <table:table-cell office:value-type="float" office:value="10.3933333333333">
                <text:p>10.3933333333333</text:p>
              </table:table-cell>
            </table:table-row>
            <table:table-row>
              <table:table-cell office:value-type="string">
                <text:p>-95732.42</text:p>
              </table:table-cell>
              <table:table-cell office:value-type="float" office:value="10.4155555555556">
                <text:p>10.4155555555556</text:p>
              </table:table-cell>
            </table:table-row>
            <table:table-row>
              <table:table-cell office:value-type="string">
                <text:p>-95679.36</text:p>
              </table:table-cell>
              <table:table-cell office:value-type="float" office:value="10.4244444444444">
                <text:p>10.4244444444444</text:p>
              </table:table-cell>
            </table:table-row>
            <table:table-row>
              <table:table-cell office:value-type="string">
                <text:p>-95625.18</text:p>
              </table:table-cell>
              <table:table-cell office:value-type="float" office:value="10.4944444444444">
                <text:p>10.4944444444444</text:p>
              </table:table-cell>
            </table:table-row>
            <table:table-row>
              <table:table-cell office:value-type="string">
                <text:p>-95574.65</text:p>
              </table:table-cell>
              <table:table-cell office:value-type="float" office:value="10.4755555555556">
                <text:p>10.4755555555556</text:p>
              </table:table-cell>
            </table:table-row>
            <table:table-row>
              <table:table-cell office:value-type="string">
                <text:p>-95522.44</text:p>
              </table:table-cell>
              <table:table-cell office:value-type="float" office:value="10.3855555555556">
                <text:p>10.3855555555556</text:p>
              </table:table-cell>
            </table:table-row>
            <table:table-row>
              <table:table-cell office:value-type="string">
                <text:p>-95469.64</text:p>
              </table:table-cell>
              <table:table-cell office:value-type="float" office:value="10.4455555555556">
                <text:p>10.4455555555556</text:p>
              </table:table-cell>
            </table:table-row>
            <table:table-row>
              <table:table-cell office:value-type="string">
                <text:p>-95418.76</text:p>
              </table:table-cell>
              <table:table-cell office:value-type="float" office:value="10.5022222222222">
                <text:p>10.5022222222222</text:p>
              </table:table-cell>
            </table:table-row>
            <table:table-row>
              <table:table-cell office:value-type="string">
                <text:p>-95368.54</text:p>
              </table:table-cell>
              <table:table-cell office:value-type="float" office:value="10.5411111111111">
                <text:p>10.5411111111111</text:p>
              </table:table-cell>
            </table:table-row>
            <table:table-row>
              <table:table-cell office:value-type="string">
                <text:p>-95318.36</text:p>
              </table:table-cell>
              <table:table-cell office:value-type="float" office:value="10.5722222222222">
                <text:p>10.5722222222222</text:p>
              </table:table-cell>
            </table:table-row>
            <table:table-row>
              <table:table-cell office:value-type="string">
                <text:p>-95268.23</text:p>
              </table:table-cell>
              <table:table-cell office:value-type="float" office:value="10.4744444444444">
                <text:p>10.4744444444444</text:p>
              </table:table-cell>
            </table:table-row>
            <table:table-row>
              <table:table-cell office:value-type="string">
                <text:p>-95217.23</text:p>
              </table:table-cell>
              <table:table-cell office:value-type="float" office:value="10.5133333333333">
                <text:p>10.5133333333333</text:p>
              </table:table-cell>
            </table:table-row>
            <table:table-row>
              <table:table-cell office:value-type="string">
                <text:p>-95165.91</text:p>
              </table:table-cell>
              <table:table-cell office:value-type="float" office:value="10.4522222222222">
                <text:p>10.4522222222222</text:p>
              </table:table-cell>
            </table:table-row>
            <table:table-row>
              <table:table-cell office:value-type="string">
                <text:p>-95114.92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-95061.4</text:p>
              </table:table-cell>
              <table:table-cell office:value-type="float" office:value="10.4022222222222">
                <text:p>10.4022222222222</text:p>
              </table:table-cell>
            </table:table-row>
            <table:table-row>
              <table:table-cell office:value-type="string">
                <text:p>-95008.09</text:p>
              </table:table-cell>
              <table:table-cell office:value-type="float" office:value="10.4055555555556">
                <text:p>10.4055555555556</text:p>
              </table:table-cell>
            </table:table-row>
            <table:table-row>
              <table:table-cell office:value-type="string">
                <text:p>-94956.44</text:p>
              </table:table-cell>
              <table:table-cell office:value-type="float" office:value="10.2677777777778">
                <text:p>10.2677777777778</text:p>
              </table:table-cell>
            </table:table-row>
            <table:table-row>
              <table:table-cell office:value-type="string">
                <text:p>-94905.49</text:p>
              </table:table-cell>
              <table:table-cell office:value-type="float" office:value="10.4111111111111">
                <text:p>10.4111111111111</text:p>
              </table:table-cell>
            </table:table-row>
            <table:table-row>
              <table:table-cell office:value-type="string">
                <text:p>-94854.03</text:p>
              </table:table-cell>
              <table:table-cell office:value-type="float" office:value="10.2811111111111">
                <text:p>10.2811111111111</text:p>
              </table:table-cell>
            </table:table-row>
            <table:table-row>
              <table:table-cell office:value-type="string">
                <text:p>-94802.36</text:p>
              </table:table-cell>
              <table:table-cell office:value-type="float" office:value="10.3433333333333">
                <text:p>10.3433333333333</text:p>
              </table:table-cell>
            </table:table-row>
            <table:table-row>
              <table:table-cell office:value-type="string">
                <text:p>-94748.75</text:p>
              </table:table-cell>
              <table:table-cell office:value-type="float" office:value="10.2166666666667">
                <text:p>10.2166666666667</text:p>
              </table:table-cell>
            </table:table-row>
            <table:table-row>
              <table:table-cell office:value-type="string">
                <text:p>-94698.96</text:p>
              </table:table-cell>
              <table:table-cell office:value-type="float" office:value="10.3311111111111">
                <text:p>10.3311111111111</text:p>
              </table:table-cell>
            </table:table-row>
            <table:table-row>
              <table:table-cell office:value-type="string">
                <text:p>-94647.23</text:p>
              </table:table-cell>
              <table:table-cell office:value-type="float" office:value="10.2611111111111">
                <text:p>10.2611111111111</text:p>
              </table:table-cell>
            </table:table-row>
            <table:table-row>
              <table:table-cell office:value-type="string">
                <text:p>-94593.02</text:p>
              </table:table-cell>
              <table:table-cell office:value-type="float" office:value="10.2133333333333">
                <text:p>10.2133333333333</text:p>
              </table:table-cell>
            </table:table-row>
            <table:table-row>
              <table:table-cell office:value-type="string">
                <text:p>-94535.79</text:p>
              </table:table-cell>
              <table:table-cell office:value-type="float" office:value="10.1788888888889">
                <text:p>10.1788888888889</text:p>
              </table:table-cell>
            </table:table-row>
            <table:table-row>
              <table:table-cell office:value-type="string">
                <text:p>-94488.05</text:p>
              </table:table-cell>
              <table:table-cell office:value-type="float" office:value="10.3711111111111">
                <text:p>10.3711111111111</text:p>
              </table:table-cell>
            </table:table-row>
            <table:table-row>
              <table:table-cell office:value-type="string">
                <text:p>-94435.31</text:p>
              </table:table-cell>
              <table:table-cell office:value-type="float" office:value="10.3155555555556">
                <text:p>10.3155555555556</text:p>
              </table:table-cell>
            </table:table-row>
            <table:table-row>
              <table:table-cell office:value-type="string">
                <text:p>-94381.2</text:p>
              </table:table-cell>
              <table:table-cell office:value-type="float" office:value="10.3077777777778">
                <text:p>10.3077777777778</text:p>
              </table:table-cell>
            </table:table-row>
            <table:table-row>
              <table:table-cell office:value-type="string">
                <text:p>-94329.99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-94281.77</text:p>
              </table:table-cell>
              <table:table-cell office:value-type="float" office:value="10.4177777777778">
                <text:p>10.4177777777778</text:p>
              </table:table-cell>
            </table:table-row>
            <table:table-row>
              <table:table-cell office:value-type="string">
                <text:p>-94231.8</text:p>
              </table:table-cell>
              <table:table-cell office:value-type="float" office:value="10.2966666666667">
                <text:p>10.2966666666667</text:p>
              </table:table-cell>
            </table:table-row>
            <table:table-row>
              <table:table-cell office:value-type="string">
                <text:p>-94180.17</text:p>
              </table:table-cell>
              <table:table-cell office:value-type="float" office:value="10.4788888888889">
                <text:p>10.4788888888889</text:p>
              </table:table-cell>
            </table:table-row>
            <table:table-row>
              <table:table-cell office:value-type="string">
                <text:p>-94129.34</text:p>
              </table:table-cell>
              <table:table-cell office:value-type="float" office:value="10.4711111111111">
                <text:p>10.4711111111111</text:p>
              </table:table-cell>
            </table:table-row>
            <table:table-row>
              <table:table-cell office:value-type="string">
                <text:p>-94073.93</text:p>
              </table:table-cell>
              <table:table-cell office:value-type="float" office:value="10.4311111111111">
                <text:p>10.4311111111111</text:p>
              </table:table-cell>
            </table:table-row>
            <table:table-row>
              <table:table-cell office:value-type="string">
                <text:p>-94022.27</text:p>
              </table:table-cell>
              <table:table-cell office:value-type="float" office:value="10.3766666666667">
                <text:p>10.3766666666667</text:p>
              </table:table-cell>
            </table:table-row>
            <table:table-row>
              <table:table-cell office:value-type="string">
                <text:p>-93973.68</text:p>
              </table:table-cell>
              <table:table-cell office:value-type="float" office:value="10.2722222222222">
                <text:p>10.2722222222222</text:p>
              </table:table-cell>
            </table:table-row>
            <table:table-row>
              <table:table-cell office:value-type="string">
                <text:p>-93921.43</text:p>
              </table:table-cell>
              <table:table-cell office:value-type="float" office:value="10.2477777777778">
                <text:p>10.2477777777778</text:p>
              </table:table-cell>
            </table:table-row>
            <table:table-row>
              <table:table-cell office:value-type="string">
                <text:p>-93868.85</text:p>
              </table:table-cell>
              <table:table-cell office:value-type="float" office:value="10.2033333333333">
                <text:p>10.2033333333333</text:p>
              </table:table-cell>
            </table:table-row>
            <table:table-row>
              <table:table-cell office:value-type="string">
                <text:p>-93817.38</text:p>
              </table:table-cell>
              <table:table-cell office:value-type="float" office:value="10.2588888888889">
                <text:p>10.2588888888889</text:p>
              </table:table-cell>
            </table:table-row>
            <table:table-row>
              <table:table-cell office:value-type="string">
                <text:p>-93764.35</text:p>
              </table:table-cell>
              <table:table-cell office:value-type="float" office:value="10.2433333333333">
                <text:p>10.2433333333333</text:p>
              </table:table-cell>
            </table:table-row>
            <table:table-row>
              <table:table-cell office:value-type="string">
                <text:p>-93711.34</text:p>
              </table:table-cell>
              <table:table-cell office:value-type="float" office:value="10.0488888888889">
                <text:p>10.0488888888889</text:p>
              </table:table-cell>
            </table:table-row>
            <table:table-row>
              <table:table-cell office:value-type="string">
                <text:p>-93658.96</text:p>
              </table:table-cell>
              <table:table-cell office:value-type="float" office:value="10.0455555555556">
                <text:p>10.0455555555556</text:p>
              </table:table-cell>
            </table:table-row>
            <table:table-row>
              <table:table-cell office:value-type="string">
                <text:p>-93605.35</text:p>
              </table:table-cell>
              <table:table-cell office:value-type="float" office:value="10.0377777777778">
                <text:p>10.0377777777778</text:p>
              </table:table-cell>
            </table:table-row>
            <table:table-row>
              <table:table-cell office:value-type="string">
                <text:p>-93552.1</text:p>
              </table:table-cell>
              <table:table-cell office:value-type="float" office:value="9.95777777777778">
                <text:p>9.95777777777778</text:p>
              </table:table-cell>
            </table:table-row>
            <table:table-row>
              <table:table-cell office:value-type="string">
                <text:p>-93498.86</text:p>
              </table:table-cell>
              <table:table-cell office:value-type="float" office:value="9.94444444444445">
                <text:p>9.94444444444445</text:p>
              </table:table-cell>
            </table:table-row>
            <table:table-row>
              <table:table-cell office:value-type="string">
                <text:p>-93444.45</text:p>
              </table:table-cell>
              <table:table-cell office:value-type="float" office:value="9.96666666666667">
                <text:p>9.96666666666667</text:p>
              </table:table-cell>
            </table:table-row>
            <table:table-row>
              <table:table-cell office:value-type="string">
                <text:p>-93391.08</text:p>
              </table:table-cell>
              <table:table-cell office:value-type="float" office:value="10.0144444444444">
                <text:p>10.0144444444444</text:p>
              </table:table-cell>
            </table:table-row>
            <table:table-row>
              <table:table-cell office:value-type="string">
                <text:p>-93338.2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-93283.57</text:p>
              </table:table-cell>
              <table:table-cell office:value-type="float" office:value="10.2055555555556">
                <text:p>10.2055555555556</text:p>
              </table:table-cell>
            </table:table-row>
            <table:table-row>
              <table:table-cell office:value-type="string">
                <text:p>-93231.6</text:p>
              </table:table-cell>
              <table:table-cell office:value-type="float" office:value="10.3555555555556">
                <text:p>10.3555555555556</text:p>
              </table:table-cell>
            </table:table-row>
            <table:table-row>
              <table:table-cell office:value-type="string">
                <text:p>-93182.43</text:p>
              </table:table-cell>
              <table:table-cell office:value-type="float" office:value="10.5688888888889">
                <text:p>10.5688888888889</text:p>
              </table:table-cell>
            </table:table-row>
            <table:table-row>
              <table:table-cell office:value-type="string">
                <text:p>-93133.44</text:p>
              </table:table-cell>
              <table:table-cell office:value-type="float" office:value="10.6644444444444">
                <text:p>10.6644444444444</text:p>
              </table:table-cell>
            </table:table-row>
            <table:table-row>
              <table:table-cell office:value-type="string">
                <text:p>-93083.77</text:p>
              </table:table-cell>
              <table:table-cell office:value-type="float" office:value="10.8777777777778">
                <text:p>10.8777777777778</text:p>
              </table:table-cell>
            </table:table-row>
            <table:table-row>
              <table:table-cell office:value-type="string">
                <text:p>-93036.93</text:p>
              </table:table-cell>
              <table:table-cell office:value-type="float" office:value="11.1722222222222">
                <text:p>11.1722222222222</text:p>
              </table:table-cell>
            </table:table-row>
            <table:table-row>
              <table:table-cell office:value-type="string">
                <text:p>-92991.2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-92942.68</text:p>
              </table:table-cell>
              <table:table-cell office:value-type="float" office:value="11.2066666666667">
                <text:p>11.2066666666667</text:p>
              </table:table-cell>
            </table:table-row>
            <table:table-row>
              <table:table-cell office:value-type="string">
                <text:p>-92898.69</text:p>
              </table:table-cell>
              <table:table-cell office:value-type="float" office:value="10.9866666666667">
                <text:p>10.9866666666667</text:p>
              </table:table-cell>
            </table:table-row>
            <table:table-row>
              <table:table-cell office:value-type="string">
                <text:p>-92854.57</text:p>
              </table:table-cell>
              <table:table-cell office:value-type="float" office:value="10.9166666666667">
                <text:p>10.9166666666667</text:p>
              </table:table-cell>
            </table:table-row>
            <table:table-row>
              <table:table-cell office:value-type="string">
                <text:p>-92807.12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-92755.11</text:p>
              </table:table-cell>
              <table:table-cell office:value-type="float" office:value="10.6011111111111">
                <text:p>10.6011111111111</text:p>
              </table:table-cell>
            </table:table-row>
            <table:table-row>
              <table:table-cell office:value-type="string">
                <text:p>-92698.56</text:p>
              </table:table-cell>
              <table:table-cell office:value-type="float" office:value="10.5933333333333">
                <text:p>10.5933333333333</text:p>
              </table:table-cell>
            </table:table-row>
            <table:table-row>
              <table:table-cell office:value-type="string">
                <text:p>-92644.75</text:p>
              </table:table-cell>
              <table:table-cell office:value-type="float" office:value="10.3277777777778">
                <text:p>10.3277777777778</text:p>
              </table:table-cell>
            </table:table-row>
            <table:table-row>
              <table:table-cell office:value-type="string">
                <text:p>-92592.1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-92539.67</text:p>
              </table:table-cell>
              <table:table-cell office:value-type="float" office:value="10.1144444444444">
                <text:p>10.1144444444444</text:p>
              </table:table-cell>
            </table:table-row>
            <table:table-row>
              <table:table-cell office:value-type="string">
                <text:p>-92490.42</text:p>
              </table:table-cell>
              <table:table-cell office:value-type="float" office:value="10.0111111111111">
                <text:p>10.0111111111111</text:p>
              </table:table-cell>
            </table:table-row>
            <table:table-row>
              <table:table-cell office:value-type="string">
                <text:p>-92435.83</text:p>
              </table:table-cell>
              <table:table-cell office:value-type="float" office:value="10.2222222222222">
                <text:p>10.2222222222222</text:p>
              </table:table-cell>
            </table:table-row>
            <table:table-row>
              <table:table-cell office:value-type="string">
                <text:p>-92385</text:p>
              </table:table-cell>
              <table:table-cell office:value-type="float" office:value="10.3233333333333">
                <text:p>10.3233333333333</text:p>
              </table:table-cell>
            </table:table-row>
            <table:table-row>
              <table:table-cell office:value-type="string">
                <text:p>-92336.36</text:p>
              </table:table-cell>
              <table:table-cell office:value-type="float" office:value="10.3855555555556">
                <text:p>10.3855555555556</text:p>
              </table:table-cell>
            </table:table-row>
            <table:table-row>
              <table:table-cell office:value-type="string">
                <text:p>-92281.8</text:p>
              </table:table-cell>
              <table:table-cell office:value-type="float" office:value="10.4511111111111">
                <text:p>10.4511111111111</text:p>
              </table:table-cell>
            </table:table-row>
            <table:table-row>
              <table:table-cell office:value-type="string">
                <text:p>-92232.09</text:p>
              </table:table-cell>
              <table:table-cell office:value-type="float" office:value="10.4033333333333">
                <text:p>10.4033333333333</text:p>
              </table:table-cell>
            </table:table-row>
            <table:table-row>
              <table:table-cell office:value-type="string">
                <text:p>-92183.33</text:p>
              </table:table-cell>
              <table:table-cell office:value-type="float" office:value="10.4655555555556">
                <text:p>10.4655555555556</text:p>
              </table:table-cell>
            </table:table-row>
            <table:table-row>
              <table:table-cell office:value-type="string">
                <text:p>-92133.75</text:p>
              </table:table-cell>
              <table:table-cell office:value-type="float" office:value="10.4455555555556">
                <text:p>10.4455555555556</text:p>
              </table:table-cell>
            </table:table-row>
            <table:table-row>
              <table:table-cell office:value-type="string">
                <text:p>-92084.1</text:p>
              </table:table-cell>
              <table:table-cell office:value-type="float" office:value="10.3955555555556">
                <text:p>10.3955555555556</text:p>
              </table:table-cell>
            </table:table-row>
            <table:table-row>
              <table:table-cell office:value-type="string">
                <text:p>-92033.11</text:p>
              </table:table-cell>
              <table:table-cell office:value-type="float" office:value="10.4933333333333">
                <text:p>10.4933333333333</text:p>
              </table:table-cell>
            </table:table-row>
            <table:table-row>
              <table:table-cell office:value-type="string">
                <text:p>-91981.34</text:p>
              </table:table-cell>
              <table:table-cell office:value-type="float" office:value="10.3466666666667">
                <text:p>10.3466666666667</text:p>
              </table:table-cell>
            </table:table-row>
            <table:table-row>
              <table:table-cell office:value-type="string">
                <text:p>-91929.97</text:p>
              </table:table-cell>
              <table:table-cell office:value-type="float" office:value="10.4144444444444">
                <text:p>10.4144444444444</text:p>
              </table:table-cell>
            </table:table-row>
            <table:table-row>
              <table:table-cell office:value-type="string">
                <text:p>-91879.61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-91827.86</text:p>
              </table:table-cell>
              <table:table-cell office:value-type="float" office:value="10.2811111111111">
                <text:p>10.2811111111111</text:p>
              </table:table-cell>
            </table:table-row>
            <table:table-row>
              <table:table-cell office:value-type="string">
                <text:p>-91775.17</text:p>
              </table:table-cell>
              <table:table-cell office:value-type="float" office:value="10.1422222222222">
                <text:p>10.1422222222222</text:p>
              </table:table-cell>
            </table:table-row>
            <table:table-row>
              <table:table-cell office:value-type="string">
                <text:p>-91726.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-91675.57</text:p>
              </table:table-cell>
              <table:table-cell office:value-type="float" office:value="10.1844444444444">
                <text:p>10.1844444444444</text:p>
              </table:table-cell>
            </table:table-row>
            <table:table-row>
              <table:table-cell office:value-type="string">
                <text:p>-91622.0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-91567.03</text:p>
              </table:table-cell>
              <table:table-cell office:value-type="float" office:value="10.2255555555556">
                <text:p>10.2255555555556</text:p>
              </table:table-cell>
            </table:table-row>
            <table:table-row>
              <table:table-cell office:value-type="string">
                <text:p>-91514.64</text:p>
              </table:table-cell>
              <table:table-cell office:value-type="float" office:value="10.3544444444444">
                <text:p>10.3544444444444</text:p>
              </table:table-cell>
            </table:table-row>
            <table:table-row>
              <table:table-cell office:value-type="string">
                <text:p>-91464.25</text:p>
              </table:table-cell>
              <table:table-cell office:value-type="float" office:value="10.1255555555556">
                <text:p>10.1255555555556</text:p>
              </table:table-cell>
            </table:table-row>
            <table:table-row>
              <table:table-cell office:value-type="string">
                <text:p>-91414.4</text:p>
              </table:table-cell>
              <table:table-cell office:value-type="float" office:value="10.0944444444444">
                <text:p>10.0944444444444</text:p>
              </table:table-cell>
            </table:table-row>
            <table:table-row>
              <table:table-cell office:value-type="string">
                <text:p>-91365.04</text:p>
              </table:table-cell>
              <table:table-cell office:value-type="float" office:value="10.0644444444444">
                <text:p>10.0644444444444</text:p>
              </table:table-cell>
            </table:table-row>
            <table:table-row>
              <table:table-cell office:value-type="string">
                <text:p>-91314.34</text:p>
              </table:table-cell>
              <table:table-cell office:value-type="float" office:value="10.2111111111111">
                <text:p>10.2111111111111</text:p>
              </table:table-cell>
            </table:table-row>
            <table:table-row>
              <table:table-cell office:value-type="string">
                <text:p>-91260.86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-91206.98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-91153.82</text:p>
              </table:table-cell>
              <table:table-cell office:value-type="float" office:value="9.94444444444444">
                <text:p>9.94444444444444</text:p>
              </table:table-cell>
            </table:table-row>
            <table:table-row>
              <table:table-cell office:value-type="string">
                <text:p>-91101.45</text:p>
              </table:table-cell>
              <table:table-cell office:value-type="float" office:value="9.87222222222222">
                <text:p>9.87222222222222</text:p>
              </table:table-cell>
            </table:table-row>
            <table:table-row>
              <table:table-cell office:value-type="string">
                <text:p>-91045.19</text:p>
              </table:table-cell>
              <table:table-cell office:value-type="float" office:value="9.81333333333333">
                <text:p>9.81333333333333</text:p>
              </table:table-cell>
            </table:table-row>
            <table:table-row>
              <table:table-cell office:value-type="string">
                <text:p>-90990.72</text:p>
              </table:table-cell>
              <table:table-cell office:value-type="float" office:value="9.91333333333333">
                <text:p>9.91333333333333</text:p>
              </table:table-cell>
            </table:table-row>
            <table:table-row>
              <table:table-cell office:value-type="string">
                <text:p>-90939.34</text:p>
              </table:table-cell>
              <table:table-cell office:value-type="float" office:value="9.83111111111111">
                <text:p>9.83111111111111</text:p>
              </table:table-cell>
            </table:table-row>
            <table:table-row>
              <table:table-cell office:value-type="string">
                <text:p>-90887.64</text:p>
              </table:table-cell>
              <table:table-cell office:value-type="float" office:value="9.95444444444444">
                <text:p>9.95444444444444</text:p>
              </table:table-cell>
            </table:table-row>
            <table:table-row>
              <table:table-cell office:value-type="string">
                <text:p>-90835.8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-90784.47</text:p>
              </table:table-cell>
              <table:table-cell office:value-type="float" office:value="10.0311111111111">
                <text:p>10.0311111111111</text:p>
              </table:table-cell>
            </table:table-row>
            <table:table-row>
              <table:table-cell office:value-type="string">
                <text:p>-90729.45</text:p>
              </table:table-cell>
              <table:table-cell office:value-type="float" office:value="10.0022222222222">
                <text:p>10.0022222222222</text:p>
              </table:table-cell>
            </table:table-row>
            <table:table-row>
              <table:table-cell office:value-type="string">
                <text:p>-90679.06</text:p>
              </table:table-cell>
              <table:table-cell office:value-type="float" office:value="9.95888888888889">
                <text:p>9.95888888888889</text:p>
              </table:table-cell>
            </table:table-row>
            <table:table-row>
              <table:table-cell office:value-type="string">
                <text:p>-90627.31</text:p>
              </table:table-cell>
              <table:table-cell office:value-type="float" office:value="10.0422222222222">
                <text:p>10.0422222222222</text:p>
              </table:table-cell>
            </table:table-row>
            <table:table-row>
              <table:table-cell office:value-type="string">
                <text:p>-90574.79</text:p>
              </table:table-cell>
              <table:table-cell office:value-type="float" office:value="10.0022222222222">
                <text:p>10.0022222222222</text:p>
              </table:table-cell>
            </table:table-row>
            <table:table-row>
              <table:table-cell office:value-type="string">
                <text:p>-90520.66</text:p>
              </table:table-cell>
              <table:table-cell office:value-type="float" office:value="9.89777777777778">
                <text:p>9.89777777777778</text:p>
              </table:table-cell>
            </table:table-row>
            <table:table-row>
              <table:table-cell office:value-type="string">
                <text:p>-90468.29</text:p>
              </table:table-cell>
              <table:table-cell office:value-type="float" office:value="9.90333333333333">
                <text:p>9.90333333333333</text:p>
              </table:table-cell>
            </table:table-row>
            <table:table-row>
              <table:table-cell office:value-type="string">
                <text:p>-90417.78</text:p>
              </table:table-cell>
              <table:table-cell office:value-type="float" office:value="9.73111111111111">
                <text:p>9.73111111111111</text:p>
              </table:table-cell>
            </table:table-row>
            <table:table-row>
              <table:table-cell office:value-type="string">
                <text:p>-90365.21</text:p>
              </table:table-cell>
              <table:table-cell office:value-type="float" office:value="9.70444444444444">
                <text:p>9.70444444444444</text:p>
              </table:table-cell>
            </table:table-row>
            <table:table-row>
              <table:table-cell office:value-type="string">
                <text:p>-90310.07</text:p>
              </table:table-cell>
              <table:table-cell office:value-type="float" office:value="9.65111111111111">
                <text:p>9.65111111111111</text:p>
              </table:table-cell>
            </table:table-row>
            <table:table-row>
              <table:table-cell office:value-type="string">
                <text:p>-90253.96</text:p>
              </table:table-cell>
              <table:table-cell office:value-type="float" office:value="9.68777777777778">
                <text:p>9.68777777777778</text:p>
              </table:table-cell>
            </table:table-row>
            <table:table-row>
              <table:table-cell office:value-type="string">
                <text:p>-90198.18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-90144.17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-90090.4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-90036.9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-89985.07</text:p>
              </table:table-cell>
              <table:table-cell office:value-type="float" office:value="9.51222222222222">
                <text:p>9.51222222222222</text:p>
              </table:table-cell>
            </table:table-row>
            <table:table-row>
              <table:table-cell office:value-type="string">
                <text:p>-89930.25</text:p>
              </table:table-cell>
              <table:table-cell office:value-type="float" office:value="9.48111111111111">
                <text:p>9.48111111111111</text:p>
              </table:table-cell>
            </table:table-row>
            <table:table-row>
              <table:table-cell office:value-type="string">
                <text:p>-89875.31</text:p>
              </table:table-cell>
              <table:table-cell office:value-type="float" office:value="9.45222222222222">
                <text:p>9.45222222222222</text:p>
              </table:table-cell>
            </table:table-row>
            <table:table-row>
              <table:table-cell office:value-type="string">
                <text:p>-89820.63</text:p>
              </table:table-cell>
              <table:table-cell office:value-type="float" office:value="9.49666666666667">
                <text:p>9.49666666666667</text:p>
              </table:table-cell>
            </table:table-row>
            <table:table-row>
              <table:table-cell office:value-type="string">
                <text:p>-89763.76</text:p>
              </table:table-cell>
              <table:table-cell office:value-type="float" office:value="9.61666666666667">
                <text:p>9.61666666666667</text:p>
              </table:table-cell>
            </table:table-row>
            <table:table-row>
              <table:table-cell office:value-type="string">
                <text:p>-89706.78</text:p>
              </table:table-cell>
              <table:table-cell office:value-type="float" office:value="9.41333333333333">
                <text:p>9.41333333333333</text:p>
              </table:table-cell>
            </table:table-row>
            <table:table-row>
              <table:table-cell office:value-type="string">
                <text:p>-89651.9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-89600.4</text:p>
              </table:table-cell>
              <table:table-cell office:value-type="float" office:value="9.36888888888889">
                <text:p>9.36888888888889</text:p>
              </table:table-cell>
            </table:table-row>
            <table:table-row>
              <table:table-cell office:value-type="string">
                <text:p>-89549.66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-89490.72</text:p>
              </table:table-cell>
              <table:table-cell office:value-type="float" office:value="9.29777777777778">
                <text:p>9.29777777777778</text:p>
              </table:table-cell>
            </table:table-row>
            <table:table-row>
              <table:table-cell office:value-type="string">
                <text:p>-89434.62</text:p>
              </table:table-cell>
              <table:table-cell office:value-type="float" office:value="9.23555555555556">
                <text:p>9.23555555555556</text:p>
              </table:table-cell>
            </table:table-row>
            <table:table-row>
              <table:table-cell office:value-type="string">
                <text:p>-89378.02</text:p>
              </table:table-cell>
              <table:table-cell office:value-type="float" office:value="9.28333333333333">
                <text:p>9.28333333333333</text:p>
              </table:table-cell>
            </table:table-row>
            <table:table-row>
              <table:table-cell office:value-type="string">
                <text:p>-89320.36</text:p>
              </table:table-cell>
              <table:table-cell office:value-type="float" office:value="9.19888888888889">
                <text:p>9.19888888888889</text:p>
              </table:table-cell>
            </table:table-row>
            <table:table-row>
              <table:table-cell office:value-type="string">
                <text:p>-89263.17</text:p>
              </table:table-cell>
              <table:table-cell office:value-type="float" office:value="9.03777777777778">
                <text:p>9.03777777777778</text:p>
              </table:table-cell>
            </table:table-row>
            <table:table-row>
              <table:table-cell office:value-type="string">
                <text:p>-89205.5</text:p>
              </table:table-cell>
              <table:table-cell office:value-type="float" office:value="9.21222222222222">
                <text:p>9.21222222222222</text:p>
              </table:table-cell>
            </table:table-row>
            <table:table-row>
              <table:table-cell office:value-type="string">
                <text:p>-89151.14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-89096.39</text:p>
              </table:table-cell>
              <table:table-cell office:value-type="float" office:value="9.34222222222222">
                <text:p>9.34222222222222</text:p>
              </table:table-cell>
            </table:table-row>
            <table:table-row>
              <table:table-cell office:value-type="string">
                <text:p>-89041.42</text:p>
              </table:table-cell>
              <table:table-cell office:value-type="float" office:value="9.38888888888889">
                <text:p>9.38888888888889</text:p>
              </table:table-cell>
            </table:table-row>
            <table:table-row>
              <table:table-cell office:value-type="string">
                <text:p>-88988.97</text:p>
              </table:table-cell>
              <table:table-cell office:value-type="float" office:value="9.33888888888889">
                <text:p>9.33888888888889</text:p>
              </table:table-cell>
            </table:table-row>
            <table:table-row>
              <table:table-cell office:value-type="string">
                <text:p>-88937.8</text:p>
              </table:table-cell>
              <table:table-cell office:value-type="float" office:value="9.36333333333333">
                <text:p>9.36333333333333</text:p>
              </table:table-cell>
            </table:table-row>
            <table:table-row>
              <table:table-cell office:value-type="string">
                <text:p>-88883.03</text:p>
              </table:table-cell>
              <table:table-cell office:value-type="float" office:value="9.20444444444444">
                <text:p>9.20444444444444</text:p>
              </table:table-cell>
            </table:table-row>
            <table:table-row>
              <table:table-cell office:value-type="string">
                <text:p>-88826.7</text:p>
              </table:table-cell>
              <table:table-cell office:value-type="float" office:value="9.08666666666667">
                <text:p>9.08666666666667</text:p>
              </table:table-cell>
            </table:table-row>
            <table:table-row>
              <table:table-cell office:value-type="string">
                <text:p>-88768.98</text:p>
              </table:table-cell>
              <table:table-cell office:value-type="float" office:value="9.17111111111111">
                <text:p>9.17111111111111</text:p>
              </table:table-cell>
            </table:table-row>
            <table:table-row>
              <table:table-cell office:value-type="string">
                <text:p>-88710.24</text:p>
              </table:table-cell>
              <table:table-cell office:value-type="float" office:value="9.15333333333333">
                <text:p>9.15333333333333</text:p>
              </table:table-cell>
            </table:table-row>
            <table:table-row>
              <table:table-cell office:value-type="string">
                <text:p>-88650.48</text:p>
              </table:table-cell>
              <table:table-cell office:value-type="float" office:value="9.04444444444444">
                <text:p>9.04444444444444</text:p>
              </table:table-cell>
            </table:table-row>
            <table:table-row>
              <table:table-cell office:value-type="string">
                <text:p>-88589.84</text:p>
              </table:table-cell>
              <table:table-cell office:value-type="float" office:value="8.96333333333333">
                <text:p>8.96333333333333</text:p>
              </table:table-cell>
            </table:table-row>
            <table:table-row>
              <table:table-cell office:value-type="string">
                <text:p>-88538.73</text:p>
              </table:table-cell>
              <table:table-cell office:value-type="float" office:value="9.17888888888889">
                <text:p>9.17888888888889</text:p>
              </table:table-cell>
            </table:table-row>
            <table:table-row>
              <table:table-cell office:value-type="string">
                <text:p>-88485.59</text:p>
              </table:table-cell>
              <table:table-cell office:value-type="float" office:value="9.26222222222222">
                <text:p>9.26222222222222</text:p>
              </table:table-cell>
            </table:table-row>
            <table:table-row>
              <table:table-cell office:value-type="string">
                <text:p>-88429.63</text:p>
              </table:table-cell>
              <table:table-cell office:value-type="float" office:value="9.37111111111111">
                <text:p>9.37111111111111</text:p>
              </table:table-cell>
            </table:table-row>
            <table:table-row>
              <table:table-cell office:value-type="string">
                <text:p>-88374.04</text:p>
              </table:table-cell>
              <table:table-cell office:value-type="float" office:value="9.49666666666667">
                <text:p>9.49666666666667</text:p>
              </table:table-cell>
            </table:table-row>
            <table:table-row>
              <table:table-cell office:value-type="string">
                <text:p>-88323.6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-88271.69</text:p>
              </table:table-cell>
              <table:table-cell office:value-type="float" office:value="9.63888888888889">
                <text:p>9.63888888888889</text:p>
              </table:table-cell>
            </table:table-row>
            <table:table-row>
              <table:table-cell office:value-type="string">
                <text:p>-88218.27</text:p>
              </table:table-cell>
              <table:table-cell office:value-type="float" office:value="9.79777777777778">
                <text:p>9.79777777777778</text:p>
              </table:table-cell>
            </table:table-row>
            <table:table-row>
              <table:table-cell office:value-type="string">
                <text:p>-88164.85</text:p>
              </table:table-cell>
              <table:table-cell office:value-type="float" office:value="9.92666666666667">
                <text:p>9.92666666666667</text:p>
              </table:table-cell>
            </table:table-row>
            <table:table-row>
              <table:table-cell office:value-type="string">
                <text:p>-88111.99</text:p>
              </table:table-cell>
              <table:table-cell office:value-type="float" office:value="10.0211111111111">
                <text:p>10.0211111111111</text:p>
              </table:table-cell>
            </table:table-row>
            <table:table-row>
              <table:table-cell office:value-type="string">
                <text:p>-88061.55</text:p>
              </table:table-cell>
              <table:table-cell office:value-type="float" office:value="9.88333333333333">
                <text:p>9.88333333333333</text:p>
              </table:table-cell>
            </table:table-row>
            <table:table-row>
              <table:table-cell office:value-type="string">
                <text:p>-88013.23</text:p>
              </table:table-cell>
              <table:table-cell office:value-type="float" office:value="9.91555555555555">
                <text:p>9.91555555555555</text:p>
              </table:table-cell>
            </table:table-row>
            <table:table-row>
              <table:table-cell office:value-type="string">
                <text:p>-87963.45</text:p>
              </table:table-cell>
              <table:table-cell office:value-type="float" office:value="9.98666666666667">
                <text:p>9.98666666666667</text:p>
              </table:table-cell>
            </table:table-row>
            <table:table-row>
              <table:table-cell office:value-type="string">
                <text:p>-87910.99</text:p>
              </table:table-cell>
              <table:table-cell office:value-type="float" office:value="9.91444444444445">
                <text:p>9.91444444444445</text:p>
              </table:table-cell>
            </table:table-row>
            <table:table-row>
              <table:table-cell office:value-type="string">
                <text:p>-87858.44</text:p>
              </table:table-cell>
              <table:table-cell office:value-type="float" office:value="9.82111111111111">
                <text:p>9.82111111111111</text:p>
              </table:table-cell>
            </table:table-row>
            <table:table-row>
              <table:table-cell office:value-type="string">
                <text:p>-87806.82</text:p>
              </table:table-cell>
              <table:table-cell office:value-type="float" office:value="9.79444444444444">
                <text:p>9.79444444444444</text:p>
              </table:table-cell>
            </table:table-row>
            <table:table-row>
              <table:table-cell office:value-type="string">
                <text:p>-87755.06</text:p>
              </table:table-cell>
              <table:table-cell office:value-type="float" office:value="9.66555555555555">
                <text:p>9.66555555555555</text:p>
              </table:table-cell>
            </table:table-row>
            <table:table-row>
              <table:table-cell office:value-type="string">
                <text:p>-87699.56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-87642.45</text:p>
              </table:table-cell>
              <table:table-cell office:value-type="float" office:value="9.69444444444444">
                <text:p>9.69444444444444</text:p>
              </table:table-cell>
            </table:table-row>
            <table:table-row>
              <table:table-cell office:value-type="string">
                <text:p>-87589.94</text:p>
              </table:table-cell>
              <table:table-cell office:value-type="float" office:value="9.73111111111111">
                <text:p>9.73111111111111</text:p>
              </table:table-cell>
            </table:table-row>
            <table:table-row>
              <table:table-cell office:value-type="string">
                <text:p>-87538.66</text:p>
              </table:table-cell>
              <table:table-cell office:value-type="float" office:value="9.78666666666667">
                <text:p>9.78666666666667</text:p>
              </table:table-cell>
            </table:table-row>
            <table:table-row>
              <table:table-cell office:value-type="string">
                <text:p>-87488.34</text:p>
              </table:table-cell>
              <table:table-cell office:value-type="float" office:value="9.63111111111111">
                <text:p>9.63111111111111</text:p>
              </table:table-cell>
            </table:table-row>
            <table:table-row>
              <table:table-cell office:value-type="string">
                <text:p>-87436.87</text:p>
              </table:table-cell>
              <table:table-cell office:value-type="float" office:value="9.63333333333333">
                <text:p>9.63333333333333</text:p>
              </table:table-cell>
            </table:table-row>
            <table:table-row>
              <table:table-cell office:value-type="string">
                <text:p>-87386.43</text:p>
              </table:table-cell>
              <table:table-cell office:value-type="float" office:value="9.69888888888889">
                <text:p>9.69888888888889</text:p>
              </table:table-cell>
            </table:table-row>
            <table:table-row>
              <table:table-cell office:value-type="string">
                <text:p>-87336.4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-87280.18</text:p>
              </table:table-cell>
              <table:table-cell office:value-type="float" office:value="9.42888888888889">
                <text:p>9.42888888888889</text:p>
              </table:table-cell>
            </table:table-row>
            <table:table-row>
              <table:table-cell office:value-type="string">
                <text:p>-87224.1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-87168.81</text:p>
              </table:table-cell>
              <table:table-cell office:value-type="float" office:value="9.35444444444444">
                <text:p>9.35444444444444</text:p>
              </table:table-cell>
            </table:table-row>
            <table:table-row>
              <table:table-cell office:value-type="string">
                <text:p>-87111.89</text:p>
              </table:table-cell>
              <table:table-cell office:value-type="float" office:value="9.33111111111111">
                <text:p>9.33111111111111</text:p>
              </table:table-cell>
            </table:table-row>
            <table:table-row>
              <table:table-cell office:value-type="string">
                <text:p>-87055.1</text:p>
              </table:table-cell>
              <table:table-cell office:value-type="float" office:value="9.22666666666667">
                <text:p>9.22666666666667</text:p>
              </table:table-cell>
            </table:table-row>
            <table:table-row>
              <table:table-cell office:value-type="string">
                <text:p>-87002.11</text:p>
              </table:table-cell>
              <table:table-cell office:value-type="float" office:value="9.32666666666666">
                <text:p>9.32666666666666</text:p>
              </table:table-cell>
            </table:table-row>
            <table:table-row>
              <table:table-cell office:value-type="string">
                <text:p>-86949.35</text:p>
              </table:table-cell>
              <table:table-cell office:value-type="float" office:value="9.37111111111111">
                <text:p>9.37111111111111</text:p>
              </table:table-cell>
            </table:table-row>
            <table:table-row>
              <table:table-cell office:value-type="string">
                <text:p>-86897.46</text:p>
              </table:table-cell>
              <table:table-cell office:value-type="float" office:value="9.30111111111111">
                <text:p>9.30111111111111</text:p>
              </table:table-cell>
            </table:table-row>
            <table:table-row>
              <table:table-cell office:value-type="string">
                <text:p>-86844.09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-86791.8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-86737.61</text:p>
              </table:table-cell>
              <table:table-cell office:value-type="float" office:value="9.18777777777778">
                <text:p>9.18777777777778</text:p>
              </table:table-cell>
            </table:table-row>
            <table:table-row>
              <table:table-cell office:value-type="string">
                <text:p>-86680.63</text:p>
              </table:table-cell>
              <table:table-cell office:value-type="float" office:value="9.08888888888889">
                <text:p>9.08888888888889</text:p>
              </table:table-cell>
            </table:table-row>
            <table:table-row>
              <table:table-cell office:value-type="string">
                <text:p>-86624.45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-86568.37</text:p>
              </table:table-cell>
              <table:table-cell office:value-type="float" office:value="8.86888888888889">
                <text:p>8.86888888888889</text:p>
              </table:table-cell>
            </table:table-row>
            <table:table-row>
              <table:table-cell office:value-type="string">
                <text:p>-86509.3</text:p>
              </table:table-cell>
              <table:table-cell office:value-type="float" office:value="8.79333333333333">
                <text:p>8.79333333333333</text:p>
              </table:table-cell>
            </table:table-row>
            <table:table-row>
              <table:table-cell office:value-type="string">
                <text:p>-86451.2</text:p>
              </table:table-cell>
              <table:table-cell office:value-type="float" office:value="8.70111111111111">
                <text:p>8.70111111111111</text:p>
              </table:table-cell>
            </table:table-row>
            <table:table-row>
              <table:table-cell office:value-type="string">
                <text:p>-86395.53</text:p>
              </table:table-cell>
              <table:table-cell office:value-type="float" office:value="8.66555555555555">
                <text:p>8.66555555555555</text:p>
              </table:table-cell>
            </table:table-row>
            <table:table-row>
              <table:table-cell office:value-type="string">
                <text:p>-86335.9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-86279.79</text:p>
              </table:table-cell>
              <table:table-cell office:value-type="float" office:value="8.69777777777778">
                <text:p>8.69777777777778</text:p>
              </table:table-cell>
            </table:table-row>
            <table:table-row>
              <table:table-cell office:value-type="string">
                <text:p>-86221.78</text:p>
              </table:table-cell>
              <table:table-cell office:value-type="float" office:value="8.80555555555555">
                <text:p>8.80555555555555</text:p>
              </table:table-cell>
            </table:table-row>
            <table:table-row>
              <table:table-cell office:value-type="string">
                <text:p>-86164.14</text:p>
              </table:table-cell>
              <table:table-cell office:value-type="float" office:value="8.79444444444444">
                <text:p>8.79444444444444</text:p>
              </table:table-cell>
            </table:table-row>
            <table:table-row>
              <table:table-cell office:value-type="string">
                <text:p>-86108.91</text:p>
              </table:table-cell>
              <table:table-cell office:value-type="float" office:value="8.66555555555556">
                <text:p>8.66555555555556</text:p>
              </table:table-cell>
            </table:table-row>
            <table:table-row>
              <table:table-cell office:value-type="string">
                <text:p>-86054.3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-85998.52</text:p>
              </table:table-cell>
              <table:table-cell office:value-type="float" office:value="8.61333333333333">
                <text:p>8.61333333333333</text:p>
              </table:table-cell>
            </table:table-row>
            <table:table-row>
              <table:table-cell office:value-type="string">
                <text:p>-85940.56</text:p>
              </table:table-cell>
              <table:table-cell office:value-type="float" office:value="8.71888888888889">
                <text:p>8.71888888888889</text:p>
              </table:table-cell>
            </table:table-row>
            <table:table-row>
              <table:table-cell office:value-type="string">
                <text:p>-85880.63</text:p>
              </table:table-cell>
              <table:table-cell office:value-type="float" office:value="8.69111111111111">
                <text:p>8.69111111111111</text:p>
              </table:table-cell>
            </table:table-row>
            <table:table-row>
              <table:table-cell office:value-type="string">
                <text:p>-85823.63</text:p>
              </table:table-cell>
              <table:table-cell office:value-type="float" office:value="8.61222222222222">
                <text:p>8.61222222222222</text:p>
              </table:table-cell>
            </table:table-row>
            <table:table-row>
              <table:table-cell office:value-type="string">
                <text:p>-85764.2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-85707.58</text:p>
              </table:table-cell>
              <table:table-cell office:value-type="float" office:value="8.41222222222222">
                <text:p>8.41222222222222</text:p>
              </table:table-cell>
            </table:table-row>
            <table:table-row>
              <table:table-cell office:value-type="string">
                <text:p>-85649.33</text:p>
              </table:table-cell>
              <table:table-cell office:value-type="float" office:value="8.52666666666667">
                <text:p>8.52666666666667</text:p>
              </table:table-cell>
            </table:table-row>
            <table:table-row>
              <table:table-cell office:value-type="string">
                <text:p>-85591.26</text:p>
              </table:table-cell>
              <table:table-cell office:value-type="float" office:value="8.57111111111111">
                <text:p>8.57111111111111</text:p>
              </table:table-cell>
            </table:table-row>
            <table:table-row>
              <table:table-cell office:value-type="string">
                <text:p>-85530.84</text:p>
              </table:table-cell>
              <table:table-cell office:value-type="float" office:value="8.38444444444444">
                <text:p>8.38444444444444</text:p>
              </table:table-cell>
            </table:table-row>
            <table:table-row>
              <table:table-cell office:value-type="string">
                <text:p>-85473.1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-85418.07</text:p>
              </table:table-cell>
              <table:table-cell office:value-type="float" office:value="8.18888888888889">
                <text:p>8.18888888888889</text:p>
              </table:table-cell>
            </table:table-row>
            <table:table-row>
              <table:table-cell office:value-type="string">
                <text:p>-85359.76</text:p>
              </table:table-cell>
              <table:table-cell office:value-type="float" office:value="8.21444444444444">
                <text:p>8.21444444444444</text:p>
              </table:table-cell>
            </table:table-row>
            <table:table-row>
              <table:table-cell office:value-type="string">
                <text:p>-85296.05</text:p>
              </table:table-cell>
              <table:table-cell office:value-type="float" office:value="8.30222222222222">
                <text:p>8.30222222222222</text:p>
              </table:table-cell>
            </table:table-row>
            <table:table-row>
              <table:table-cell office:value-type="string">
                <text:p>-85232.13</text:p>
              </table:table-cell>
              <table:table-cell office:value-type="float" office:value="8.35333333333333">
                <text:p>8.35333333333333</text:p>
              </table:table-cell>
            </table:table-row>
            <table:table-row>
              <table:table-cell office:value-type="string">
                <text:p>-85170.96</text:p>
              </table:table-cell>
              <table:table-cell office:value-type="float" office:value="8.50111111111111">
                <text:p>8.50111111111111</text:p>
              </table:table-cell>
            </table:table-row>
            <table:table-row>
              <table:table-cell office:value-type="string">
                <text:p>-85113.12</text:p>
              </table:table-cell>
              <table:table-cell office:value-type="float" office:value="8.43666666666667">
                <text:p>8.43666666666667</text:p>
              </table:table-cell>
            </table:table-row>
            <table:table-row>
              <table:table-cell office:value-type="string">
                <text:p>-85057.78</text:p>
              </table:table-cell>
              <table:table-cell office:value-type="float" office:value="8.52333333333333">
                <text:p>8.52333333333333</text:p>
              </table:table-cell>
            </table:table-row>
            <table:table-row>
              <table:table-cell office:value-type="string">
                <text:p>-85001.92</text:p>
              </table:table-cell>
              <table:table-cell office:value-type="float" office:value="8.68333333333333">
                <text:p>8.68333333333333</text:p>
              </table:table-cell>
            </table:table-row>
            <table:table-row>
              <table:table-cell office:value-type="string">
                <text:p>-84948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-84894.16</text:p>
              </table:table-cell>
              <table:table-cell office:value-type="float" office:value="9.09444444444444">
                <text:p>9.09444444444444</text:p>
              </table:table-cell>
            </table:table-row>
            <table:table-row>
              <table:table-cell office:value-type="string">
                <text:p>-84840.24</text:p>
              </table:table-cell>
              <table:table-cell office:value-type="float" office:value="9.13444444444444">
                <text:p>9.13444444444444</text:p>
              </table:table-cell>
            </table:table-row>
            <table:table-row>
              <table:table-cell office:value-type="string">
                <text:p>-84785.4</text:p>
              </table:table-cell>
              <table:table-cell office:value-type="float" office:value="9.09888888888889">
                <text:p>9.09888888888889</text:p>
              </table:table-cell>
            </table:table-row>
            <table:table-row>
              <table:table-cell office:value-type="string">
                <text:p>-84735.53</text:p>
              </table:table-cell>
              <table:table-cell office:value-type="float" office:value="9.19333333333333">
                <text:p>9.19333333333333</text:p>
              </table:table-cell>
            </table:table-row>
            <table:table-row>
              <table:table-cell office:value-type="string">
                <text:p>-84679.75</text:p>
              </table:table-cell>
              <table:table-cell office:value-type="float" office:value="9.13888888888889">
                <text:p>9.13888888888889</text:p>
              </table:table-cell>
            </table:table-row>
            <table:table-row>
              <table:table-cell office:value-type="string">
                <text:p>-84623.8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-84569.18</text:p>
              </table:table-cell>
              <table:table-cell office:value-type="float" office:value="9.31111111111111">
                <text:p>9.31111111111111</text:p>
              </table:table-cell>
            </table:table-row>
            <table:table-row>
              <table:table-cell office:value-type="string">
                <text:p>-84515.54</text:p>
              </table:table-cell>
              <table:table-cell office:value-type="float" office:value="9.39888888888889">
                <text:p>9.39888888888889</text:p>
              </table:table-cell>
            </table:table-row>
            <table:table-row>
              <table:table-cell office:value-type="string">
                <text:p>-84462.92</text:p>
              </table:table-cell>
              <table:table-cell office:value-type="float" office:value="9.34555555555555">
                <text:p>9.34555555555555</text:p>
              </table:table-cell>
            </table:table-row>
            <table:table-row>
              <table:table-cell office:value-type="string">
                <text:p>-84411.87</text:p>
              </table:table-cell>
              <table:table-cell office:value-type="float" office:value="9.39666666666667">
                <text:p>9.39666666666667</text:p>
              </table:table-cell>
            </table:table-row>
            <table:table-row>
              <table:table-cell office:value-type="string">
                <text:p>-84360.98</text:p>
              </table:table-cell>
              <table:table-cell office:value-type="float" office:value="9.60333333333333">
                <text:p>9.60333333333333</text:p>
              </table:table-cell>
            </table:table-row>
            <table:table-row>
              <table:table-cell office:value-type="string">
                <text:p>-84309.86</text:p>
              </table:table-cell>
              <table:table-cell office:value-type="float" office:value="9.71111111111111">
                <text:p>9.71111111111111</text:p>
              </table:table-cell>
            </table:table-row>
            <table:table-row>
              <table:table-cell office:value-type="string">
                <text:p>-84258.29</text:p>
              </table:table-cell>
              <table:table-cell office:value-type="float" office:value="9.81222222222222">
                <text:p>9.81222222222222</text:p>
              </table:table-cell>
            </table:table-row>
            <table:table-row>
              <table:table-cell office:value-type="string">
                <text:p>-84206.6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-84157.5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-84108.78</text:p>
              </table:table-cell>
              <table:table-cell office:value-type="float" office:value="9.92666666666667">
                <text:p>9.92666666666667</text:p>
              </table:table-cell>
            </table:table-row>
            <table:table-row>
              <table:table-cell office:value-type="string">
                <text:p>-84060.16</text:p>
              </table:table-cell>
              <table:table-cell office:value-type="float" office:value="9.92333333333333">
                <text:p>9.92333333333333</text:p>
              </table:table-cell>
            </table:table-row>
            <table:table-row>
              <table:table-cell office:value-type="string">
                <text:p>-84011.51</text:p>
              </table:table-cell>
              <table:table-cell office:value-type="float" office:value="9.90111111111111">
                <text:p>9.90111111111111</text:p>
              </table:table-cell>
            </table:table-row>
            <table:table-row>
              <table:table-cell office:value-type="string">
                <text:p>-83961.49</text:p>
              </table:table-cell>
              <table:table-cell office:value-type="float" office:value="10.0233333333333">
                <text:p>10.0233333333333</text:p>
              </table:table-cell>
            </table:table-row>
            <table:table-row>
              <table:table-cell office:value-type="string">
                <text:p>-83910.64</text:p>
              </table:table-cell>
              <table:table-cell office:value-type="float" office:value="10.0122222222222">
                <text:p>10.0122222222222</text:p>
              </table:table-cell>
            </table:table-row>
            <table:table-row>
              <table:table-cell office:value-type="string">
                <text:p>-83859.58</text:p>
              </table:table-cell>
              <table:table-cell office:value-type="float" office:value="10.0155555555556">
                <text:p>10.0155555555556</text:p>
              </table:table-cell>
            </table:table-row>
            <table:table-row>
              <table:table-cell office:value-type="string">
                <text:p>-83808.88</text:p>
              </table:table-cell>
              <table:table-cell office:value-type="float" office:value="9.99333333333333">
                <text:p>9.99333333333333</text:p>
              </table:table-cell>
            </table:table-row>
            <table:table-row>
              <table:table-cell office:value-type="string">
                <text:p>-83760.04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-83711.99</text:p>
              </table:table-cell>
              <table:table-cell office:value-type="float" office:value="10.0788888888889">
                <text:p>10.0788888888889</text:p>
              </table:table-cell>
            </table:table-row>
            <table:table-row>
              <table:table-cell office:value-type="string">
                <text:p>-83663.15</text:p>
              </table:table-cell>
              <table:table-cell office:value-type="float" office:value="10.0833333333333">
                <text:p>10.0833333333333</text:p>
              </table:table-cell>
            </table:table-row>
            <table:table-row>
              <table:table-cell office:value-type="string">
                <text:p>-83613.7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-83565.35</text:p>
              </table:table-cell>
              <table:table-cell office:value-type="float" office:value="10.2644444444444">
                <text:p>10.2644444444444</text:p>
              </table:table-cell>
            </table:table-row>
            <table:table-row>
              <table:table-cell office:value-type="string">
                <text:p>-83517.76</text:p>
              </table:table-cell>
              <table:table-cell office:value-type="float" office:value="10.2744444444444">
                <text:p>10.2744444444444</text:p>
              </table:table-cell>
            </table:table-row>
            <table:table-row>
              <table:table-cell office:value-type="string">
                <text:p>-83469.4</text:p>
              </table:table-cell>
              <table:table-cell office:value-type="float" office:value="10.2355555555556">
                <text:p>10.2355555555556</text:p>
              </table:table-cell>
            </table:table-row>
            <table:table-row>
              <table:table-cell office:value-type="string">
                <text:p>-83421.13</text:p>
              </table:table-cell>
              <table:table-cell office:value-type="float" office:value="10.4966666666667">
                <text:p>10.4966666666667</text:p>
              </table:table-cell>
            </table:table-row>
            <table:table-row>
              <table:table-cell office:value-type="string">
                <text:p>-83373.7</text:p>
              </table:table-cell>
              <table:table-cell office:value-type="float" office:value="10.5755555555556">
                <text:p>10.5755555555556</text:p>
              </table:table-cell>
            </table:table-row>
            <table:table-row>
              <table:table-cell office:value-type="string">
                <text:p>-83325.85</text:p>
              </table:table-cell>
              <table:table-cell office:value-type="float" office:value="10.5955555555556">
                <text:p>10.5955555555556</text:p>
              </table:table-cell>
            </table:table-row>
            <table:table-row>
              <table:table-cell office:value-type="string">
                <text:p>-83279.18</text:p>
              </table:table-cell>
              <table:table-cell office:value-type="float" office:value="10.5244444444444">
                <text:p>10.5244444444444</text:p>
              </table:table-cell>
            </table:table-row>
            <table:table-row>
              <table:table-cell office:value-type="string">
                <text:p>-83237.62</text:p>
              </table:table-cell>
              <table:table-cell office:value-type="float" office:value="10.6255555555556">
                <text:p>10.6255555555556</text:p>
              </table:table-cell>
            </table:table-row>
            <table:table-row>
              <table:table-cell office:value-type="string">
                <text:p>-83192.02</text:p>
              </table:table-cell>
              <table:table-cell office:value-type="float" office:value="10.6277777777778">
                <text:p>10.6277777777778</text:p>
              </table:table-cell>
            </table:table-row>
            <table:table-row>
              <table:table-cell office:value-type="string">
                <text:p>-83143.45</text:p>
              </table:table-cell>
              <table:table-cell office:value-type="float" office:value="10.5322222222222">
                <text:p>10.5322222222222</text:p>
              </table:table-cell>
            </table:table-row>
            <table:table-row>
              <table:table-cell office:value-type="string">
                <text:p>-83095.87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-83049.28</text:p>
              </table:table-cell>
              <table:table-cell office:value-type="float" office:value="10.7566666666667">
                <text:p>10.7566666666667</text:p>
              </table:table-cell>
            </table:table-row>
            <table:table-row>
              <table:table-cell office:value-type="string">
                <text:p>-83001.34</text:p>
              </table:table-cell>
              <table:table-cell office:value-type="float" office:value="10.4944444444444">
                <text:p>10.4944444444444</text:p>
              </table:table-cell>
            </table:table-row>
            <table:table-row>
              <table:table-cell office:value-type="string">
                <text:p>-82952.82</text:p>
              </table:table-cell>
              <table:table-cell office:value-type="float" office:value="10.4877777777778">
                <text:p>10.4877777777778</text:p>
              </table:table-cell>
            </table:table-row>
            <table:table-row>
              <table:table-cell office:value-type="string">
                <text:p>-82908.24</text:p>
              </table:table-cell>
              <table:table-cell office:value-type="float" office:value="10.5977777777778">
                <text:p>10.5977777777778</text:p>
              </table:table-cell>
            </table:table-row>
            <table:table-row>
              <table:table-cell office:value-type="string">
                <text:p>-82862.61</text:p>
              </table:table-cell>
              <table:table-cell office:value-type="float" office:value="10.7466666666667">
                <text:p>10.7466666666667</text:p>
              </table:table-cell>
            </table:table-row>
            <table:table-row>
              <table:table-cell office:value-type="string">
                <text:p>-82815.08</text:p>
              </table:table-cell>
              <table:table-cell office:value-type="float" office:value="10.8277777777778">
                <text:p>10.8277777777778</text:p>
              </table:table-cell>
            </table:table-row>
            <table:table-row>
              <table:table-cell office:value-type="string">
                <text:p>-82768.63</text:p>
              </table:table-cell>
              <table:table-cell office:value-type="float" office:value="10.8888888888889">
                <text:p>10.8888888888889</text:p>
              </table:table-cell>
            </table:table-row>
            <table:table-row>
              <table:table-cell office:value-type="string">
                <text:p>-82724.46</text:p>
              </table:table-cell>
              <table:table-cell office:value-type="float" office:value="11.0566666666667">
                <text:p>11.0566666666667</text:p>
              </table:table-cell>
            </table:table-row>
            <table:table-row>
              <table:table-cell office:value-type="string">
                <text:p>-82681.8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-82638.88</text:p>
              </table:table-cell>
              <table:table-cell office:value-type="float" office:value="11.0133333333333">
                <text:p>11.0133333333333</text:p>
              </table:table-cell>
            </table:table-row>
            <table:table-row>
              <table:table-cell office:value-type="string">
                <text:p>-82593.97</text:p>
              </table:table-cell>
              <table:table-cell office:value-type="float" office:value="11.1844444444444">
                <text:p>11.1844444444444</text:p>
              </table:table-cell>
            </table:table-row>
            <table:table-row>
              <table:table-cell office:value-type="string">
                <text:p>-82549.51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-82504.52</text:p>
              </table:table-cell>
              <table:table-cell office:value-type="float" office:value="11.1288888888889">
                <text:p>11.1288888888889</text:p>
              </table:table-cell>
            </table:table-row>
            <table:table-row>
              <table:table-cell office:value-type="string">
                <text:p>-82461.01</text:p>
              </table:table-cell>
              <table:table-cell office:value-type="float" office:value="11.0722222222222">
                <text:p>11.0722222222222</text:p>
              </table:table-cell>
            </table:table-row>
            <table:table-row>
              <table:table-cell office:value-type="string">
                <text:p>-82417.27</text:p>
              </table:table-cell>
              <table:table-cell office:value-type="float" office:value="10.9277777777778">
                <text:p>10.9277777777778</text:p>
              </table:table-cell>
            </table:table-row>
            <table:table-row>
              <table:table-cell office:value-type="string">
                <text:p>-82372.04</text:p>
              </table:table-cell>
              <table:table-cell office:value-type="float" office:value="11.0155555555556">
                <text:p>11.0155555555556</text:p>
              </table:table-cell>
            </table:table-row>
            <table:table-row>
              <table:table-cell office:value-type="string">
                <text:p>-82326.48</text:p>
              </table:table-cell>
              <table:table-cell office:value-type="float" office:value="10.9788888888889">
                <text:p>10.9788888888889</text:p>
              </table:table-cell>
            </table:table-row>
            <table:table-row>
              <table:table-cell office:value-type="string">
                <text:p>-82281.46</text:p>
              </table:table-cell>
              <table:table-cell office:value-type="float" office:value="11.0833333333333">
                <text:p>11.0833333333333</text:p>
              </table:table-cell>
            </table:table-row>
            <table:table-row>
              <table:table-cell office:value-type="string">
                <text:p>-82234.4</text:p>
              </table:table-cell>
              <table:table-cell office:value-type="float" office:value="11.0277777777778">
                <text:p>11.0277777777778</text:p>
              </table:table-cell>
            </table:table-row>
            <table:table-row>
              <table:table-cell office:value-type="string">
                <text:p>-82191.94</text:p>
              </table:table-cell>
              <table:table-cell office:value-type="float" office:value="11.1444444444444">
                <text:p>11.1444444444444</text:p>
              </table:table-cell>
            </table:table-row>
            <table:table-row>
              <table:table-cell office:value-type="string">
                <text:p>-82147.09</text:p>
              </table:table-cell>
              <table:table-cell office:value-type="float" office:value="11.2566666666667">
                <text:p>11.2566666666667</text:p>
              </table:table-cell>
            </table:table-row>
            <table:table-row>
              <table:table-cell office:value-type="string">
                <text:p>-82103.99</text:p>
              </table:table-cell>
              <table:table-cell office:value-type="float" office:value="11.2922222222222">
                <text:p>11.2922222222222</text:p>
              </table:table-cell>
            </table:table-row>
            <table:table-row>
              <table:table-cell office:value-type="string">
                <text:p>-82061.68</text:p>
              </table:table-cell>
              <table:table-cell office:value-type="float" office:value="11.3388888888889">
                <text:p>11.3388888888889</text:p>
              </table:table-cell>
            </table:table-row>
            <table:table-row>
              <table:table-cell office:value-type="string">
                <text:p>-82020.3</text:p>
              </table:table-cell>
              <table:table-cell office:value-type="float" office:value="11.3611111111111">
                <text:p>11.3611111111111</text:p>
              </table:table-cell>
            </table:table-row>
            <table:table-row>
              <table:table-cell office:value-type="string">
                <text:p>-81978.76</text:p>
              </table:table-cell>
              <table:table-cell office:value-type="float" office:value="11.4466666666667">
                <text:p>11.4466666666667</text:p>
              </table:table-cell>
            </table:table-row>
            <table:table-row>
              <table:table-cell office:value-type="string">
                <text:p>-81935.1</text:p>
              </table:table-cell>
              <table:table-cell office:value-type="float" office:value="11.6255555555556">
                <text:p>11.6255555555556</text:p>
              </table:table-cell>
            </table:table-row>
            <table:table-row>
              <table:table-cell office:value-type="string">
                <text:p>-81892.59</text:p>
              </table:table-cell>
              <table:table-cell office:value-type="float" office:value="11.5866666666667">
                <text:p>11.5866666666667</text:p>
              </table:table-cell>
            </table:table-row>
            <table:table-row>
              <table:table-cell office:value-type="string">
                <text:p>-81846.14</text:p>
              </table:table-cell>
              <table:table-cell office:value-type="float" office:value="11.6655555555556">
                <text:p>11.6655555555556</text:p>
              </table:table-cell>
            </table:table-row>
            <table:table-row>
              <table:table-cell office:value-type="string">
                <text:p>-81806.46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-81766.28</text:p>
              </table:table-cell>
              <table:table-cell office:value-type="float" office:value="11.4577777777778">
                <text:p>11.4577777777778</text:p>
              </table:table-cell>
            </table:table-row>
            <table:table-row>
              <table:table-cell office:value-type="string">
                <text:p>-81724.68</text:p>
              </table:table-cell>
              <table:table-cell office:value-type="float" office:value="11.5788888888889">
                <text:p>11.5788888888889</text:p>
              </table:table-cell>
            </table:table-row>
            <table:table-row>
              <table:table-cell office:value-type="string">
                <text:p>-81682.2</text:p>
              </table:table-cell>
              <table:table-cell office:value-type="float" office:value="11.5066666666667">
                <text:p>11.5066666666667</text:p>
              </table:table-cell>
            </table:table-row>
            <table:table-row>
              <table:table-cell office:value-type="string">
                <text:p>-81639.32</text:p>
              </table:table-cell>
              <table:table-cell office:value-type="float" office:value="11.6322222222222">
                <text:p>11.6322222222222</text:p>
              </table:table-cell>
            </table:table-row>
            <table:table-row>
              <table:table-cell office:value-type="string">
                <text:p>-81594.89</text:p>
              </table:table-cell>
              <table:table-cell office:value-type="float" office:value="11.5322222222222">
                <text:p>11.5322222222222</text:p>
              </table:table-cell>
            </table:table-row>
            <table:table-row>
              <table:table-cell office:value-type="string">
                <text:p>-81553.44</text:p>
              </table:table-cell>
              <table:table-cell office:value-type="float" office:value="11.4077777777778">
                <text:p>11.4077777777778</text:p>
              </table:table-cell>
            </table:table-row>
            <table:table-row>
              <table:table-cell office:value-type="string">
                <text:p>-81510.43</text:p>
              </table:table-cell>
              <table:table-cell office:value-type="float" office:value="11.5644444444444">
                <text:p>11.5644444444444</text:p>
              </table:table-cell>
            </table:table-row>
            <table:table-row>
              <table:table-cell office:value-type="string">
                <text:p>-81467.36</text:p>
              </table:table-cell>
              <table:table-cell office:value-type="float" office:value="11.6644444444444">
                <text:p>11.6644444444444</text:p>
              </table:table-cell>
            </table:table-row>
            <table:table-row>
              <table:table-cell office:value-type="string">
                <text:p>-81424.83</text:p>
              </table:table-cell>
              <table:table-cell office:value-type="float" office:value="11.7533333333333">
                <text:p>11.7533333333333</text:p>
              </table:table-cell>
            </table:table-row>
            <table:table-row>
              <table:table-cell office:value-type="string">
                <text:p>-81382.76</text:p>
              </table:table-cell>
              <table:table-cell office:value-type="float" office:value="11.9011111111111">
                <text:p>11.9011111111111</text:p>
              </table:table-cell>
            </table:table-row>
            <table:table-row>
              <table:table-cell office:value-type="string">
                <text:p>-81344.13</text:p>
              </table:table-cell>
              <table:table-cell office:value-type="float" office:value="11.9222222222222">
                <text:p>11.9222222222222</text:p>
              </table:table-cell>
            </table:table-row>
            <table:table-row>
              <table:table-cell office:value-type="string">
                <text:p>-81305.28</text:p>
              </table:table-cell>
              <table:table-cell office:value-type="float" office:value="12.0955555555556">
                <text:p>12.0955555555556</text:p>
              </table:table-cell>
            </table:table-row>
            <table:table-row>
              <table:table-cell office:value-type="string">
                <text:p>-81265.9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-81226.39</text:p>
              </table:table-cell>
              <table:table-cell office:value-type="float" office:value="12.2022222222222">
                <text:p>12.2022222222222</text:p>
              </table:table-cell>
            </table:table-row>
            <table:table-row>
              <table:table-cell office:value-type="string">
                <text:p>-81187.17</text:p>
              </table:table-cell>
              <table:table-cell office:value-type="float" office:value="12.1722222222222">
                <text:p>12.1722222222222</text:p>
              </table:table-cell>
            </table:table-row>
            <table:table-row>
              <table:table-cell office:value-type="string">
                <text:p>-81148.01</text:p>
              </table:table-cell>
              <table:table-cell office:value-type="float" office:value="12.0788888888889">
                <text:p>12.0788888888889</text:p>
              </table:table-cell>
            </table:table-row>
            <table:table-row>
              <table:table-cell office:value-type="string">
                <text:p>-81107.29</text:p>
              </table:table-cell>
              <table:table-cell office:value-type="float" office:value="11.9388888888889">
                <text:p>11.9388888888889</text:p>
              </table:table-cell>
            </table:table-row>
            <table:table-row>
              <table:table-cell office:value-type="string">
                <text:p>-81066.03</text:p>
              </table:table-cell>
              <table:table-cell office:value-type="float" office:value="11.8377777777778">
                <text:p>11.8377777777778</text:p>
              </table:table-cell>
            </table:table-row>
            <table:table-row>
              <table:table-cell office:value-type="string">
                <text:p>-81024.44</text:p>
              </table:table-cell>
              <table:table-cell office:value-type="float" office:value="11.7577777777778">
                <text:p>11.7577777777778</text:p>
              </table:table-cell>
            </table:table-row>
            <table:table-row>
              <table:table-cell office:value-type="string">
                <text:p>-80982.31</text:p>
              </table:table-cell>
              <table:table-cell office:value-type="float" office:value="11.7444444444444">
                <text:p>11.7444444444444</text:p>
              </table:table-cell>
            </table:table-row>
            <table:table-row>
              <table:table-cell office:value-type="string">
                <text:p>-80939.4</text:p>
              </table:table-cell>
              <table:table-cell office:value-type="float" office:value="11.6222222222222">
                <text:p>11.6222222222222</text:p>
              </table:table-cell>
            </table:table-row>
            <table:table-row>
              <table:table-cell office:value-type="string">
                <text:p>-80896.16</text:p>
              </table:table-cell>
              <table:table-cell office:value-type="float" office:value="11.5922222222222">
                <text:p>11.5922222222222</text:p>
              </table:table-cell>
            </table:table-row>
            <table:table-row>
              <table:table-cell office:value-type="string">
                <text:p>-80854.43</text:p>
              </table:table-cell>
              <table:table-cell office:value-type="float" office:value="11.6455555555556">
                <text:p>11.6455555555556</text:p>
              </table:table-cell>
            </table:table-row>
            <table:table-row>
              <table:table-cell office:value-type="string">
                <text:p>-80813.31</text:p>
              </table:table-cell>
              <table:table-cell office:value-type="float" office:value="11.6855555555556">
                <text:p>11.6855555555556</text:p>
              </table:table-cell>
            </table:table-row>
            <table:table-row>
              <table:table-cell office:value-type="string">
                <text:p>-80771.38</text:p>
              </table:table-cell>
              <table:table-cell office:value-type="float" office:value="11.5455555555556">
                <text:p>11.5455555555556</text:p>
              </table:table-cell>
            </table:table-row>
            <table:table-row>
              <table:table-cell office:value-type="string">
                <text:p>-80729.6</text:p>
              </table:table-cell>
              <table:table-cell office:value-type="float" office:value="11.6222222222222">
                <text:p>11.6222222222222</text:p>
              </table:table-cell>
            </table:table-row>
            <table:table-row>
              <table:table-cell office:value-type="string">
                <text:p>-80691.84</text:p>
              </table:table-cell>
              <table:table-cell office:value-type="float" office:value="11.6077777777778">
                <text:p>11.6077777777778</text:p>
              </table:table-cell>
            </table:table-row>
            <table:table-row>
              <table:table-cell office:value-type="string">
                <text:p>-80648.7</text:p>
              </table:table-cell>
              <table:table-cell office:value-type="float" office:value="11.5955555555556">
                <text:p>11.5955555555556</text:p>
              </table:table-cell>
            </table:table-row>
            <table:table-row>
              <table:table-cell office:value-type="string">
                <text:p>-80604.43</text:p>
              </table:table-cell>
              <table:table-cell office:value-type="float" office:value="11.5744444444444">
                <text:p>11.5744444444444</text:p>
              </table:table-cell>
            </table:table-row>
            <table:table-row>
              <table:table-cell office:value-type="string">
                <text:p>-80561.71</text:p>
              </table:table-cell>
              <table:table-cell office:value-type="float" office:value="11.5688888888889">
                <text:p>11.5688888888889</text:p>
              </table:table-cell>
            </table:table-row>
            <table:table-row>
              <table:table-cell office:value-type="string">
                <text:p>-80519.2</text:p>
              </table:table-cell>
              <table:table-cell office:value-type="float" office:value="11.6433333333333">
                <text:p>11.6433333333333</text:p>
              </table:table-cell>
            </table:table-row>
            <table:table-row>
              <table:table-cell office:value-type="string">
                <text:p>-80476.81</text:p>
              </table:table-cell>
              <table:table-cell office:value-type="float" office:value="11.5366666666667">
                <text:p>11.5366666666667</text:p>
              </table:table-cell>
            </table:table-row>
            <table:table-row>
              <table:table-cell office:value-type="string">
                <text:p>-80435.79</text:p>
              </table:table-cell>
              <table:table-cell office:value-type="float" office:value="11.5011111111111">
                <text:p>11.5011111111111</text:p>
              </table:table-cell>
            </table:table-row>
            <table:table-row>
              <table:table-cell office:value-type="string">
                <text:p>-80393.35</text:p>
              </table:table-cell>
              <table:table-cell office:value-type="float" office:value="11.5622222222222">
                <text:p>11.5622222222222</text:p>
              </table:table-cell>
            </table:table-row>
            <table:table-row>
              <table:table-cell office:value-type="string">
                <text:p>-80352.57</text:p>
              </table:table-cell>
              <table:table-cell office:value-type="float" office:value="11.3733333333333">
                <text:p>11.3733333333333</text:p>
              </table:table-cell>
            </table:table-row>
            <table:table-row>
              <table:table-cell office:value-type="string">
                <text:p>-80311.15</text:p>
              </table:table-cell>
              <table:table-cell office:value-type="float" office:value="11.3911111111111">
                <text:p>11.3911111111111</text:p>
              </table:table-cell>
            </table:table-row>
            <table:table-row>
              <table:table-cell office:value-type="string">
                <text:p>-80268.3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-80223.7</text:p>
              </table:table-cell>
              <table:table-cell office:value-type="float" office:value="11.1355555555556">
                <text:p>11.1355555555556</text:p>
              </table:table-cell>
            </table:table-row>
            <table:table-row>
              <table:table-cell office:value-type="string">
                <text:p>-80178.08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-80133.6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-80087.39</text:p>
              </table:table-cell>
              <table:table-cell office:value-type="float" office:value="10.7677777777778">
                <text:p>10.7677777777778</text:p>
              </table:table-cell>
            </table:table-row>
            <table:table-row>
              <table:table-cell office:value-type="string">
                <text:p>-80041.86</text:p>
              </table:table-cell>
              <table:table-cell office:value-type="float" office:value="10.7344444444444">
                <text:p>10.7344444444444</text:p>
              </table:table-cell>
            </table:table-row>
            <table:table-row>
              <table:table-cell office:value-type="string">
                <text:p>-79993.42</text:p>
              </table:table-cell>
              <table:table-cell office:value-type="float" office:value="10.7866666666667">
                <text:p>10.7866666666667</text:p>
              </table:table-cell>
            </table:table-row>
            <table:table-row>
              <table:table-cell office:value-type="string">
                <text:p>-79949.09</text:p>
              </table:table-cell>
              <table:table-cell office:value-type="float" office:value="10.8533333333333">
                <text:p>10.8533333333333</text:p>
              </table:table-cell>
            </table:table-row>
            <table:table-row>
              <table:table-cell office:value-type="string">
                <text:p>-79904.51</text:p>
              </table:table-cell>
              <table:table-cell office:value-type="float" office:value="10.9711111111111">
                <text:p>10.9711111111111</text:p>
              </table:table-cell>
            </table:table-row>
            <table:table-row>
              <table:table-cell office:value-type="string">
                <text:p>-79860.48</text:p>
              </table:table-cell>
              <table:table-cell office:value-type="float" office:value="10.9477777777778">
                <text:p>10.9477777777778</text:p>
              </table:table-cell>
            </table:table-row>
            <table:table-row>
              <table:table-cell office:value-type="string">
                <text:p>-79816.97</text:p>
              </table:table-cell>
              <table:table-cell office:value-type="float" office:value="10.9355555555556">
                <text:p>10.9355555555556</text:p>
              </table:table-cell>
            </table:table-row>
            <table:table-row>
              <table:table-cell office:value-type="string">
                <text:p>-79774.66</text:p>
              </table:table-cell>
              <table:table-cell office:value-type="float" office:value="11.0088888888889">
                <text:p>11.0088888888889</text:p>
              </table:table-cell>
            </table:table-row>
            <table:table-row>
              <table:table-cell office:value-type="string">
                <text:p>-79733.03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-79686.92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-79641.03</text:p>
              </table:table-cell>
              <table:table-cell office:value-type="float" office:value="10.7166666666667">
                <text:p>10.7166666666667</text:p>
              </table:table-cell>
            </table:table-row>
            <table:table-row>
              <table:table-cell office:value-type="string">
                <text:p>-79595.28</text:p>
              </table:table-cell>
              <table:table-cell office:value-type="float" office:value="10.6088888888889">
                <text:p>10.6088888888889</text:p>
              </table:table-cell>
            </table:table-row>
            <table:table-row>
              <table:table-cell office:value-type="string">
                <text:p>-79548.97</text:p>
              </table:table-cell>
              <table:table-cell office:value-type="float" office:value="10.6344444444444">
                <text:p>10.6344444444444</text:p>
              </table:table-cell>
            </table:table-row>
            <table:table-row>
              <table:table-cell office:value-type="string">
                <text:p>-79499.98</text:p>
              </table:table-cell>
              <table:table-cell office:value-type="float" office:value="10.4122222222222">
                <text:p>10.4122222222222</text:p>
              </table:table-cell>
            </table:table-row>
            <table:table-row>
              <table:table-cell office:value-type="string">
                <text:p>-79450.97</text:p>
              </table:table-cell>
              <table:table-cell office:value-type="float" office:value="10.3844444444444">
                <text:p>10.3844444444444</text:p>
              </table:table-cell>
            </table:table-row>
            <table:table-row>
              <table:table-cell office:value-type="string">
                <text:p>-79405.08</text:p>
              </table:table-cell>
              <table:table-cell office:value-type="float" office:value="10.2444444444444">
                <text:p>10.2444444444444</text:p>
              </table:table-cell>
            </table:table-row>
            <table:table-row>
              <table:table-cell office:value-type="string">
                <text:p>-79360.09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-79313.56</text:p>
              </table:table-cell>
              <table:table-cell office:value-type="float" office:value="10.0811111111111">
                <text:p>10.0811111111111</text:p>
              </table:table-cell>
            </table:table-row>
            <table:table-row>
              <table:table-cell office:value-type="string">
                <text:p>-79264.65</text:p>
              </table:table-cell>
              <table:table-cell office:value-type="float" office:value="10.0733333333333">
                <text:p>10.0733333333333</text:p>
              </table:table-cell>
            </table:table-row>
            <table:table-row>
              <table:table-cell office:value-type="string">
                <text:p>-79214.08</text:p>
              </table:table-cell>
              <table:table-cell office:value-type="float" office:value="10.0466666666667">
                <text:p>10.0466666666667</text:p>
              </table:table-cell>
            </table:table-row>
            <table:table-row>
              <table:table-cell office:value-type="string">
                <text:p>-79164.07</text:p>
              </table:table-cell>
              <table:table-cell office:value-type="float" office:value="10.0033333333333">
                <text:p>10.0033333333333</text:p>
              </table:table-cell>
            </table:table-row>
            <table:table-row>
              <table:table-cell office:value-type="string">
                <text:p>-79115.36</text:p>
              </table:table-cell>
              <table:table-cell office:value-type="float" office:value="9.82444444444445">
                <text:p>9.82444444444445</text:p>
              </table:table-cell>
            </table:table-row>
            <table:table-row>
              <table:table-cell office:value-type="string">
                <text:p>-79066.05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-79016.48</text:p>
              </table:table-cell>
              <table:table-cell office:value-type="float" office:value="9.88222222222222">
                <text:p>9.88222222222222</text:p>
              </table:table-cell>
            </table:table-row>
            <table:table-row>
              <table:table-cell office:value-type="string">
                <text:p>-78967.5</text:p>
              </table:table-cell>
              <table:table-cell office:value-type="float" office:value="9.93666666666667">
                <text:p>9.93666666666667</text:p>
              </table:table-cell>
            </table:table-row>
            <table:table-row>
              <table:table-cell office:value-type="string">
                <text:p>-78918.63</text:p>
              </table:table-cell>
              <table:table-cell office:value-type="float" office:value="10.0288888888889">
                <text:p>10.0288888888889</text:p>
              </table:table-cell>
            </table:table-row>
            <table:table-row>
              <table:table-cell office:value-type="string">
                <text:p>-78870.94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string">
                <text:p>-78823.98</text:p>
              </table:table-cell>
              <table:table-cell office:value-type="float" office:value="10.1133333333333">
                <text:p>10.1133333333333</text:p>
              </table:table-cell>
            </table:table-row>
            <table:table-row>
              <table:table-cell office:value-type="string">
                <text:p>-78776.18</text:p>
              </table:table-cell>
              <table:table-cell office:value-type="float" office:value="10.1644444444444">
                <text:p>10.1644444444444</text:p>
              </table:table-cell>
            </table:table-row>
            <table:table-row>
              <table:table-cell office:value-type="string">
                <text:p>-78729.18</text:p>
              </table:table-cell>
              <table:table-cell office:value-type="float" office:value="10.1344444444444">
                <text:p>10.1344444444444</text:p>
              </table:table-cell>
            </table:table-row>
            <table:table-row>
              <table:table-cell office:value-type="string">
                <text:p>-78683.13</text:p>
              </table:table-cell>
              <table:table-cell office:value-type="float" office:value="10.1633333333333">
                <text:p>10.1633333333333</text:p>
              </table:table-cell>
            </table:table-row>
            <table:table-row>
              <table:table-cell office:value-type="string">
                <text:p>-78635.72</text:p>
              </table:table-cell>
              <table:table-cell office:value-type="float" office:value="10.1388888888889">
                <text:p>10.1388888888889</text:p>
              </table:table-cell>
            </table:table-row>
            <table:table-row>
              <table:table-cell office:value-type="string">
                <text:p>-78587.35</text:p>
              </table:table-cell>
              <table:table-cell office:value-type="float" office:value="10.1522222222222">
                <text:p>10.1522222222222</text:p>
              </table:table-cell>
            </table:table-row>
            <table:table-row>
              <table:table-cell office:value-type="string">
                <text:p>-78539.02</text:p>
              </table:table-cell>
              <table:table-cell office:value-type="float" office:value="10.1244444444444">
                <text:p>10.1244444444444</text:p>
              </table:table-cell>
            </table:table-row>
            <table:table-row>
              <table:table-cell office:value-type="string">
                <text:p>-78489.66</text:p>
              </table:table-cell>
              <table:table-cell office:value-type="float" office:value="10.1288888888889">
                <text:p>10.1288888888889</text:p>
              </table:table-cell>
            </table:table-row>
            <table:table-row>
              <table:table-cell office:value-type="string">
                <text:p>-78441.91</text:p>
              </table:table-cell>
              <table:table-cell office:value-type="float" office:value="9.95333333333333">
                <text:p>9.95333333333333</text:p>
              </table:table-cell>
            </table:table-row>
            <table:table-row>
              <table:table-cell office:value-type="string">
                <text:p>-78395.93</text:p>
              </table:table-cell>
              <table:table-cell office:value-type="float" office:value="10.0711111111111">
                <text:p>10.0711111111111</text:p>
              </table:table-cell>
            </table:table-row>
            <table:table-row>
              <table:table-cell office:value-type="string">
                <text:p>-78346.81</text:p>
              </table:table-cell>
              <table:table-cell office:value-type="float" office:value="10.0866666666667">
                <text:p>10.0866666666667</text:p>
              </table:table-cell>
            </table:table-row>
            <table:table-row>
              <table:table-cell office:value-type="string">
                <text:p>-78299.02</text:p>
              </table:table-cell>
              <table:table-cell office:value-type="float" office:value="10.0966666666667">
                <text:p>10.0966666666667</text:p>
              </table:table-cell>
            </table:table-row>
            <table:table-row>
              <table:table-cell office:value-type="string">
                <text:p>-78248.49</text:p>
              </table:table-cell>
              <table:table-cell office:value-type="float" office:value="10.1411111111111">
                <text:p>10.1411111111111</text:p>
              </table:table-cell>
            </table:table-row>
            <table:table-row>
              <table:table-cell office:value-type="string">
                <text:p>-78203.27</text:p>
              </table:table-cell>
              <table:table-cell office:value-type="float" office:value="10.0811111111111">
                <text:p>10.0811111111111</text:p>
              </table:table-cell>
            </table:table-row>
            <table:table-row>
              <table:table-cell office:value-type="string">
                <text:p>-78156.6</text:p>
              </table:table-cell>
              <table:table-cell office:value-type="float" office:value="9.92555555555555">
                <text:p>9.92555555555555</text:p>
              </table:table-cell>
            </table:table-row>
            <table:table-row>
              <table:table-cell office:value-type="string">
                <text:p>-78108.95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-78060.77</text:p>
              </table:table-cell>
              <table:table-cell office:value-type="float" office:value="9.86333333333333">
                <text:p>9.86333333333333</text:p>
              </table:table-cell>
            </table:table-row>
            <table:table-row>
              <table:table-cell office:value-type="string">
                <text:p>-78010.92</text:p>
              </table:table-cell>
              <table:table-cell office:value-type="float" office:value="9.90666666666667">
                <text:p>9.90666666666667</text:p>
              </table:table-cell>
            </table:table-row>
            <table:table-row>
              <table:table-cell office:value-type="string">
                <text:p>-77959.99</text:p>
              </table:table-cell>
              <table:table-cell office:value-type="float" office:value="9.87777777777778">
                <text:p>9.87777777777778</text:p>
              </table:table-cell>
            </table:table-row>
            <table:table-row>
              <table:table-cell office:value-type="string">
                <text:p>-77909.9</text:p>
              </table:table-cell>
              <table:table-cell office:value-type="float" office:value="9.94888888888889">
                <text:p>9.94888888888889</text:p>
              </table:table-cell>
            </table:table-row>
            <table:table-row>
              <table:table-cell office:value-type="string">
                <text:p>-77860.45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-77812.08</text:p>
              </table:table-cell>
              <table:table-cell office:value-type="float" office:value="9.84666666666667">
                <text:p>9.84666666666667</text:p>
              </table:table-cell>
            </table:table-row>
            <table:table-row>
              <table:table-cell office:value-type="string">
                <text:p>-77766.24</text:p>
              </table:table-cell>
              <table:table-cell office:value-type="float" office:value="9.75333333333333">
                <text:p>9.75333333333333</text:p>
              </table:table-cell>
            </table:table-row>
            <table:table-row>
              <table:table-cell office:value-type="string">
                <text:p>-77719.82</text:p>
              </table:table-cell>
              <table:table-cell office:value-type="float" office:value="9.84333333333333">
                <text:p>9.84333333333333</text:p>
              </table:table-cell>
            </table:table-row>
            <table:table-row>
              <table:table-cell office:value-type="string">
                <text:p>-77670.72</text:p>
              </table:table-cell>
              <table:table-cell office:value-type="float" office:value="9.82666666666667">
                <text:p>9.82666666666667</text:p>
              </table:table-cell>
            </table:table-row>
            <table:table-row>
              <table:table-cell office:value-type="string">
                <text:p>-77620.99</text:p>
              </table:table-cell>
              <table:table-cell office:value-type="float" office:value="9.86777777777778">
                <text:p>9.86777777777778</text:p>
              </table:table-cell>
            </table:table-row>
            <table:table-row>
              <table:table-cell office:value-type="string">
                <text:p>-77570.26</text:p>
              </table:table-cell>
              <table:table-cell office:value-type="float" office:value="9.94444444444444">
                <text:p>9.94444444444444</text:p>
              </table:table-cell>
            </table:table-row>
            <table:table-row>
              <table:table-cell office:value-type="string">
                <text:p>-77520.38</text:p>
              </table:table-cell>
              <table:table-cell office:value-type="float" office:value="9.90222222222222">
                <text:p>9.90222222222222</text:p>
              </table:table-cell>
            </table:table-row>
            <table:table-row>
              <table:table-cell office:value-type="string">
                <text:p>-77471.44</text:p>
              </table:table-cell>
              <table:table-cell office:value-type="float" office:value="9.67888888888889">
                <text:p>9.67888888888889</text:p>
              </table:table-cell>
            </table:table-row>
            <table:table-row>
              <table:table-cell office:value-type="string">
                <text:p>-77423.62</text:p>
              </table:table-cell>
              <table:table-cell office:value-type="float" office:value="9.77444444444444">
                <text:p>9.77444444444444</text:p>
              </table:table-cell>
            </table:table-row>
            <table:table-row>
              <table:table-cell office:value-type="string">
                <text:p>-77376.86</text:p>
              </table:table-cell>
              <table:table-cell office:value-type="float" office:value="9.62444444444444">
                <text:p>9.62444444444444</text:p>
              </table:table-cell>
            </table:table-row>
            <table:table-row>
              <table:table-cell office:value-type="string">
                <text:p>-77329.67</text:p>
              </table:table-cell>
              <table:table-cell office:value-type="float" office:value="9.76555555555556">
                <text:p>9.76555555555556</text:p>
              </table:table-cell>
            </table:table-row>
            <table:table-row>
              <table:table-cell office:value-type="string">
                <text:p>-77278.33</text:p>
              </table:table-cell>
              <table:table-cell office:value-type="float" office:value="9.52222222222222">
                <text:p>9.52222222222222</text:p>
              </table:table-cell>
            </table:table-row>
            <table:table-row>
              <table:table-cell office:value-type="string">
                <text:p>-77228.2</text:p>
              </table:table-cell>
              <table:table-cell office:value-type="float" office:value="9.51333333333333">
                <text:p>9.51333333333333</text:p>
              </table:table-cell>
            </table:table-row>
            <table:table-row>
              <table:table-cell office:value-type="string">
                <text:p>-77177.2</text:p>
              </table:table-cell>
              <table:table-cell office:value-type="float" office:value="9.41555555555556">
                <text:p>9.41555555555556</text:p>
              </table:table-cell>
            </table:table-row>
            <table:table-row>
              <table:table-cell office:value-type="string">
                <text:p>-77126.47</text:p>
              </table:table-cell>
              <table:table-cell office:value-type="float" office:value="9.35666666666667">
                <text:p>9.35666666666667</text:p>
              </table:table-cell>
            </table:table-row>
            <table:table-row>
              <table:table-cell office:value-type="string">
                <text:p>-77071.81</text:p>
              </table:table-cell>
              <table:table-cell office:value-type="float" office:value="9.14777777777778">
                <text:p>9.14777777777778</text:p>
              </table:table-cell>
            </table:table-row>
            <table:table-row>
              <table:table-cell office:value-type="string">
                <text:p>-77019.4</text:p>
              </table:table-cell>
              <table:table-cell office:value-type="float" office:value="9.27777777777778">
                <text:p>9.27777777777778</text:p>
              </table:table-cell>
            </table:table-row>
            <table:table-row>
              <table:table-cell office:value-type="string">
                <text:p>-76968.97</text:p>
              </table:table-cell>
              <table:table-cell office:value-type="float" office:value="9.30111111111111">
                <text:p>9.30111111111111</text:p>
              </table:table-cell>
            </table:table-row>
            <table:table-row>
              <table:table-cell office:value-type="string">
                <text:p>-76918.11</text:p>
              </table:table-cell>
              <table:table-cell office:value-type="float" office:value="9.36888888888889">
                <text:p>9.36888888888889</text:p>
              </table:table-cell>
            </table:table-row>
            <table:table-row>
              <table:table-cell office:value-type="string">
                <text:p>-76866.68</text:p>
              </table:table-cell>
              <table:table-cell office:value-type="float" office:value="9.29666666666667">
                <text:p>9.29666666666667</text:p>
              </table:table-cell>
            </table:table-row>
            <table:table-row>
              <table:table-cell office:value-type="string">
                <text:p>-76817.39</text:p>
              </table:table-cell>
              <table:table-cell office:value-type="float" office:value="9.49777777777778">
                <text:p>9.49777777777778</text:p>
              </table:table-cell>
            </table:table-row>
            <table:table-row>
              <table:table-cell office:value-type="string">
                <text:p>-76769.32</text:p>
              </table:table-cell>
              <table:table-cell office:value-type="float" office:value="9.44666666666667">
                <text:p>9.44666666666667</text:p>
              </table:table-cell>
            </table:table-row>
            <table:table-row>
              <table:table-cell office:value-type="string">
                <text:p>-76720.02</text:p>
              </table:table-cell>
              <table:table-cell office:value-type="float" office:value="9.39333333333333">
                <text:p>9.39333333333333</text:p>
              </table:table-cell>
            </table:table-row>
            <table:table-row>
              <table:table-cell office:value-type="string">
                <text:p>-76669.98</text:p>
              </table:table-cell>
              <table:table-cell office:value-type="float" office:value="9.37111111111111">
                <text:p>9.37111111111111</text:p>
              </table:table-cell>
            </table:table-row>
            <table:table-row>
              <table:table-cell office:value-type="string">
                <text:p>-76619.6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-76567.63</text:p>
              </table:table-cell>
              <table:table-cell office:value-type="float" office:value="9.31888888888889">
                <text:p>9.31888888888889</text:p>
              </table:table-cell>
            </table:table-row>
            <table:table-row>
              <table:table-cell office:value-type="string">
                <text:p>-76515.4</text:p>
              </table:table-cell>
              <table:table-cell office:value-type="float" office:value="9.04333333333333">
                <text:p>9.04333333333333</text:p>
              </table:table-cell>
            </table:table-row>
            <table:table-row>
              <table:table-cell office:value-type="string">
                <text:p>-76464.92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-76414.29</text:p>
              </table:table-cell>
              <table:table-cell office:value-type="float" office:value="9.00777777777778">
                <text:p>9.00777777777778</text:p>
              </table:table-cell>
            </table:table-row>
            <table:table-row>
              <table:table-cell office:value-type="string">
                <text:p>-76359.68</text:p>
              </table:table-cell>
              <table:table-cell office:value-type="float" office:value="8.86444444444445">
                <text:p>8.86444444444445</text:p>
              </table:table-cell>
            </table:table-row>
            <table:table-row>
              <table:table-cell office:value-type="string">
                <text:p>-76302.4</text:p>
              </table:table-cell>
              <table:table-cell office:value-type="float" office:value="8.85666666666667">
                <text:p>8.85666666666667</text:p>
              </table:table-cell>
            </table:table-row>
            <table:table-row>
              <table:table-cell office:value-type="string">
                <text:p>-76250.18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-76198.9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-76144.45</text:p>
              </table:table-cell>
              <table:table-cell office:value-type="float" office:value="8.63444444444444">
                <text:p>8.63444444444444</text:p>
              </table:table-cell>
            </table:table-row>
            <table:table-row>
              <table:table-cell office:value-type="string">
                <text:p>-76091.27</text:p>
              </table:table-cell>
              <table:table-cell office:value-type="float" office:value="8.62888888888889">
                <text:p>8.62888888888889</text:p>
              </table:table-cell>
            </table:table-row>
            <table:table-row>
              <table:table-cell office:value-type="string">
                <text:p>-76039.44</text:p>
              </table:table-cell>
              <table:table-cell office:value-type="float" office:value="8.74222222222222">
                <text:p>8.74222222222222</text:p>
              </table:table-cell>
            </table:table-row>
            <table:table-row>
              <table:table-cell office:value-type="string">
                <text:p>-75984.54</text:p>
              </table:table-cell>
              <table:table-cell office:value-type="float" office:value="8.62444444444444">
                <text:p>8.62444444444444</text:p>
              </table:table-cell>
            </table:table-row>
            <table:table-row>
              <table:table-cell office:value-type="string">
                <text:p>-75930.08</text:p>
              </table:table-cell>
              <table:table-cell office:value-type="float" office:value="8.47333333333333">
                <text:p>8.47333333333333</text:p>
              </table:table-cell>
            </table:table-row>
            <table:table-row>
              <table:table-cell office:value-type="string">
                <text:p>-75875.13</text:p>
              </table:table-cell>
              <table:table-cell office:value-type="float" office:value="8.42777777777778">
                <text:p>8.42777777777778</text:p>
              </table:table-cell>
            </table:table-row>
            <table:table-row>
              <table:table-cell office:value-type="string">
                <text:p>-75820.5</text:p>
              </table:table-cell>
              <table:table-cell office:value-type="float" office:value="8.39888888888889">
                <text:p>8.39888888888889</text:p>
              </table:table-cell>
            </table:table-row>
            <table:table-row>
              <table:table-cell office:value-type="string">
                <text:p>-75764.67</text:p>
              </table:table-cell>
              <table:table-cell office:value-type="float" office:value="8.34444444444444">
                <text:p>8.34444444444444</text:p>
              </table:table-cell>
            </table:table-row>
            <table:table-row>
              <table:table-cell office:value-type="string">
                <text:p>-75707.68</text:p>
              </table:table-cell>
              <table:table-cell office:value-type="float" office:value="8.29111111111111">
                <text:p>8.29111111111111</text:p>
              </table:table-cell>
            </table:table-row>
            <table:table-row>
              <table:table-cell office:value-type="string">
                <text:p>-75650.94</text:p>
              </table:table-cell>
              <table:table-cell office:value-type="float" office:value="8.30555555555556">
                <text:p>8.30555555555556</text:p>
              </table:table-cell>
            </table:table-row>
            <table:table-row>
              <table:table-cell office:value-type="string">
                <text:p>-75596.39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-75542.34</text:p>
              </table:table-cell>
              <table:table-cell office:value-type="float" office:value="8.48777777777778">
                <text:p>8.48777777777778</text:p>
              </table:table-cell>
            </table:table-row>
            <table:table-row>
              <table:table-cell office:value-type="string">
                <text:p>-75485.44</text:p>
              </table:table-cell>
              <table:table-cell office:value-type="float" office:value="8.53555555555556">
                <text:p>8.53555555555556</text:p>
              </table:table-cell>
            </table:table-row>
            <table:table-row>
              <table:table-cell office:value-type="string">
                <text:p>-75432.3</text:p>
              </table:table-cell>
              <table:table-cell office:value-type="float" office:value="8.74555555555555">
                <text:p>8.74555555555555</text:p>
              </table:table-cell>
            </table:table-row>
            <table:table-row>
              <table:table-cell office:value-type="string">
                <text:p>-75381.75</text:p>
              </table:table-cell>
              <table:table-cell office:value-type="float" office:value="8.77444444444444">
                <text:p>8.77444444444444</text:p>
              </table:table-cell>
            </table:table-row>
            <table:table-row>
              <table:table-cell office:value-type="string">
                <text:p>-75330.83</text:p>
              </table:table-cell>
              <table:table-cell office:value-type="float" office:value="8.81222222222222">
                <text:p>8.81222222222222</text:p>
              </table:table-cell>
            </table:table-row>
            <table:table-row>
              <table:table-cell office:value-type="string">
                <text:p>-75278.8</text:p>
              </table:table-cell>
              <table:table-cell office:value-type="float" office:value="8.85666666666667">
                <text:p>8.85666666666667</text:p>
              </table:table-cell>
            </table:table-row>
            <table:table-row>
              <table:table-cell office:value-type="string">
                <text:p>-75228.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-75175.36</text:p>
              </table:table-cell>
              <table:table-cell office:value-type="float" office:value="8.98111111111111">
                <text:p>8.98111111111111</text:p>
              </table:table-cell>
            </table:table-row>
            <table:table-row>
              <table:table-cell office:value-type="string">
                <text:p>-75122.64</text:p>
              </table:table-cell>
              <table:table-cell office:value-type="float" office:value="8.84444444444444">
                <text:p>8.84444444444444</text:p>
              </table:table-cell>
            </table:table-row>
            <table:table-row>
              <table:table-cell office:value-type="string">
                <text:p>-75070.83</text:p>
              </table:table-cell>
              <table:table-cell office:value-type="float" office:value="8.74666666666667">
                <text:p>8.74666666666667</text:p>
              </table:table-cell>
            </table:table-row>
            <table:table-row>
              <table:table-cell office:value-type="string">
                <text:p>-75018.87</text:p>
              </table:table-cell>
              <table:table-cell office:value-type="float" office:value="8.68333333333333">
                <text:p>8.68333333333333</text:p>
              </table:table-cell>
            </table:table-row>
            <table:table-row>
              <table:table-cell office:value-type="string">
                <text:p>-74965.71</text:p>
              </table:table-cell>
              <table:table-cell office:value-type="float" office:value="8.45888888888889">
                <text:p>8.45888888888889</text:p>
              </table:table-cell>
            </table:table-row>
            <table:table-row>
              <table:table-cell office:value-type="string">
                <text:p>-74910.79</text:p>
              </table:table-cell>
              <table:table-cell office:value-type="float" office:value="8.50333333333333">
                <text:p>8.50333333333333</text:p>
              </table:table-cell>
            </table:table-row>
            <table:table-row>
              <table:table-cell office:value-type="string">
                <text:p>-74855.52</text:p>
              </table:table-cell>
              <table:table-cell office:value-type="float" office:value="8.50555555555555">
                <text:p>8.50555555555555</text:p>
              </table:table-cell>
            </table:table-row>
            <table:table-row>
              <table:table-cell office:value-type="string">
                <text:p>-74799.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-74742.25</text:p>
              </table:table-cell>
              <table:table-cell office:value-type="float" office:value="8.40777777777778">
                <text:p>8.40777777777778</text:p>
              </table:table-cell>
            </table:table-row>
            <table:table-row>
              <table:table-cell office:value-type="string">
                <text:p>-74688.92</text:p>
              </table:table-cell>
              <table:table-cell office:value-type="float" office:value="8.19888888888889">
                <text:p>8.19888888888889</text:p>
              </table:table-cell>
            </table:table-row>
            <table:table-row>
              <table:table-cell office:value-type="string">
                <text:p>-74636.77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-74581.49</text:p>
              </table:table-cell>
              <table:table-cell office:value-type="float" office:value="8.32777777777778">
                <text:p>8.32777777777778</text:p>
              </table:table-cell>
            </table:table-row>
            <table:table-row>
              <table:table-cell office:value-type="string">
                <text:p>-74527.7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-74469.48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-74415.05</text:p>
              </table:table-cell>
              <table:table-cell office:value-type="float" office:value="8.25444444444445">
                <text:p>8.25444444444445</text:p>
              </table:table-cell>
            </table:table-row>
            <table:table-row>
              <table:table-cell office:value-type="string">
                <text:p>-74362.42</text:p>
              </table:table-cell>
              <table:table-cell office:value-type="float" office:value="8.23111111111111">
                <text:p>8.23111111111111</text:p>
              </table:table-cell>
            </table:table-row>
            <table:table-row>
              <table:table-cell office:value-type="string">
                <text:p>-74308.08</text:p>
              </table:table-cell>
              <table:table-cell office:value-type="float" office:value="8.29777777777778">
                <text:p>8.29777777777778</text:p>
              </table:table-cell>
            </table:table-row>
            <table:table-row>
              <table:table-cell office:value-type="string">
                <text:p>-74251.99</text:p>
              </table:table-cell>
              <table:table-cell office:value-type="float" office:value="8.18666666666667">
                <text:p>8.18666666666667</text:p>
              </table:table-cell>
            </table:table-row>
            <table:table-row>
              <table:table-cell office:value-type="string">
                <text:p>-74193.87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-74140.91</text:p>
              </table:table-cell>
              <table:table-cell office:value-type="float" office:value="8.20555555555555">
                <text:p>8.20555555555555</text:p>
              </table:table-cell>
            </table:table-row>
            <table:table-row>
              <table:table-cell office:value-type="string">
                <text:p>-74087.83</text:p>
              </table:table-cell>
              <table:table-cell office:value-type="float" office:value="8.00111111111111">
                <text:p>8.00111111111111</text:p>
              </table:table-cell>
            </table:table-row>
            <table:table-row>
              <table:table-cell office:value-type="string">
                <text:p>-74032.08</text:p>
              </table:table-cell>
              <table:table-cell office:value-type="float" office:value="7.90666666666667">
                <text:p>7.90666666666667</text:p>
              </table:table-cell>
            </table:table-row>
            <table:table-row>
              <table:table-cell office:value-type="string">
                <text:p>-73976.47</text:p>
              </table:table-cell>
              <table:table-cell office:value-type="float" office:value="7.92111111111111">
                <text:p>7.92111111111111</text:p>
              </table:table-cell>
            </table:table-row>
            <table:table-row>
              <table:table-cell office:value-type="string">
                <text:p>-73918.15</text:p>
              </table:table-cell>
              <table:table-cell office:value-type="float" office:value="7.93222222222222">
                <text:p>7.93222222222222</text:p>
              </table:table-cell>
            </table:table-row>
            <table:table-row>
              <table:table-cell office:value-type="string">
                <text:p>-73857.89</text:p>
              </table:table-cell>
              <table:table-cell office:value-type="float" office:value="7.90888888888889">
                <text:p>7.90888888888889</text:p>
              </table:table-cell>
            </table:table-row>
            <table:table-row>
              <table:table-cell office:value-type="string">
                <text:p>-73798.8</text:p>
              </table:table-cell>
              <table:table-cell office:value-type="float" office:value="7.84444444444444">
                <text:p>7.84444444444444</text:p>
              </table:table-cell>
            </table:table-row>
            <table:table-row>
              <table:table-cell office:value-type="string">
                <text:p>-73743.3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-73685.71</text:p>
              </table:table-cell>
              <table:table-cell office:value-type="float" office:value="7.94111111111111">
                <text:p>7.94111111111111</text:p>
              </table:table-cell>
            </table:table-row>
            <table:table-row>
              <table:table-cell office:value-type="string">
                <text:p>-73631.68</text:p>
              </table:table-cell>
              <table:table-cell office:value-type="float" office:value="8.03111111111111">
                <text:p>8.03111111111111</text:p>
              </table:table-cell>
            </table:table-row>
            <table:table-row>
              <table:table-cell office:value-type="string">
                <text:p>-73577.07</text:p>
              </table:table-cell>
              <table:table-cell office:value-type="float" office:value="8.24777777777778">
                <text:p>8.24777777777778</text:p>
              </table:table-cell>
            </table:table-row>
            <table:table-row>
              <table:table-cell office:value-type="string">
                <text:p>-73524.13</text:p>
              </table:table-cell>
              <table:table-cell office:value-type="float" office:value="8.41444444444445">
                <text:p>8.41444444444445</text:p>
              </table:table-cell>
            </table:table-row>
            <table:table-row>
              <table:table-cell office:value-type="string">
                <text:p>-73470.62</text:p>
              </table:table-cell>
              <table:table-cell office:value-type="float" office:value="8.50333333333333">
                <text:p>8.50333333333333</text:p>
              </table:table-cell>
            </table:table-row>
            <table:table-row>
              <table:table-cell office:value-type="string">
                <text:p>-73417.54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-73366.04</text:p>
              </table:table-cell>
              <table:table-cell office:value-type="float" office:value="8.75333333333333">
                <text:p>8.75333333333333</text:p>
              </table:table-cell>
            </table:table-row>
            <table:table-row>
              <table:table-cell office:value-type="string">
                <text:p>-73315.18</text:p>
              </table:table-cell>
              <table:table-cell office:value-type="float" office:value="8.83555555555555">
                <text:p>8.83555555555555</text:p>
              </table:table-cell>
            </table:table-row>
            <table:table-row>
              <table:table-cell office:value-type="string">
                <text:p>-73264.69</text:p>
              </table:table-cell>
              <table:table-cell office:value-type="float" office:value="8.78555555555556">
                <text:p>8.78555555555556</text:p>
              </table:table-cell>
            </table:table-row>
            <table:table-row>
              <table:table-cell office:value-type="string">
                <text:p>-73214.71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-73164.44</text:p>
              </table:table-cell>
              <table:table-cell office:value-type="float" office:value="9.00666666666667">
                <text:p>9.00666666666667</text:p>
              </table:table-cell>
            </table:table-row>
            <table:table-row>
              <table:table-cell office:value-type="string">
                <text:p>-73112.73</text:p>
              </table:table-cell>
              <table:table-cell office:value-type="float" office:value="9.07888888888889">
                <text:p>9.07888888888889</text:p>
              </table:table-cell>
            </table:table-row>
            <table:table-row>
              <table:table-cell office:value-type="string">
                <text:p>-73061.16</text:p>
              </table:table-cell>
              <table:table-cell office:value-type="float" office:value="9.12111111111111">
                <text:p>9.12111111111111</text:p>
              </table:table-cell>
            </table:table-row>
            <table:table-row>
              <table:table-cell office:value-type="string">
                <text:p>-73011.69</text:p>
              </table:table-cell>
              <table:table-cell office:value-type="float" office:value="9.20111111111111">
                <text:p>9.20111111111111</text:p>
              </table:table-cell>
            </table:table-row>
            <table:table-row>
              <table:table-cell office:value-type="string">
                <text:p>-72962.68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-72913.96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-72865.85</text:p>
              </table:table-cell>
              <table:table-cell office:value-type="float" office:value="9.48777777777778">
                <text:p>9.48777777777778</text:p>
              </table:table-cell>
            </table:table-row>
            <table:table-row>
              <table:table-cell office:value-type="string">
                <text:p>-72818.27</text:p>
              </table:table-cell>
              <table:table-cell office:value-type="float" office:value="9.77555555555556">
                <text:p>9.77555555555556</text:p>
              </table:table-cell>
            </table:table-row>
            <table:table-row>
              <table:table-cell office:value-type="string">
                <text:p>-72770.84</text:p>
              </table:table-cell>
              <table:table-cell office:value-type="float" office:value="9.83666666666667">
                <text:p>9.83666666666667</text:p>
              </table:table-cell>
            </table:table-row>
            <table:table-row>
              <table:table-cell office:value-type="string">
                <text:p>-72723.95</text:p>
              </table:table-cell>
              <table:table-cell office:value-type="float" office:value="10.1244444444444">
                <text:p>10.1244444444444</text:p>
              </table:table-cell>
            </table:table-row>
            <table:table-row>
              <table:table-cell office:value-type="string">
                <text:p>-72679.61</text:p>
              </table:table-cell>
              <table:table-cell office:value-type="float" office:value="10.2211111111111">
                <text:p>10.2211111111111</text:p>
              </table:table-cell>
            </table:table-row>
            <table:table-row>
              <table:table-cell office:value-type="string">
                <text:p>-72637.23</text:p>
              </table:table-cell>
              <table:table-cell office:value-type="float" office:value="10.3044444444444">
                <text:p>10.3044444444444</text:p>
              </table:table-cell>
            </table:table-row>
            <table:table-row>
              <table:table-cell office:value-type="string">
                <text:p>-72593.44</text:p>
              </table:table-cell>
              <table:table-cell office:value-type="float" office:value="10.3166666666667">
                <text:p>10.3166666666667</text:p>
              </table:table-cell>
            </table:table-row>
            <table:table-row>
              <table:table-cell office:value-type="string">
                <text:p>-72552.55</text:p>
              </table:table-cell>
              <table:table-cell office:value-type="float" office:value="10.3577777777778">
                <text:p>10.3577777777778</text:p>
              </table:table-cell>
            </table:table-row>
            <table:table-row>
              <table:table-cell office:value-type="string">
                <text:p>-72509.32</text:p>
              </table:table-cell>
              <table:table-cell office:value-type="float" office:value="10.3277777777778">
                <text:p>10.3277777777778</text:p>
              </table:table-cell>
            </table:table-row>
            <table:table-row>
              <table:table-cell office:value-type="string">
                <text:p>-72464.06</text:p>
              </table:table-cell>
              <table:table-cell office:value-type="float" office:value="10.2588888888889">
                <text:p>10.2588888888889</text:p>
              </table:table-cell>
            </table:table-row>
            <table:table-row>
              <table:table-cell office:value-type="string">
                <text:p>-72418.17</text:p>
              </table:table-cell>
              <table:table-cell office:value-type="float" office:value="10.2111111111111">
                <text:p>10.2111111111111</text:p>
              </table:table-cell>
            </table:table-row>
            <table:table-row>
              <table:table-cell office:value-type="string">
                <text:p>-72371.52</text:p>
              </table:table-cell>
              <table:table-cell office:value-type="float" office:value="10.0933333333333">
                <text:p>10.0933333333333</text:p>
              </table:table-cell>
            </table:table-row>
            <table:table-row>
              <table:table-cell office:value-type="string">
                <text:p>-72323.88</text:p>
              </table:table-cell>
              <table:table-cell office:value-type="float" office:value="9.94777777777778">
                <text:p>9.94777777777778</text:p>
              </table:table-cell>
            </table:table-row>
            <table:table-row>
              <table:table-cell office:value-type="string">
                <text:p>-72277.62</text:p>
              </table:table-cell>
              <table:table-cell office:value-type="float" office:value="9.82666666666667">
                <text:p>9.82666666666667</text:p>
              </table:table-cell>
            </table:table-row>
            <table:table-row>
              <table:table-cell office:value-type="string">
                <text:p>-72232.82</text:p>
              </table:table-cell>
              <table:table-cell office:value-type="float" office:value="9.76555555555556">
                <text:p>9.76555555555556</text:p>
              </table:table-cell>
            </table:table-row>
            <table:table-row>
              <table:table-cell office:value-type="string">
                <text:p>-72185.2</text:p>
              </table:table-cell>
              <table:table-cell office:value-type="float" office:value="9.73888888888889">
                <text:p>9.73888888888889</text:p>
              </table:table-cell>
            </table:table-row>
            <table:table-row>
              <table:table-cell office:value-type="string">
                <text:p>-72139.9</text:p>
              </table:table-cell>
              <table:table-cell office:value-type="float" office:value="9.81777777777778">
                <text:p>9.81777777777778</text:p>
              </table:table-cell>
            </table:table-row>
            <table:table-row>
              <table:table-cell office:value-type="string">
                <text:p>-72091.9</text:p>
              </table:table-cell>
              <table:table-cell office:value-type="float" office:value="9.80555555555556">
                <text:p>9.80555555555556</text:p>
              </table:table-cell>
            </table:table-row>
            <table:table-row>
              <table:table-cell office:value-type="string">
                <text:p>-72044.03</text:p>
              </table:table-cell>
              <table:table-cell office:value-type="float" office:value="9.69666666666667">
                <text:p>9.69666666666667</text:p>
              </table:table-cell>
            </table:table-row>
            <table:table-row>
              <table:table-cell office:value-type="string">
                <text:p>-71997.32</text:p>
              </table:table-cell>
              <table:table-cell office:value-type="float" office:value="9.46222222222222">
                <text:p>9.46222222222222</text:p>
              </table:table-cell>
            </table:table-row>
            <table:table-row>
              <table:table-cell office:value-type="string">
                <text:p>-71952.83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-71904.45</text:p>
              </table:table-cell>
              <table:table-cell office:value-type="float" office:value="9.26111111111111">
                <text:p>9.26111111111111</text:p>
              </table:table-cell>
            </table:table-row>
            <table:table-row>
              <table:table-cell office:value-type="string">
                <text:p>-71853.73</text:p>
              </table:table-cell>
              <table:table-cell office:value-type="float" office:value="9.18666666666667">
                <text:p>9.18666666666667</text:p>
              </table:table-cell>
            </table:table-row>
            <table:table-row>
              <table:table-cell office:value-type="string">
                <text:p>-71801.65</text:p>
              </table:table-cell>
              <table:table-cell office:value-type="float" office:value="9.03222222222222">
                <text:p>9.03222222222222</text:p>
              </table:table-cell>
            </table:table-row>
            <table:table-row>
              <table:table-cell office:value-type="string">
                <text:p>-71750.62</text:p>
              </table:table-cell>
              <table:table-cell office:value-type="float" office:value="9.01666666666667">
                <text:p>9.01666666666667</text:p>
              </table:table-cell>
            </table:table-row>
            <table:table-row>
              <table:table-cell office:value-type="string">
                <text:p>-71699.64</text:p>
              </table:table-cell>
              <table:table-cell office:value-type="float" office:value="8.66333333333333">
                <text:p>8.66333333333333</text:p>
              </table:table-cell>
            </table:table-row>
            <table:table-row>
              <table:table-cell office:value-type="string">
                <text:p>-71648.15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-71594.63</text:p>
              </table:table-cell>
              <table:table-cell office:value-type="float" office:value="8.49222222222222">
                <text:p>8.49222222222222</text:p>
              </table:table-cell>
            </table:table-row>
            <table:table-row>
              <table:table-cell office:value-type="string">
                <text:p>-71545.48</text:p>
              </table:table-cell>
              <table:table-cell office:value-type="float" office:value="8.54333333333333">
                <text:p>8.54333333333333</text:p>
              </table:table-cell>
            </table:table-row>
            <table:table-row>
              <table:table-cell office:value-type="string">
                <text:p>-71489.54</text:p>
              </table:table-cell>
              <table:table-cell office:value-type="float" office:value="8.38333333333333">
                <text:p>8.38333333333333</text:p>
              </table:table-cell>
            </table:table-row>
            <table:table-row>
              <table:table-cell office:value-type="string">
                <text:p>-71437.26</text:p>
              </table:table-cell>
              <table:table-cell office:value-type="float" office:value="8.35888888888889">
                <text:p>8.35888888888889</text:p>
              </table:table-cell>
            </table:table-row>
            <table:table-row>
              <table:table-cell office:value-type="string">
                <text:p>-71382.7</text:p>
              </table:table-cell>
              <table:table-cell office:value-type="float" office:value="8.32777777777778">
                <text:p>8.32777777777778</text:p>
              </table:table-cell>
            </table:table-row>
            <table:table-row>
              <table:table-cell office:value-type="string">
                <text:p>-71330.54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-71275.09</text:p>
              </table:table-cell>
              <table:table-cell office:value-type="float" office:value="8.21333333333333">
                <text:p>8.21333333333333</text:p>
              </table:table-cell>
            </table:table-row>
            <table:table-row>
              <table:table-cell office:value-type="string">
                <text:p>-71222.02</text:p>
              </table:table-cell>
              <table:table-cell office:value-type="float" office:value="8.18333333333333">
                <text:p>8.18333333333333</text:p>
              </table:table-cell>
            </table:table-row>
            <table:table-row>
              <table:table-cell office:value-type="string">
                <text:p>-71169.42</text:p>
              </table:table-cell>
              <table:table-cell office:value-type="float" office:value="8.10333333333333">
                <text:p>8.10333333333333</text:p>
              </table:table-cell>
            </table:table-row>
            <table:table-row>
              <table:table-cell office:value-type="string">
                <text:p>-71116.1</text:p>
              </table:table-cell>
              <table:table-cell office:value-type="float" office:value="8.06777777777778">
                <text:p>8.06777777777778</text:p>
              </table:table-cell>
            </table:table-row>
            <table:table-row>
              <table:table-cell office:value-type="string">
                <text:p>-71061.97</text:p>
              </table:table-cell>
              <table:table-cell office:value-type="float" office:value="7.90444444444444">
                <text:p>7.90444444444444</text:p>
              </table:table-cell>
            </table:table-row>
            <table:table-row>
              <table:table-cell office:value-type="string">
                <text:p>-71005.6</text:p>
              </table:table-cell>
              <table:table-cell office:value-type="float" office:value="7.89888888888889">
                <text:p>7.89888888888889</text:p>
              </table:table-cell>
            </table:table-row>
            <table:table-row>
              <table:table-cell office:value-type="string">
                <text:p>-70949.48</text:p>
              </table:table-cell>
              <table:table-cell office:value-type="float" office:value="7.76444444444444">
                <text:p>7.76444444444444</text:p>
              </table:table-cell>
            </table:table-row>
            <table:table-row>
              <table:table-cell office:value-type="string">
                <text:p>-70892.85</text:p>
              </table:table-cell>
              <table:table-cell office:value-type="float" office:value="7.57777777777778">
                <text:p>7.57777777777778</text:p>
              </table:table-cell>
            </table:table-row>
            <table:table-row>
              <table:table-cell office:value-type="string">
                <text:p>-70835.02</text:p>
              </table:table-cell>
              <table:table-cell office:value-type="float" office:value="7.41888888888889">
                <text:p>7.41888888888889</text:p>
              </table:table-cell>
            </table:table-row>
            <table:table-row>
              <table:table-cell office:value-type="string">
                <text:p>-70777.26</text:p>
              </table:table-cell>
              <table:table-cell office:value-type="float" office:value="7.24555555555555">
                <text:p>7.24555555555555</text:p>
              </table:table-cell>
            </table:table-row>
            <table:table-row>
              <table:table-cell office:value-type="string">
                <text:p>-70718.74</text:p>
              </table:table-cell>
              <table:table-cell office:value-type="float" office:value="7.21888888888889">
                <text:p>7.21888888888889</text:p>
              </table:table-cell>
            </table:table-row>
            <table:table-row>
              <table:table-cell office:value-type="string">
                <text:p>-70658.3</text:p>
              </table:table-cell>
              <table:table-cell office:value-type="float" office:value="7.02777777777778">
                <text:p>7.02777777777778</text:p>
              </table:table-cell>
            </table:table-row>
            <table:table-row>
              <table:table-cell office:value-type="string">
                <text:p>-70596.88</text:p>
              </table:table-cell>
              <table:table-cell office:value-type="float" office:value="6.93666666666667">
                <text:p>6.93666666666667</text:p>
              </table:table-cell>
            </table:table-row>
            <table:table-row>
              <table:table-cell office:value-type="string">
                <text:p>-70536.28</text:p>
              </table:table-cell>
              <table:table-cell office:value-type="float" office:value="6.97333333333333">
                <text:p>6.97333333333333</text:p>
              </table:table-cell>
            </table:table-row>
            <table:table-row>
              <table:table-cell office:value-type="string">
                <text:p>-70476.08</text:p>
              </table:table-cell>
              <table:table-cell office:value-type="float" office:value="6.97444444444444">
                <text:p>6.97444444444444</text:p>
              </table:table-cell>
            </table:table-row>
            <table:table-row>
              <table:table-cell office:value-type="string">
                <text:p>-70412.87</text:p>
              </table:table-cell>
              <table:table-cell office:value-type="float" office:value="7.04222222222222">
                <text:p>7.04222222222222</text:p>
              </table:table-cell>
            </table:table-row>
            <table:table-row>
              <table:table-cell office:value-type="string">
                <text:p>-70350.92</text:p>
              </table:table-cell>
              <table:table-cell office:value-type="float" office:value="7.05777777777778">
                <text:p>7.05777777777778</text:p>
              </table:table-cell>
            </table:table-row>
            <table:table-row>
              <table:table-cell office:value-type="string">
                <text:p>-70294.23</text:p>
              </table:table-cell>
              <table:table-cell office:value-type="float" office:value="7.21111111111111">
                <text:p>7.21111111111111</text:p>
              </table:table-cell>
            </table:table-row>
            <table:table-row>
              <table:table-cell office:value-type="string">
                <text:p>-70237.17</text:p>
              </table:table-cell>
              <table:table-cell office:value-type="float" office:value="7.30666666666667">
                <text:p>7.30666666666667</text:p>
              </table:table-cell>
            </table:table-row>
            <table:table-row>
              <table:table-cell office:value-type="string">
                <text:p>-70182.07</text:p>
              </table:table-cell>
              <table:table-cell office:value-type="float" office:value="7.39666666666667">
                <text:p>7.39666666666667</text:p>
              </table:table-cell>
            </table:table-row>
            <table:table-row>
              <table:table-cell office:value-type="string">
                <text:p>-70124.05</text:p>
              </table:table-cell>
              <table:table-cell office:value-type="float" office:value="7.65111111111111">
                <text:p>7.65111111111111</text:p>
              </table:table-cell>
            </table:table-row>
            <table:table-row>
              <table:table-cell office:value-type="string">
                <text:p>-70068.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-70013.86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-69959.7</text:p>
              </table:table-cell>
              <table:table-cell office:value-type="float" office:value="7.93777777777778">
                <text:p>7.93777777777778</text:p>
              </table:table-cell>
            </table:table-row>
            <table:table-row>
              <table:table-cell office:value-type="string">
                <text:p>-69906.82</text:p>
              </table:table-cell>
              <table:table-cell office:value-type="float" office:value="7.96111111111111">
                <text:p>7.96111111111111</text:p>
              </table:table-cell>
            </table:table-row>
            <table:table-row>
              <table:table-cell office:value-type="string">
                <text:p>-69853.62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-69800.06</text:p>
              </table:table-cell>
              <table:table-cell office:value-type="float" office:value="8.23111111111111">
                <text:p>8.23111111111111</text:p>
              </table:table-cell>
            </table:table-row>
            <table:table-row>
              <table:table-cell office:value-type="string">
                <text:p>-69747.49</text:p>
              </table:table-cell>
              <table:table-cell office:value-type="float" office:value="8.27555555555556">
                <text:p>8.27555555555556</text:p>
              </table:table-cell>
            </table:table-row>
            <table:table-row>
              <table:table-cell office:value-type="string">
                <text:p>-69694.63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-69642.41</text:p>
              </table:table-cell>
              <table:table-cell office:value-type="float" office:value="8.24444444444444">
                <text:p>8.24444444444444</text:p>
              </table:table-cell>
            </table:table-row>
            <table:table-row>
              <table:table-cell office:value-type="string">
                <text:p>-69593.52</text:p>
              </table:table-cell>
              <table:table-cell office:value-type="float" office:value="8.22777777777778">
                <text:p>8.22777777777778</text:p>
              </table:table-cell>
            </table:table-row>
            <table:table-row>
              <table:table-cell office:value-type="string">
                <text:p>-69540.74</text:p>
              </table:table-cell>
              <table:table-cell office:value-type="float" office:value="8.33444444444444">
                <text:p>8.33444444444444</text:p>
              </table:table-cell>
            </table:table-row>
            <table:table-row>
              <table:table-cell office:value-type="string">
                <text:p>-69488.02</text:p>
              </table:table-cell>
              <table:table-cell office:value-type="float" office:value="8.40555555555556">
                <text:p>8.40555555555556</text:p>
              </table:table-cell>
            </table:table-row>
            <table:table-row>
              <table:table-cell office:value-type="string">
                <text:p>-69433.4</text:p>
              </table:table-cell>
              <table:table-cell office:value-type="float" office:value="8.47555555555556">
                <text:p>8.47555555555556</text:p>
              </table:table-cell>
            </table:table-row>
            <table:table-row>
              <table:table-cell office:value-type="string">
                <text:p>-69380.05</text:p>
              </table:table-cell>
              <table:table-cell office:value-type="float" office:value="8.50888888888889">
                <text:p>8.50888888888889</text:p>
              </table:table-cell>
            </table:table-row>
            <table:table-row>
              <table:table-cell office:value-type="string">
                <text:p>-69330.35</text:p>
              </table:table-cell>
              <table:table-cell office:value-type="float" office:value="8.37111111111111">
                <text:p>8.37111111111111</text:p>
              </table:table-cell>
            </table:table-row>
            <table:table-row>
              <table:table-cell office:value-type="string">
                <text:p>-69281.32</text:p>
              </table:table-cell>
              <table:table-cell office:value-type="float" office:value="8.55222222222222">
                <text:p>8.55222222222222</text:p>
              </table:table-cell>
            </table:table-row>
            <table:table-row>
              <table:table-cell office:value-type="string">
                <text:p>-69231.53</text:p>
              </table:table-cell>
              <table:table-cell office:value-type="float" office:value="8.49777777777778">
                <text:p>8.49777777777778</text:p>
              </table:table-cell>
            </table:table-row>
            <table:table-row>
              <table:table-cell office:value-type="string">
                <text:p>-69180.49</text:p>
              </table:table-cell>
              <table:table-cell office:value-type="float" office:value="8.43888888888889">
                <text:p>8.43888888888889</text:p>
              </table:table-cell>
            </table:table-row>
            <table:table-row>
              <table:table-cell office:value-type="string">
                <text:p>-69128.42</text:p>
              </table:table-cell>
              <table:table-cell office:value-type="float" office:value="8.62111111111111">
                <text:p>8.62111111111111</text:p>
              </table:table-cell>
            </table:table-row>
            <table:table-row>
              <table:table-cell office:value-type="string">
                <text:p>-69080.25</text:p>
              </table:table-cell>
              <table:table-cell office:value-type="float" office:value="8.62777777777778">
                <text:p>8.62777777777778</text:p>
              </table:table-cell>
            </table:table-row>
            <table:table-row>
              <table:table-cell office:value-type="string">
                <text:p>-69026.41</text:p>
              </table:table-cell>
              <table:table-cell office:value-type="float" office:value="8.68111111111111">
                <text:p>8.68111111111111</text:p>
              </table:table-cell>
            </table:table-row>
            <table:table-row>
              <table:table-cell office:value-type="string">
                <text:p>-68972.07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-68923.12</text:p>
              </table:table-cell>
              <table:table-cell office:value-type="float" office:value="8.91111111111111">
                <text:p>8.91111111111111</text:p>
              </table:table-cell>
            </table:table-row>
            <table:table-row>
              <table:table-cell office:value-type="string">
                <text:p>-68875.6</text:p>
              </table:table-cell>
              <table:table-cell office:value-type="float" office:value="9.07333333333333">
                <text:p>9.07333333333333</text:p>
              </table:table-cell>
            </table:table-row>
            <table:table-row>
              <table:table-cell office:value-type="string">
                <text:p>-68828.71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-68782.5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-68737.8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-68690.99</text:p>
              </table:table-cell>
              <table:table-cell office:value-type="float" office:value="9.33888888888889">
                <text:p>9.33888888888889</text:p>
              </table:table-cell>
            </table:table-row>
            <table:table-row>
              <table:table-cell office:value-type="string">
                <text:p>-68644.01</text:p>
              </table:table-cell>
              <table:table-cell office:value-type="float" office:value="9.26888888888889">
                <text:p>9.26888888888889</text:p>
              </table:table-cell>
            </table:table-row>
            <table:table-row>
              <table:table-cell office:value-type="string">
                <text:p>-68595.8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-68549.52</text:p>
              </table:table-cell>
              <table:table-cell office:value-type="float" office:value="9.05333333333333">
                <text:p>9.05333333333333</text:p>
              </table:table-cell>
            </table:table-row>
            <table:table-row>
              <table:table-cell office:value-type="string">
                <text:p>-68499.88</text:p>
              </table:table-cell>
              <table:table-cell office:value-type="float" office:value="8.77555555555556">
                <text:p>8.77555555555556</text:p>
              </table:table-cell>
            </table:table-row>
            <table:table-row>
              <table:table-cell office:value-type="string">
                <text:p>-68448.63</text:p>
              </table:table-cell>
              <table:table-cell office:value-type="float" office:value="8.66111111111111">
                <text:p>8.66111111111111</text:p>
              </table:table-cell>
            </table:table-row>
            <table:table-row>
              <table:table-cell office:value-type="string">
                <text:p>-68397.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-68346.42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-68291.27</text:p>
              </table:table-cell>
              <table:table-cell office:value-type="float" office:value="8.10555555555556">
                <text:p>8.10555555555556</text:p>
              </table:table-cell>
            </table:table-row>
            <table:table-row>
              <table:table-cell office:value-type="string">
                <text:p>-68239.58</text:p>
              </table:table-cell>
              <table:table-cell office:value-type="float" office:value="7.96333333333333">
                <text:p>7.96333333333333</text:p>
              </table:table-cell>
            </table:table-row>
            <table:table-row>
              <table:table-cell office:value-type="string">
                <text:p>-68187.23</text:p>
              </table:table-cell>
              <table:table-cell office:value-type="float" office:value="7.86555555555555">
                <text:p>7.86555555555555</text:p>
              </table:table-cell>
            </table:table-row>
            <table:table-row>
              <table:table-cell office:value-type="string">
                <text:p>-68130.8</text:p>
              </table:table-cell>
              <table:table-cell office:value-type="float" office:value="7.71222222222222">
                <text:p>7.71222222222222</text:p>
              </table:table-cell>
            </table:table-row>
            <table:table-row>
              <table:table-cell office:value-type="string">
                <text:p>-68075.36</text:p>
              </table:table-cell>
              <table:table-cell office:value-type="float" office:value="7.52777777777778">
                <text:p>7.52777777777778</text:p>
              </table:table-cell>
            </table:table-row>
            <table:table-row>
              <table:table-cell office:value-type="string">
                <text:p>-68019.23</text:p>
              </table:table-cell>
              <table:table-cell office:value-type="float" office:value="7.55888888888889">
                <text:p>7.55888888888889</text:p>
              </table:table-cell>
            </table:table-row>
            <table:table-row>
              <table:table-cell office:value-type="string">
                <text:p>-67962.57</text:p>
              </table:table-cell>
              <table:table-cell office:value-type="float" office:value="7.45666666666667">
                <text:p>7.45666666666667</text:p>
              </table:table-cell>
            </table:table-row>
            <table:table-row>
              <table:table-cell office:value-type="string">
                <text:p>-67904.16</text:p>
              </table:table-cell>
              <table:table-cell office:value-type="float" office:value="7.44333333333333">
                <text:p>7.44333333333333</text:p>
              </table:table-cell>
            </table:table-row>
            <table:table-row>
              <table:table-cell office:value-type="string">
                <text:p>-67846.29</text:p>
              </table:table-cell>
              <table:table-cell office:value-type="float" office:value="7.37444444444444">
                <text:p>7.37444444444444</text:p>
              </table:table-cell>
            </table:table-row>
            <table:table-row>
              <table:table-cell office:value-type="string">
                <text:p>-67791.48</text:p>
              </table:table-cell>
              <table:table-cell office:value-type="float" office:value="7.21222222222222">
                <text:p>7.21222222222222</text:p>
              </table:table-cell>
            </table:table-row>
            <table:table-row>
              <table:table-cell office:value-type="string">
                <text:p>-67735.75</text:p>
              </table:table-cell>
              <table:table-cell office:value-type="float" office:value="7.12333333333333">
                <text:p>7.12333333333333</text:p>
              </table:table-cell>
            </table:table-row>
            <table:table-row>
              <table:table-cell office:value-type="string">
                <text:p>-67682.23</text:p>
              </table:table-cell>
              <table:table-cell office:value-type="float" office:value="7.14888888888889">
                <text:p>7.14888888888889</text:p>
              </table:table-cell>
            </table:table-row>
            <table:table-row>
              <table:table-cell office:value-type="string">
                <text:p>-67622.52</text:p>
              </table:table-cell>
              <table:table-cell office:value-type="float" office:value="7.05777777777778">
                <text:p>7.05777777777778</text:p>
              </table:table-cell>
            </table:table-row>
            <table:table-row>
              <table:table-cell office:value-type="string">
                <text:p>-67560.64</text:p>
              </table:table-cell>
              <table:table-cell office:value-type="float" office:value="6.94111111111111">
                <text:p>6.94111111111111</text:p>
              </table:table-cell>
            </table:table-row>
            <table:table-row>
              <table:table-cell office:value-type="string">
                <text:p>-67500.37</text:p>
              </table:table-cell>
              <table:table-cell office:value-type="float" office:value="6.72444444444444">
                <text:p>6.72444444444444</text:p>
              </table:table-cell>
            </table:table-row>
            <table:table-row>
              <table:table-cell office:value-type="string">
                <text:p>-67444.41</text:p>
              </table:table-cell>
              <table:table-cell office:value-type="float" office:value="6.59444444444444">
                <text:p>6.59444444444444</text:p>
              </table:table-cell>
            </table:table-row>
            <table:table-row>
              <table:table-cell office:value-type="string">
                <text:p>-67382</text:p>
              </table:table-cell>
              <table:table-cell office:value-type="float" office:value="6.28777777777778">
                <text:p>6.28777777777778</text:p>
              </table:table-cell>
            </table:table-row>
            <table:table-row>
              <table:table-cell office:value-type="string">
                <text:p>-67318.05</text:p>
              </table:table-cell>
              <table:table-cell office:value-type="float" office:value="6.23111111111111">
                <text:p>6.23111111111111</text:p>
              </table:table-cell>
            </table:table-row>
            <table:table-row>
              <table:table-cell office:value-type="string">
                <text:p>-67253.69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-67190.88</text:p>
              </table:table-cell>
              <table:table-cell office:value-type="float" office:value="6.08222222222222">
                <text:p>6.08222222222222</text:p>
              </table:table-cell>
            </table:table-row>
            <table:table-row>
              <table:table-cell office:value-type="string">
                <text:p>-67124.01</text:p>
              </table:table-cell>
              <table:table-cell office:value-type="float" office:value="5.89333333333333">
                <text:p>5.89333333333333</text:p>
              </table:table-cell>
            </table:table-row>
            <table:table-row>
              <table:table-cell office:value-type="string">
                <text:p>-67059.47</text:p>
              </table:table-cell>
              <table:table-cell office:value-type="float" office:value="5.83444444444444">
                <text:p>5.83444444444444</text:p>
              </table:table-cell>
            </table:table-row>
            <table:table-row>
              <table:table-cell office:value-type="string">
                <text:p>-66992.7</text:p>
              </table:table-cell>
              <table:table-cell office:value-type="float" office:value="5.92888888888889">
                <text:p>5.92888888888889</text:p>
              </table:table-cell>
            </table:table-row>
            <table:table-row>
              <table:table-cell office:value-type="string">
                <text:p>-66929.34</text:p>
              </table:table-cell>
              <table:table-cell office:value-type="float" office:value="5.99777777777778">
                <text:p>5.99777777777778</text:p>
              </table:table-cell>
            </table:table-row>
            <table:table-row>
              <table:table-cell office:value-type="string">
                <text:p>-66865.55</text:p>
              </table:table-cell>
              <table:table-cell office:value-type="float" office:value="6.10666666666667">
                <text:p>6.10666666666667</text:p>
              </table:table-cell>
            </table:table-row>
            <table:table-row>
              <table:table-cell office:value-type="string">
                <text:p>-66801.18</text:p>
              </table:table-cell>
              <table:table-cell office:value-type="float" office:value="6.27555555555556">
                <text:p>6.27555555555556</text:p>
              </table:table-cell>
            </table:table-row>
            <table:table-row>
              <table:table-cell office:value-type="string">
                <text:p>-66741.54</text:p>
              </table:table-cell>
              <table:table-cell office:value-type="float" office:value="6.41555555555556">
                <text:p>6.41555555555556</text:p>
              </table:table-cell>
            </table:table-row>
            <table:table-row>
              <table:table-cell office:value-type="string">
                <text:p>-66681.11</text:p>
              </table:table-cell>
              <table:table-cell office:value-type="float" office:value="6.61444444444444">
                <text:p>6.61444444444444</text:p>
              </table:table-cell>
            </table:table-row>
            <table:table-row>
              <table:table-cell office:value-type="string">
                <text:p>-66623.88</text:p>
              </table:table-cell>
              <table:table-cell office:value-type="float" office:value="6.71222222222222">
                <text:p>6.71222222222222</text:p>
              </table:table-cell>
            </table:table-row>
            <table:table-row>
              <table:table-cell office:value-type="string">
                <text:p>-66566.52</text:p>
              </table:table-cell>
              <table:table-cell office:value-type="float" office:value="6.84222222222222">
                <text:p>6.84222222222222</text:p>
              </table:table-cell>
            </table:table-row>
            <table:table-row>
              <table:table-cell office:value-type="string">
                <text:p>-66510.16</text:p>
              </table:table-cell>
              <table:table-cell office:value-type="float" office:value="6.85444444444444">
                <text:p>6.85444444444444</text:p>
              </table:table-cell>
            </table:table-row>
            <table:table-row>
              <table:table-cell office:value-type="string">
                <text:p>-66453.36</text:p>
              </table:table-cell>
              <table:table-cell office:value-type="float" office:value="6.70222222222222">
                <text:p>6.70222222222222</text:p>
              </table:table-cell>
            </table:table-row>
            <table:table-row>
              <table:table-cell office:value-type="string">
                <text:p>-66395.92</text:p>
              </table:table-cell>
              <table:table-cell office:value-type="float" office:value="6.58777777777778">
                <text:p>6.58777777777778</text:p>
              </table:table-cell>
            </table:table-row>
            <table:table-row>
              <table:table-cell office:value-type="string">
                <text:p>-66339.45</text:p>
              </table:table-cell>
              <table:table-cell office:value-type="float" office:value="6.44444444444444">
                <text:p>6.44444444444444</text:p>
              </table:table-cell>
            </table:table-row>
            <table:table-row>
              <table:table-cell office:value-type="string">
                <text:p>-66274.25</text:p>
              </table:table-cell>
              <table:table-cell office:value-type="float" office:value="6.43111111111111">
                <text:p>6.43111111111111</text:p>
              </table:table-cell>
            </table:table-row>
            <table:table-row>
              <table:table-cell office:value-type="string">
                <text:p>-66208.12</text:p>
              </table:table-cell>
              <table:table-cell office:value-type="float" office:value="6.31888888888889">
                <text:p>6.31888888888889</text:p>
              </table:table-cell>
            </table:table-row>
            <table:table-row>
              <table:table-cell office:value-type="string">
                <text:p>-66141.48</text:p>
              </table:table-cell>
              <table:table-cell office:value-type="float" office:value="6.21333333333333">
                <text:p>6.21333333333333</text:p>
              </table:table-cell>
            </table:table-row>
            <table:table-row>
              <table:table-cell office:value-type="string">
                <text:p>-66078.59</text:p>
              </table:table-cell>
              <table:table-cell office:value-type="float" office:value="6.31555555555556">
                <text:p>6.31555555555556</text:p>
              </table:table-cell>
            </table:table-row>
            <table:table-row>
              <table:table-cell office:value-type="string">
                <text:p>-66018.92</text:p>
              </table:table-cell>
              <table:table-cell office:value-type="float" office:value="6.14555555555556">
                <text:p>6.14555555555556</text:p>
              </table:table-cell>
            </table:table-row>
            <table:table-row>
              <table:table-cell office:value-type="string">
                <text:p>-65958.4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-65897.82</text:p>
              </table:table-cell>
              <table:table-cell office:value-type="float" office:value="6.21111111111111">
                <text:p>6.21111111111111</text:p>
              </table:table-cell>
            </table:table-row>
            <table:table-row>
              <table:table-cell office:value-type="string">
                <text:p>-65842.97</text:p>
              </table:table-cell>
              <table:table-cell office:value-type="float" office:value="6.41333333333333">
                <text:p>6.41333333333333</text:p>
              </table:table-cell>
            </table:table-row>
            <table:table-row>
              <table:table-cell office:value-type="string">
                <text:p>-65779.43</text:p>
              </table:table-cell>
              <table:table-cell office:value-type="float" office:value="6.44444444444444">
                <text:p>6.44444444444444</text:p>
              </table:table-cell>
            </table:table-row>
            <table:table-row>
              <table:table-cell office:value-type="string">
                <text:p>-65715.82</text:p>
              </table:table-cell>
              <table:table-cell office:value-type="float" office:value="6.31888888888889">
                <text:p>6.31888888888889</text:p>
              </table:table-cell>
            </table:table-row>
            <table:table-row>
              <table:table-cell office:value-type="string">
                <text:p>-65653.74</text:p>
              </table:table-cell>
              <table:table-cell office:value-type="float" office:value="6.28555555555555">
                <text:p>6.28555555555555</text:p>
              </table:table-cell>
            </table:table-row>
            <table:table-row>
              <table:table-cell office:value-type="string">
                <text:p>-65595.81</text:p>
              </table:table-cell>
              <table:table-cell office:value-type="float" office:value="6.28666666666667">
                <text:p>6.28666666666667</text:p>
              </table:table-cell>
            </table:table-row>
            <table:table-row>
              <table:table-cell office:value-type="string">
                <text:p>-65534.9</text:p>
              </table:table-cell>
              <table:table-cell office:value-type="float" office:value="6.02888888888889">
                <text:p>6.02888888888889</text:p>
              </table:table-cell>
            </table:table-row>
            <table:table-row>
              <table:table-cell office:value-type="string">
                <text:p>-65470.61</text:p>
              </table:table-cell>
              <table:table-cell office:value-type="float" office:value="6.03555555555556">
                <text:p>6.03555555555556</text:p>
              </table:table-cell>
            </table:table-row>
            <table:table-row>
              <table:table-cell office:value-type="string">
                <text:p>-65408.14</text:p>
              </table:table-cell>
              <table:table-cell office:value-type="float" office:value="6.00555555555556">
                <text:p>6.00555555555556</text:p>
              </table:table-cell>
            </table:table-row>
            <table:table-row>
              <table:table-cell office:value-type="string">
                <text:p>-65346.02</text:p>
              </table:table-cell>
              <table:table-cell office:value-type="float" office:value="6.03777777777778">
                <text:p>6.03777777777778</text:p>
              </table:table-cell>
            </table:table-row>
            <table:table-row>
              <table:table-cell office:value-type="string">
                <text:p>-65281.35</text:p>
              </table:table-cell>
              <table:table-cell office:value-type="float" office:value="5.83777777777778">
                <text:p>5.83777777777778</text:p>
              </table:table-cell>
            </table:table-row>
            <table:table-row>
              <table:table-cell office:value-type="string">
                <text:p>-65217.12</text:p>
              </table:table-cell>
              <table:table-cell office:value-type="float" office:value="5.81222222222222">
                <text:p>5.81222222222222</text:p>
              </table:table-cell>
            </table:table-row>
            <table:table-row>
              <table:table-cell office:value-type="string">
                <text:p>-65153.05</text:p>
              </table:table-cell>
              <table:table-cell office:value-type="float" office:value="5.91222222222222">
                <text:p>5.91222222222222</text:p>
              </table:table-cell>
            </table:table-row>
            <table:table-row>
              <table:table-cell office:value-type="string">
                <text:p>-65090.95</text:p>
              </table:table-cell>
              <table:table-cell office:value-type="float" office:value="5.87555555555555">
                <text:p>5.87555555555555</text:p>
              </table:table-cell>
            </table:table-row>
            <table:table-row>
              <table:table-cell office:value-type="string">
                <text:p>-65025.63</text:p>
              </table:table-cell>
              <table:table-cell office:value-type="float" office:value="5.83666666666667">
                <text:p>5.83666666666667</text:p>
              </table:table-cell>
            </table:table-row>
            <table:table-row>
              <table:table-cell office:value-type="string">
                <text:p>-64963.38</text:p>
              </table:table-cell>
              <table:table-cell office:value-type="float" office:value="5.94555555555556">
                <text:p>5.94555555555556</text:p>
              </table:table-cell>
            </table:table-row>
            <table:table-row>
              <table:table-cell office:value-type="string">
                <text:p>-64902.66</text:p>
              </table:table-cell>
              <table:table-cell office:value-type="float" office:value="6.01111111111111">
                <text:p>6.01111111111111</text:p>
              </table:table-cell>
            </table:table-row>
            <table:table-row>
              <table:table-cell office:value-type="string">
                <text:p>-64839.85</text:p>
              </table:table-cell>
              <table:table-cell office:value-type="float" office:value="5.97555555555556">
                <text:p>5.97555555555556</text:p>
              </table:table-cell>
            </table:table-row>
            <table:table-row>
              <table:table-cell office:value-type="string">
                <text:p>-64776.97</text:p>
              </table:table-cell>
              <table:table-cell office:value-type="float" office:value="6.08333333333333">
                <text:p>6.08333333333333</text:p>
              </table:table-cell>
            </table:table-row>
            <table:table-row>
              <table:table-cell office:value-type="string">
                <text:p>-64717.11</text:p>
              </table:table-cell>
              <table:table-cell office:value-type="float" office:value="6.14666666666667">
                <text:p>6.14666666666667</text:p>
              </table:table-cell>
            </table:table-row>
            <table:table-row>
              <table:table-cell office:value-type="string">
                <text:p>-64655.9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-64591.37</text:p>
              </table:table-cell>
              <table:table-cell office:value-type="float" office:value="6.09888888888889">
                <text:p>6.09888888888889</text:p>
              </table:table-cell>
            </table:table-row>
            <table:table-row>
              <table:table-cell office:value-type="string">
                <text:p>-64534.82</text:p>
              </table:table-cell>
              <table:table-cell office:value-type="float" office:value="6.10222222222222">
                <text:p>6.10222222222222</text:p>
              </table:table-cell>
            </table:table-row>
            <table:table-row>
              <table:table-cell office:value-type="string">
                <text:p>-64473.05</text:p>
              </table:table-cell>
              <table:table-cell office:value-type="float" office:value="6.03555555555556">
                <text:p>6.03555555555556</text:p>
              </table:table-cell>
            </table:table-row>
            <table:table-row>
              <table:table-cell office:value-type="string">
                <text:p>-64411.53</text:p>
              </table:table-cell>
              <table:table-cell office:value-type="float" office:value="5.95666666666667">
                <text:p>5.95666666666667</text:p>
              </table:table-cell>
            </table:table-row>
            <table:table-row>
              <table:table-cell office:value-type="string">
                <text:p>-64349.21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string">
                <text:p>-64286.2</text:p>
              </table:table-cell>
              <table:table-cell office:value-type="float" office:value="5.88111111111111">
                <text:p>5.88111111111111</text:p>
              </table:table-cell>
            </table:table-row>
            <table:table-row>
              <table:table-cell office:value-type="string">
                <text:p>-64220.13</text:p>
              </table:table-cell>
              <table:table-cell office:value-type="float" office:value="5.72111111111111">
                <text:p>5.72111111111111</text:p>
              </table:table-cell>
            </table:table-row>
            <table:table-row>
              <table:table-cell office:value-type="string">
                <text:p>-64156.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-64091.92</text:p>
              </table:table-cell>
              <table:table-cell office:value-type="float" office:value="5.66555555555555">
                <text:p>5.66555555555555</text:p>
              </table:table-cell>
            </table:table-row>
            <table:table-row>
              <table:table-cell office:value-type="string">
                <text:p>-64026.93</text:p>
              </table:table-cell>
              <table:table-cell office:value-type="float" office:value="5.63777777777778">
                <text:p>5.63777777777778</text:p>
              </table:table-cell>
            </table:table-row>
            <table:table-row>
              <table:table-cell office:value-type="string">
                <text:p>-63963.89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-63902.06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-63837.8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string">
                <text:p>-63774.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-63713.06</text:p>
              </table:table-cell>
              <table:table-cell office:value-type="float" office:value="5.86111111111111">
                <text:p>5.86111111111111</text:p>
              </table:table-cell>
            </table:table-row>
            <table:table-row>
              <table:table-cell office:value-type="string">
                <text:p>-63652.84</text:p>
              </table:table-cell>
              <table:table-cell office:value-type="float" office:value="5.87777777777778">
                <text:p>5.87777777777778</text:p>
              </table:table-cell>
            </table:table-row>
            <table:table-row>
              <table:table-cell office:value-type="string">
                <text:p>-63589.4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-63528.56</text:p>
              </table:table-cell>
              <table:table-cell office:value-type="float" office:value="5.95222222222222">
                <text:p>5.95222222222222</text:p>
              </table:table-cell>
            </table:table-row>
            <table:table-row>
              <table:table-cell office:value-type="string">
                <text:p>-63465.34</text:p>
              </table:table-cell>
              <table:table-cell office:value-type="float" office:value="6.06333333333333">
                <text:p>6.06333333333333</text:p>
              </table:table-cell>
            </table:table-row>
            <table:table-row>
              <table:table-cell office:value-type="string">
                <text:p>-63403.34</text:p>
              </table:table-cell>
              <table:table-cell office:value-type="float" office:value="5.97777777777778">
                <text:p>5.97777777777778</text:p>
              </table:table-cell>
            </table:table-row>
            <table:table-row>
              <table:table-cell office:value-type="string">
                <text:p>-63343.14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-63282.07</text:p>
              </table:table-cell>
              <table:table-cell office:value-type="float" office:value="6.26444444444444">
                <text:p>6.26444444444444</text:p>
              </table:table-cell>
            </table:table-row>
            <table:table-row>
              <table:table-cell office:value-type="string">
                <text:p>-63223.08</text:p>
              </table:table-cell>
              <table:table-cell office:value-type="float" office:value="6.25333333333333">
                <text:p>6.25333333333333</text:p>
              </table:table-cell>
            </table:table-row>
            <table:table-row>
              <table:table-cell office:value-type="string">
                <text:p>-63160.79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-63103.86</text:p>
              </table:table-cell>
              <table:table-cell office:value-type="float" office:value="6.33444444444444">
                <text:p>6.33444444444444</text:p>
              </table:table-cell>
            </table:table-row>
            <table:table-row>
              <table:table-cell office:value-type="string">
                <text:p>-63048.41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-62989.09</text:p>
              </table:table-cell>
              <table:table-cell office:value-type="float" office:value="6.34111111111111">
                <text:p>6.34111111111111</text:p>
              </table:table-cell>
            </table:table-row>
            <table:table-row>
              <table:table-cell office:value-type="string">
                <text:p>-62928.87</text:p>
              </table:table-cell>
              <table:table-cell office:value-type="float" office:value="6.24333333333333">
                <text:p>6.24333333333333</text:p>
              </table:table-cell>
            </table:table-row>
            <table:table-row>
              <table:table-cell office:value-type="string">
                <text:p>-62867.45</text:p>
              </table:table-cell>
              <table:table-cell office:value-type="float" office:value="6.39555555555556">
                <text:p>6.39555555555556</text:p>
              </table:table-cell>
            </table:table-row>
            <table:table-row>
              <table:table-cell office:value-type="string">
                <text:p>-62805.96</text:p>
              </table:table-cell>
              <table:table-cell office:value-type="float" office:value="6.24111111111111">
                <text:p>6.24111111111111</text:p>
              </table:table-cell>
            </table:table-row>
            <table:table-row>
              <table:table-cell office:value-type="string">
                <text:p>-62746.77</text:p>
              </table:table-cell>
              <table:table-cell office:value-type="float" office:value="6.11888888888889">
                <text:p>6.11888888888889</text:p>
              </table:table-cell>
            </table:table-row>
            <table:table-row>
              <table:table-cell office:value-type="string">
                <text:p>-62685.38</text:p>
              </table:table-cell>
              <table:table-cell office:value-type="float" office:value="6.19111111111111">
                <text:p>6.19111111111111</text:p>
              </table:table-cell>
            </table:table-row>
            <table:table-row>
              <table:table-cell office:value-type="string">
                <text:p>-62627.23</text:p>
              </table:table-cell>
              <table:table-cell office:value-type="float" office:value="6.20333333333333">
                <text:p>6.20333333333333</text:p>
              </table:table-cell>
            </table:table-row>
            <table:table-row>
              <table:table-cell office:value-type="string">
                <text:p>-62566.29</text:p>
              </table:table-cell>
              <table:table-cell office:value-type="float" office:value="6.16888888888889">
                <text:p>6.16888888888889</text:p>
              </table:table-cell>
            </table:table-row>
            <table:table-row>
              <table:table-cell office:value-type="string">
                <text:p>-62506.79</text:p>
              </table:table-cell>
              <table:table-cell office:value-type="float" office:value="6.23111111111111">
                <text:p>6.23111111111111</text:p>
              </table:table-cell>
            </table:table-row>
            <table:table-row>
              <table:table-cell office:value-type="string">
                <text:p>-62448.95</text:p>
              </table:table-cell>
              <table:table-cell office:value-type="float" office:value="6.22222222222222">
                <text:p>6.22222222222222</text:p>
              </table:table-cell>
            </table:table-row>
            <table:table-row>
              <table:table-cell office:value-type="string">
                <text:p>-62389.88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-62327.78</text:p>
              </table:table-cell>
              <table:table-cell office:value-type="float" office:value="6.22555555555556">
                <text:p>6.22555555555556</text:p>
              </table:table-cell>
            </table:table-row>
            <table:table-row>
              <table:table-cell office:value-type="string">
                <text:p>-62268.4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-62209.9</text:p>
              </table:table-cell>
              <table:table-cell office:value-type="float" office:value="6.59888888888889">
                <text:p>6.59888888888889</text:p>
              </table:table-cell>
            </table:table-row>
            <table:table-row>
              <table:table-cell office:value-type="string">
                <text:p>-62150.14</text:p>
              </table:table-cell>
              <table:table-cell office:value-type="float" office:value="6.64111111111111">
                <text:p>6.64111111111111</text:p>
              </table:table-cell>
            </table:table-row>
            <table:table-row>
              <table:table-cell office:value-type="string">
                <text:p>-62092.27</text:p>
              </table:table-cell>
              <table:table-cell office:value-type="float" office:value="6.73333333333333">
                <text:p>6.73333333333333</text:p>
              </table:table-cell>
            </table:table-row>
            <table:table-row>
              <table:table-cell office:value-type="string">
                <text:p>-62039.09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-61987.67</text:p>
              </table:table-cell>
              <table:table-cell office:value-type="float" office:value="7.02222222222222">
                <text:p>7.02222222222222</text:p>
              </table:table-cell>
            </table:table-row>
            <table:table-row>
              <table:table-cell office:value-type="string">
                <text:p>-61933.61</text:p>
              </table:table-cell>
              <table:table-cell office:value-type="float" office:value="7.02666666666667">
                <text:p>7.02666666666667</text:p>
              </table:table-cell>
            </table:table-row>
            <table:table-row>
              <table:table-cell office:value-type="string">
                <text:p>-61878.88</text:p>
              </table:table-cell>
              <table:table-cell office:value-type="float" office:value="7.27777777777778">
                <text:p>7.27777777777778</text:p>
              </table:table-cell>
            </table:table-row>
            <table:table-row>
              <table:table-cell office:value-type="string">
                <text:p>-61820.94</text:p>
              </table:table-cell>
              <table:table-cell office:value-type="float" office:value="7.48333333333333">
                <text:p>7.48333333333333</text:p>
              </table:table-cell>
            </table:table-row>
            <table:table-row>
              <table:table-cell office:value-type="string">
                <text:p>-61769.66</text:p>
              </table:table-cell>
              <table:table-cell office:value-type="float" office:value="7.36777777777778">
                <text:p>7.36777777777778</text:p>
              </table:table-cell>
            </table:table-row>
            <table:table-row>
              <table:table-cell office:value-type="string">
                <text:p>-61715.74</text:p>
              </table:table-cell>
              <table:table-cell office:value-type="float" office:value="7.17777777777778">
                <text:p>7.17777777777778</text:p>
              </table:table-cell>
            </table:table-row>
            <table:table-row>
              <table:table-cell office:value-type="string">
                <text:p>-61665</text:p>
              </table:table-cell>
              <table:table-cell office:value-type="float" office:value="7.04555555555556">
                <text:p>7.04555555555556</text:p>
              </table:table-cell>
            </table:table-row>
            <table:table-row>
              <table:table-cell office:value-type="string">
                <text:p>-61613.93</text:p>
              </table:table-cell>
              <table:table-cell office:value-type="float" office:value="6.88777777777778">
                <text:p>6.88777777777778</text:p>
              </table:table-cell>
            </table:table-row>
            <table:table-row>
              <table:table-cell office:value-type="string">
                <text:p>-61557.57</text:p>
              </table:table-cell>
              <table:table-cell office:value-type="float" office:value="6.87888888888889">
                <text:p>6.87888888888889</text:p>
              </table:table-cell>
            </table:table-row>
            <table:table-row>
              <table:table-cell office:value-type="string">
                <text:p>-61498.21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-61437.55</text:p>
              </table:table-cell>
              <table:table-cell office:value-type="float" office:value="6.47222222222222">
                <text:p>6.47222222222222</text:p>
              </table:table-cell>
            </table:table-row>
            <table:table-row>
              <table:table-cell office:value-type="string">
                <text:p>-61375.6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-61315.03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-61252.94</text:p>
              </table:table-cell>
              <table:table-cell office:value-type="float" office:value="5.81888888888889">
                <text:p>5.81888888888889</text:p>
              </table:table-cell>
            </table:table-row>
            <table:table-row>
              <table:table-cell office:value-type="string">
                <text:p>-61191.06</text:p>
              </table:table-cell>
              <table:table-cell office:value-type="float" office:value="5.84444444444444">
                <text:p>5.84444444444444</text:p>
              </table:table-cell>
            </table:table-row>
            <table:table-row>
              <table:table-cell office:value-type="string">
                <text:p>-61129.14</text:p>
              </table:table-cell>
              <table:table-cell office:value-type="float" office:value="5.79777777777778">
                <text:p>5.79777777777778</text:p>
              </table:table-cell>
            </table:table-row>
            <table:table-row>
              <table:table-cell office:value-type="string">
                <text:p>-61062.02</text:p>
              </table:table-cell>
              <table:table-cell office:value-type="float" office:value="5.81222222222222">
                <text:p>5.81222222222222</text:p>
              </table:table-cell>
            </table:table-row>
            <table:table-row>
              <table:table-cell office:value-type="string">
                <text:p>-61002.77</text:p>
              </table:table-cell>
              <table:table-cell office:value-type="float" office:value="5.89111111111111">
                <text:p>5.89111111111111</text:p>
              </table:table-cell>
            </table:table-row>
            <table:table-row>
              <table:table-cell office:value-type="string">
                <text:p>-60944.09</text:p>
              </table:table-cell>
              <table:table-cell office:value-type="float" office:value="5.98888888888889">
                <text:p>5.98888888888889</text:p>
              </table:table-cell>
            </table:table-row>
            <table:table-row>
              <table:table-cell office:value-type="string">
                <text:p>-60882.21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-60821.32</text:p>
              </table:table-cell>
              <table:table-cell office:value-type="float" office:value="6.07222222222222">
                <text:p>6.07222222222222</text:p>
              </table:table-cell>
            </table:table-row>
            <table:table-row>
              <table:table-cell office:value-type="string">
                <text:p>-60764.71</text:p>
              </table:table-cell>
              <table:table-cell office:value-type="float" office:value="6.21444444444444">
                <text:p>6.21444444444444</text:p>
              </table:table-cell>
            </table:table-row>
            <table:table-row>
              <table:table-cell office:value-type="string">
                <text:p>-60707.07</text:p>
              </table:table-cell>
              <table:table-cell office:value-type="float" office:value="6.34333333333333">
                <text:p>6.34333333333333</text:p>
              </table:table-cell>
            </table:table-row>
            <table:table-row>
              <table:table-cell office:value-type="string">
                <text:p>-60648.15</text:p>
              </table:table-cell>
              <table:table-cell office:value-type="float" office:value="6.34666666666667">
                <text:p>6.34666666666667</text:p>
              </table:table-cell>
            </table:table-row>
            <table:table-row>
              <table:table-cell office:value-type="string">
                <text:p>-60588.74</text:p>
              </table:table-cell>
              <table:table-cell office:value-type="float" office:value="6.41444444444444">
                <text:p>6.41444444444444</text:p>
              </table:table-cell>
            </table:table-row>
            <table:table-row>
              <table:table-cell office:value-type="string">
                <text:p>-60529.77</text:p>
              </table:table-cell>
              <table:table-cell office:value-type="float" office:value="6.47777777777778">
                <text:p>6.47777777777778</text:p>
              </table:table-cell>
            </table:table-row>
            <table:table-row>
              <table:table-cell office:value-type="string">
                <text:p>-60477.96</text:p>
              </table:table-cell>
              <table:table-cell office:value-type="float" office:value="6.48333333333333">
                <text:p>6.48333333333333</text:p>
              </table:table-cell>
            </table:table-row>
            <table:table-row>
              <table:table-cell office:value-type="string">
                <text:p>-60420.58</text:p>
              </table:table-cell>
              <table:table-cell office:value-type="float" office:value="6.53666666666667">
                <text:p>6.53666666666667</text:p>
              </table:table-cell>
            </table:table-row>
            <table:table-row>
              <table:table-cell office:value-type="string">
                <text:p>-60361.72</text:p>
              </table:table-cell>
              <table:table-cell office:value-type="float" office:value="6.63777777777778">
                <text:p>6.63777777777778</text:p>
              </table:table-cell>
            </table:table-row>
            <table:table-row>
              <table:table-cell office:value-type="string">
                <text:p>-60304.21</text:p>
              </table:table-cell>
              <table:table-cell office:value-type="float" office:value="6.71777777777778">
                <text:p>6.71777777777778</text:p>
              </table:table-cell>
            </table:table-row>
            <table:table-row>
              <table:table-cell office:value-type="string">
                <text:p>-60248.39</text:p>
              </table:table-cell>
              <table:table-cell office:value-type="float" office:value="6.71444444444444">
                <text:p>6.71444444444444</text:p>
              </table:table-cell>
            </table:table-row>
            <table:table-row>
              <table:table-cell office:value-type="string">
                <text:p>-60193.57</text:p>
              </table:table-cell>
              <table:table-cell office:value-type="float" office:value="6.60666666666667">
                <text:p>6.60666666666667</text:p>
              </table:table-cell>
            </table:table-row>
            <table:table-row>
              <table:table-cell office:value-type="string">
                <text:p>-60139.02</text:p>
              </table:table-cell>
              <table:table-cell office:value-type="float" office:value="6.62888888888889">
                <text:p>6.62888888888889</text:p>
              </table:table-cell>
            </table:table-row>
            <table:table-row>
              <table:table-cell office:value-type="string">
                <text:p>-60083.2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-60024.5</text:p>
              </table:table-cell>
              <table:table-cell office:value-type="float" office:value="6.85888888888889">
                <text:p>6.85888888888889</text:p>
              </table:table-cell>
            </table:table-row>
            <table:table-row>
              <table:table-cell office:value-type="string">
                <text:p>-59968.75</text:p>
              </table:table-cell>
              <table:table-cell office:value-type="float" office:value="6.96222222222222">
                <text:p>6.96222222222222</text:p>
              </table:table-cell>
            </table:table-row>
            <table:table-row>
              <table:table-cell office:value-type="string">
                <text:p>-59912.88</text:p>
              </table:table-cell>
              <table:table-cell office:value-type="float" office:value="7.02111111111111">
                <text:p>7.02111111111111</text:p>
              </table:table-cell>
            </table:table-row>
            <table:table-row>
              <table:table-cell office:value-type="string">
                <text:p>-59859.32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-59807.02</text:p>
              </table:table-cell>
              <table:table-cell office:value-type="float" office:value="7.12111111111111">
                <text:p>7.12111111111111</text:p>
              </table:table-cell>
            </table:table-row>
            <table:table-row>
              <table:table-cell office:value-type="string">
                <text:p>-59755.67</text:p>
              </table:table-cell>
              <table:table-cell office:value-type="float" office:value="7.34111111111111">
                <text:p>7.34111111111111</text:p>
              </table:table-cell>
            </table:table-row>
            <table:table-row>
              <table:table-cell office:value-type="string">
                <text:p>-59703.7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-59651.13</text:p>
              </table:table-cell>
              <table:table-cell office:value-type="float" office:value="7.43888888888889">
                <text:p>7.43888888888889</text:p>
              </table:table-cell>
            </table:table-row>
            <table:table-row>
              <table:table-cell office:value-type="string">
                <text:p>-59599.75</text:p>
              </table:table-cell>
              <table:table-cell office:value-type="float" office:value="7.52333333333333">
                <text:p>7.52333333333333</text:p>
              </table:table-cell>
            </table:table-row>
            <table:table-row>
              <table:table-cell office:value-type="string">
                <text:p>-59549.23</text:p>
              </table:table-cell>
              <table:table-cell office:value-type="float" office:value="7.54888888888889">
                <text:p>7.54888888888889</text:p>
              </table:table-cell>
            </table:table-row>
            <table:table-row>
              <table:table-cell office:value-type="string">
                <text:p>-59497.05</text:p>
              </table:table-cell>
              <table:table-cell office:value-type="float" office:value="7.54222222222222">
                <text:p>7.54222222222222</text:p>
              </table:table-cell>
            </table:table-row>
            <table:table-row>
              <table:table-cell office:value-type="string">
                <text:p>-59444.0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-59392.93</text:p>
              </table:table-cell>
              <table:table-cell office:value-type="float" office:value="7.69111111111111">
                <text:p>7.69111111111111</text:p>
              </table:table-cell>
            </table:table-row>
            <table:table-row>
              <table:table-cell office:value-type="string">
                <text:p>-59342.23</text:p>
              </table:table-cell>
              <table:table-cell office:value-type="float" office:value="7.72555555555556">
                <text:p>7.72555555555556</text:p>
              </table:table-cell>
            </table:table-row>
            <table:table-row>
              <table:table-cell office:value-type="string">
                <text:p>-59291.55</text:p>
              </table:table-cell>
              <table:table-cell office:value-type="float" office:value="7.78444444444444">
                <text:p>7.78444444444444</text:p>
              </table:table-cell>
            </table:table-row>
            <table:table-row>
              <table:table-cell office:value-type="string">
                <text:p>-59241.75</text:p>
              </table:table-cell>
              <table:table-cell office:value-type="float" office:value="7.76555555555556">
                <text:p>7.76555555555556</text:p>
              </table:table-cell>
            </table:table-row>
            <table:table-row>
              <table:table-cell office:value-type="string">
                <text:p>-59192.45</text:p>
              </table:table-cell>
              <table:table-cell office:value-type="float" office:value="7.87444444444444">
                <text:p>7.87444444444444</text:p>
              </table:table-cell>
            </table:table-row>
            <table:table-row>
              <table:table-cell office:value-type="string">
                <text:p>-59143.64</text:p>
              </table:table-cell>
              <table:table-cell office:value-type="float" office:value="7.93666666666667">
                <text:p>7.93666666666667</text:p>
              </table:table-cell>
            </table:table-row>
            <table:table-row>
              <table:table-cell office:value-type="string">
                <text:p>-59094.52</text:p>
              </table:table-cell>
              <table:table-cell office:value-type="float" office:value="8.01555555555556">
                <text:p>8.01555555555556</text:p>
              </table:table-cell>
            </table:table-row>
            <table:table-row>
              <table:table-cell office:value-type="string">
                <text:p>-59043.83</text:p>
              </table:table-cell>
              <table:table-cell office:value-type="float" office:value="7.99333333333333">
                <text:p>7.99333333333333</text:p>
              </table:table-cell>
            </table:table-row>
            <table:table-row>
              <table:table-cell office:value-type="string">
                <text:p>-58993.91</text:p>
              </table:table-cell>
              <table:table-cell office:value-type="float" office:value="7.97666666666667">
                <text:p>7.97666666666667</text:p>
              </table:table-cell>
            </table:table-row>
            <table:table-row>
              <table:table-cell office:value-type="string">
                <text:p>-58946.01</text:p>
              </table:table-cell>
              <table:table-cell office:value-type="float" office:value="7.97111111111111">
                <text:p>7.97111111111111</text:p>
              </table:table-cell>
            </table:table-row>
            <table:table-row>
              <table:table-cell office:value-type="string">
                <text:p>-58897.5</text:p>
              </table:table-cell>
              <table:table-cell office:value-type="float" office:value="7.96111111111111">
                <text:p>7.96111111111111</text:p>
              </table:table-cell>
            </table:table-row>
            <table:table-row>
              <table:table-cell office:value-type="string">
                <text:p>-58846.95</text:p>
              </table:table-cell>
              <table:table-cell office:value-type="float" office:value="8.03222222222222">
                <text:p>8.03222222222222</text:p>
              </table:table-cell>
            </table:table-row>
            <table:table-row>
              <table:table-cell office:value-type="string">
                <text:p>-58796.57</text:p>
              </table:table-cell>
              <table:table-cell office:value-type="float" office:value="8.22111111111111">
                <text:p>8.22111111111111</text:p>
              </table:table-cell>
            </table:table-row>
            <table:table-row>
              <table:table-cell office:value-type="string">
                <text:p>-58747.02</text:p>
              </table:table-cell>
              <table:table-cell office:value-type="float" office:value="8.26555555555556">
                <text:p>8.26555555555556</text:p>
              </table:table-cell>
            </table:table-row>
            <table:table-row>
              <table:table-cell office:value-type="string">
                <text:p>-58698.5</text:p>
              </table:table-cell>
              <table:table-cell office:value-type="float" office:value="8.17666666666667">
                <text:p>8.17666666666667</text:p>
              </table:table-cell>
            </table:table-row>
            <table:table-row>
              <table:table-cell office:value-type="string">
                <text:p>-58652.89</text:p>
              </table:table-cell>
              <table:table-cell office:value-type="float" office:value="8.22444444444445">
                <text:p>8.22444444444445</text:p>
              </table:table-cell>
            </table:table-row>
            <table:table-row>
              <table:table-cell office:value-type="string">
                <text:p>-58607.67</text:p>
              </table:table-cell>
              <table:table-cell office:value-type="float" office:value="8.28555555555556">
                <text:p>8.28555555555556</text:p>
              </table:table-cell>
            </table:table-row>
            <table:table-row>
              <table:table-cell office:value-type="string">
                <text:p>-58559.83</text:p>
              </table:table-cell>
              <table:table-cell office:value-type="float" office:value="8.25888888888889">
                <text:p>8.25888888888889</text:p>
              </table:table-cell>
            </table:table-row>
            <table:table-row>
              <table:table-cell office:value-type="string">
                <text:p>-58509.74</text:p>
              </table:table-cell>
              <table:table-cell office:value-type="float" office:value="8.28666666666667">
                <text:p>8.28666666666667</text:p>
              </table:table-cell>
            </table:table-row>
            <table:table-row>
              <table:table-cell office:value-type="string">
                <text:p>-58463.5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-58414.41</text:p>
              </table:table-cell>
              <table:table-cell office:value-type="float" office:value="8.14888888888889">
                <text:p>8.14888888888889</text:p>
              </table:table-cell>
            </table:table-row>
            <table:table-row>
              <table:table-cell office:value-type="string">
                <text:p>-58363.2</text:p>
              </table:table-cell>
              <table:table-cell office:value-type="float" office:value="8.01777777777778">
                <text:p>8.01777777777778</text:p>
              </table:table-cell>
            </table:table-row>
            <table:table-row>
              <table:table-cell office:value-type="string">
                <text:p>-58315.29</text:p>
              </table:table-cell>
              <table:table-cell office:value-type="float" office:value="8.02444444444444">
                <text:p>8.02444444444444</text:p>
              </table:table-cell>
            </table:table-row>
            <table:table-row>
              <table:table-cell office:value-type="string">
                <text:p>-58266.35</text:p>
              </table:table-cell>
              <table:table-cell office:value-type="float" office:value="8.07666666666667">
                <text:p>8.07666666666667</text:p>
              </table:table-cell>
            </table:table-row>
            <table:table-row>
              <table:table-cell office:value-type="string">
                <text:p>-58215.84</text:p>
              </table:table-cell>
              <table:table-cell office:value-type="float" office:value="8.06555555555556">
                <text:p>8.06555555555556</text:p>
              </table:table-cell>
            </table:table-row>
            <table:table-row>
              <table:table-cell office:value-type="string">
                <text:p>-58165.76</text:p>
              </table:table-cell>
              <table:table-cell office:value-type="float" office:value="8.03222222222222">
                <text:p>8.03222222222222</text:p>
              </table:table-cell>
            </table:table-row>
            <table:table-row>
              <table:table-cell office:value-type="string">
                <text:p>-58117.69</text:p>
              </table:table-cell>
              <table:table-cell office:value-type="float" office:value="8.22777777777778">
                <text:p>8.22777777777778</text:p>
              </table:table-cell>
            </table:table-row>
            <table:table-row>
              <table:table-cell office:value-type="string">
                <text:p>-58069.94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-58022.4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-57974.5</text:p>
              </table:table-cell>
              <table:table-cell office:value-type="float" office:value="8.64666666666667">
                <text:p>8.64666666666667</text:p>
              </table:table-cell>
            </table:table-row>
            <table:table-row>
              <table:table-cell office:value-type="string">
                <text:p>-57929.05</text:p>
              </table:table-cell>
              <table:table-cell office:value-type="float" office:value="8.68555555555556">
                <text:p>8.68555555555556</text:p>
              </table:table-cell>
            </table:table-row>
            <table:table-row>
              <table:table-cell office:value-type="string">
                <text:p>-57884.88</text:p>
              </table:table-cell>
              <table:table-cell office:value-type="float" office:value="8.63222222222222">
                <text:p>8.63222222222222</text:p>
              </table:table-cell>
            </table:table-row>
            <table:table-row>
              <table:table-cell office:value-type="string">
                <text:p>-57841.09</text:p>
              </table:table-cell>
              <table:table-cell office:value-type="float" office:value="8.73555555555556">
                <text:p>8.73555555555556</text:p>
              </table:table-cell>
            </table:table-row>
            <table:table-row>
              <table:table-cell office:value-type="string">
                <text:p>-57797.49</text:p>
              </table:table-cell>
              <table:table-cell office:value-type="float" office:value="8.75333333333333">
                <text:p>8.75333333333333</text:p>
              </table:table-cell>
            </table:table-row>
            <table:table-row>
              <table:table-cell office:value-type="string">
                <text:p>-57749.75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-57700.5</text:p>
              </table:table-cell>
              <table:table-cell office:value-type="float" office:value="8.77111111111111">
                <text:p>8.77111111111111</text:p>
              </table:table-cell>
            </table:table-row>
            <table:table-row>
              <table:table-cell office:value-type="string">
                <text:p>-57655.93</text:p>
              </table:table-cell>
              <table:table-cell office:value-type="float" office:value="8.89333333333333">
                <text:p>8.89333333333333</text:p>
              </table:table-cell>
            </table:table-row>
            <table:table-row>
              <table:table-cell office:value-type="string">
                <text:p>-57610.23</text:p>
              </table:table-cell>
              <table:table-cell office:value-type="float" office:value="8.87111111111111">
                <text:p>8.87111111111111</text:p>
              </table:table-cell>
            </table:table-row>
            <table:table-row>
              <table:table-cell office:value-type="string">
                <text:p>-57563.52</text:p>
              </table:table-cell>
              <table:table-cell office:value-type="float" office:value="8.65111111111111">
                <text:p>8.65111111111111</text:p>
              </table:table-cell>
            </table:table-row>
            <table:table-row>
              <table:table-cell office:value-type="string">
                <text:p>-57518.87</text:p>
              </table:table-cell>
              <table:table-cell office:value-type="float" office:value="8.72222222222222">
                <text:p>8.72222222222222</text:p>
              </table:table-cell>
            </table:table-row>
            <table:table-row>
              <table:table-cell office:value-type="string">
                <text:p>-57475.89</text:p>
              </table:table-cell>
              <table:table-cell office:value-type="float" office:value="8.83222222222222">
                <text:p>8.83222222222222</text:p>
              </table:table-cell>
            </table:table-row>
            <table:table-row>
              <table:table-cell office:value-type="string">
                <text:p>-57430.86</text:p>
              </table:table-cell>
              <table:table-cell office:value-type="float" office:value="8.97888888888889">
                <text:p>8.97888888888889</text:p>
              </table:table-cell>
            </table:table-row>
            <table:table-row>
              <table:table-cell office:value-type="string">
                <text:p>-57382.93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-57336.05</text:p>
              </table:table-cell>
              <table:table-cell office:value-type="float" office:value="9.01222222222222">
                <text:p>9.01222222222222</text:p>
              </table:table-cell>
            </table:table-row>
            <table:table-row>
              <table:table-cell office:value-type="string">
                <text:p>-57291.63</text:p>
              </table:table-cell>
              <table:table-cell office:value-type="float" office:value="9.10888888888889">
                <text:p>9.10888888888889</text:p>
              </table:table-cell>
            </table:table-row>
            <table:table-row>
              <table:table-cell office:value-type="string">
                <text:p>-57251.4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-57202.66</text:p>
              </table:table-cell>
              <table:table-cell office:value-type="float" office:value="9.04333333333333">
                <text:p>9.04333333333333</text:p>
              </table:table-cell>
            </table:table-row>
            <table:table-row>
              <table:table-cell office:value-type="string">
                <text:p>-57160.01</text:p>
              </table:table-cell>
              <table:table-cell office:value-type="float" office:value="9.19888888888889">
                <text:p>9.19888888888889</text:p>
              </table:table-cell>
            </table:table-row>
            <table:table-row>
              <table:table-cell office:value-type="string">
                <text:p>-57117.41</text:p>
              </table:table-cell>
              <table:table-cell office:value-type="float" office:value="9.25222222222222">
                <text:p>9.25222222222222</text:p>
              </table:table-cell>
            </table:table-row>
            <table:table-row>
              <table:table-cell office:value-type="string">
                <text:p>-57074.12</text:p>
              </table:table-cell>
              <table:table-cell office:value-type="float" office:value="9.26111111111111">
                <text:p>9.26111111111111</text:p>
              </table:table-cell>
            </table:table-row>
            <table:table-row>
              <table:table-cell office:value-type="string">
                <text:p>-57030.2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-56986.13</text:p>
              </table:table-cell>
              <table:table-cell office:value-type="float" office:value="9.24777777777778">
                <text:p>9.24777777777778</text:p>
              </table:table-cell>
            </table:table-row>
            <table:table-row>
              <table:table-cell office:value-type="string">
                <text:p>-56942.1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-56897.23</text:p>
              </table:table-cell>
              <table:table-cell office:value-type="float" office:value="9.27444444444444">
                <text:p>9.27444444444444</text:p>
              </table:table-cell>
            </table:table-row>
            <table:table-row>
              <table:table-cell office:value-type="string">
                <text:p>-56853.24</text:p>
              </table:table-cell>
              <table:table-cell office:value-type="float" office:value="9.30444444444444">
                <text:p>9.30444444444444</text:p>
              </table:table-cell>
            </table:table-row>
            <table:table-row>
              <table:table-cell office:value-type="string">
                <text:p>-56810</text:p>
              </table:table-cell>
              <table:table-cell office:value-type="float" office:value="9.37222222222222">
                <text:p>9.37222222222222</text:p>
              </table:table-cell>
            </table:table-row>
            <table:table-row>
              <table:table-cell office:value-type="string">
                <text:p>-56767.8</text:p>
              </table:table-cell>
              <table:table-cell office:value-type="float" office:value="9.51666666666667">
                <text:p>9.51666666666667</text:p>
              </table:table-cell>
            </table:table-row>
            <table:table-row>
              <table:table-cell office:value-type="string">
                <text:p>-56725.7</text:p>
              </table:table-cell>
              <table:table-cell office:value-type="float" office:value="9.62222222222222">
                <text:p>9.62222222222222</text:p>
              </table:table-cell>
            </table:table-row>
            <table:table-row>
              <table:table-cell office:value-type="string">
                <text:p>-56683.22</text:p>
              </table:table-cell>
              <table:table-cell office:value-type="float" office:value="9.58444444444445">
                <text:p>9.58444444444445</text:p>
              </table:table-cell>
            </table:table-row>
            <table:table-row>
              <table:table-cell office:value-type="string">
                <text:p>-56641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-56602.19</text:p>
              </table:table-cell>
              <table:table-cell office:value-type="float" office:value="9.60777777777778">
                <text:p>9.60777777777778</text:p>
              </table:table-cell>
            </table:table-row>
            <table:table-row>
              <table:table-cell office:value-type="string">
                <text:p>-56560.54</text:p>
              </table:table-cell>
              <table:table-cell office:value-type="float" office:value="9.60444444444444">
                <text:p>9.60444444444444</text:p>
              </table:table-cell>
            </table:table-row>
            <table:table-row>
              <table:table-cell office:value-type="string">
                <text:p>-56516.82</text:p>
              </table:table-cell>
              <table:table-cell office:value-type="float" office:value="9.67222222222222">
                <text:p>9.67222222222222</text:p>
              </table:table-cell>
            </table:table-row>
            <table:table-row>
              <table:table-cell office:value-type="string">
                <text:p>-56472.41</text:p>
              </table:table-cell>
              <table:table-cell office:value-type="float" office:value="9.60666666666667">
                <text:p>9.60666666666667</text:p>
              </table:table-cell>
            </table:table-row>
            <table:table-row>
              <table:table-cell office:value-type="string">
                <text:p>-56429.21</text:p>
              </table:table-cell>
              <table:table-cell office:value-type="float" office:value="9.69222222222222">
                <text:p>9.69222222222222</text:p>
              </table:table-cell>
            </table:table-row>
            <table:table-row>
              <table:table-cell office:value-type="string">
                <text:p>-56388.09</text:p>
              </table:table-cell>
              <table:table-cell office:value-type="float" office:value="9.53888888888889">
                <text:p>9.53888888888889</text:p>
              </table:table-cell>
            </table:table-row>
            <table:table-row>
              <table:table-cell office:value-type="string">
                <text:p>-56346.58</text:p>
              </table:table-cell>
              <table:table-cell office:value-type="float" office:value="9.48888888888889">
                <text:p>9.48888888888889</text:p>
              </table:table-cell>
            </table:table-row>
            <table:table-row>
              <table:table-cell office:value-type="string">
                <text:p>-56304.15</text:p>
              </table:table-cell>
              <table:table-cell office:value-type="float" office:value="9.47222222222222">
                <text:p>9.47222222222222</text:p>
              </table:table-cell>
            </table:table-row>
            <table:table-row>
              <table:table-cell office:value-type="string">
                <text:p>-56262.17</text:p>
              </table:table-cell>
              <table:table-cell office:value-type="float" office:value="9.51777777777778">
                <text:p>9.51777777777778</text:p>
              </table:table-cell>
            </table:table-row>
            <table:table-row>
              <table:table-cell office:value-type="string">
                <text:p>-56220.19</text:p>
              </table:table-cell>
              <table:table-cell office:value-type="float" office:value="9.49111111111111">
                <text:p>9.49111111111111</text:p>
              </table:table-cell>
            </table:table-row>
            <table:table-row>
              <table:table-cell office:value-type="string">
                <text:p>-56176.77</text:p>
              </table:table-cell>
              <table:table-cell office:value-type="float" office:value="9.37444444444444">
                <text:p>9.37444444444444</text:p>
              </table:table-cell>
            </table:table-row>
            <table:table-row>
              <table:table-cell office:value-type="string">
                <text:p>-56130.98</text:p>
              </table:table-cell>
              <table:table-cell office:value-type="float" office:value="9.24444444444444">
                <text:p>9.24444444444444</text:p>
              </table:table-cell>
            </table:table-row>
            <table:table-row>
              <table:table-cell office:value-type="string">
                <text:p>-56088.61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-56043.86</text:p>
              </table:table-cell>
              <table:table-cell office:value-type="float" office:value="8.95555555555555">
                <text:p>8.95555555555555</text:p>
              </table:table-cell>
            </table:table-row>
            <table:table-row>
              <table:table-cell office:value-type="string">
                <text:p>-55998.93</text:p>
              </table:table-cell>
              <table:table-cell office:value-type="float" office:value="8.82444444444444">
                <text:p>8.82444444444444</text:p>
              </table:table-cell>
            </table:table-row>
            <table:table-row>
              <table:table-cell office:value-type="string">
                <text:p>-55953.58</text:p>
              </table:table-cell>
              <table:table-cell office:value-type="float" office:value="8.63888888888889">
                <text:p>8.63888888888889</text:p>
              </table:table-cell>
            </table:table-row>
            <table:table-row>
              <table:table-cell office:value-type="string">
                <text:p>-55907.24</text:p>
              </table:table-cell>
              <table:table-cell office:value-type="float" office:value="8.78777777777778">
                <text:p>8.78777777777778</text:p>
              </table:table-cell>
            </table:table-row>
            <table:table-row>
              <table:table-cell office:value-type="string">
                <text:p>-55859.28</text:p>
              </table:table-cell>
              <table:table-cell office:value-type="float" office:value="8.72333333333333">
                <text:p>8.72333333333333</text:p>
              </table:table-cell>
            </table:table-row>
            <table:table-row>
              <table:table-cell office:value-type="string">
                <text:p>-55810.0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-55762.84</text:p>
              </table:table-cell>
              <table:table-cell office:value-type="float" office:value="8.61555555555556">
                <text:p>8.61555555555556</text:p>
              </table:table-cell>
            </table:table-row>
            <table:table-row>
              <table:table-cell office:value-type="string">
                <text:p>-55719.03</text:p>
              </table:table-cell>
              <table:table-cell office:value-type="float" office:value="8.66555555555555">
                <text:p>8.66555555555555</text:p>
              </table:table-cell>
            </table:table-row>
            <table:table-row>
              <table:table-cell office:value-type="string">
                <text:p>-55675.27</text:p>
              </table:table-cell>
              <table:table-cell office:value-type="float" office:value="8.69444444444444">
                <text:p>8.69444444444444</text:p>
              </table:table-cell>
            </table:table-row>
            <table:table-row>
              <table:table-cell office:value-type="string">
                <text:p>-55628.19</text:p>
              </table:table-cell>
              <table:table-cell office:value-type="float" office:value="8.71222222222222">
                <text:p>8.71222222222222</text:p>
              </table:table-cell>
            </table:table-row>
            <table:table-row>
              <table:table-cell office:value-type="string">
                <text:p>-55581.93</text:p>
              </table:table-cell>
              <table:table-cell office:value-type="float" office:value="8.64222222222222">
                <text:p>8.64222222222222</text:p>
              </table:table-cell>
            </table:table-row>
            <table:table-row>
              <table:table-cell office:value-type="string">
                <text:p>-55537.8</text:p>
              </table:table-cell>
              <table:table-cell office:value-type="float" office:value="8.79444444444444">
                <text:p>8.79444444444444</text:p>
              </table:table-cell>
            </table:table-row>
            <table:table-row>
              <table:table-cell office:value-type="string">
                <text:p>-55492.69</text:p>
              </table:table-cell>
              <table:table-cell office:value-type="float" office:value="8.74222222222222">
                <text:p>8.74222222222222</text:p>
              </table:table-cell>
            </table:table-row>
            <table:table-row>
              <table:table-cell office:value-type="string">
                <text:p>-55444.62</text:p>
              </table:table-cell>
              <table:table-cell office:value-type="float" office:value="8.83777777777778">
                <text:p>8.83777777777778</text:p>
              </table:table-cell>
            </table:table-row>
            <table:table-row>
              <table:table-cell office:value-type="string">
                <text:p>-55395.73</text:p>
              </table:table-cell>
              <table:table-cell office:value-type="float" office:value="8.90666666666667">
                <text:p>8.90666666666667</text:p>
              </table:table-cell>
            </table:table-row>
            <table:table-row>
              <table:table-cell office:value-type="string">
                <text:p>-55350.14</text:p>
              </table:table-cell>
              <table:table-cell office:value-type="float" office:value="9.04333333333333">
                <text:p>9.04333333333333</text:p>
              </table:table-cell>
            </table:table-row>
            <table:table-row>
              <table:table-cell office:value-type="string">
                <text:p>-55307.58</text:p>
              </table:table-cell>
              <table:table-cell office:value-type="float" office:value="9.04666666666667">
                <text:p>9.04666666666667</text:p>
              </table:table-cell>
            </table:table-row>
            <table:table-row>
              <table:table-cell office:value-type="string">
                <text:p>-55265.7</text:p>
              </table:table-cell>
              <table:table-cell office:value-type="float" office:value="9.00222222222222">
                <text:p>9.00222222222222</text:p>
              </table:table-cell>
            </table:table-row>
            <table:table-row>
              <table:table-cell office:value-type="string">
                <text:p>-55221.64</text:p>
              </table:table-cell>
              <table:table-cell office:value-type="float" office:value="9.04777777777778">
                <text:p>9.04777777777778</text:p>
              </table:table-cell>
            </table:table-row>
            <table:table-row>
              <table:table-cell office:value-type="string">
                <text:p>-55179.79</text:p>
              </table:table-cell>
              <table:table-cell office:value-type="float" office:value="9.15444444444445">
                <text:p>9.15444444444445</text:p>
              </table:table-cell>
            </table:table-row>
            <table:table-row>
              <table:table-cell office:value-type="string">
                <text:p>-55135.96</text:p>
              </table:table-cell>
              <table:table-cell office:value-type="float" office:value="9.18333333333333">
                <text:p>9.18333333333333</text:p>
              </table:table-cell>
            </table:table-row>
            <table:table-row>
              <table:table-cell office:value-type="string">
                <text:p>-55090.52</text:p>
              </table:table-cell>
              <table:table-cell office:value-type="float" office:value="9.08777777777778">
                <text:p>9.08777777777778</text:p>
              </table:table-cell>
            </table:table-row>
            <table:table-row>
              <table:table-cell office:value-type="string">
                <text:p>-55043.99</text:p>
              </table:table-cell>
              <table:table-cell office:value-type="float" office:value="8.95888888888889">
                <text:p>8.95888888888889</text:p>
              </table:table-cell>
            </table:table-row>
            <table:table-row>
              <table:table-cell office:value-type="string">
                <text:p>-54998.18</text:p>
              </table:table-cell>
              <table:table-cell office:value-type="float" office:value="8.91777777777778">
                <text:p>8.91777777777778</text:p>
              </table:table-cell>
            </table:table-row>
            <table:table-row>
              <table:table-cell office:value-type="string">
                <text:p>-54953.47</text:p>
              </table:table-cell>
              <table:table-cell office:value-type="float" office:value="8.69777777777778">
                <text:p>8.69777777777778</text:p>
              </table:table-cell>
            </table:table-row>
            <table:table-row>
              <table:table-cell office:value-type="string">
                <text:p>-54907.91</text:p>
              </table:table-cell>
              <table:table-cell office:value-type="float" office:value="8.60888888888889">
                <text:p>8.60888888888889</text:p>
              </table:table-cell>
            </table:table-row>
            <table:table-row>
              <table:table-cell office:value-type="string">
                <text:p>-54862.32</text:p>
              </table:table-cell>
              <table:table-cell office:value-type="float" office:value="8.47111111111111">
                <text:p>8.47111111111111</text:p>
              </table:table-cell>
            </table:table-row>
            <table:table-row>
              <table:table-cell office:value-type="string">
                <text:p>-54816.14</text:p>
              </table:table-cell>
              <table:table-cell office:value-type="float" office:value="8.44777777777778">
                <text:p>8.44777777777778</text:p>
              </table:table-cell>
            </table:table-row>
            <table:table-row>
              <table:table-cell office:value-type="string">
                <text:p>-54766.48</text:p>
              </table:table-cell>
              <table:table-cell office:value-type="float" office:value="8.46888888888889">
                <text:p>8.46888888888889</text:p>
              </table:table-cell>
            </table:table-row>
            <table:table-row>
              <table:table-cell office:value-type="string">
                <text:p>-54718.94</text:p>
              </table:table-cell>
              <table:table-cell office:value-type="float" office:value="8.25888888888889">
                <text:p>8.25888888888889</text:p>
              </table:table-cell>
            </table:table-row>
            <table:table-row>
              <table:table-cell office:value-type="string">
                <text:p>-54668.13</text:p>
              </table:table-cell>
              <table:table-cell office:value-type="float" office:value="8.19888888888889">
                <text:p>8.19888888888889</text:p>
              </table:table-cell>
            </table:table-row>
            <table:table-row>
              <table:table-cell office:value-type="string">
                <text:p>-54620.91</text:p>
              </table:table-cell>
              <table:table-cell office:value-type="float" office:value="8.10222222222222">
                <text:p>8.10222222222222</text:p>
              </table:table-cell>
            </table:table-row>
            <table:table-row>
              <table:table-cell office:value-type="string">
                <text:p>-54573.16</text:p>
              </table:table-cell>
              <table:table-cell office:value-type="float" office:value="8.07222222222222">
                <text:p>8.07222222222222</text:p>
              </table:table-cell>
            </table:table-row>
            <table:table-row>
              <table:table-cell office:value-type="string">
                <text:p>-54523.81</text:p>
              </table:table-cell>
              <table:table-cell office:value-type="float" office:value="7.97222222222222">
                <text:p>7.97222222222222</text:p>
              </table:table-cell>
            </table:table-row>
            <table:table-row>
              <table:table-cell office:value-type="string">
                <text:p>-54474.38</text:p>
              </table:table-cell>
              <table:table-cell office:value-type="float" office:value="7.93222222222222">
                <text:p>7.93222222222222</text:p>
              </table:table-cell>
            </table:table-row>
            <table:table-row>
              <table:table-cell office:value-type="string">
                <text:p>-54425.7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-54376.39</text:p>
              </table:table-cell>
              <table:table-cell office:value-type="float" office:value="7.96111111111111">
                <text:p>7.96111111111111</text:p>
              </table:table-cell>
            </table:table-row>
            <table:table-row>
              <table:table-cell office:value-type="string">
                <text:p>-54325.21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-54275.89</text:p>
              </table:table-cell>
              <table:table-cell office:value-type="float" office:value="7.71777777777778">
                <text:p>7.71777777777778</text:p>
              </table:table-cell>
            </table:table-row>
            <table:table-row>
              <table:table-cell office:value-type="string">
                <text:p>-54227.8</text:p>
              </table:table-cell>
              <table:table-cell office:value-type="float" office:value="7.75666666666667">
                <text:p>7.75666666666667</text:p>
              </table:table-cell>
            </table:table-row>
            <table:table-row>
              <table:table-cell office:value-type="string">
                <text:p>-54178.32</text:p>
              </table:table-cell>
              <table:table-cell office:value-type="float" office:value="7.60333333333333">
                <text:p>7.60333333333333</text:p>
              </table:table-cell>
            </table:table-row>
            <table:table-row>
              <table:table-cell office:value-type="string">
                <text:p>-54126.24</text:p>
              </table:table-cell>
              <table:table-cell office:value-type="float" office:value="7.43666666666667">
                <text:p>7.43666666666667</text:p>
              </table:table-cell>
            </table:table-row>
            <table:table-row>
              <table:table-cell office:value-type="string">
                <text:p>-54072.84</text:p>
              </table:table-cell>
              <table:table-cell office:value-type="float" office:value="7.51777777777778">
                <text:p>7.51777777777778</text:p>
              </table:table-cell>
            </table:table-row>
            <table:table-row>
              <table:table-cell office:value-type="string">
                <text:p>-54021.25</text:p>
              </table:table-cell>
              <table:table-cell office:value-type="float" office:value="7.46888888888889">
                <text:p>7.46888888888889</text:p>
              </table:table-cell>
            </table:table-row>
            <table:table-row>
              <table:table-cell office:value-type="string">
                <text:p>-53967.73</text:p>
              </table:table-cell>
              <table:table-cell office:value-type="float" office:value="7.26777777777778">
                <text:p>7.26777777777778</text:p>
              </table:table-cell>
            </table:table-row>
            <table:table-row>
              <table:table-cell office:value-type="string">
                <text:p>-53913.83</text:p>
              </table:table-cell>
              <table:table-cell office:value-type="float" office:value="7.19888888888889">
                <text:p>7.19888888888889</text:p>
              </table:table-cell>
            </table:table-row>
            <table:table-row>
              <table:table-cell office:value-type="string">
                <text:p>-53862.62</text:p>
              </table:table-cell>
              <table:table-cell office:value-type="float" office:value="7.19888888888889">
                <text:p>7.19888888888889</text:p>
              </table:table-cell>
            </table:table-row>
            <table:table-row>
              <table:table-cell office:value-type="string">
                <text:p>-53811.33</text:p>
              </table:table-cell>
              <table:table-cell office:value-type="float" office:value="7.36333333333333">
                <text:p>7.36333333333333</text:p>
              </table:table-cell>
            </table:table-row>
            <table:table-row>
              <table:table-cell office:value-type="string">
                <text:p>-53757.2</text:p>
              </table:table-cell>
              <table:table-cell office:value-type="float" office:value="7.35666666666667">
                <text:p>7.35666666666667</text:p>
              </table:table-cell>
            </table:table-row>
            <table:table-row>
              <table:table-cell office:value-type="string">
                <text:p>-53703.98</text:p>
              </table:table-cell>
              <table:table-cell office:value-type="float" office:value="7.53555555555556">
                <text:p>7.53555555555556</text:p>
              </table:table-cell>
            </table:table-row>
            <table:table-row>
              <table:table-cell office:value-type="string">
                <text:p>-53653.21</text:p>
              </table:table-cell>
              <table:table-cell office:value-type="float" office:value="7.68444444444444">
                <text:p>7.68444444444444</text:p>
              </table:table-cell>
            </table:table-row>
            <table:table-row>
              <table:table-cell office:value-type="string">
                <text:p>-53603.64</text:p>
              </table:table-cell>
              <table:table-cell office:value-type="float" office:value="7.63333333333333">
                <text:p>7.63333333333333</text:p>
              </table:table-cell>
            </table:table-row>
            <table:table-row>
              <table:table-cell office:value-type="string">
                <text:p>-53555.45</text:p>
              </table:table-cell>
              <table:table-cell office:value-type="float" office:value="7.71444444444445">
                <text:p>7.71444444444445</text:p>
              </table:table-cell>
            </table:table-row>
            <table:table-row>
              <table:table-cell office:value-type="string">
                <text:p>-53507.59</text:p>
              </table:table-cell>
              <table:table-cell office:value-type="float" office:value="7.93555555555556">
                <text:p>7.93555555555556</text:p>
              </table:table-cell>
            </table:table-row>
            <table:table-row>
              <table:table-cell office:value-type="string">
                <text:p>-53458.69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-53408.38</text:p>
              </table:table-cell>
              <table:table-cell office:value-type="float" office:value="8.08888888888889">
                <text:p>8.08888888888889</text:p>
              </table:table-cell>
            </table:table-row>
            <table:table-row>
              <table:table-cell office:value-type="string">
                <text:p>-53360.4</text:p>
              </table:table-cell>
              <table:table-cell office:value-type="float" office:value="8.21666666666667">
                <text:p>8.21666666666667</text:p>
              </table:table-cell>
            </table:table-row>
            <table:table-row>
              <table:table-cell office:value-type="string">
                <text:p>-53313.61</text:p>
              </table:table-cell>
              <table:table-cell office:value-type="float" office:value="8.21555555555556">
                <text:p>8.21555555555556</text:p>
              </table:table-cell>
            </table:table-row>
            <table:table-row>
              <table:table-cell office:value-type="string">
                <text:p>-53265.82</text:p>
              </table:table-cell>
              <table:table-cell office:value-type="float" office:value="8.19777777777778">
                <text:p>8.19777777777778</text:p>
              </table:table-cell>
            </table:table-row>
            <table:table-row>
              <table:table-cell office:value-type="string">
                <text:p>-53218.18</text:p>
              </table:table-cell>
              <table:table-cell office:value-type="float" office:value="8.30888888888889">
                <text:p>8.30888888888889</text:p>
              </table:table-cell>
            </table:table-row>
            <table:table-row>
              <table:table-cell office:value-type="string">
                <text:p>-53171.63</text:p>
              </table:table-cell>
              <table:table-cell office:value-type="float" office:value="8.49444444444444">
                <text:p>8.49444444444444</text:p>
              </table:table-cell>
            </table:table-row>
            <table:table-row>
              <table:table-cell office:value-type="string">
                <text:p>-53124.36</text:p>
              </table:table-cell>
              <table:table-cell office:value-type="float" office:value="8.47555555555556">
                <text:p>8.47555555555556</text:p>
              </table:table-cell>
            </table:table-row>
            <table:table-row>
              <table:table-cell office:value-type="string">
                <text:p>-53076.78</text:p>
              </table:table-cell>
              <table:table-cell office:value-type="float" office:value="8.44666666666667">
                <text:p>8.44666666666667</text:p>
              </table:table-cell>
            </table:table-row>
            <table:table-row>
              <table:table-cell office:value-type="string">
                <text:p>-53032.29</text:p>
              </table:table-cell>
              <table:table-cell office:value-type="float" office:value="8.54777777777778">
                <text:p>8.54777777777778</text:p>
              </table:table-cell>
            </table:table-row>
            <table:table-row>
              <table:table-cell office:value-type="string">
                <text:p>-52987.1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-52939.72</text:p>
              </table:table-cell>
              <table:table-cell office:value-type="float" office:value="8.36222222222222">
                <text:p>8.36222222222222</text:p>
              </table:table-cell>
            </table:table-row>
            <table:table-row>
              <table:table-cell office:value-type="string">
                <text:p>-52893.18</text:p>
              </table:table-cell>
              <table:table-cell office:value-type="float" office:value="8.24222222222222">
                <text:p>8.24222222222222</text:p>
              </table:table-cell>
            </table:table-row>
            <table:table-row>
              <table:table-cell office:value-type="string">
                <text:p>-52847</text:p>
              </table:table-cell>
              <table:table-cell office:value-type="float" office:value="8.16555555555556">
                <text:p>8.16555555555556</text:p>
              </table:table-cell>
            </table:table-row>
            <table:table-row>
              <table:table-cell office:value-type="string">
                <text:p>-52798</text:p>
              </table:table-cell>
              <table:table-cell office:value-type="float" office:value="8.05444444444445">
                <text:p>8.05444444444445</text:p>
              </table:table-cell>
            </table:table-row>
            <table:table-row>
              <table:table-cell office:value-type="string">
                <text:p>-52746.94</text:p>
              </table:table-cell>
              <table:table-cell office:value-type="float" office:value="7.91444444444445">
                <text:p>7.91444444444445</text:p>
              </table:table-cell>
            </table:table-row>
            <table:table-row>
              <table:table-cell office:value-type="string">
                <text:p>-52694.82</text:p>
              </table:table-cell>
              <table:table-cell office:value-type="float" office:value="7.84333333333333">
                <text:p>7.84333333333333</text:p>
              </table:table-cell>
            </table:table-row>
            <table:table-row>
              <table:table-cell office:value-type="string">
                <text:p>-52643.77</text:p>
              </table:table-cell>
              <table:table-cell office:value-type="float" office:value="7.81444444444444">
                <text:p>7.81444444444444</text:p>
              </table:table-cell>
            </table:table-row>
            <table:table-row>
              <table:table-cell office:value-type="string">
                <text:p>-52594.46</text:p>
              </table:table-cell>
              <table:table-cell office:value-type="float" office:value="7.70777777777778">
                <text:p>7.70777777777778</text:p>
              </table:table-cell>
            </table:table-row>
            <table:table-row>
              <table:table-cell office:value-type="string">
                <text:p>-52544.55</text:p>
              </table:table-cell>
              <table:table-cell office:value-type="float" office:value="7.74666666666667">
                <text:p>7.74666666666667</text:p>
              </table:table-cell>
            </table:table-row>
            <table:table-row>
              <table:table-cell office:value-type="string">
                <text:p>-52494.61</text:p>
              </table:table-cell>
              <table:table-cell office:value-type="float" office:value="7.96333333333333">
                <text:p>7.96333333333333</text:p>
              </table:table-cell>
            </table:table-row>
            <table:table-row>
              <table:table-cell office:value-type="string">
                <text:p>-52445.88</text:p>
              </table:table-cell>
              <table:table-cell office:value-type="float" office:value="8.19333333333333">
                <text:p>8.19333333333333</text:p>
              </table:table-cell>
            </table:table-row>
            <table:table-row>
              <table:table-cell office:value-type="string">
                <text:p>-52397.49</text:p>
              </table:table-cell>
              <table:table-cell office:value-type="float" office:value="8.37777777777778">
                <text:p>8.37777777777778</text:p>
              </table:table-cell>
            </table:table-row>
            <table:table-row>
              <table:table-cell office:value-type="string">
                <text:p>-52350.68</text:p>
              </table:table-cell>
              <table:table-cell office:value-type="float" office:value="8.50333333333333">
                <text:p>8.50333333333333</text:p>
              </table:table-cell>
            </table:table-row>
            <table:table-row>
              <table:table-cell office:value-type="string">
                <text:p>-52306.4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-52263.0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-52218.86</text:p>
              </table:table-cell>
              <table:table-cell office:value-type="float" office:value="8.67111111111111">
                <text:p>8.67111111111111</text:p>
              </table:table-cell>
            </table:table-row>
            <table:table-row>
              <table:table-cell office:value-type="string">
                <text:p>-52174.96</text:p>
              </table:table-cell>
              <table:table-cell office:value-type="float" office:value="8.74333333333333">
                <text:p>8.74333333333333</text:p>
              </table:table-cell>
            </table:table-row>
            <table:table-row>
              <table:table-cell office:value-type="string">
                <text:p>-52127.61</text:p>
              </table:table-cell>
              <table:table-cell office:value-type="float" office:value="8.80111111111111">
                <text:p>8.80111111111111</text:p>
              </table:table-cell>
            </table:table-row>
            <table:table-row>
              <table:table-cell office:value-type="string">
                <text:p>-52080.56</text:p>
              </table:table-cell>
              <table:table-cell office:value-type="float" office:value="8.78777777777778">
                <text:p>8.78777777777778</text:p>
              </table:table-cell>
            </table:table-row>
            <table:table-row>
              <table:table-cell office:value-type="string">
                <text:p>-52033.99</text:p>
              </table:table-cell>
              <table:table-cell office:value-type="float" office:value="8.74111111111111">
                <text:p>8.74111111111111</text:p>
              </table:table-cell>
            </table:table-row>
            <table:table-row>
              <table:table-cell office:value-type="string">
                <text:p>-51987.77</text:p>
              </table:table-cell>
              <table:table-cell office:value-type="float" office:value="8.78777777777778">
                <text:p>8.78777777777778</text:p>
              </table:table-cell>
            </table:table-row>
            <table:table-row>
              <table:table-cell office:value-type="string">
                <text:p>-51942.65</text:p>
              </table:table-cell>
              <table:table-cell office:value-type="float" office:value="8.67666666666667">
                <text:p>8.67666666666667</text:p>
              </table:table-cell>
            </table:table-row>
            <table:table-row>
              <table:table-cell office:value-type="string">
                <text:p>-51898.43</text:p>
              </table:table-cell>
              <table:table-cell office:value-type="float" office:value="8.68888888888889">
                <text:p>8.68888888888889</text:p>
              </table:table-cell>
            </table:table-row>
            <table:table-row>
              <table:table-cell office:value-type="string">
                <text:p>-51853.98</text:p>
              </table:table-cell>
              <table:table-cell office:value-type="float" office:value="8.61222222222222">
                <text:p>8.61222222222222</text:p>
              </table:table-cell>
            </table:table-row>
            <table:table-row>
              <table:table-cell office:value-type="string">
                <text:p>-51810.93</text:p>
              </table:table-cell>
              <table:table-cell office:value-type="float" office:value="8.67777777777778">
                <text:p>8.67777777777778</text:p>
              </table:table-cell>
            </table:table-row>
            <table:table-row>
              <table:table-cell office:value-type="string">
                <text:p>-51763.88</text:p>
              </table:table-cell>
              <table:table-cell office:value-type="float" office:value="8.67222222222222">
                <text:p>8.67222222222222</text:p>
              </table:table-cell>
            </table:table-row>
            <table:table-row>
              <table:table-cell office:value-type="string">
                <text:p>-51715.66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-51667.31</text:p>
              </table:table-cell>
              <table:table-cell office:value-type="float" office:value="8.73777777777778">
                <text:p>8.73777777777778</text:p>
              </table:table-cell>
            </table:table-row>
            <table:table-row>
              <table:table-cell office:value-type="string">
                <text:p>-51621.46</text:p>
              </table:table-cell>
              <table:table-cell office:value-type="float" office:value="8.87777777777778">
                <text:p>8.87777777777778</text:p>
              </table:table-cell>
            </table:table-row>
            <table:table-row>
              <table:table-cell office:value-type="string">
                <text:p>-51576.24</text:p>
              </table:table-cell>
              <table:table-cell office:value-type="float" office:value="8.94666666666667">
                <text:p>8.94666666666667</text:p>
              </table:table-cell>
            </table:table-row>
            <table:table-row>
              <table:table-cell office:value-type="string">
                <text:p>-51532.05</text:p>
              </table:table-cell>
              <table:table-cell office:value-type="float" office:value="9.13666666666667">
                <text:p>9.13666666666667</text:p>
              </table:table-cell>
            </table:table-row>
            <table:table-row>
              <table:table-cell office:value-type="string">
                <text:p>-51489.73</text:p>
              </table:table-cell>
              <table:table-cell office:value-type="float" office:value="9.32444444444444">
                <text:p>9.32444444444444</text:p>
              </table:table-cell>
            </table:table-row>
            <table:table-row>
              <table:table-cell office:value-type="string">
                <text:p>-51449.07</text:p>
              </table:table-cell>
              <table:table-cell office:value-type="float" office:value="9.56444444444444">
                <text:p>9.56444444444444</text:p>
              </table:table-cell>
            </table:table-row>
            <table:table-row>
              <table:table-cell office:value-type="string">
                <text:p>-51408.88</text:p>
              </table:table-cell>
              <table:table-cell office:value-type="float" office:value="9.63888888888889">
                <text:p>9.63888888888889</text:p>
              </table:table-cell>
            </table:table-row>
            <table:table-row>
              <table:table-cell office:value-type="string">
                <text:p>-51368.36</text:p>
              </table:table-cell>
              <table:table-cell office:value-type="float" office:value="9.77444444444444">
                <text:p>9.77444444444444</text:p>
              </table:table-cell>
            </table:table-row>
            <table:table-row>
              <table:table-cell office:value-type="string">
                <text:p>-51327.64</text:p>
              </table:table-cell>
              <table:table-cell office:value-type="float" office:value="9.77444444444444">
                <text:p>9.77444444444444</text:p>
              </table:table-cell>
            </table:table-row>
            <table:table-row>
              <table:table-cell office:value-type="string">
                <text:p>-51286.65</text:p>
              </table:table-cell>
              <table:table-cell office:value-type="float" office:value="9.72333333333333">
                <text:p>9.72333333333333</text:p>
              </table:table-cell>
            </table:table-row>
            <table:table-row>
              <table:table-cell office:value-type="string">
                <text:p>-51244.92</text:p>
              </table:table-cell>
              <table:table-cell office:value-type="float" office:value="9.80555555555556">
                <text:p>9.80555555555556</text:p>
              </table:table-cell>
            </table:table-row>
            <table:table-row>
              <table:table-cell office:value-type="string">
                <text:p>-51203.28</text:p>
              </table:table-cell>
              <table:table-cell office:value-type="float" office:value="9.64888888888889">
                <text:p>9.64888888888889</text:p>
              </table:table-cell>
            </table:table-row>
            <table:table-row>
              <table:table-cell office:value-type="string">
                <text:p>-51159.52</text:p>
              </table:table-cell>
              <table:table-cell office:value-type="float" office:value="9.44111111111111">
                <text:p>9.44111111111111</text:p>
              </table:table-cell>
            </table:table-row>
            <table:table-row>
              <table:table-cell office:value-type="string">
                <text:p>-51117.47</text:p>
              </table:table-cell>
              <table:table-cell office:value-type="float" office:value="9.28111111111111">
                <text:p>9.28111111111111</text:p>
              </table:table-cell>
            </table:table-row>
            <table:table-row>
              <table:table-cell office:value-type="string">
                <text:p>-51076.15</text:p>
              </table:table-cell>
              <table:table-cell office:value-type="float" office:value="9.15333333333333">
                <text:p>9.15333333333333</text:p>
              </table:table-cell>
            </table:table-row>
            <table:table-row>
              <table:table-cell office:value-type="string">
                <text:p>-51032.16</text:p>
              </table:table-cell>
              <table:table-cell office:value-type="float" office:value="9.07555555555556">
                <text:p>9.07555555555556</text:p>
              </table:table-cell>
            </table:table-row>
            <table:table-row>
              <table:table-cell office:value-type="string">
                <text:p>-50984.63</text:p>
              </table:table-cell>
              <table:table-cell office:value-type="float" office:value="9.12777777777778">
                <text:p>9.12777777777778</text:p>
              </table:table-cell>
            </table:table-row>
            <table:table-row>
              <table:table-cell office:value-type="string">
                <text:p>-50937.66</text:p>
              </table:table-cell>
              <table:table-cell office:value-type="float" office:value="9.13555555555556">
                <text:p>9.13555555555556</text:p>
              </table:table-cell>
            </table:table-row>
            <table:table-row>
              <table:table-cell office:value-type="string">
                <text:p>-50892.57</text:p>
              </table:table-cell>
              <table:table-cell office:value-type="float" office:value="9.02777777777778">
                <text:p>9.02777777777778</text:p>
              </table:table-cell>
            </table:table-row>
            <table:table-row>
              <table:table-cell office:value-type="string">
                <text:p>-50849.26</text:p>
              </table:table-cell>
              <table:table-cell office:value-type="float" office:value="8.91333333333333">
                <text:p>8.91333333333333</text:p>
              </table:table-cell>
            </table:table-row>
            <table:table-row>
              <table:table-cell office:value-type="string">
                <text:p>-50807.07</text:p>
              </table:table-cell>
              <table:table-cell office:value-type="float" office:value="8.91111111111111">
                <text:p>8.91111111111111</text:p>
              </table:table-cell>
            </table:table-row>
            <table:table-row>
              <table:table-cell office:value-type="string">
                <text:p>-50763.39</text:p>
              </table:table-cell>
              <table:table-cell office:value-type="float" office:value="9.00555555555556">
                <text:p>9.00555555555556</text:p>
              </table:table-cell>
            </table:table-row>
            <table:table-row>
              <table:table-cell office:value-type="string">
                <text:p>-50717.99</text:p>
              </table:table-cell>
              <table:table-cell office:value-type="float" office:value="8.95888888888889">
                <text:p>8.95888888888889</text:p>
              </table:table-cell>
            </table:table-row>
            <table:table-row>
              <table:table-cell office:value-type="string">
                <text:p>-50674.86</text:p>
              </table:table-cell>
              <table:table-cell office:value-type="float" office:value="9.01666666666667">
                <text:p>9.01666666666667</text:p>
              </table:table-cell>
            </table:table-row>
            <table:table-row>
              <table:table-cell office:value-type="string">
                <text:p>-50629.5</text:p>
              </table:table-cell>
              <table:table-cell office:value-type="float" office:value="9.02111111111111">
                <text:p>9.02111111111111</text:p>
              </table:table-cell>
            </table:table-row>
            <table:table-row>
              <table:table-cell office:value-type="string">
                <text:p>-50584.52</text:p>
              </table:table-cell>
              <table:table-cell office:value-type="float" office:value="8.78333333333333">
                <text:p>8.78333333333333</text:p>
              </table:table-cell>
            </table:table-row>
            <table:table-row>
              <table:table-cell office:value-type="string">
                <text:p>-50537.6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-50493.02</text:p>
              </table:table-cell>
              <table:table-cell office:value-type="float" office:value="8.74444444444445">
                <text:p>8.74444444444445</text:p>
              </table:table-cell>
            </table:table-row>
            <table:table-row>
              <table:table-cell office:value-type="string">
                <text:p>-50448.06</text:p>
              </table:table-cell>
              <table:table-cell office:value-type="float" office:value="8.62888888888889">
                <text:p>8.62888888888889</text:p>
              </table:table-cell>
            </table:table-row>
            <table:table-row>
              <table:table-cell office:value-type="string">
                <text:p>-50401.89</text:p>
              </table:table-cell>
              <table:table-cell office:value-type="float" office:value="8.52666666666667">
                <text:p>8.52666666666667</text:p>
              </table:table-cell>
            </table:table-row>
            <table:table-row>
              <table:table-cell office:value-type="string">
                <text:p>-50355.24</text:p>
              </table:table-cell>
              <table:table-cell office:value-type="float" office:value="8.49777777777778">
                <text:p>8.49777777777778</text:p>
              </table:table-cell>
            </table:table-row>
            <table:table-row>
              <table:table-cell office:value-type="string">
                <text:p>-50308.27</text:p>
              </table:table-cell>
              <table:table-cell office:value-type="float" office:value="8.69777777777778">
                <text:p>8.69777777777778</text:p>
              </table:table-cell>
            </table:table-row>
            <table:table-row>
              <table:table-cell office:value-type="string">
                <text:p>-50261.7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-50212.78</text:p>
              </table:table-cell>
              <table:table-cell office:value-type="float" office:value="8.78111111111111">
                <text:p>8.78111111111111</text:p>
              </table:table-cell>
            </table:table-row>
            <table:table-row>
              <table:table-cell office:value-type="string">
                <text:p>-50167.36</text:p>
              </table:table-cell>
              <table:table-cell office:value-type="float" office:value="8.86777777777778">
                <text:p>8.86777777777778</text:p>
              </table:table-cell>
            </table:table-row>
            <table:table-row>
              <table:table-cell office:value-type="string">
                <text:p>-50124.91</text:p>
              </table:table-cell>
              <table:table-cell office:value-type="float" office:value="8.87444444444444">
                <text:p>8.87444444444444</text:p>
              </table:table-cell>
            </table:table-row>
            <table:table-row>
              <table:table-cell office:value-type="string">
                <text:p>-50082.05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-50039.66</text:p>
              </table:table-cell>
              <table:table-cell office:value-type="float" office:value="8.97222222222222">
                <text:p>8.97222222222222</text:p>
              </table:table-cell>
            </table:table-row>
            <table:table-row>
              <table:table-cell office:value-type="string">
                <text:p>-49996.81</text:p>
              </table:table-cell>
              <table:table-cell office:value-type="float" office:value="9.04222222222222">
                <text:p>9.04222222222222</text:p>
              </table:table-cell>
            </table:table-row>
            <table:table-row>
              <table:table-cell office:value-type="string">
                <text:p>-49951.38</text:p>
              </table:table-cell>
              <table:table-cell office:value-type="float" office:value="9.05555555555556">
                <text:p>9.05555555555556</text:p>
              </table:table-cell>
            </table:table-row>
            <table:table-row>
              <table:table-cell office:value-type="string">
                <text:p>-49904.36</text:p>
              </table:table-cell>
              <table:table-cell office:value-type="float" office:value="8.82111111111111">
                <text:p>8.82111111111111</text:p>
              </table:table-cell>
            </table:table-row>
            <table:table-row>
              <table:table-cell office:value-type="string">
                <text:p>-49861.3</text:p>
              </table:table-cell>
              <table:table-cell office:value-type="float" office:value="8.79777777777778">
                <text:p>8.79777777777778</text:p>
              </table:table-cell>
            </table:table-row>
            <table:table-row>
              <table:table-cell office:value-type="string">
                <text:p>-49815.24</text:p>
              </table:table-cell>
              <table:table-cell office:value-type="float" office:value="8.48777777777778">
                <text:p>8.48777777777778</text:p>
              </table:table-cell>
            </table:table-row>
            <table:table-row>
              <table:table-cell office:value-type="string">
                <text:p>-49768.86</text:p>
              </table:table-cell>
              <table:table-cell office:value-type="float" office:value="8.48666666666667">
                <text:p>8.48666666666667</text:p>
              </table:table-cell>
            </table:table-row>
            <table:table-row>
              <table:table-cell office:value-type="string">
                <text:p>-49720.9</text:p>
              </table:table-cell>
              <table:table-cell office:value-type="float" office:value="8.46888888888889">
                <text:p>8.46888888888889</text:p>
              </table:table-cell>
            </table:table-row>
            <table:table-row>
              <table:table-cell office:value-type="string">
                <text:p>-49672.46</text:p>
              </table:table-cell>
              <table:table-cell office:value-type="float" office:value="8.49111111111111">
                <text:p>8.49111111111111</text:p>
              </table:table-cell>
            </table:table-row>
            <table:table-row>
              <table:table-cell office:value-type="string">
                <text:p>-49624.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-49578.47</text:p>
              </table:table-cell>
              <table:table-cell office:value-type="float" office:value="8.28555555555555">
                <text:p>8.28555555555555</text:p>
              </table:table-cell>
            </table:table-row>
            <table:table-row>
              <table:table-cell office:value-type="string">
                <text:p>-49532.79</text:p>
              </table:table-cell>
              <table:table-cell office:value-type="float" office:value="8.18444444444444">
                <text:p>8.18444444444444</text:p>
              </table:table-cell>
            </table:table-row>
            <table:table-row>
              <table:table-cell office:value-type="string">
                <text:p>-49485.7</text:p>
              </table:table-cell>
              <table:table-cell office:value-type="float" office:value="8.22888888888889">
                <text:p>8.22888888888889</text:p>
              </table:table-cell>
            </table:table-row>
            <table:table-row>
              <table:table-cell office:value-type="string">
                <text:p>-49436.97</text:p>
              </table:table-cell>
              <table:table-cell office:value-type="float" office:value="8.15666666666667">
                <text:p>8.15666666666667</text:p>
              </table:table-cell>
            </table:table-row>
            <table:table-row>
              <table:table-cell office:value-type="string">
                <text:p>-49389.15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-49340.67</text:p>
              </table:table-cell>
              <table:table-cell office:value-type="float" office:value="8.00444444444444">
                <text:p>8.00444444444444</text:p>
              </table:table-cell>
            </table:table-row>
            <table:table-row>
              <table:table-cell office:value-type="string">
                <text:p>-49292.35</text:p>
              </table:table-cell>
              <table:table-cell office:value-type="float" office:value="7.84666666666667">
                <text:p>7.84666666666667</text:p>
              </table:table-cell>
            </table:table-row>
            <table:table-row>
              <table:table-cell office:value-type="string">
                <text:p>-49242.89</text:p>
              </table:table-cell>
              <table:table-cell office:value-type="float" office:value="7.83555555555556">
                <text:p>7.83555555555556</text:p>
              </table:table-cell>
            </table:table-row>
            <table:table-row>
              <table:table-cell office:value-type="string">
                <text:p>-49192.75</text:p>
              </table:table-cell>
              <table:table-cell office:value-type="float" office:value="7.89333333333333">
                <text:p>7.89333333333333</text:p>
              </table:table-cell>
            </table:table-row>
            <table:table-row>
              <table:table-cell office:value-type="string">
                <text:p>-49142.34</text:p>
              </table:table-cell>
              <table:table-cell office:value-type="float" office:value="7.82666666666667">
                <text:p>7.82666666666667</text:p>
              </table:table-cell>
            </table:table-row>
            <table:table-row>
              <table:table-cell office:value-type="string">
                <text:p>-49090.8</text:p>
              </table:table-cell>
              <table:table-cell office:value-type="float" office:value="7.77333333333333">
                <text:p>7.77333333333333</text:p>
              </table:table-cell>
            </table:table-row>
            <table:table-row>
              <table:table-cell office:value-type="string">
                <text:p>-49043.12</text:p>
              </table:table-cell>
              <table:table-cell office:value-type="float" office:value="7.81333333333333">
                <text:p>7.81333333333333</text:p>
              </table:table-cell>
            </table:table-row>
            <table:table-row>
              <table:table-cell office:value-type="string">
                <text:p>-48995.41</text:p>
              </table:table-cell>
              <table:table-cell office:value-type="float" office:value="7.78444444444444">
                <text:p>7.78444444444444</text:p>
              </table:table-cell>
            </table:table-row>
            <table:table-row>
              <table:table-cell office:value-type="string">
                <text:p>-48945.84</text:p>
              </table:table-cell>
              <table:table-cell office:value-type="float" office:value="7.82444444444444">
                <text:p>7.82444444444444</text:p>
              </table:table-cell>
            </table:table-row>
            <table:table-row>
              <table:table-cell office:value-type="string">
                <text:p>-48896.2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-48847.71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-48798.6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-48750.59</text:p>
              </table:table-cell>
              <table:table-cell office:value-type="float" office:value="7.78666666666667">
                <text:p>7.78666666666667</text:p>
              </table:table-cell>
            </table:table-row>
            <table:table-row>
              <table:table-cell office:value-type="string">
                <text:p>-48702.47</text:p>
              </table:table-cell>
              <table:table-cell office:value-type="float" office:value="7.97888888888889">
                <text:p>7.97888888888889</text:p>
              </table:table-cell>
            </table:table-row>
            <table:table-row>
              <table:table-cell office:value-type="string">
                <text:p>-48651.93</text:p>
              </table:table-cell>
              <table:table-cell office:value-type="float" office:value="8.02888888888889">
                <text:p>8.02888888888889</text:p>
              </table:table-cell>
            </table:table-row>
            <table:table-row>
              <table:table-cell office:value-type="string">
                <text:p>-48601.13</text:p>
              </table:table-cell>
              <table:table-cell office:value-type="float" office:value="7.97666666666667">
                <text:p>7.97666666666667</text:p>
              </table:table-cell>
            </table:table-row>
            <table:table-row>
              <table:table-cell office:value-type="string">
                <text:p>-48553.32</text:p>
              </table:table-cell>
              <table:table-cell office:value-type="float" office:value="7.97444444444444">
                <text:p>7.97444444444444</text:p>
              </table:table-cell>
            </table:table-row>
            <table:table-row>
              <table:table-cell office:value-type="string">
                <text:p>-48508.06</text:p>
              </table:table-cell>
              <table:table-cell office:value-type="float" office:value="7.91777777777778">
                <text:p>7.91777777777778</text:p>
              </table:table-cell>
            </table:table-row>
            <table:table-row>
              <table:table-cell office:value-type="string">
                <text:p>-48460.58</text:p>
              </table:table-cell>
              <table:table-cell office:value-type="float" office:value="7.83222222222222">
                <text:p>7.83222222222222</text:p>
              </table:table-cell>
            </table:table-row>
            <table:table-row>
              <table:table-cell office:value-type="string">
                <text:p>-48411.87</text:p>
              </table:table-cell>
              <table:table-cell office:value-type="float" office:value="8.01111111111111">
                <text:p>8.01111111111111</text:p>
              </table:table-cell>
            </table:table-row>
            <table:table-row>
              <table:table-cell office:value-type="string">
                <text:p>-48361.41</text:p>
              </table:table-cell>
              <table:table-cell office:value-type="float" office:value="8.06333333333333">
                <text:p>8.06333333333333</text:p>
              </table:table-cell>
            </table:table-row>
            <table:table-row>
              <table:table-cell office:value-type="string">
                <text:p>-48310.76</text:p>
              </table:table-cell>
              <table:table-cell office:value-type="float" office:value="8.12222222222222">
                <text:p>8.12222222222222</text:p>
              </table:table-cell>
            </table:table-row>
            <table:table-row>
              <table:table-cell office:value-type="string">
                <text:p>-48262.33</text:p>
              </table:table-cell>
              <table:table-cell office:value-type="float" office:value="7.96444444444444">
                <text:p>7.96444444444444</text:p>
              </table:table-cell>
            </table:table-row>
            <table:table-row>
              <table:table-cell office:value-type="string">
                <text:p>-48215.88</text:p>
              </table:table-cell>
              <table:table-cell office:value-type="float" office:value="7.83888888888889">
                <text:p>7.83888888888889</text:p>
              </table:table-cell>
            </table:table-row>
            <table:table-row>
              <table:table-cell office:value-type="string">
                <text:p>-48168.28</text:p>
              </table:table-cell>
              <table:table-cell office:value-type="float" office:value="7.79111111111111">
                <text:p>7.79111111111111</text:p>
              </table:table-cell>
            </table:table-row>
            <table:table-row>
              <table:table-cell office:value-type="string">
                <text:p>-48120.91</text:p>
              </table:table-cell>
              <table:table-cell office:value-type="float" office:value="7.77222222222222">
                <text:p>7.77222222222222</text:p>
              </table:table-cell>
            </table:table-row>
            <table:table-row>
              <table:table-cell office:value-type="string">
                <text:p>-48071.63</text:p>
              </table:table-cell>
              <table:table-cell office:value-type="float" office:value="7.90888888888889">
                <text:p>7.90888888888889</text:p>
              </table:table-cell>
            </table:table-row>
            <table:table-row>
              <table:table-cell office:value-type="string">
                <text:p>-48019.77</text:p>
              </table:table-cell>
              <table:table-cell office:value-type="float" office:value="7.83666666666667">
                <text:p>7.83666666666667</text:p>
              </table:table-cell>
            </table:table-row>
            <table:table-row>
              <table:table-cell office:value-type="string">
                <text:p>-47968.44</text:p>
              </table:table-cell>
              <table:table-cell office:value-type="float" office:value="7.70333333333333">
                <text:p>7.70333333333333</text:p>
              </table:table-cell>
            </table:table-row>
            <table:table-row>
              <table:table-cell office:value-type="string">
                <text:p>-47918.68</text:p>
              </table:table-cell>
              <table:table-cell office:value-type="float" office:value="7.79888888888889">
                <text:p>7.79888888888889</text:p>
              </table:table-cell>
            </table:table-row>
            <table:table-row>
              <table:table-cell office:value-type="string">
                <text:p>-47870.11</text:p>
              </table:table-cell>
              <table:table-cell office:value-type="float" office:value="7.70888888888889">
                <text:p>7.70888888888889</text:p>
              </table:table-cell>
            </table:table-row>
            <table:table-row>
              <table:table-cell office:value-type="string">
                <text:p>-47820.22</text:p>
              </table:table-cell>
              <table:table-cell office:value-type="float" office:value="7.65555555555556">
                <text:p>7.65555555555556</text:p>
              </table:table-cell>
            </table:table-row>
            <table:table-row>
              <table:table-cell office:value-type="string">
                <text:p>-47770.76</text:p>
              </table:table-cell>
              <table:table-cell office:value-type="float" office:value="7.81444444444444">
                <text:p>7.81444444444444</text:p>
              </table:table-cell>
            </table:table-row>
            <table:table-row>
              <table:table-cell office:value-type="string">
                <text:p>-47723.03</text:p>
              </table:table-cell>
              <table:table-cell office:value-type="float" office:value="7.85111111111111">
                <text:p>7.85111111111111</text:p>
              </table:table-cell>
            </table:table-row>
            <table:table-row>
              <table:table-cell office:value-type="string">
                <text:p>-47674.29</text:p>
              </table:table-cell>
              <table:table-cell office:value-type="float" office:value="7.81888888888889">
                <text:p>7.81888888888889</text:p>
              </table:table-cell>
            </table:table-row>
            <table:table-row>
              <table:table-cell office:value-type="string">
                <text:p>-47624.62</text:p>
              </table:table-cell>
              <table:table-cell office:value-type="float" office:value="7.70111111111111">
                <text:p>7.70111111111111</text:p>
              </table:table-cell>
            </table:table-row>
            <table:table-row>
              <table:table-cell office:value-type="string">
                <text:p>-47576.34</text:p>
              </table:table-cell>
              <table:table-cell office:value-type="float" office:value="7.62111111111111">
                <text:p>7.62111111111111</text:p>
              </table:table-cell>
            </table:table-row>
            <table:table-row>
              <table:table-cell office:value-type="string">
                <text:p>-47527.17</text:p>
              </table:table-cell>
              <table:table-cell office:value-type="float" office:value="7.62777777777778">
                <text:p>7.62777777777778</text:p>
              </table:table-cell>
            </table:table-row>
            <table:table-row>
              <table:table-cell office:value-type="string">
                <text:p>-47475.76</text:p>
              </table:table-cell>
              <table:table-cell office:value-type="float" office:value="7.41111111111111">
                <text:p>7.41111111111111</text:p>
              </table:table-cell>
            </table:table-row>
            <table:table-row>
              <table:table-cell office:value-type="string">
                <text:p>-47424.69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-47371.54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-47319.49</text:p>
              </table:table-cell>
              <table:table-cell office:value-type="float" office:value="7.26666666666667">
                <text:p>7.26666666666667</text:p>
              </table:table-cell>
            </table:table-row>
            <table:table-row>
              <table:table-cell office:value-type="string">
                <text:p>-47267.61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-47216.77</text:p>
              </table:table-cell>
              <table:table-cell office:value-type="float" office:value="7.25333333333333">
                <text:p>7.25333333333333</text:p>
              </table:table-cell>
            </table:table-row>
            <table:table-row>
              <table:table-cell office:value-type="string">
                <text:p>-47164.61</text:p>
              </table:table-cell>
              <table:table-cell office:value-type="float" office:value="7.34444444444444">
                <text:p>7.34444444444444</text:p>
              </table:table-cell>
            </table:table-row>
            <table:table-row>
              <table:table-cell office:value-type="string">
                <text:p>-47113.27</text:p>
              </table:table-cell>
              <table:table-cell office:value-type="float" office:value="7.49777777777778">
                <text:p>7.49777777777778</text:p>
              </table:table-cell>
            </table:table-row>
            <table:table-row>
              <table:table-cell office:value-type="string">
                <text:p>-47062.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-47012.39</text:p>
              </table:table-cell>
              <table:table-cell office:value-type="float" office:value="7.54666666666667">
                <text:p>7.54666666666667</text:p>
              </table:table-cell>
            </table:table-row>
            <table:table-row>
              <table:table-cell office:value-type="string">
                <text:p>-46965.27</text:p>
              </table:table-cell>
              <table:table-cell office:value-type="float" office:value="7.43111111111111">
                <text:p>7.43111111111111</text:p>
              </table:table-cell>
            </table:table-row>
            <table:table-row>
              <table:table-cell office:value-type="string">
                <text:p>-46917.39</text:p>
              </table:table-cell>
              <table:table-cell office:value-type="float" office:value="7.56888888888889">
                <text:p>7.56888888888889</text:p>
              </table:table-cell>
            </table:table-row>
            <table:table-row>
              <table:table-cell office:value-type="string">
                <text:p>-46868.96</text:p>
              </table:table-cell>
              <table:table-cell office:value-type="float" office:value="7.57222222222222">
                <text:p>7.57222222222222</text:p>
              </table:table-cell>
            </table:table-row>
            <table:table-row>
              <table:table-cell office:value-type="string">
                <text:p>-46815.58</text:p>
              </table:table-cell>
              <table:table-cell office:value-type="float" office:value="7.47888888888889">
                <text:p>7.47888888888889</text:p>
              </table:table-cell>
            </table:table-row>
            <table:table-row>
              <table:table-cell office:value-type="string">
                <text:p>-46761.83</text:p>
              </table:table-cell>
              <table:table-cell office:value-type="float" office:value="7.54222222222222">
                <text:p>7.54222222222222</text:p>
              </table:table-cell>
            </table:table-row>
            <table:table-row>
              <table:table-cell office:value-type="string">
                <text:p>-46713.73</text:p>
              </table:table-cell>
              <table:table-cell office:value-type="float" office:value="7.45666666666667">
                <text:p>7.45666666666667</text:p>
              </table:table-cell>
            </table:table-row>
            <table:table-row>
              <table:table-cell office:value-type="string">
                <text:p>-46663.13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-46608.3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-46560.13</text:p>
              </table:table-cell>
              <table:table-cell office:value-type="float" office:value="7.68222222222222">
                <text:p>7.68222222222222</text:p>
              </table:table-cell>
            </table:table-row>
            <table:table-row>
              <table:table-cell office:value-type="string">
                <text:p>-46510.99</text:p>
              </table:table-cell>
              <table:table-cell office:value-type="float" office:value="7.71888888888889">
                <text:p>7.71888888888889</text:p>
              </table:table-cell>
            </table:table-row>
            <table:table-row>
              <table:table-cell office:value-type="string">
                <text:p>-46463.7</text:p>
              </table:table-cell>
              <table:table-cell office:value-type="float" office:value="7.67666666666667">
                <text:p>7.67666666666667</text:p>
              </table:table-cell>
            </table:table-row>
            <table:table-row>
              <table:table-cell office:value-type="string">
                <text:p>-46416.52</text:p>
              </table:table-cell>
              <table:table-cell office:value-type="float" office:value="7.63444444444444">
                <text:p>7.63444444444444</text:p>
              </table:table-cell>
            </table:table-row>
            <table:table-row>
              <table:table-cell office:value-type="string">
                <text:p>-46368.1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-46317.76</text:p>
              </table:table-cell>
              <table:table-cell office:value-type="float" office:value="7.51666666666667">
                <text:p>7.51666666666667</text:p>
              </table:table-cell>
            </table:table-row>
            <table:table-row>
              <table:table-cell office:value-type="string">
                <text:p>-46267.07</text:p>
              </table:table-cell>
              <table:table-cell office:value-type="float" office:value="7.44888888888889">
                <text:p>7.44888888888889</text:p>
              </table:table-cell>
            </table:table-row>
            <table:table-row>
              <table:table-cell office:value-type="string">
                <text:p>-46214.93</text:p>
              </table:table-cell>
              <table:table-cell office:value-type="float" office:value="7.21111111111111">
                <text:p>7.21111111111111</text:p>
              </table:table-cell>
            </table:table-row>
            <table:table-row>
              <table:table-cell office:value-type="string">
                <text:p>-46160.99</text:p>
              </table:table-cell>
              <table:table-cell office:value-type="float" office:value="7.14222222222222">
                <text:p>7.14222222222222</text:p>
              </table:table-cell>
            </table:table-row>
            <table:table-row>
              <table:table-cell office:value-type="string">
                <text:p>-46108</text:p>
              </table:table-cell>
              <table:table-cell office:value-type="float" office:value="7.15888888888889">
                <text:p>7.15888888888889</text:p>
              </table:table-cell>
            </table:table-row>
            <table:table-row>
              <table:table-cell office:value-type="string">
                <text:p>-46054.91</text:p>
              </table:table-cell>
              <table:table-cell office:value-type="float" office:value="7.19555555555556">
                <text:p>7.19555555555556</text:p>
              </table:table-cell>
            </table:table-row>
            <table:table-row>
              <table:table-cell office:value-type="string">
                <text:p>-45999.95</text:p>
              </table:table-cell>
              <table:table-cell office:value-type="float" office:value="7.21555555555555">
                <text:p>7.21555555555555</text:p>
              </table:table-cell>
            </table:table-row>
            <table:table-row>
              <table:table-cell office:value-type="string">
                <text:p>-45950.27</text:p>
              </table:table-cell>
              <table:table-cell office:value-type="float" office:value="7.40111111111111">
                <text:p>7.40111111111111</text:p>
              </table:table-cell>
            </table:table-row>
            <table:table-row>
              <table:table-cell office:value-type="string">
                <text:p>-45902.42</text:p>
              </table:table-cell>
              <table:table-cell office:value-type="float" office:value="7.65777777777778">
                <text:p>7.65777777777778</text:p>
              </table:table-cell>
            </table:table-row>
            <table:table-row>
              <table:table-cell office:value-type="string">
                <text:p>-45853.26</text:p>
              </table:table-cell>
              <table:table-cell office:value-type="float" office:value="7.74888888888889">
                <text:p>7.74888888888889</text:p>
              </table:table-cell>
            </table:table-row>
            <table:table-row>
              <table:table-cell office:value-type="string">
                <text:p>-45805.29</text:p>
              </table:table-cell>
              <table:table-cell office:value-type="float" office:value="7.85111111111111">
                <text:p>7.85111111111111</text:p>
              </table:table-cell>
            </table:table-row>
            <table:table-row>
              <table:table-cell office:value-type="string">
                <text:p>-45759.57</text:p>
              </table:table-cell>
              <table:table-cell office:value-type="float" office:value="8.09666666666667">
                <text:p>8.09666666666667</text:p>
              </table:table-cell>
            </table:table-row>
            <table:table-row>
              <table:table-cell office:value-type="string">
                <text:p>-45713.94</text:p>
              </table:table-cell>
              <table:table-cell office:value-type="float" office:value="8.12777777777778">
                <text:p>8.12777777777778</text:p>
              </table:table-cell>
            </table:table-row>
            <table:table-row>
              <table:table-cell office:value-type="string">
                <text:p>-45666.45</text:p>
              </table:table-cell>
              <table:table-cell office:value-type="float" office:value="8.13444444444444">
                <text:p>8.13444444444444</text:p>
              </table:table-cell>
            </table:table-row>
            <table:table-row>
              <table:table-cell office:value-type="string">
                <text:p>-45618.66</text:p>
              </table:table-cell>
              <table:table-cell office:value-type="float" office:value="8.19111111111111">
                <text:p>8.19111111111111</text:p>
              </table:table-cell>
            </table:table-row>
            <table:table-row>
              <table:table-cell office:value-type="string">
                <text:p>-45571.8</text:p>
              </table:table-cell>
              <table:table-cell office:value-type="float" office:value="8.24555555555555">
                <text:p>8.24555555555555</text:p>
              </table:table-cell>
            </table:table-row>
            <table:table-row>
              <table:table-cell office:value-type="string">
                <text:p>-45524.27</text:p>
              </table:table-cell>
              <table:table-cell office:value-type="float" office:value="8.20111111111111">
                <text:p>8.20111111111111</text:p>
              </table:table-cell>
            </table:table-row>
            <table:table-row>
              <table:table-cell office:value-type="string">
                <text:p>-45477.91</text:p>
              </table:table-cell>
              <table:table-cell office:value-type="float" office:value="8.34222222222222">
                <text:p>8.34222222222222</text:p>
              </table:table-cell>
            </table:table-row>
            <table:table-row>
              <table:table-cell office:value-type="string">
                <text:p>-45430.24</text:p>
              </table:table-cell>
              <table:table-cell office:value-type="float" office:value="8.42666666666667">
                <text:p>8.42666666666667</text:p>
              </table:table-cell>
            </table:table-row>
            <table:table-row>
              <table:table-cell office:value-type="string">
                <text:p>-45383.6</text:p>
              </table:table-cell>
              <table:table-cell office:value-type="float" office:value="8.51111111111111">
                <text:p>8.51111111111111</text:p>
              </table:table-cell>
            </table:table-row>
            <table:table-row>
              <table:table-cell office:value-type="string">
                <text:p>-45339.34</text:p>
              </table:table-cell>
              <table:table-cell office:value-type="float" office:value="8.50333333333333">
                <text:p>8.50333333333333</text:p>
              </table:table-cell>
            </table:table-row>
            <table:table-row>
              <table:table-cell office:value-type="string">
                <text:p>-45296.17</text:p>
              </table:table-cell>
              <table:table-cell office:value-type="float" office:value="8.52777777777778">
                <text:p>8.52777777777778</text:p>
              </table:table-cell>
            </table:table-row>
            <table:table-row>
              <table:table-cell office:value-type="string">
                <text:p>-45252.59</text:p>
              </table:table-cell>
              <table:table-cell office:value-type="float" office:value="8.57444444444444">
                <text:p>8.57444444444444</text:p>
              </table:table-cell>
            </table:table-row>
            <table:table-row>
              <table:table-cell office:value-type="string">
                <text:p>-45207.73</text:p>
              </table:table-cell>
              <table:table-cell office:value-type="float" office:value="8.65333333333333">
                <text:p>8.65333333333333</text:p>
              </table:table-cell>
            </table:table-row>
            <table:table-row>
              <table:table-cell office:value-type="string">
                <text:p>-45161.02</text:p>
              </table:table-cell>
              <table:table-cell office:value-type="float" office:value="8.67555555555556">
                <text:p>8.67555555555556</text:p>
              </table:table-cell>
            </table:table-row>
            <table:table-row>
              <table:table-cell office:value-type="string">
                <text:p>-45114.73</text:p>
              </table:table-cell>
              <table:table-cell office:value-type="float" office:value="8.76333333333333">
                <text:p>8.76333333333333</text:p>
              </table:table-cell>
            </table:table-row>
            <table:table-row>
              <table:table-cell office:value-type="string">
                <text:p>-45069.86</text:p>
              </table:table-cell>
              <table:table-cell office:value-type="float" office:value="8.55333333333333">
                <text:p>8.55333333333333</text:p>
              </table:table-cell>
            </table:table-row>
            <table:table-row>
              <table:table-cell office:value-type="string">
                <text:p>-45024.77</text:p>
              </table:table-cell>
              <table:table-cell office:value-type="float" office:value="8.54777777777778">
                <text:p>8.54777777777778</text:p>
              </table:table-cell>
            </table:table-row>
            <table:table-row>
              <table:table-cell office:value-type="string">
                <text:p>-44980.09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-44935.44</text:p>
              </table:table-cell>
              <table:table-cell office:value-type="float" office:value="8.68222222222222">
                <text:p>8.68222222222222</text:p>
              </table:table-cell>
            </table:table-row>
            <table:table-row>
              <table:table-cell office:value-type="string">
                <text:p>-44889.57</text:p>
              </table:table-cell>
              <table:table-cell office:value-type="float" office:value="8.80111111111111">
                <text:p>8.80111111111111</text:p>
              </table:table-cell>
            </table:table-row>
            <table:table-row>
              <table:table-cell office:value-type="string">
                <text:p>-44843.81</text:p>
              </table:table-cell>
              <table:table-cell office:value-type="float" office:value="8.92555555555555">
                <text:p>8.92555555555555</text:p>
              </table:table-cell>
            </table:table-row>
            <table:table-row>
              <table:table-cell office:value-type="string">
                <text:p>-44798.35</text:p>
              </table:table-cell>
              <table:table-cell office:value-type="float" office:value="9.02888888888889">
                <text:p>9.02888888888889</text:p>
              </table:table-cell>
            </table:table-row>
            <table:table-row>
              <table:table-cell office:value-type="string">
                <text:p>-44756.79</text:p>
              </table:table-cell>
              <table:table-cell office:value-type="float" office:value="9.11777777777778">
                <text:p>9.11777777777778</text:p>
              </table:table-cell>
            </table:table-row>
            <table:table-row>
              <table:table-cell office:value-type="string">
                <text:p>-44715.57</text:p>
              </table:table-cell>
              <table:table-cell office:value-type="float" office:value="9.32333333333333">
                <text:p>9.32333333333333</text:p>
              </table:table-cell>
            </table:table-row>
            <table:table-row>
              <table:table-cell office:value-type="string">
                <text:p>-44674.31</text:p>
              </table:table-cell>
              <table:table-cell office:value-type="float" office:value="9.57777777777778">
                <text:p>9.57777777777778</text:p>
              </table:table-cell>
            </table:table-row>
            <table:table-row>
              <table:table-cell office:value-type="string">
                <text:p>-44633.06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-44591.75</text:p>
              </table:table-cell>
              <table:table-cell office:value-type="float" office:value="9.85555555555556">
                <text:p>9.85555555555556</text:p>
              </table:table-cell>
            </table:table-row>
            <table:table-row>
              <table:table-cell office:value-type="string">
                <text:p>-44553.78</text:p>
              </table:table-cell>
              <table:table-cell office:value-type="float" office:value="9.80555555555556">
                <text:p>9.80555555555556</text:p>
              </table:table-cell>
            </table:table-row>
            <table:table-row>
              <table:table-cell office:value-type="string">
                <text:p>-4451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-44476.64</text:p>
              </table:table-cell>
              <table:table-cell office:value-type="float" office:value="9.63111111111111">
                <text:p>9.63111111111111</text:p>
              </table:table-cell>
            </table:table-row>
            <table:table-row>
              <table:table-cell office:value-type="string">
                <text:p>-44434.35</text:p>
              </table:table-cell>
              <table:table-cell office:value-type="float" office:value="9.54222222222222">
                <text:p>9.54222222222222</text:p>
              </table:table-cell>
            </table:table-row>
            <table:table-row>
              <table:table-cell office:value-type="string">
                <text:p>-44391.49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-44347.81</text:p>
              </table:table-cell>
              <table:table-cell office:value-type="float" office:value="9.32555555555555">
                <text:p>9.32555555555555</text:p>
              </table:table-cell>
            </table:table-row>
            <table:table-row>
              <table:table-cell office:value-type="string">
                <text:p>-44303.81</text:p>
              </table:table-cell>
              <table:table-cell office:value-type="float" office:value="9.18888888888889">
                <text:p>9.18888888888889</text:p>
              </table:table-cell>
            </table:table-row>
            <table:table-row>
              <table:table-cell office:value-type="string">
                <text:p>-44259.76</text:p>
              </table:table-cell>
              <table:table-cell office:value-type="float" office:value="8.96555555555556">
                <text:p>8.96555555555556</text:p>
              </table:table-cell>
            </table:table-row>
            <table:table-row>
              <table:table-cell office:value-type="string">
                <text:p>-44215.18</text:p>
              </table:table-cell>
              <table:table-cell office:value-type="float" office:value="8.93111111111111">
                <text:p>8.93111111111111</text:p>
              </table:table-cell>
            </table:table-row>
            <table:table-row>
              <table:table-cell office:value-type="string">
                <text:p>-44173.97</text:p>
              </table:table-cell>
              <table:table-cell office:value-type="float" office:value="8.99333333333333">
                <text:p>8.99333333333333</text:p>
              </table:table-cell>
            </table:table-row>
            <table:table-row>
              <table:table-cell office:value-type="string">
                <text:p>-44130.44</text:p>
              </table:table-cell>
              <table:table-cell office:value-type="float" office:value="9.20777777777778">
                <text:p>9.20777777777778</text:p>
              </table:table-cell>
            </table:table-row>
            <table:table-row>
              <table:table-cell office:value-type="string">
                <text:p>-44085.56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-44041.9</text:p>
              </table:table-cell>
              <table:table-cell office:value-type="float" office:value="9.29666666666667">
                <text:p>9.29666666666667</text:p>
              </table:table-cell>
            </table:table-row>
            <table:table-row>
              <table:table-cell office:value-type="string">
                <text:p>-44000.96</text:p>
              </table:table-cell>
              <table:table-cell office:value-type="float" office:value="9.33777777777778">
                <text:p>9.33777777777778</text:p>
              </table:table-cell>
            </table:table-row>
            <table:table-row>
              <table:table-cell office:value-type="string">
                <text:p>-43962.35</text:p>
              </table:table-cell>
              <table:table-cell office:value-type="float" office:value="9.31555555555556">
                <text:p>9.31555555555556</text:p>
              </table:table-cell>
            </table:table-row>
            <table:table-row>
              <table:table-cell office:value-type="string">
                <text:p>-43919.81</text:p>
              </table:table-cell>
              <table:table-cell office:value-type="float" office:value="9.21666666666667">
                <text:p>9.21666666666667</text:p>
              </table:table-cell>
            </table:table-row>
            <table:table-row>
              <table:table-cell office:value-type="string">
                <text:p>-43877.05</text:p>
              </table:table-cell>
              <table:table-cell office:value-type="float" office:value="9.29111111111111">
                <text:p>9.29111111111111</text:p>
              </table:table-cell>
            </table:table-row>
            <table:table-row>
              <table:table-cell office:value-type="string">
                <text:p>-43834.85</text:p>
              </table:table-cell>
              <table:table-cell office:value-type="float" office:value="9.17777777777778">
                <text:p>9.17777777777778</text:p>
              </table:table-cell>
            </table:table-row>
            <table:table-row>
              <table:table-cell office:value-type="string">
                <text:p>-43792.38</text:p>
              </table:table-cell>
              <table:table-cell office:value-type="float" office:value="9.16333333333333">
                <text:p>9.16333333333333</text:p>
              </table:table-cell>
            </table:table-row>
            <table:table-row>
              <table:table-cell office:value-type="string">
                <text:p>-43746.7</text:p>
              </table:table-cell>
              <table:table-cell office:value-type="float" office:value="8.86888888888889">
                <text:p>8.86888888888889</text:p>
              </table:table-cell>
            </table:table-row>
            <table:table-row>
              <table:table-cell office:value-type="string">
                <text:p>-43701.84</text:p>
              </table:table-cell>
              <table:table-cell office:value-type="float" office:value="8.79222222222222">
                <text:p>8.79222222222222</text:p>
              </table:table-cell>
            </table:table-row>
            <table:table-row>
              <table:table-cell office:value-type="string">
                <text:p>-43656.4</text:p>
              </table:table-cell>
              <table:table-cell office:value-type="float" office:value="8.66333333333333">
                <text:p>8.66333333333333</text:p>
              </table:table-cell>
            </table:table-row>
            <table:table-row>
              <table:table-cell office:value-type="string">
                <text:p>-43612.17</text:p>
              </table:table-cell>
              <table:table-cell office:value-type="float" office:value="8.57666666666667">
                <text:p>8.57666666666667</text:p>
              </table:table-cell>
            </table:table-row>
            <table:table-row>
              <table:table-cell office:value-type="string">
                <text:p>-43566.84</text:p>
              </table:table-cell>
              <table:table-cell office:value-type="float" office:value="8.44888888888889">
                <text:p>8.44888888888889</text:p>
              </table:table-cell>
            </table:table-row>
            <table:table-row>
              <table:table-cell office:value-type="string">
                <text:p>-43519.9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-43473.6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-43427.3</text:p>
              </table:table-cell>
              <table:table-cell office:value-type="float" office:value="8.33444444444444">
                <text:p>8.33444444444444</text:p>
              </table:table-cell>
            </table:table-row>
            <table:table-row>
              <table:table-cell office:value-type="string">
                <text:p>-43381.36</text:p>
              </table:table-cell>
              <table:table-cell office:value-type="float" office:value="8.18444444444444">
                <text:p>8.18444444444444</text:p>
              </table:table-cell>
            </table:table-row>
            <table:table-row>
              <table:table-cell office:value-type="string">
                <text:p>-43334.1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-43286.68</text:p>
              </table:table-cell>
              <table:table-cell office:value-type="float" office:value="8.13777777777778">
                <text:p>8.13777777777778</text:p>
              </table:table-cell>
            </table:table-row>
            <table:table-row>
              <table:table-cell office:value-type="string">
                <text:p>-43239.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43192.54</text:p>
              </table:table-cell>
              <table:table-cell office:value-type="float" office:value="7.90444444444444">
                <text:p>7.90444444444444</text:p>
              </table:table-cell>
            </table:table-row>
            <table:table-row>
              <table:table-cell office:value-type="string">
                <text:p>-43145.02</text:p>
              </table:table-cell>
              <table:table-cell office:value-type="float" office:value="7.79555555555556">
                <text:p>7.79555555555556</text:p>
              </table:table-cell>
            </table:table-row>
            <table:table-row>
              <table:table-cell office:value-type="string">
                <text:p>-43096.1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-43046.13</text:p>
              </table:table-cell>
              <table:table-cell office:value-type="float" office:value="7.61111111111111">
                <text:p>7.61111111111111</text:p>
              </table:table-cell>
            </table:table-row>
            <table:table-row>
              <table:table-cell office:value-type="string">
                <text:p>-42995.78</text:p>
              </table:table-cell>
              <table:table-cell office:value-type="float" office:value="7.51333333333333">
                <text:p>7.51333333333333</text:p>
              </table:table-cell>
            </table:table-row>
            <table:table-row>
              <table:table-cell office:value-type="string">
                <text:p>-42945.54</text:p>
              </table:table-cell>
              <table:table-cell office:value-type="float" office:value="7.40777777777778">
                <text:p>7.40777777777778</text:p>
              </table:table-cell>
            </table:table-row>
            <table:table-row>
              <table:table-cell office:value-type="string">
                <text:p>-42894.82</text:p>
              </table:table-cell>
              <table:table-cell office:value-type="float" office:value="7.32111111111111">
                <text:p>7.32111111111111</text:p>
              </table:table-cell>
            </table:table-row>
            <table:table-row>
              <table:table-cell office:value-type="string">
                <text:p>-42843.75</text:p>
              </table:table-cell>
              <table:table-cell office:value-type="float" office:value="7.17777777777778">
                <text:p>7.17777777777778</text:p>
              </table:table-cell>
            </table:table-row>
            <table:table-row>
              <table:table-cell office:value-type="string">
                <text:p>-42792.67</text:p>
              </table:table-cell>
              <table:table-cell office:value-type="float" office:value="7.11666666666667">
                <text:p>7.11666666666667</text:p>
              </table:table-cell>
            </table:table-row>
            <table:table-row>
              <table:table-cell office:value-type="string">
                <text:p>-42742.24</text:p>
              </table:table-cell>
              <table:table-cell office:value-type="float" office:value="6.99666666666667">
                <text:p>6.99666666666667</text:p>
              </table:table-cell>
            </table:table-row>
            <table:table-row>
              <table:table-cell office:value-type="string">
                <text:p>-42690.9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-42638.01</text:p>
              </table:table-cell>
              <table:table-cell office:value-type="float" office:value="7.07222222222222">
                <text:p>7.07222222222222</text:p>
              </table:table-cell>
            </table:table-row>
            <table:table-row>
              <table:table-cell office:value-type="string">
                <text:p>-42584.97</text:p>
              </table:table-cell>
              <table:table-cell office:value-type="float" office:value="7.04555555555556">
                <text:p>7.04555555555556</text:p>
              </table:table-cell>
            </table:table-row>
            <table:table-row>
              <table:table-cell office:value-type="string">
                <text:p>-42531.81</text:p>
              </table:table-cell>
              <table:table-cell office:value-type="float" office:value="6.98777777777778">
                <text:p>6.98777777777778</text:p>
              </table:table-cell>
            </table:table-row>
            <table:table-row>
              <table:table-cell office:value-type="string">
                <text:p>-42481.05</text:p>
              </table:table-cell>
              <table:table-cell office:value-type="float" office:value="6.85444444444444">
                <text:p>6.85444444444444</text:p>
              </table:table-cell>
            </table:table-row>
            <table:table-row>
              <table:table-cell office:value-type="string">
                <text:p>-42431.87</text:p>
              </table:table-cell>
              <table:table-cell office:value-type="float" office:value="6.75222222222222">
                <text:p>6.75222222222222</text:p>
              </table:table-cell>
            </table:table-row>
            <table:table-row>
              <table:table-cell office:value-type="string">
                <text:p>-42379.96</text:p>
              </table:table-cell>
              <table:table-cell office:value-type="float" office:value="6.76888888888889">
                <text:p>6.76888888888889</text:p>
              </table:table-cell>
            </table:table-row>
            <table:table-row>
              <table:table-cell office:value-type="string">
                <text:p>-42326.01</text:p>
              </table:table-cell>
              <table:table-cell office:value-type="float" office:value="6.72888888888889">
                <text:p>6.72888888888889</text:p>
              </table:table-cell>
            </table:table-row>
            <table:table-row>
              <table:table-cell office:value-type="string">
                <text:p>-42270.74</text:p>
              </table:table-cell>
              <table:table-cell office:value-type="float" office:value="6.72777777777778">
                <text:p>6.72777777777778</text:p>
              </table:table-cell>
            </table:table-row>
            <table:table-row>
              <table:table-cell office:value-type="string">
                <text:p>-42215.95</text:p>
              </table:table-cell>
              <table:table-cell office:value-type="float" office:value="6.69333333333333">
                <text:p>6.69333333333333</text:p>
              </table:table-cell>
            </table:table-row>
            <table:table-row>
              <table:table-cell office:value-type="string">
                <text:p>-42162.41</text:p>
              </table:table-cell>
              <table:table-cell office:value-type="float" office:value="6.58444444444444">
                <text:p>6.58444444444444</text:p>
              </table:table-cell>
            </table:table-row>
            <table:table-row>
              <table:table-cell office:value-type="string">
                <text:p>-42108.36</text:p>
              </table:table-cell>
              <table:table-cell office:value-type="float" office:value="6.51333333333333">
                <text:p>6.51333333333333</text:p>
              </table:table-cell>
            </table:table-row>
            <table:table-row>
              <table:table-cell office:value-type="string">
                <text:p>-42054.9</text:p>
              </table:table-cell>
              <table:table-cell office:value-type="float" office:value="6.51555555555556">
                <text:p>6.51555555555556</text:p>
              </table:table-cell>
            </table:table-row>
            <table:table-row>
              <table:table-cell office:value-type="string">
                <text:p>-42003.59</text:p>
              </table:table-cell>
              <table:table-cell office:value-type="float" office:value="6.68777777777778">
                <text:p>6.68777777777778</text:p>
              </table:table-cell>
            </table:table-row>
            <table:table-row>
              <table:table-cell office:value-type="string">
                <text:p>-41952.1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-41898.74</text:p>
              </table:table-cell>
              <table:table-cell office:value-type="float" office:value="6.88222222222222">
                <text:p>6.88222222222222</text:p>
              </table:table-cell>
            </table:table-row>
            <table:table-row>
              <table:table-cell office:value-type="string">
                <text:p>-41846.23</text:p>
              </table:table-cell>
              <table:table-cell office:value-type="float" office:value="7.02555555555556">
                <text:p>7.02555555555556</text:p>
              </table:table-cell>
            </table:table-row>
            <table:table-row>
              <table:table-cell office:value-type="string">
                <text:p>-41796.1</text:p>
              </table:table-cell>
              <table:table-cell office:value-type="float" office:value="7.10111111111111">
                <text:p>7.10111111111111</text:p>
              </table:table-cell>
            </table:table-row>
            <table:table-row>
              <table:table-cell office:value-type="string">
                <text:p>-41746.32</text:p>
              </table:table-cell>
              <table:table-cell office:value-type="float" office:value="7.10555555555556">
                <text:p>7.10555555555556</text:p>
              </table:table-cell>
            </table:table-row>
            <table:table-row>
              <table:table-cell office:value-type="string">
                <text:p>-41696.65</text:p>
              </table:table-cell>
              <table:table-cell office:value-type="float" office:value="7.17888888888889">
                <text:p>7.17888888888889</text:p>
              </table:table-cell>
            </table:table-row>
            <table:table-row>
              <table:table-cell office:value-type="string">
                <text:p>-41647.09</text:p>
              </table:table-cell>
              <table:table-cell office:value-type="float" office:value="7.37333333333333">
                <text:p>7.37333333333333</text:p>
              </table:table-cell>
            </table:table-row>
            <table:table-row>
              <table:table-cell office:value-type="string">
                <text:p>-41596.0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-41545.31</text:p>
              </table:table-cell>
              <table:table-cell office:value-type="float" office:value="7.51111111111111">
                <text:p>7.51111111111111</text:p>
              </table:table-cell>
            </table:table-row>
            <table:table-row>
              <table:table-cell office:value-type="string">
                <text:p>-41496.51</text:p>
              </table:table-cell>
              <table:table-cell office:value-type="float" office:value="7.48666666666667">
                <text:p>7.48666666666667</text:p>
              </table:table-cell>
            </table:table-row>
            <table:table-row>
              <table:table-cell office:value-type="string">
                <text:p>-41449.53</text:p>
              </table:table-cell>
              <table:table-cell office:value-type="float" office:value="7.56888888888889">
                <text:p>7.56888888888889</text:p>
              </table:table-cell>
            </table:table-row>
            <table:table-row>
              <table:table-cell office:value-type="string">
                <text:p>-41404.03</text:p>
              </table:table-cell>
              <table:table-cell office:value-type="float" office:value="7.55333333333333">
                <text:p>7.55333333333333</text:p>
              </table:table-cell>
            </table:table-row>
            <table:table-row>
              <table:table-cell office:value-type="string">
                <text:p>-41353.3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-41302.42</text:p>
              </table:table-cell>
              <table:table-cell office:value-type="float" office:value="7.83222222222222">
                <text:p>7.83222222222222</text:p>
              </table:table-cell>
            </table:table-row>
            <table:table-row>
              <table:table-cell office:value-type="string">
                <text:p>-41254.8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-41206.8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-41160.12</text:p>
              </table:table-cell>
              <table:table-cell office:value-type="float" office:value="7.77333333333333">
                <text:p>7.77333333333333</text:p>
              </table:table-cell>
            </table:table-row>
            <table:table-row>
              <table:table-cell office:value-type="string">
                <text:p>-41113.77</text:p>
              </table:table-cell>
              <table:table-cell office:value-type="float" office:value="7.90444444444444">
                <text:p>7.90444444444444</text:p>
              </table:table-cell>
            </table:table-row>
            <table:table-row>
              <table:table-cell office:value-type="string">
                <text:p>-41066.8</text:p>
              </table:table-cell>
              <table:table-cell office:value-type="float" office:value="7.97333333333333">
                <text:p>7.97333333333333</text:p>
              </table:table-cell>
            </table:table-row>
            <table:table-row>
              <table:table-cell office:value-type="string">
                <text:p>-41019.4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-40972.46</text:p>
              </table:table-cell>
              <table:table-cell office:value-type="float" office:value="7.83888888888889">
                <text:p>7.83888888888889</text:p>
              </table:table-cell>
            </table:table-row>
            <table:table-row>
              <table:table-cell office:value-type="string">
                <text:p>-40926.2</text:p>
              </table:table-cell>
              <table:table-cell office:value-type="float" office:value="7.65111111111111">
                <text:p>7.65111111111111</text:p>
              </table:table-cell>
            </table:table-row>
            <table:table-row>
              <table:table-cell office:value-type="string">
                <text:p>-40877.49</text:p>
              </table:table-cell>
              <table:table-cell office:value-type="float" office:value="7.59555555555556">
                <text:p>7.59555555555556</text:p>
              </table:table-cell>
            </table:table-row>
            <table:table-row>
              <table:table-cell office:value-type="string">
                <text:p>-40826.56</text:p>
              </table:table-cell>
              <table:table-cell office:value-type="float" office:value="7.45555555555556">
                <text:p>7.45555555555556</text:p>
              </table:table-cell>
            </table:table-row>
            <table:table-row>
              <table:table-cell office:value-type="string">
                <text:p>-40776.49</text:p>
              </table:table-cell>
              <table:table-cell office:value-type="float" office:value="7.37222222222222">
                <text:p>7.37222222222222</text:p>
              </table:table-cell>
            </table:table-row>
            <table:table-row>
              <table:table-cell office:value-type="string">
                <text:p>-40723.6</text:p>
              </table:table-cell>
              <table:table-cell office:value-type="float" office:value="7.31888888888889">
                <text:p>7.31888888888889</text:p>
              </table:table-cell>
            </table:table-row>
            <table:table-row>
              <table:table-cell office:value-type="string">
                <text:p>-40674.84</text:p>
              </table:table-cell>
              <table:table-cell office:value-type="float" office:value="7.23111111111111">
                <text:p>7.23111111111111</text:p>
              </table:table-cell>
            </table:table-row>
            <table:table-row>
              <table:table-cell office:value-type="string">
                <text:p>-40622.68</text:p>
              </table:table-cell>
              <table:table-cell office:value-type="float" office:value="7.12555555555556">
                <text:p>7.12555555555556</text:p>
              </table:table-cell>
            </table:table-row>
            <table:table-row>
              <table:table-cell office:value-type="string">
                <text:p>-40572.19</text:p>
              </table:table-cell>
              <table:table-cell office:value-type="float" office:value="7.09888888888889">
                <text:p>7.09888888888889</text:p>
              </table:table-cell>
            </table:table-row>
            <table:table-row>
              <table:table-cell office:value-type="string">
                <text:p>-40522.79</text:p>
              </table:table-cell>
              <table:table-cell office:value-type="float" office:value="7.10888888888889">
                <text:p>7.10888888888889</text:p>
              </table:table-cell>
            </table:table-row>
            <table:table-row>
              <table:table-cell office:value-type="string">
                <text:p>-40472.8</text:p>
              </table:table-cell>
              <table:table-cell office:value-type="float" office:value="7.06777777777778">
                <text:p>7.06777777777778</text:p>
              </table:table-cell>
            </table:table-row>
            <table:table-row>
              <table:table-cell office:value-type="string">
                <text:p>-40420.86</text:p>
              </table:table-cell>
              <table:table-cell office:value-type="float" office:value="6.94555555555556">
                <text:p>6.94555555555556</text:p>
              </table:table-cell>
            </table:table-row>
            <table:table-row>
              <table:table-cell office:value-type="string">
                <text:p>-40369.27</text:p>
              </table:table-cell>
              <table:table-cell office:value-type="float" office:value="6.88111111111111">
                <text:p>6.88111111111111</text:p>
              </table:table-cell>
            </table:table-row>
            <table:table-row>
              <table:table-cell office:value-type="string">
                <text:p>-40318.15</text:p>
              </table:table-cell>
              <table:table-cell office:value-type="float" office:value="6.73777777777778">
                <text:p>6.73777777777778</text:p>
              </table:table-cell>
            </table:table-row>
            <table:table-row>
              <table:table-cell office:value-type="string">
                <text:p>-40264.8</text:p>
              </table:table-cell>
              <table:table-cell office:value-type="float" office:value="6.60444444444444">
                <text:p>6.60444444444444</text:p>
              </table:table-cell>
            </table:table-row>
            <table:table-row>
              <table:table-cell office:value-type="string">
                <text:p>-40211.17</text:p>
              </table:table-cell>
              <table:table-cell office:value-type="float" office:value="6.47111111111111">
                <text:p>6.47111111111111</text:p>
              </table:table-cell>
            </table:table-row>
            <table:table-row>
              <table:table-cell office:value-type="string">
                <text:p>-40155.77</text:p>
              </table:table-cell>
              <table:table-cell office:value-type="float" office:value="6.42222222222222">
                <text:p>6.42222222222222</text:p>
              </table:table-cell>
            </table:table-row>
            <table:table-row>
              <table:table-cell office:value-type="string">
                <text:p>-40099.7</text:p>
              </table:table-cell>
              <table:table-cell office:value-type="float" office:value="6.40222222222222">
                <text:p>6.40222222222222</text:p>
              </table:table-cell>
            </table:table-row>
            <table:table-row>
              <table:table-cell office:value-type="string">
                <text:p>-40044.82</text:p>
              </table:table-cell>
              <table:table-cell office:value-type="float" office:value="6.24111111111111">
                <text:p>6.24111111111111</text:p>
              </table:table-cell>
            </table:table-row>
            <table:table-row>
              <table:table-cell office:value-type="string">
                <text:p>-39990.2</text:p>
              </table:table-cell>
              <table:table-cell office:value-type="float" office:value="6.31555555555556">
                <text:p>6.31555555555556</text:p>
              </table:table-cell>
            </table:table-row>
            <table:table-row>
              <table:table-cell office:value-type="string">
                <text:p>-39935.36</text:p>
              </table:table-cell>
              <table:table-cell office:value-type="float" office:value="6.34555555555556">
                <text:p>6.34555555555556</text:p>
              </table:table-cell>
            </table:table-row>
            <table:table-row>
              <table:table-cell office:value-type="string">
                <text:p>-39882.46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-39827.18</text:p>
              </table:table-cell>
              <table:table-cell office:value-type="float" office:value="6.52111111111111">
                <text:p>6.52111111111111</text:p>
              </table:table-cell>
            </table:table-row>
            <table:table-row>
              <table:table-cell office:value-type="string">
                <text:p>-39774.94</text:p>
              </table:table-cell>
              <table:table-cell office:value-type="float" office:value="6.51222222222222">
                <text:p>6.51222222222222</text:p>
              </table:table-cell>
            </table:table-row>
            <table:table-row>
              <table:table-cell office:value-type="string">
                <text:p>-39723.77</text:p>
              </table:table-cell>
              <table:table-cell office:value-type="float" office:value="6.74333333333333">
                <text:p>6.74333333333333</text:p>
              </table:table-cell>
            </table:table-row>
            <table:table-row>
              <table:table-cell office:value-type="string">
                <text:p>-39670.02</text:p>
              </table:table-cell>
              <table:table-cell office:value-type="float" office:value="6.76888888888889">
                <text:p>6.76888888888889</text:p>
              </table:table-cell>
            </table:table-row>
            <table:table-row>
              <table:table-cell office:value-type="string">
                <text:p>-39619.2</text:p>
              </table:table-cell>
              <table:table-cell office:value-type="float" office:value="6.82777777777778">
                <text:p>6.82777777777778</text:p>
              </table:table-cell>
            </table:table-row>
            <table:table-row>
              <table:table-cell office:value-type="string">
                <text:p>-39565.59</text:p>
              </table:table-cell>
              <table:table-cell office:value-type="float" office:value="6.98222222222222">
                <text:p>6.98222222222222</text:p>
              </table:table-cell>
            </table:table-row>
            <table:table-row>
              <table:table-cell office:value-type="string">
                <text:p>-39519.33</text:p>
              </table:table-cell>
              <table:table-cell office:value-type="float" office:value="7.05666666666667">
                <text:p>7.05666666666667</text:p>
              </table:table-cell>
            </table:table-row>
            <table:table-row>
              <table:table-cell office:value-type="string">
                <text:p>-39465.85</text:p>
              </table:table-cell>
              <table:table-cell office:value-type="float" office:value="7.22333333333333">
                <text:p>7.22333333333333</text:p>
              </table:table-cell>
            </table:table-row>
            <table:table-row>
              <table:table-cell office:value-type="string">
                <text:p>-39415.73</text:p>
              </table:table-cell>
              <table:table-cell office:value-type="float" office:value="7.38111111111111">
                <text:p>7.38111111111111</text:p>
              </table:table-cell>
            </table:table-row>
            <table:table-row>
              <table:table-cell office:value-type="string">
                <text:p>-39366.65</text:p>
              </table:table-cell>
              <table:table-cell office:value-type="float" office:value="7.29333333333333">
                <text:p>7.29333333333333</text:p>
              </table:table-cell>
            </table:table-row>
            <table:table-row>
              <table:table-cell office:value-type="string">
                <text:p>-39318.53</text:p>
              </table:table-cell>
              <table:table-cell office:value-type="float" office:value="7.43333333333333">
                <text:p>7.43333333333333</text:p>
              </table:table-cell>
            </table:table-row>
            <table:table-row>
              <table:table-cell office:value-type="string">
                <text:p>-39272.58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-39224.22</text:p>
              </table:table-cell>
              <table:table-cell office:value-type="float" office:value="7.37111111111111">
                <text:p>7.37111111111111</text:p>
              </table:table-cell>
            </table:table-row>
            <table:table-row>
              <table:table-cell office:value-type="string">
                <text:p>-39173.31</text:p>
              </table:table-cell>
              <table:table-cell office:value-type="float" office:value="7.33555555555556">
                <text:p>7.33555555555556</text:p>
              </table:table-cell>
            </table:table-row>
            <table:table-row>
              <table:table-cell office:value-type="string">
                <text:p>-39123.03</text:p>
              </table:table-cell>
              <table:table-cell office:value-type="float" office:value="7.13444444444445">
                <text:p>7.13444444444445</text:p>
              </table:table-cell>
            </table:table-row>
            <table:table-row>
              <table:table-cell office:value-type="string">
                <text:p>-39073.17</text:p>
              </table:table-cell>
              <table:table-cell office:value-type="float" office:value="7.06888888888889">
                <text:p>7.06888888888889</text:p>
              </table:table-cell>
            </table:table-row>
            <table:table-row>
              <table:table-cell office:value-type="string">
                <text:p>-39022.4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-38969.68</text:p>
              </table:table-cell>
              <table:table-cell office:value-type="float" office:value="6.68222222222222">
                <text:p>6.68222222222222</text:p>
              </table:table-cell>
            </table:table-row>
            <table:table-row>
              <table:table-cell office:value-type="string">
                <text:p>-38915.15</text:p>
              </table:table-cell>
              <table:table-cell office:value-type="float" office:value="6.66888888888889">
                <text:p>6.66888888888889</text:p>
              </table:table-cell>
            </table:table-row>
            <table:table-row>
              <table:table-cell office:value-type="string">
                <text:p>-38862</text:p>
              </table:table-cell>
              <table:table-cell office:value-type="float" office:value="6.54111111111111">
                <text:p>6.54111111111111</text:p>
              </table:table-cell>
            </table:table-row>
            <table:table-row>
              <table:table-cell office:value-type="string">
                <text:p>-38809.2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-38755.23</text:p>
              </table:table-cell>
              <table:table-cell office:value-type="float" office:value="6.35888888888889">
                <text:p>6.35888888888889</text:p>
              </table:table-cell>
            </table:table-row>
            <table:table-row>
              <table:table-cell office:value-type="string">
                <text:p>-38701.09</text:p>
              </table:table-cell>
              <table:table-cell office:value-type="float" office:value="6.45777777777778">
                <text:p>6.45777777777778</text:p>
              </table:table-cell>
            </table:table-row>
            <table:table-row>
              <table:table-cell office:value-type="string">
                <text:p>-38646.9</text:p>
              </table:table-cell>
              <table:table-cell office:value-type="float" office:value="6.66333333333333">
                <text:p>6.66333333333333</text:p>
              </table:table-cell>
            </table:table-row>
            <table:table-row>
              <table:table-cell office:value-type="string">
                <text:p>-38592.57</text:p>
              </table:table-cell>
              <table:table-cell office:value-type="float" office:value="6.76888888888889">
                <text:p>6.76888888888889</text:p>
              </table:table-cell>
            </table:table-row>
            <table:table-row>
              <table:table-cell office:value-type="string">
                <text:p>-38540.36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-38491.41</text:p>
              </table:table-cell>
              <table:table-cell office:value-type="float" office:value="6.80222222222222">
                <text:p>6.80222222222222</text:p>
              </table:table-cell>
            </table:table-row>
            <table:table-row>
              <table:table-cell office:value-type="string">
                <text:p>-38443.54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-38394.66</text:p>
              </table:table-cell>
              <table:table-cell office:value-type="float" office:value="6.93555555555556">
                <text:p>6.93555555555556</text:p>
              </table:table-cell>
            </table:table-row>
            <table:table-row>
              <table:table-cell office:value-type="string">
                <text:p>-38343.49</text:p>
              </table:table-cell>
              <table:table-cell office:value-type="float" office:value="7.06333333333333">
                <text:p>7.06333333333333</text:p>
              </table:table-cell>
            </table:table-row>
            <table:table-row>
              <table:table-cell office:value-type="string">
                <text:p>-38290.51</text:p>
              </table:table-cell>
              <table:table-cell office:value-type="float" office:value="7.09555555555556">
                <text:p>7.09555555555556</text:p>
              </table:table-cell>
            </table:table-row>
            <table:table-row>
              <table:table-cell office:value-type="string">
                <text:p>-38238.38</text:p>
              </table:table-cell>
              <table:table-cell office:value-type="float" office:value="7.10222222222222">
                <text:p>7.10222222222222</text:p>
              </table:table-cell>
            </table:table-row>
            <table:table-row>
              <table:table-cell office:value-type="string">
                <text:p>-38188.29</text:p>
              </table:table-cell>
              <table:table-cell office:value-type="float" office:value="7.03777777777778">
                <text:p>7.03777777777778</text:p>
              </table:table-cell>
            </table:table-row>
            <table:table-row>
              <table:table-cell office:value-type="string">
                <text:p>-38138.54</text:p>
              </table:table-cell>
              <table:table-cell office:value-type="float" office:value="6.97666666666667">
                <text:p>6.97666666666667</text:p>
              </table:table-cell>
            </table:table-row>
            <table:table-row>
              <table:table-cell office:value-type="string">
                <text:p>-38088.55</text:p>
              </table:table-cell>
              <table:table-cell office:value-type="float" office:value="6.96888888888889">
                <text:p>6.96888888888889</text:p>
              </table:table-cell>
            </table:table-row>
            <table:table-row>
              <table:table-cell office:value-type="string">
                <text:p>-38039.69</text:p>
              </table:table-cell>
              <table:table-cell office:value-type="float" office:value="7.04666666666667">
                <text:p>7.04666666666667</text:p>
              </table:table-cell>
            </table:table-row>
            <table:table-row>
              <table:table-cell office:value-type="string">
                <text:p>-37989.78</text:p>
              </table:table-cell>
              <table:table-cell office:value-type="float" office:value="6.97888888888889">
                <text:p>6.97888888888889</text:p>
              </table:table-cell>
            </table:table-row>
            <table:table-row>
              <table:table-cell office:value-type="string">
                <text:p>-37939.73</text:p>
              </table:table-cell>
              <table:table-cell office:value-type="float" office:value="6.91333333333333">
                <text:p>6.91333333333333</text:p>
              </table:table-cell>
            </table:table-row>
            <table:table-row>
              <table:table-cell office:value-type="string">
                <text:p>-37887.92</text:p>
              </table:table-cell>
              <table:table-cell office:value-type="float" office:value="6.76222222222222">
                <text:p>6.76222222222222</text:p>
              </table:table-cell>
            </table:table-row>
            <table:table-row>
              <table:table-cell office:value-type="string">
                <text:p>-37837.22</text:p>
              </table:table-cell>
              <table:table-cell office:value-type="float" office:value="6.65666666666667">
                <text:p>6.65666666666667</text:p>
              </table:table-cell>
            </table:table-row>
            <table:table-row>
              <table:table-cell office:value-type="string">
                <text:p>-37782.29</text:p>
              </table:table-cell>
              <table:table-cell office:value-type="float" office:value="6.45444444444444">
                <text:p>6.45444444444444</text:p>
              </table:table-cell>
            </table:table-row>
            <table:table-row>
              <table:table-cell office:value-type="string">
                <text:p>-37729.81</text:p>
              </table:table-cell>
              <table:table-cell office:value-type="float" office:value="6.46444444444444">
                <text:p>6.46444444444444</text:p>
              </table:table-cell>
            </table:table-row>
            <table:table-row>
              <table:table-cell office:value-type="string">
                <text:p>-37674.8</text:p>
              </table:table-cell>
              <table:table-cell office:value-type="float" office:value="6.43888888888889">
                <text:p>6.43888888888889</text:p>
              </table:table-cell>
            </table:table-row>
            <table:table-row>
              <table:table-cell office:value-type="string">
                <text:p>-37619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-37564.75</text:p>
              </table:table-cell>
              <table:table-cell office:value-type="float" office:value="6.45444444444444">
                <text:p>6.45444444444444</text:p>
              </table:table-cell>
            </table:table-row>
            <table:table-row>
              <table:table-cell office:value-type="string">
                <text:p>-37513.35</text:p>
              </table:table-cell>
              <table:table-cell office:value-type="float" office:value="6.58666666666667">
                <text:p>6.58666666666667</text:p>
              </table:table-cell>
            </table:table-row>
            <table:table-row>
              <table:table-cell office:value-type="string">
                <text:p>-37462.91</text:p>
              </table:table-cell>
              <table:table-cell office:value-type="float" office:value="6.58444444444444">
                <text:p>6.58444444444444</text:p>
              </table:table-cell>
            </table:table-row>
            <table:table-row>
              <table:table-cell office:value-type="string">
                <text:p>-37412.17</text:p>
              </table:table-cell>
              <table:table-cell office:value-type="float" office:value="6.73666666666667">
                <text:p>6.73666666666667</text:p>
              </table:table-cell>
            </table:table-row>
            <table:table-row>
              <table:table-cell office:value-type="string">
                <text:p>-37361.81</text:p>
              </table:table-cell>
              <table:table-cell office:value-type="float" office:value="6.86444444444444">
                <text:p>6.86444444444444</text:p>
              </table:table-cell>
            </table:table-row>
            <table:table-row>
              <table:table-cell office:value-type="string">
                <text:p>-37311.29</text:p>
              </table:table-cell>
              <table:table-cell office:value-type="float" office:value="7.20555555555555">
                <text:p>7.20555555555555</text:p>
              </table:table-cell>
            </table:table-row>
            <table:table-row>
              <table:table-cell office:value-type="string">
                <text:p>-37260.53</text:p>
              </table:table-cell>
              <table:table-cell office:value-type="float" office:value="7.33444444444445">
                <text:p>7.33444444444445</text:p>
              </table:table-cell>
            </table:table-row>
            <table:table-row>
              <table:table-cell office:value-type="string">
                <text:p>-37211.16</text:p>
              </table:table-cell>
              <table:table-cell office:value-type="float" office:value="7.35555555555556">
                <text:p>7.35555555555556</text:p>
              </table:table-cell>
            </table:table-row>
            <table:table-row>
              <table:table-cell office:value-type="string">
                <text:p>-37161.23</text:p>
              </table:table-cell>
              <table:table-cell office:value-type="float" office:value="7.54888888888889">
                <text:p>7.54888888888889</text:p>
              </table:table-cell>
            </table:table-row>
            <table:table-row>
              <table:table-cell office:value-type="string">
                <text:p>-37118.51</text:p>
              </table:table-cell>
              <table:table-cell office:value-type="float" office:value="7.70222222222222">
                <text:p>7.70222222222222</text:p>
              </table:table-cell>
            </table:table-row>
            <table:table-row>
              <table:table-cell office:value-type="string">
                <text:p>-37072.76</text:p>
              </table:table-cell>
              <table:table-cell office:value-type="float" office:value="7.83111111111111">
                <text:p>7.83111111111111</text:p>
              </table:table-cell>
            </table:table-row>
            <table:table-row>
              <table:table-cell office:value-type="string">
                <text:p>-37026.02</text:p>
              </table:table-cell>
              <table:table-cell office:value-type="float" office:value="8.05888888888889">
                <text:p>8.05888888888889</text:p>
              </table:table-cell>
            </table:table-row>
            <table:table-row>
              <table:table-cell office:value-type="string">
                <text:p>-36980.68</text:p>
              </table:table-cell>
              <table:table-cell office:value-type="float" office:value="8.08111111111111">
                <text:p>8.08111111111111</text:p>
              </table:table-cell>
            </table:table-row>
            <table:table-row>
              <table:table-cell office:value-type="string">
                <text:p>-36936.32</text:p>
              </table:table-cell>
              <table:table-cell office:value-type="float" office:value="8.17777777777778">
                <text:p>8.17777777777778</text:p>
              </table:table-cell>
            </table:table-row>
            <table:table-row>
              <table:table-cell office:value-type="string">
                <text:p>-36891.58</text:p>
              </table:table-cell>
              <table:table-cell office:value-type="float" office:value="8.08111111111111">
                <text:p>8.08111111111111</text:p>
              </table:table-cell>
            </table:table-row>
            <table:table-row>
              <table:table-cell office:value-type="string">
                <text:p>-36848.39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-36800.85</text:p>
              </table:table-cell>
              <table:table-cell office:value-type="float" office:value="8.29222222222222">
                <text:p>8.29222222222222</text:p>
              </table:table-cell>
            </table:table-row>
            <table:table-row>
              <table:table-cell office:value-type="string">
                <text:p>-36754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-36709.52</text:p>
              </table:table-cell>
              <table:table-cell office:value-type="float" office:value="8.29666666666667">
                <text:p>8.29666666666667</text:p>
              </table:table-cell>
            </table:table-row>
            <table:table-row>
              <table:table-cell office:value-type="string">
                <text:p>-36665.69</text:p>
              </table:table-cell>
              <table:table-cell office:value-type="float" office:value="8.28111111111111">
                <text:p>8.28111111111111</text:p>
              </table:table-cell>
            </table:table-row>
            <table:table-row>
              <table:table-cell office:value-type="string">
                <text:p>-36622.3</text:p>
              </table:table-cell>
              <table:table-cell office:value-type="float" office:value="8.23444444444444">
                <text:p>8.23444444444444</text:p>
              </table:table-cell>
            </table:table-row>
            <table:table-row>
              <table:table-cell office:value-type="string">
                <text:p>-36578.83</text:p>
              </table:table-cell>
              <table:table-cell office:value-type="float" office:value="8.37222222222222">
                <text:p>8.37222222222222</text:p>
              </table:table-cell>
            </table:table-row>
            <table:table-row>
              <table:table-cell office:value-type="string">
                <text:p>-36534.42</text:p>
              </table:table-cell>
              <table:table-cell office:value-type="float" office:value="8.36111111111111">
                <text:p>8.36111111111111</text:p>
              </table:table-cell>
            </table:table-row>
            <table:table-row>
              <table:table-cell office:value-type="string">
                <text:p>-36489.11</text:p>
              </table:table-cell>
              <table:table-cell office:value-type="float" office:value="8.47111111111111">
                <text:p>8.47111111111111</text:p>
              </table:table-cell>
            </table:table-row>
            <table:table-row>
              <table:table-cell office:value-type="string">
                <text:p>-36444.98</text:p>
              </table:table-cell>
              <table:table-cell office:value-type="float" office:value="8.32777777777778">
                <text:p>8.32777777777778</text:p>
              </table:table-cell>
            </table:table-row>
            <table:table-row>
              <table:table-cell office:value-type="string">
                <text:p>-36400.58</text:p>
              </table:table-cell>
              <table:table-cell office:value-type="float" office:value="8.23444444444444">
                <text:p>8.23444444444444</text:p>
              </table:table-cell>
            </table:table-row>
            <table:table-row>
              <table:table-cell office:value-type="string">
                <text:p>-36356.22</text:p>
              </table:table-cell>
              <table:table-cell office:value-type="float" office:value="8.15222222222222">
                <text:p>8.15222222222222</text:p>
              </table:table-cell>
            </table:table-row>
            <table:table-row>
              <table:table-cell office:value-type="string">
                <text:p>-36313.1</text:p>
              </table:table-cell>
              <table:table-cell office:value-type="float" office:value="8.27666666666667">
                <text:p>8.27666666666667</text:p>
              </table:table-cell>
            </table:table-row>
            <table:table-row>
              <table:table-cell office:value-type="string">
                <text:p>-36265.44</text:p>
              </table:table-cell>
              <table:table-cell office:value-type="float" office:value="8.39333333333333">
                <text:p>8.39333333333333</text:p>
              </table:table-cell>
            </table:table-row>
            <table:table-row>
              <table:table-cell office:value-type="string">
                <text:p>-36218.7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-36174.08</text:p>
              </table:table-cell>
              <table:table-cell office:value-type="float" office:value="8.14555555555555">
                <text:p>8.14555555555555</text:p>
              </table:table-cell>
            </table:table-row>
            <table:table-row>
              <table:table-cell office:value-type="string">
                <text:p>-36131.98</text:p>
              </table:table-cell>
              <table:table-cell office:value-type="float" office:value="8.15777777777778">
                <text:p>8.15777777777778</text:p>
              </table:table-cell>
            </table:table-row>
            <table:table-row>
              <table:table-cell office:value-type="string">
                <text:p>-36088.91</text:p>
              </table:table-cell>
              <table:table-cell office:value-type="float" office:value="8.12111111111111">
                <text:p>8.12111111111111</text:p>
              </table:table-cell>
            </table:table-row>
            <table:table-row>
              <table:table-cell office:value-type="string">
                <text:p>-36042.12</text:p>
              </table:table-cell>
              <table:table-cell office:value-type="float" office:value="8.45111111111111">
                <text:p>8.45111111111111</text:p>
              </table:table-cell>
            </table:table-row>
            <table:table-row>
              <table:table-cell office:value-type="string">
                <text:p>-35995.12</text:p>
              </table:table-cell>
              <table:table-cell office:value-type="float" office:value="8.67666666666667">
                <text:p>8.67666666666667</text:p>
              </table:table-cell>
            </table:table-row>
            <table:table-row>
              <table:table-cell office:value-type="string">
                <text:p>-35948.87</text:p>
              </table:table-cell>
              <table:table-cell office:value-type="float" office:value="8.75666666666667">
                <text:p>8.75666666666667</text:p>
              </table:table-cell>
            </table:table-row>
            <table:table-row>
              <table:table-cell office:value-type="string">
                <text:p>-35907.72</text:p>
              </table:table-cell>
              <table:table-cell office:value-type="float" office:value="8.79666666666667">
                <text:p>8.79666666666667</text:p>
              </table:table-cell>
            </table:table-row>
            <table:table-row>
              <table:table-cell office:value-type="string">
                <text:p>-35868.65</text:p>
              </table:table-cell>
              <table:table-cell office:value-type="float" office:value="8.76444444444444">
                <text:p>8.76444444444444</text:p>
              </table:table-cell>
            </table:table-row>
            <table:table-row>
              <table:table-cell office:value-type="string">
                <text:p>-35829.33</text:p>
              </table:table-cell>
              <table:table-cell office:value-type="float" office:value="8.95111111111111">
                <text:p>8.95111111111111</text:p>
              </table:table-cell>
            </table:table-row>
            <table:table-row>
              <table:table-cell office:value-type="string">
                <text:p>-35787.13</text:p>
              </table:table-cell>
              <table:table-cell office:value-type="float" office:value="9.08333333333334">
                <text:p>9.08333333333334</text:p>
              </table:table-cell>
            </table:table-row>
            <table:table-row>
              <table:table-cell office:value-type="string">
                <text:p>-35747.39</text:p>
              </table:table-cell>
              <table:table-cell office:value-type="float" office:value="9.08222222222222">
                <text:p>9.08222222222222</text:p>
              </table:table-cell>
            </table:table-row>
            <table:table-row>
              <table:table-cell office:value-type="string">
                <text:p>-35705.7</text:p>
              </table:table-cell>
              <table:table-cell office:value-type="float" office:value="9.00555555555555">
                <text:p>9.00555555555555</text:p>
              </table:table-cell>
            </table:table-row>
            <table:table-row>
              <table:table-cell office:value-type="string">
                <text:p>-35663.34</text:p>
              </table:table-cell>
              <table:table-cell office:value-type="float" office:value="8.61888888888889">
                <text:p>8.61888888888889</text:p>
              </table:table-cell>
            </table:table-row>
            <table:table-row>
              <table:table-cell office:value-type="string">
                <text:p>-35620.66</text:p>
              </table:table-cell>
              <table:table-cell office:value-type="float" office:value="8.43888888888889">
                <text:p>8.43888888888889</text:p>
              </table:table-cell>
            </table:table-row>
            <table:table-row>
              <table:table-cell office:value-type="string">
                <text:p>-35575.09</text:p>
              </table:table-cell>
              <table:table-cell office:value-type="float" office:value="8.27222222222222">
                <text:p>8.27222222222222</text:p>
              </table:table-cell>
            </table:table-row>
            <table:table-row>
              <table:table-cell office:value-type="string">
                <text:p>-35529.5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-35480.84</text:p>
              </table:table-cell>
              <table:table-cell office:value-type="float" office:value="7.91444444444445">
                <text:p>7.91444444444445</text:p>
              </table:table-cell>
            </table:table-row>
            <table:table-row>
              <table:table-cell office:value-type="string">
                <text:p>-35434.03</text:p>
              </table:table-cell>
              <table:table-cell office:value-type="float" office:value="7.86555555555556">
                <text:p>7.86555555555556</text:p>
              </table:table-cell>
            </table:table-row>
            <table:table-row>
              <table:table-cell office:value-type="string">
                <text:p>-35387.0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-35340.04</text:p>
              </table:table-cell>
              <table:table-cell office:value-type="float" office:value="7.58222222222222">
                <text:p>7.58222222222222</text:p>
              </table:table-cell>
            </table:table-row>
            <table:table-row>
              <table:table-cell office:value-type="string">
                <text:p>-35293.71</text:p>
              </table:table-cell>
              <table:table-cell office:value-type="float" office:value="7.46444444444444">
                <text:p>7.46444444444444</text:p>
              </table:table-cell>
            </table:table-row>
            <table:table-row>
              <table:table-cell office:value-type="string">
                <text:p>-35247.52</text:p>
              </table:table-cell>
              <table:table-cell office:value-type="float" office:value="7.63222222222222">
                <text:p>7.63222222222222</text:p>
              </table:table-cell>
            </table:table-row>
            <table:table-row>
              <table:table-cell office:value-type="string">
                <text:p>-35199.46</text:p>
              </table:table-cell>
              <table:table-cell office:value-type="float" office:value="7.61444444444444">
                <text:p>7.61444444444444</text:p>
              </table:table-cell>
            </table:table-row>
            <table:table-row>
              <table:table-cell office:value-type="string">
                <text:p>-35150.39</text:p>
              </table:table-cell>
              <table:table-cell office:value-type="float" office:value="7.58555555555555">
                <text:p>7.58555555555555</text:p>
              </table:table-cell>
            </table:table-row>
            <table:table-row>
              <table:table-cell office:value-type="string">
                <text:p>-35101.36</text:p>
              </table:table-cell>
              <table:table-cell office:value-type="float" office:value="7.39666666666667">
                <text:p>7.39666666666667</text:p>
              </table:table-cell>
            </table:table-row>
            <table:table-row>
              <table:table-cell office:value-type="string">
                <text:p>-35057.13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-35010.89</text:p>
              </table:table-cell>
              <table:table-cell office:value-type="float" office:value="7.05333333333333">
                <text:p>7.05333333333333</text:p>
              </table:table-cell>
            </table:table-row>
            <table:table-row>
              <table:table-cell office:value-type="string">
                <text:p>-34961.29</text:p>
              </table:table-cell>
              <table:table-cell office:value-type="float" office:value="7.04666666666667">
                <text:p>7.04666666666667</text:p>
              </table:table-cell>
            </table:table-row>
            <table:table-row>
              <table:table-cell office:value-type="string">
                <text:p>-34909.44</text:p>
              </table:table-cell>
              <table:table-cell office:value-type="float" office:value="7.02444444444444">
                <text:p>7.02444444444444</text:p>
              </table:table-cell>
            </table:table-row>
            <table:table-row>
              <table:table-cell office:value-type="string">
                <text:p>-34856.64</text:p>
              </table:table-cell>
              <table:table-cell office:value-type="float" office:value="6.96555555555556">
                <text:p>6.96555555555556</text:p>
              </table:table-cell>
            </table:table-row>
            <table:table-row>
              <table:table-cell office:value-type="string">
                <text:p>-34804.75</text:p>
              </table:table-cell>
              <table:table-cell office:value-type="float" office:value="6.83888888888889">
                <text:p>6.83888888888889</text:p>
              </table:table-cell>
            </table:table-row>
            <table:table-row>
              <table:table-cell office:value-type="string">
                <text:p>-34754.71</text:p>
              </table:table-cell>
              <table:table-cell office:value-type="float" office:value="6.72222222222222">
                <text:p>6.72222222222222</text:p>
              </table:table-cell>
            </table:table-row>
            <table:table-row>
              <table:table-cell office:value-type="string">
                <text:p>-34704.67</text:p>
              </table:table-cell>
              <table:table-cell office:value-type="float" office:value="6.71888888888889">
                <text:p>6.71888888888889</text:p>
              </table:table-cell>
            </table:table-row>
            <table:table-row>
              <table:table-cell office:value-type="string">
                <text:p>-34654.47</text:p>
              </table:table-cell>
              <table:table-cell office:value-type="float" office:value="6.76888888888889">
                <text:p>6.76888888888889</text:p>
              </table:table-cell>
            </table:table-row>
            <table:table-row>
              <table:table-cell office:value-type="string">
                <text:p>-34604.9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-34555.57</text:p>
              </table:table-cell>
              <table:table-cell office:value-type="float" office:value="6.97111111111111">
                <text:p>6.97111111111111</text:p>
              </table:table-cell>
            </table:table-row>
            <table:table-row>
              <table:table-cell office:value-type="string">
                <text:p>-34505.6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-34456.09</text:p>
              </table:table-cell>
              <table:table-cell office:value-type="float" office:value="6.87888888888889">
                <text:p>6.87888888888889</text:p>
              </table:table-cell>
            </table:table-row>
            <table:table-row>
              <table:table-cell office:value-type="string">
                <text:p>-34407.22</text:p>
              </table:table-cell>
              <table:table-cell office:value-type="float" office:value="6.85111111111111">
                <text:p>6.85111111111111</text:p>
              </table:table-cell>
            </table:table-row>
            <table:table-row>
              <table:table-cell office:value-type="string">
                <text:p>-34358.27</text:p>
              </table:table-cell>
              <table:table-cell office:value-type="float" office:value="6.70666666666667">
                <text:p>6.70666666666667</text:p>
              </table:table-cell>
            </table:table-row>
            <table:table-row>
              <table:table-cell office:value-type="string">
                <text:p>-34307.84</text:p>
              </table:table-cell>
              <table:table-cell office:value-type="float" office:value="6.70666666666667">
                <text:p>6.70666666666667</text:p>
              </table:table-cell>
            </table:table-row>
            <table:table-row>
              <table:table-cell office:value-type="string">
                <text:p>-34256.27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-34203.83</text:p>
              </table:table-cell>
              <table:table-cell office:value-type="float" office:value="6.72777777777778">
                <text:p>6.72777777777778</text:p>
              </table:table-cell>
            </table:table-row>
            <table:table-row>
              <table:table-cell office:value-type="string">
                <text:p>-34150.8</text:p>
              </table:table-cell>
              <table:table-cell office:value-type="float" office:value="6.71333333333333">
                <text:p>6.71333333333333</text:p>
              </table:table-cell>
            </table:table-row>
            <table:table-row>
              <table:table-cell office:value-type="string">
                <text:p>-34100.67</text:p>
              </table:table-cell>
              <table:table-cell office:value-type="float" office:value="6.55777777777778">
                <text:p>6.55777777777778</text:p>
              </table:table-cell>
            </table:table-row>
            <table:table-row>
              <table:table-cell office:value-type="string">
                <text:p>-34051.24</text:p>
              </table:table-cell>
              <table:table-cell office:value-type="float" office:value="6.57333333333333">
                <text:p>6.57333333333333</text:p>
              </table:table-cell>
            </table:table-row>
            <table:table-row>
              <table:table-cell office:value-type="string">
                <text:p>-34002.02</text:p>
              </table:table-cell>
              <table:table-cell office:value-type="float" office:value="6.55777777777778">
                <text:p>6.55777777777778</text:p>
              </table:table-cell>
            </table:table-row>
            <table:table-row>
              <table:table-cell office:value-type="string">
                <text:p>-33952.94</text:p>
              </table:table-cell>
              <table:table-cell office:value-type="float" office:value="6.64666666666667">
                <text:p>6.64666666666667</text:p>
              </table:table-cell>
            </table:table-row>
            <table:table-row>
              <table:table-cell office:value-type="string">
                <text:p>-33898.41</text:p>
              </table:table-cell>
              <table:table-cell office:value-type="float" office:value="6.80888888888889">
                <text:p>6.80888888888889</text:p>
              </table:table-cell>
            </table:table-row>
            <table:table-row>
              <table:table-cell office:value-type="string">
                <text:p>-33848.38</text:p>
              </table:table-cell>
              <table:table-cell office:value-type="float" office:value="6.83555555555556">
                <text:p>6.83555555555556</text:p>
              </table:table-cell>
            </table:table-row>
            <table:table-row>
              <table:table-cell office:value-type="string">
                <text:p>-33796.36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-33747.89</text:p>
              </table:table-cell>
              <table:table-cell office:value-type="float" office:value="6.71444444444444">
                <text:p>6.71444444444444</text:p>
              </table:table-cell>
            </table:table-row>
            <table:table-row>
              <table:table-cell office:value-type="string">
                <text:p>-33700.33</text:p>
              </table:table-cell>
              <table:table-cell office:value-type="float" office:value="6.84333333333333">
                <text:p>6.84333333333333</text:p>
              </table:table-cell>
            </table:table-row>
            <table:table-row>
              <table:table-cell office:value-type="string">
                <text:p>-33651.59</text:p>
              </table:table-cell>
              <table:table-cell office:value-type="float" office:value="6.97444444444444">
                <text:p>6.97444444444444</text:p>
              </table:table-cell>
            </table:table-row>
            <table:table-row>
              <table:table-cell office:value-type="string">
                <text:p>-33600.52</text:p>
              </table:table-cell>
              <table:table-cell office:value-type="float" office:value="6.96777777777778">
                <text:p>6.96777777777778</text:p>
              </table:table-cell>
            </table:table-row>
            <table:table-row>
              <table:table-cell office:value-type="string">
                <text:p>-33550.9</text:p>
              </table:table-cell>
              <table:table-cell office:value-type="float" office:value="7.02333333333333">
                <text:p>7.02333333333333</text:p>
              </table:table-cell>
            </table:table-row>
            <table:table-row>
              <table:table-cell office:value-type="string">
                <text:p>-33503.85</text:p>
              </table:table-cell>
              <table:table-cell office:value-type="float" office:value="7.06444444444444">
                <text:p>7.06444444444444</text:p>
              </table:table-cell>
            </table:table-row>
            <table:table-row>
              <table:table-cell office:value-type="string">
                <text:p>-33455.91</text:p>
              </table:table-cell>
              <table:table-cell office:value-type="float" office:value="7.12222222222222">
                <text:p>7.12222222222222</text:p>
              </table:table-cell>
            </table:table-row>
            <table:table-row>
              <table:table-cell office:value-type="string">
                <text:p>-33406.29</text:p>
              </table:table-cell>
              <table:table-cell office:value-type="float" office:value="7.13222222222222">
                <text:p>7.13222222222222</text:p>
              </table:table-cell>
            </table:table-row>
            <table:table-row>
              <table:table-cell office:value-type="string">
                <text:p>-33357.31</text:p>
              </table:table-cell>
              <table:table-cell office:value-type="float" office:value="7.16111111111111">
                <text:p>7.16111111111111</text:p>
              </table:table-cell>
            </table:table-row>
            <table:table-row>
              <table:table-cell office:value-type="string">
                <text:p>-33310.2</text:p>
              </table:table-cell>
              <table:table-cell office:value-type="float" office:value="7.25333333333333">
                <text:p>7.25333333333333</text:p>
              </table:table-cell>
            </table:table-row>
            <table:table-row>
              <table:table-cell office:value-type="string">
                <text:p>-33264.36</text:p>
              </table:table-cell>
              <table:table-cell office:value-type="float" office:value="7.22888888888889">
                <text:p>7.22888888888889</text:p>
              </table:table-cell>
            </table:table-row>
            <table:table-row>
              <table:table-cell office:value-type="string">
                <text:p>-33216.96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-33166.71</text:p>
              </table:table-cell>
              <table:table-cell office:value-type="float" office:value="7.29222222222222">
                <text:p>7.29222222222222</text:p>
              </table:table-cell>
            </table:table-row>
            <table:table-row>
              <table:table-cell office:value-type="string">
                <text:p>-33119.38</text:p>
              </table:table-cell>
              <table:table-cell office:value-type="float" office:value="7.27111111111111">
                <text:p>7.27111111111111</text:p>
              </table:table-cell>
            </table:table-row>
            <table:table-row>
              <table:table-cell office:value-type="string">
                <text:p>-33073.99</text:p>
              </table:table-cell>
              <table:table-cell office:value-type="float" office:value="7.28444444444445">
                <text:p>7.28444444444445</text:p>
              </table:table-cell>
            </table:table-row>
            <table:table-row>
              <table:table-cell office:value-type="string">
                <text:p>-33026.75</text:p>
              </table:table-cell>
              <table:table-cell office:value-type="float" office:value="7.25555555555556">
                <text:p>7.25555555555556</text:p>
              </table:table-cell>
            </table:table-row>
            <table:table-row>
              <table:table-cell office:value-type="string">
                <text:p>-32977.89</text:p>
              </table:table-cell>
              <table:table-cell office:value-type="float" office:value="7.17111111111111">
                <text:p>7.17111111111111</text:p>
              </table:table-cell>
            </table:table-row>
            <table:table-row>
              <table:table-cell office:value-type="string">
                <text:p>-32929.09</text:p>
              </table:table-cell>
              <table:table-cell office:value-type="float" office:value="7.25222222222222">
                <text:p>7.25222222222222</text:p>
              </table:table-cell>
            </table:table-row>
            <table:table-row>
              <table:table-cell office:value-type="string">
                <text:p>-32881.97</text:p>
              </table:table-cell>
              <table:table-cell office:value-type="float" office:value="7.24555555555556">
                <text:p>7.24555555555556</text:p>
              </table:table-cell>
            </table:table-row>
            <table:table-row>
              <table:table-cell office:value-type="string">
                <text:p>-32834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-32786.16</text:p>
              </table:table-cell>
              <table:table-cell office:value-type="float" office:value="7.13333333333333">
                <text:p>7.13333333333333</text:p>
              </table:table-cell>
            </table:table-row>
            <table:table-row>
              <table:table-cell office:value-type="string">
                <text:p>-32738.11</text:p>
              </table:table-cell>
              <table:table-cell office:value-type="float" office:value="7.07666666666667">
                <text:p>7.07666666666667</text:p>
              </table:table-cell>
            </table:table-row>
            <table:table-row>
              <table:table-cell office:value-type="string">
                <text:p>-32690.35</text:p>
              </table:table-cell>
              <table:table-cell office:value-type="float" office:value="7.11444444444445">
                <text:p>7.11444444444445</text:p>
              </table:table-cell>
            </table:table-row>
            <table:table-row>
              <table:table-cell office:value-type="string">
                <text:p>-32641.07</text:p>
              </table:table-cell>
              <table:table-cell office:value-type="float" office:value="7.02666666666667">
                <text:p>7.02666666666667</text:p>
              </table:table-cell>
            </table:table-row>
            <table:table-row>
              <table:table-cell office:value-type="string">
                <text:p>-32594.66</text:p>
              </table:table-cell>
              <table:table-cell office:value-type="float" office:value="6.83444444444444">
                <text:p>6.83444444444444</text:p>
              </table:table-cell>
            </table:table-row>
            <table:table-row>
              <table:table-cell office:value-type="string">
                <text:p>-32543.93</text:p>
              </table:table-cell>
              <table:table-cell office:value-type="float" office:value="6.71222222222222">
                <text:p>6.71222222222222</text:p>
              </table:table-cell>
            </table:table-row>
            <table:table-row>
              <table:table-cell office:value-type="string">
                <text:p>-32495.18</text:p>
              </table:table-cell>
              <table:table-cell office:value-type="float" office:value="6.56888888888889">
                <text:p>6.56888888888889</text:p>
              </table:table-cell>
            </table:table-row>
            <table:table-row>
              <table:table-cell office:value-type="string">
                <text:p>-32445.42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-32392.36</text:p>
              </table:table-cell>
              <table:table-cell office:value-type="float" office:value="6.39555555555556">
                <text:p>6.39555555555556</text:p>
              </table:table-cell>
            </table:table-row>
            <table:table-row>
              <table:table-cell office:value-type="string">
                <text:p>-32337.04</text:p>
              </table:table-cell>
              <table:table-cell office:value-type="float" office:value="6.19888888888889">
                <text:p>6.19888888888889</text:p>
              </table:table-cell>
            </table:table-row>
            <table:table-row>
              <table:table-cell office:value-type="string">
                <text:p>-32284.14</text:p>
              </table:table-cell>
              <table:table-cell office:value-type="float" office:value="6.09111111111111">
                <text:p>6.09111111111111</text:p>
              </table:table-cell>
            </table:table-row>
            <table:table-row>
              <table:table-cell office:value-type="string">
                <text:p>-32230.77</text:p>
              </table:table-cell>
              <table:table-cell office:value-type="float" office:value="5.92555555555556">
                <text:p>5.92555555555556</text:p>
              </table:table-cell>
            </table:table-row>
            <table:table-row>
              <table:table-cell office:value-type="string">
                <text:p>-32180.02</text:p>
              </table:table-cell>
              <table:table-cell office:value-type="float" office:value="5.77666666666667">
                <text:p>5.77666666666667</text:p>
              </table:table-cell>
            </table:table-row>
            <table:table-row>
              <table:table-cell office:value-type="string">
                <text:p>-32126.54</text:p>
              </table:table-cell>
              <table:table-cell office:value-type="float" office:value="5.72666666666667">
                <text:p>5.72666666666667</text:p>
              </table:table-cell>
            </table:table-row>
            <table:table-row>
              <table:table-cell office:value-type="string">
                <text:p>-32071.31</text:p>
              </table:table-cell>
              <table:table-cell office:value-type="float" office:value="5.73222222222222">
                <text:p>5.73222222222222</text:p>
              </table:table-cell>
            </table:table-row>
            <table:table-row>
              <table:table-cell office:value-type="string">
                <text:p>-32016.06</text:p>
              </table:table-cell>
              <table:table-cell office:value-type="float" office:value="5.75444444444444">
                <text:p>5.75444444444444</text:p>
              </table:table-cell>
            </table:table-row>
            <table:table-row>
              <table:table-cell office:value-type="string">
                <text:p>-31960.83</text:p>
              </table:table-cell>
              <table:table-cell office:value-type="float" office:value="5.86777777777778">
                <text:p>5.86777777777778</text:p>
              </table:table-cell>
            </table:table-row>
            <table:table-row>
              <table:table-cell office:value-type="string">
                <text:p>-31905.63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-31851.2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-31799.64</text:p>
              </table:table-cell>
              <table:table-cell office:value-type="float" office:value="6.09555555555556">
                <text:p>6.09555555555556</text:p>
              </table:table-cell>
            </table:table-row>
            <table:table-row>
              <table:table-cell office:value-type="string">
                <text:p>-31749.25</text:p>
              </table:table-cell>
              <table:table-cell office:value-type="float" office:value="6.24888888888889">
                <text:p>6.24888888888889</text:p>
              </table:table-cell>
            </table:table-row>
            <table:table-row>
              <table:table-cell office:value-type="string">
                <text:p>-31698.02</text:p>
              </table:table-cell>
              <table:table-cell office:value-type="float" office:value="6.36666666666667">
                <text:p>6.36666666666667</text:p>
              </table:table-cell>
            </table:table-row>
            <table:table-row>
              <table:table-cell office:value-type="string">
                <text:p>-31649.3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-31601.09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-31552.36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-31502.62</text:p>
              </table:table-cell>
              <table:table-cell office:value-type="float" office:value="6.84777777777778">
                <text:p>6.84777777777778</text:p>
              </table:table-cell>
            </table:table-row>
            <table:table-row>
              <table:table-cell office:value-type="string">
                <text:p>-31454.31</text:p>
              </table:table-cell>
              <table:table-cell office:value-type="float" office:value="6.98777777777778">
                <text:p>6.98777777777778</text:p>
              </table:table-cell>
            </table:table-row>
            <table:table-row>
              <table:table-cell office:value-type="string">
                <text:p>-31405.29</text:p>
              </table:table-cell>
              <table:table-cell office:value-type="float" office:value="7.00888888888889">
                <text:p>7.00888888888889</text:p>
              </table:table-cell>
            </table:table-row>
            <table:table-row>
              <table:table-cell office:value-type="string">
                <text:p>-31359.1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-31312.15</text:p>
              </table:table-cell>
              <table:table-cell office:value-type="float" office:value="7.04222222222222">
                <text:p>7.04222222222222</text:p>
              </table:table-cell>
            </table:table-row>
            <table:table-row>
              <table:table-cell office:value-type="string">
                <text:p>-31264.87</text:p>
              </table:table-cell>
              <table:table-cell office:value-type="float" office:value="7.07444444444444">
                <text:p>7.07444444444444</text:p>
              </table:table-cell>
            </table:table-row>
            <table:table-row>
              <table:table-cell office:value-type="string">
                <text:p>-31217.95</text:p>
              </table:table-cell>
              <table:table-cell office:value-type="float" office:value="6.99888888888889">
                <text:p>6.99888888888889</text:p>
              </table:table-cell>
            </table:table-row>
            <table:table-row>
              <table:table-cell office:value-type="string">
                <text:p>-31170.77</text:p>
              </table:table-cell>
              <table:table-cell office:value-type="float" office:value="6.89333333333333">
                <text:p>6.89333333333333</text:p>
              </table:table-cell>
            </table:table-row>
            <table:table-row>
              <table:table-cell office:value-type="string">
                <text:p>-31122.79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-31073.86</text:p>
              </table:table-cell>
              <table:table-cell office:value-type="float" office:value="6.60555555555556">
                <text:p>6.60555555555556</text:p>
              </table:table-cell>
            </table:table-row>
            <table:table-row>
              <table:table-cell office:value-type="string">
                <text:p>-31022.95</text:p>
              </table:table-cell>
              <table:table-cell office:value-type="float" office:value="6.40333333333333">
                <text:p>6.40333333333333</text:p>
              </table:table-cell>
            </table:table-row>
            <table:table-row>
              <table:table-cell office:value-type="string">
                <text:p>-30970.75</text:p>
              </table:table-cell>
              <table:table-cell office:value-type="float" office:value="6.20555555555555">
                <text:p>6.20555555555555</text:p>
              </table:table-cell>
            </table:table-row>
            <table:table-row>
              <table:table-cell office:value-type="string">
                <text:p>-30919.21</text:p>
              </table:table-cell>
              <table:table-cell office:value-type="float" office:value="6.03555555555555">
                <text:p>6.03555555555555</text:p>
              </table:table-cell>
            </table:table-row>
            <table:table-row>
              <table:table-cell office:value-type="string">
                <text:p>-30865.95</text:p>
              </table:table-cell>
              <table:table-cell office:value-type="float" office:value="5.84222222222222">
                <text:p>5.84222222222222</text:p>
              </table:table-cell>
            </table:table-row>
            <table:table-row>
              <table:table-cell office:value-type="string">
                <text:p>-30810.91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-30756.59</text:p>
              </table:table-cell>
              <table:table-cell office:value-type="float" office:value="5.80555555555556">
                <text:p>5.80555555555556</text:p>
              </table:table-cell>
            </table:table-row>
            <table:table-row>
              <table:table-cell office:value-type="string">
                <text:p>-30702.2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-30647.55</text:p>
              </table:table-cell>
              <table:table-cell office:value-type="float" office:value="5.90222222222222">
                <text:p>5.90222222222222</text:p>
              </table:table-cell>
            </table:table-row>
            <table:table-row>
              <table:table-cell office:value-type="string">
                <text:p>-30595.32</text:p>
              </table:table-cell>
              <table:table-cell office:value-type="float" office:value="6.06444444444444">
                <text:p>6.06444444444444</text:p>
              </table:table-cell>
            </table:table-row>
            <table:table-row>
              <table:table-cell office:value-type="string">
                <text:p>-30546.43</text:p>
              </table:table-cell>
              <table:table-cell office:value-type="float" office:value="6.23111111111111">
                <text:p>6.23111111111111</text:p>
              </table:table-cell>
            </table:table-row>
            <table:table-row>
              <table:table-cell office:value-type="string">
                <text:p>-30497.79</text:p>
              </table:table-cell>
              <table:table-cell office:value-type="float" office:value="6.35444444444444">
                <text:p>6.35444444444444</text:p>
              </table:table-cell>
            </table:table-row>
            <table:table-row>
              <table:table-cell office:value-type="string">
                <text:p>-30448.52</text:p>
              </table:table-cell>
              <table:table-cell office:value-type="float" office:value="6.42666666666667">
                <text:p>6.42666666666667</text:p>
              </table:table-cell>
            </table:table-row>
            <table:table-row>
              <table:table-cell office:value-type="string">
                <text:p>-30399.99</text:p>
              </table:table-cell>
              <table:table-cell office:value-type="float" office:value="6.58888888888889">
                <text:p>6.58888888888889</text:p>
              </table:table-cell>
            </table:table-row>
            <table:table-row>
              <table:table-cell office:value-type="string">
                <text:p>-30351.79</text:p>
              </table:table-cell>
              <table:table-cell office:value-type="float" office:value="6.64666666666667">
                <text:p>6.64666666666667</text:p>
              </table:table-cell>
            </table:table-row>
            <table:table-row>
              <table:table-cell office:value-type="string">
                <text:p>-30302.86</text:p>
              </table:table-cell>
              <table:table-cell office:value-type="float" office:value="6.61222222222222">
                <text:p>6.61222222222222</text:p>
              </table:table-cell>
            </table:table-row>
            <table:table-row>
              <table:table-cell office:value-type="string">
                <text:p>-30252.91</text:p>
              </table:table-cell>
              <table:table-cell office:value-type="float" office:value="6.72888888888889">
                <text:p>6.72888888888889</text:p>
              </table:table-cell>
            </table:table-row>
            <table:table-row>
              <table:table-cell office:value-type="string">
                <text:p>-30203.63</text:p>
              </table:table-cell>
              <table:table-cell office:value-type="float" office:value="6.82888888888889">
                <text:p>6.82888888888889</text:p>
              </table:table-cell>
            </table:table-row>
            <table:table-row>
              <table:table-cell office:value-type="string">
                <text:p>-30153.9</text:p>
              </table:table-cell>
              <table:table-cell office:value-type="float" office:value="6.90777777777778">
                <text:p>6.90777777777778</text:p>
              </table:table-cell>
            </table:table-row>
            <table:table-row>
              <table:table-cell office:value-type="string">
                <text:p>-30105.28</text:p>
              </table:table-cell>
              <table:table-cell office:value-type="float" office:value="6.89444444444444">
                <text:p>6.89444444444444</text:p>
              </table:table-cell>
            </table:table-row>
            <table:table-row>
              <table:table-cell office:value-type="string">
                <text:p>-30061.54</text:p>
              </table:table-cell>
              <table:table-cell office:value-type="float" office:value="6.81888888888889">
                <text:p>6.81888888888889</text:p>
              </table:table-cell>
            </table:table-row>
            <table:table-row>
              <table:table-cell office:value-type="string">
                <text:p>-30014.83</text:p>
              </table:table-cell>
              <table:table-cell office:value-type="float" office:value="6.87555555555556">
                <text:p>6.87555555555556</text:p>
              </table:table-cell>
            </table:table-row>
            <table:table-row>
              <table:table-cell office:value-type="string">
                <text:p>-29969.35</text:p>
              </table:table-cell>
              <table:table-cell office:value-type="float" office:value="6.96555555555556">
                <text:p>6.96555555555556</text:p>
              </table:table-cell>
            </table:table-row>
            <table:table-row>
              <table:table-cell office:value-type="string">
                <text:p>-29920.97</text:p>
              </table:table-cell>
              <table:table-cell office:value-type="float" office:value="6.90444444444445">
                <text:p>6.90444444444445</text:p>
              </table:table-cell>
            </table:table-row>
            <table:table-row>
              <table:table-cell office:value-type="string">
                <text:p>-29871.01</text:p>
              </table:table-cell>
              <table:table-cell office:value-type="float" office:value="6.68666666666667">
                <text:p>6.68666666666667</text:p>
              </table:table-cell>
            </table:table-row>
            <table:table-row>
              <table:table-cell office:value-type="string">
                <text:p>-29822.87</text:p>
              </table:table-cell>
              <table:table-cell office:value-type="float" office:value="6.46222222222222">
                <text:p>6.46222222222222</text:p>
              </table:table-cell>
            </table:table-row>
            <table:table-row>
              <table:table-cell office:value-type="string">
                <text:p>-29775.04</text:p>
              </table:table-cell>
              <table:table-cell office:value-type="float" office:value="6.26777777777778">
                <text:p>6.26777777777778</text:p>
              </table:table-cell>
            </table:table-row>
            <table:table-row>
              <table:table-cell office:value-type="string">
                <text:p>-29723.23</text:p>
              </table:table-cell>
              <table:table-cell office:value-type="float" office:value="6.06444444444444">
                <text:p>6.06444444444444</text:p>
              </table:table-cell>
            </table:table-row>
            <table:table-row>
              <table:table-cell office:value-type="string">
                <text:p>-29668.11</text:p>
              </table:table-cell>
              <table:table-cell office:value-type="float" office:value="6.00111111111111">
                <text:p>6.00111111111111</text:p>
              </table:table-cell>
            </table:table-row>
            <table:table-row>
              <table:table-cell office:value-type="string">
                <text:p>-29614.45</text:p>
              </table:table-cell>
              <table:table-cell office:value-type="float" office:value="5.99777777777778">
                <text:p>5.99777777777778</text:p>
              </table:table-cell>
            </table:table-row>
            <table:table-row>
              <table:table-cell office:value-type="string">
                <text:p>-29560.97</text:p>
              </table:table-cell>
              <table:table-cell office:value-type="float" office:value="5.87333333333333">
                <text:p>5.87333333333333</text:p>
              </table:table-cell>
            </table:table-row>
            <table:table-row>
              <table:table-cell office:value-type="string">
                <text:p>-29508.87</text:p>
              </table:table-cell>
              <table:table-cell office:value-type="float" office:value="5.59111111111111">
                <text:p>5.59111111111111</text:p>
              </table:table-cell>
            </table:table-row>
            <table:table-row>
              <table:table-cell office:value-type="string">
                <text:p>-29457.5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-29405.97</text:p>
              </table:table-cell>
              <table:table-cell office:value-type="float" office:value="5.67888888888889">
                <text:p>5.67888888888889</text:p>
              </table:table-cell>
            </table:table-row>
            <table:table-row>
              <table:table-cell office:value-type="string">
                <text:p>-29352.64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string">
                <text:p>-29297.42</text:p>
              </table:table-cell>
              <table:table-cell office:value-type="float" office:value="5.60666666666667">
                <text:p>5.60666666666667</text:p>
              </table:table-cell>
            </table:table-row>
            <table:table-row>
              <table:table-cell office:value-type="string">
                <text:p>-29243.66</text:p>
              </table:table-cell>
              <table:table-cell office:value-type="float" office:value="5.64888888888889">
                <text:p>5.64888888888889</text:p>
              </table:table-cell>
            </table:table-row>
            <table:table-row>
              <table:table-cell office:value-type="string">
                <text:p>-29190.68</text:p>
              </table:table-cell>
              <table:table-cell office:value-type="float" office:value="5.68222222222222">
                <text:p>5.68222222222222</text:p>
              </table:table-cell>
            </table:table-row>
            <table:table-row>
              <table:table-cell office:value-type="string">
                <text:p>-29135.45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-29081.86</text:p>
              </table:table-cell>
              <table:table-cell office:value-type="float" office:value="5.91222222222222">
                <text:p>5.91222222222222</text:p>
              </table:table-cell>
            </table:table-row>
            <table:table-row>
              <table:table-cell office:value-type="string">
                <text:p>-29032.83</text:p>
              </table:table-cell>
              <table:table-cell office:value-type="float" office:value="6.04222222222222">
                <text:p>6.04222222222222</text:p>
              </table:table-cell>
            </table:table-row>
            <table:table-row>
              <table:table-cell office:value-type="string">
                <text:p>-28982.88</text:p>
              </table:table-cell>
              <table:table-cell office:value-type="float" office:value="6.10888888888889">
                <text:p>6.10888888888889</text:p>
              </table:table-cell>
            </table:table-row>
            <table:table-row>
              <table:table-cell office:value-type="string">
                <text:p>-28933.73</text:p>
              </table:table-cell>
              <table:table-cell office:value-type="float" office:value="6.15555555555556">
                <text:p>6.15555555555556</text:p>
              </table:table-cell>
            </table:table-row>
            <table:table-row>
              <table:table-cell office:value-type="string">
                <text:p>-28887.33</text:p>
              </table:table-cell>
              <table:table-cell office:value-type="float" office:value="6.27222222222222">
                <text:p>6.27222222222222</text:p>
              </table:table-cell>
            </table:table-row>
            <table:table-row>
              <table:table-cell office:value-type="string">
                <text:p>-28837.93</text:p>
              </table:table-cell>
              <table:table-cell office:value-type="float" office:value="6.34222222222222">
                <text:p>6.34222222222222</text:p>
              </table:table-cell>
            </table:table-row>
            <table:table-row>
              <table:table-cell office:value-type="string">
                <text:p>-28787.55</text:p>
              </table:table-cell>
              <table:table-cell office:value-type="float" office:value="6.25666666666667">
                <text:p>6.25666666666667</text:p>
              </table:table-cell>
            </table:table-row>
            <table:table-row>
              <table:table-cell office:value-type="string">
                <text:p>-28737.2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-28686.84</text:p>
              </table:table-cell>
              <table:table-cell office:value-type="float" office:value="6.15444444444445">
                <text:p>6.15444444444445</text:p>
              </table:table-cell>
            </table:table-row>
            <table:table-row>
              <table:table-cell office:value-type="string">
                <text:p>-28636.12</text:p>
              </table:table-cell>
              <table:table-cell office:value-type="float" office:value="5.98888888888889">
                <text:p>5.98888888888889</text:p>
              </table:table-cell>
            </table:table-row>
            <table:table-row>
              <table:table-cell office:value-type="string">
                <text:p>-28584.44</text:p>
              </table:table-cell>
              <table:table-cell office:value-type="float" office:value="6.01777777777778">
                <text:p>6.01777777777778</text:p>
              </table:table-cell>
            </table:table-row>
            <table:table-row>
              <table:table-cell office:value-type="string">
                <text:p>-28532.63</text:p>
              </table:table-cell>
              <table:table-cell office:value-type="float" office:value="5.89888888888889">
                <text:p>5.89888888888889</text:p>
              </table:table-cell>
            </table:table-row>
            <table:table-row>
              <table:table-cell office:value-type="string">
                <text:p>-28481.08</text:p>
              </table:table-cell>
              <table:table-cell office:value-type="float" office:value="5.96111111111111">
                <text:p>5.96111111111111</text:p>
              </table:table-cell>
            </table:table-row>
            <table:table-row>
              <table:table-cell office:value-type="string">
                <text:p>-28430.34</text:p>
              </table:table-cell>
              <table:table-cell office:value-type="float" office:value="5.92666666666667">
                <text:p>5.92666666666667</text:p>
              </table:table-cell>
            </table:table-row>
            <table:table-row>
              <table:table-cell office:value-type="string">
                <text:p>-28379.68</text:p>
              </table:table-cell>
              <table:table-cell office:value-type="float" office:value="5.88555555555556">
                <text:p>5.88555555555556</text:p>
              </table:table-cell>
            </table:table-row>
            <table:table-row>
              <table:table-cell office:value-type="string">
                <text:p>-28327.33</text:p>
              </table:table-cell>
              <table:table-cell office:value-type="float" office:value="5.80333333333333">
                <text:p>5.80333333333333</text:p>
              </table:table-cell>
            </table:table-row>
            <table:table-row>
              <table:table-cell office:value-type="string">
                <text:p>-28277.42</text:p>
              </table:table-cell>
              <table:table-cell office:value-type="float" office:value="5.89111111111111">
                <text:p>5.89111111111111</text:p>
              </table:table-cell>
            </table:table-row>
            <table:table-row>
              <table:table-cell office:value-type="string">
                <text:p>-28226.69</text:p>
              </table:table-cell>
              <table:table-cell office:value-type="float" office:value="5.81777777777778">
                <text:p>5.81777777777778</text:p>
              </table:table-cell>
            </table:table-row>
            <table:table-row>
              <table:table-cell office:value-type="string">
                <text:p>-28174.27</text:p>
              </table:table-cell>
              <table:table-cell office:value-type="float" office:value="5.78222222222222">
                <text:p>5.78222222222222</text:p>
              </table:table-cell>
            </table:table-row>
            <table:table-row>
              <table:table-cell office:value-type="string">
                <text:p>-28120.8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-28070.41</text:p>
              </table:table-cell>
              <table:table-cell office:value-type="float" office:value="5.70333333333333">
                <text:p>5.70333333333333</text:p>
              </table:table-cell>
            </table:table-row>
            <table:table-row>
              <table:table-cell office:value-type="string">
                <text:p>-28017.45</text:p>
              </table:table-cell>
              <table:table-cell office:value-type="float" office:value="5.63777777777778">
                <text:p>5.63777777777778</text:p>
              </table:table-cell>
            </table:table-row>
            <table:table-row>
              <table:table-cell office:value-type="string">
                <text:p>-27964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-27912.15</text:p>
              </table:table-cell>
              <table:table-cell office:value-type="float" office:value="5.88888888888889">
                <text:p>5.88888888888889</text:p>
              </table:table-cell>
            </table:table-row>
            <table:table-row>
              <table:table-cell office:value-type="string">
                <text:p>-27858.35</text:p>
              </table:table-cell>
              <table:table-cell office:value-type="float" office:value="6.07777777777778">
                <text:p>6.07777777777778</text:p>
              </table:table-cell>
            </table:table-row>
            <table:table-row>
              <table:table-cell office:value-type="string">
                <text:p>-27808.29</text:p>
              </table:table-cell>
              <table:table-cell office:value-type="float" office:value="6.07555555555556">
                <text:p>6.07555555555556</text:p>
              </table:table-cell>
            </table:table-row>
            <table:table-row>
              <table:table-cell office:value-type="string">
                <text:p>-27760.84</text:p>
              </table:table-cell>
              <table:table-cell office:value-type="float" office:value="6.24222222222222">
                <text:p>6.24222222222222</text:p>
              </table:table-cell>
            </table:table-row>
            <table:table-row>
              <table:table-cell office:value-type="string">
                <text:p>-27714.72</text:p>
              </table:table-cell>
              <table:table-cell office:value-type="float" office:value="6.34888888888889">
                <text:p>6.34888888888889</text:p>
              </table:table-cell>
            </table:table-row>
            <table:table-row>
              <table:table-cell office:value-type="string">
                <text:p>-27667.69</text:p>
              </table:table-cell>
              <table:table-cell office:value-type="float" office:value="6.41111111111111">
                <text:p>6.41111111111111</text:p>
              </table:table-cell>
            </table:table-row>
            <table:table-row>
              <table:table-cell office:value-type="string">
                <text:p>-27620.12</text:p>
              </table:table-cell>
              <table:table-cell office:value-type="float" office:value="6.45555555555555">
                <text:p>6.45555555555555</text:p>
              </table:table-cell>
            </table:table-row>
            <table:table-row>
              <table:table-cell office:value-type="string">
                <text:p>-27572.55</text:p>
              </table:table-cell>
              <table:table-cell office:value-type="float" office:value="6.56333333333333">
                <text:p>6.56333333333333</text:p>
              </table:table-cell>
            </table:table-row>
            <table:table-row>
              <table:table-cell office:value-type="string">
                <text:p>-27524.42</text:p>
              </table:table-cell>
              <table:table-cell office:value-type="float" office:value="6.65333333333333">
                <text:p>6.65333333333333</text:p>
              </table:table-cell>
            </table:table-row>
            <table:table-row>
              <table:table-cell office:value-type="string">
                <text:p>-27474.63</text:p>
              </table:table-cell>
              <table:table-cell office:value-type="float" office:value="6.56666666666667">
                <text:p>6.56666666666667</text:p>
              </table:table-cell>
            </table:table-row>
            <table:table-row>
              <table:table-cell office:value-type="string">
                <text:p>-27424.8</text:p>
              </table:table-cell>
              <table:table-cell office:value-type="float" office:value="6.67111111111111">
                <text:p>6.67111111111111</text:p>
              </table:table-cell>
            </table:table-row>
            <table:table-row>
              <table:table-cell office:value-type="string">
                <text:p>-27377.97</text:p>
              </table:table-cell>
              <table:table-cell office:value-type="float" office:value="6.69222222222222">
                <text:p>6.69222222222222</text:p>
              </table:table-cell>
            </table:table-row>
            <table:table-row>
              <table:table-cell office:value-type="string">
                <text:p>-27332.79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-27285.83</text:p>
              </table:table-cell>
              <table:table-cell office:value-type="float" office:value="6.73777777777778">
                <text:p>6.73777777777778</text:p>
              </table:table-cell>
            </table:table-row>
            <table:table-row>
              <table:table-cell office:value-type="string">
                <text:p>-27241.83</text:p>
              </table:table-cell>
              <table:table-cell office:value-type="float" office:value="6.75555555555556">
                <text:p>6.75555555555556</text:p>
              </table:table-cell>
            </table:table-row>
            <table:table-row>
              <table:table-cell office:value-type="string">
                <text:p>-27195.21</text:p>
              </table:table-cell>
              <table:table-cell office:value-type="float" office:value="6.88222222222222">
                <text:p>6.88222222222222</text:p>
              </table:table-cell>
            </table:table-row>
            <table:table-row>
              <table:table-cell office:value-type="string">
                <text:p>-27148.9</text:p>
              </table:table-cell>
              <table:table-cell office:value-type="float" office:value="6.77666666666667">
                <text:p>6.77666666666667</text:p>
              </table:table-cell>
            </table:table-row>
            <table:table-row>
              <table:table-cell office:value-type="string">
                <text:p>-27101.78</text:p>
              </table:table-cell>
              <table:table-cell office:value-type="float" office:value="6.68777777777778">
                <text:p>6.68777777777778</text:p>
              </table:table-cell>
            </table:table-row>
            <table:table-row>
              <table:table-cell office:value-type="string">
                <text:p>-27053.88</text:p>
              </table:table-cell>
              <table:table-cell office:value-type="float" office:value="6.61333333333333">
                <text:p>6.61333333333333</text:p>
              </table:table-cell>
            </table:table-row>
            <table:table-row>
              <table:table-cell office:value-type="string">
                <text:p>-27005.95</text:p>
              </table:table-cell>
              <table:table-cell office:value-type="float" office:value="6.44444444444444">
                <text:p>6.44444444444444</text:p>
              </table:table-cell>
            </table:table-row>
            <table:table-row>
              <table:table-cell office:value-type="string">
                <text:p>-26957.81</text:p>
              </table:table-cell>
              <table:table-cell office:value-type="float" office:value="6.34333333333333">
                <text:p>6.34333333333333</text:p>
              </table:table-cell>
            </table:table-row>
            <table:table-row>
              <table:table-cell office:value-type="string">
                <text:p>-26909.11</text:p>
              </table:table-cell>
              <table:table-cell office:value-type="float" office:value="6.19222222222222">
                <text:p>6.19222222222222</text:p>
              </table:table-cell>
            </table:table-row>
            <table:table-row>
              <table:table-cell office:value-type="string">
                <text:p>-26859.47</text:p>
              </table:table-cell>
              <table:table-cell office:value-type="float" office:value="6.12444444444445">
                <text:p>6.12444444444445</text:p>
              </table:table-cell>
            </table:table-row>
            <table:table-row>
              <table:table-cell office:value-type="string">
                <text:p>-26809.32</text:p>
              </table:table-cell>
              <table:table-cell office:value-type="float" office:value="6.13888888888889">
                <text:p>6.13888888888889</text:p>
              </table:table-cell>
            </table:table-row>
            <table:table-row>
              <table:table-cell office:value-type="string">
                <text:p>-26758.73</text:p>
              </table:table-cell>
              <table:table-cell office:value-type="float" office:value="6.10222222222222">
                <text:p>6.10222222222222</text:p>
              </table:table-cell>
            </table:table-row>
            <table:table-row>
              <table:table-cell office:value-type="string">
                <text:p>-26707.87</text:p>
              </table:table-cell>
              <table:table-cell office:value-type="float" office:value="6.12333333333333">
                <text:p>6.12333333333333</text:p>
              </table:table-cell>
            </table:table-row>
            <table:table-row>
              <table:table-cell office:value-type="string">
                <text:p>-26658.33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-26610.04</text:p>
              </table:table-cell>
              <table:table-cell office:value-type="float" office:value="6.29888888888889">
                <text:p>6.29888888888889</text:p>
              </table:table-cell>
            </table:table-row>
            <table:table-row>
              <table:table-cell office:value-type="string">
                <text:p>-26561.98</text:p>
              </table:table-cell>
              <table:table-cell office:value-type="float" office:value="6.30111111111111">
                <text:p>6.30111111111111</text:p>
              </table:table-cell>
            </table:table-row>
            <table:table-row>
              <table:table-cell office:value-type="string">
                <text:p>-26514.52</text:p>
              </table:table-cell>
              <table:table-cell office:value-type="float" office:value="6.34888888888889">
                <text:p>6.34888888888889</text:p>
              </table:table-cell>
            </table:table-row>
            <table:table-row>
              <table:table-cell office:value-type="string">
                <text:p>-26468.77</text:p>
              </table:table-cell>
              <table:table-cell office:value-type="float" office:value="6.35333333333333">
                <text:p>6.35333333333333</text:p>
              </table:table-cell>
            </table:table-row>
            <table:table-row>
              <table:table-cell office:value-type="string">
                <text:p>-26422.57</text:p>
              </table:table-cell>
              <table:table-cell office:value-type="float" office:value="6.23555555555556">
                <text:p>6.23555555555556</text:p>
              </table:table-cell>
            </table:table-row>
            <table:table-row>
              <table:table-cell office:value-type="string">
                <text:p>-26373.74</text:p>
              </table:table-cell>
              <table:table-cell office:value-type="float" office:value="6.14333333333333">
                <text:p>6.14333333333333</text:p>
              </table:table-cell>
            </table:table-row>
            <table:table-row>
              <table:table-cell office:value-type="string">
                <text:p>-26325.36</text:p>
              </table:table-cell>
              <table:table-cell office:value-type="float" office:value="6.08333333333333">
                <text:p>6.08333333333333</text:p>
              </table:table-cell>
            </table:table-row>
            <table:table-row>
              <table:table-cell office:value-type="string">
                <text:p>-26273.84</text:p>
              </table:table-cell>
              <table:table-cell office:value-type="float" office:value="5.91333333333333">
                <text:p>5.91333333333333</text:p>
              </table:table-cell>
            </table:table-row>
            <table:table-row>
              <table:table-cell office:value-type="string">
                <text:p>-26220.19</text:p>
              </table:table-cell>
              <table:table-cell office:value-type="float" office:value="5.68777777777778">
                <text:p>5.68777777777778</text:p>
              </table:table-cell>
            </table:table-row>
            <table:table-row>
              <table:table-cell office:value-type="string">
                <text:p>-26168.69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-26117.99</text:p>
              </table:table-cell>
              <table:table-cell office:value-type="float" office:value="5.67666666666667">
                <text:p>5.67666666666667</text:p>
              </table:table-cell>
            </table:table-row>
            <table:table-row>
              <table:table-cell office:value-type="string">
                <text:p>-26063.5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-26010.67</text:p>
              </table:table-cell>
              <table:table-cell office:value-type="float" office:value="5.65333333333333">
                <text:p>5.65333333333333</text:p>
              </table:table-cell>
            </table:table-row>
            <table:table-row>
              <table:table-cell office:value-type="string">
                <text:p>-25961.5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-25914.05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-25863.75</text:p>
              </table:table-cell>
              <table:table-cell office:value-type="float" office:value="6.13333333333333">
                <text:p>6.13333333333333</text:p>
              </table:table-cell>
            </table:table-row>
            <table:table-row>
              <table:table-cell office:value-type="string">
                <text:p>-25814.62</text:p>
              </table:table-cell>
              <table:table-cell office:value-type="float" office:value="6.25333333333333">
                <text:p>6.25333333333333</text:p>
              </table:table-cell>
            </table:table-row>
            <table:table-row>
              <table:table-cell office:value-type="string">
                <text:p>-25767.08</text:p>
              </table:table-cell>
              <table:table-cell office:value-type="float" office:value="6.18222222222222">
                <text:p>6.18222222222222</text:p>
              </table:table-cell>
            </table:table-row>
            <table:table-row>
              <table:table-cell office:value-type="string">
                <text:p>-25723.01</text:p>
              </table:table-cell>
              <table:table-cell office:value-type="float" office:value="6.19555555555556">
                <text:p>6.19555555555556</text:p>
              </table:table-cell>
            </table:table-row>
            <table:table-row>
              <table:table-cell office:value-type="string">
                <text:p>-25677.75</text:p>
              </table:table-cell>
              <table:table-cell office:value-type="float" office:value="6.12333333333333">
                <text:p>6.12333333333333</text:p>
              </table:table-cell>
            </table:table-row>
            <table:table-row>
              <table:table-cell office:value-type="string">
                <text:p>-25627.83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-25573.36</text:p>
              </table:table-cell>
              <table:table-cell office:value-type="float" office:value="6.36555555555556">
                <text:p>6.36555555555556</text:p>
              </table:table-cell>
            </table:table-row>
            <table:table-row>
              <table:table-cell office:value-type="string">
                <text:p>-25524.55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-25475.34</text:p>
              </table:table-cell>
              <table:table-cell office:value-type="float" office:value="6.27666666666667">
                <text:p>6.27666666666667</text:p>
              </table:table-cell>
            </table:table-row>
            <table:table-row>
              <table:table-cell office:value-type="string">
                <text:p>-25427.2</text:p>
              </table:table-cell>
              <table:table-cell office:value-type="float" office:value="6.17333333333333">
                <text:p>6.17333333333333</text:p>
              </table:table-cell>
            </table:table-row>
            <table:table-row>
              <table:table-cell office:value-type="string">
                <text:p>-25382.85</text:p>
              </table:table-cell>
              <table:table-cell office:value-type="float" office:value="6.16444444444444">
                <text:p>6.16444444444444</text:p>
              </table:table-cell>
            </table:table-row>
            <table:table-row>
              <table:table-cell office:value-type="string">
                <text:p>-25337.25</text:p>
              </table:table-cell>
              <table:table-cell office:value-type="float" office:value="6.22888888888889">
                <text:p>6.22888888888889</text:p>
              </table:table-cell>
            </table:table-row>
            <table:table-row>
              <table:table-cell office:value-type="string">
                <text:p>-25290.13</text:p>
              </table:table-cell>
              <table:table-cell office:value-type="float" office:value="6.11666666666667">
                <text:p>6.11666666666667</text:p>
              </table:table-cell>
            </table:table-row>
            <table:table-row>
              <table:table-cell office:value-type="string">
                <text:p>-25242.17</text:p>
              </table:table-cell>
              <table:table-cell office:value-type="float" office:value="6.03666666666667">
                <text:p>6.03666666666667</text:p>
              </table:table-cell>
            </table:table-row>
            <table:table-row>
              <table:table-cell office:value-type="string">
                <text:p>-25191.94</text:p>
              </table:table-cell>
              <table:table-cell office:value-type="float" office:value="5.99888888888889">
                <text:p>5.99888888888889</text:p>
              </table:table-cell>
            </table:table-row>
            <table:table-row>
              <table:table-cell office:value-type="string">
                <text:p>-25139.78</text:p>
              </table:table-cell>
              <table:table-cell office:value-type="float" office:value="5.64111111111111">
                <text:p>5.64111111111111</text:p>
              </table:table-cell>
            </table:table-row>
            <table:table-row>
              <table:table-cell office:value-type="string">
                <text:p>-25087.38</text:p>
              </table:table-cell>
              <table:table-cell office:value-type="float" office:value="5.54333333333333">
                <text:p>5.54333333333333</text:p>
              </table:table-cell>
            </table:table-row>
            <table:table-row>
              <table:table-cell office:value-type="string">
                <text:p>-25035.3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-24983.04</text:p>
              </table:table-cell>
              <table:table-cell office:value-type="float" office:value="5.38111111111111">
                <text:p>5.38111111111111</text:p>
              </table:table-cell>
            </table:table-row>
            <table:table-row>
              <table:table-cell office:value-type="string">
                <text:p>-24929.98</text:p>
              </table:table-cell>
              <table:table-cell office:value-type="float" office:value="5.28222222222222">
                <text:p>5.28222222222222</text:p>
              </table:table-cell>
            </table:table-row>
            <table:table-row>
              <table:table-cell office:value-type="string">
                <text:p>-24877.73</text:p>
              </table:table-cell>
              <table:table-cell office:value-type="float" office:value="5.25333333333333">
                <text:p>5.25333333333333</text:p>
              </table:table-cell>
            </table:table-row>
            <table:table-row>
              <table:table-cell office:value-type="string">
                <text:p>-24827.02</text:p>
              </table:table-cell>
              <table:table-cell office:value-type="float" office:value="5.22444444444444">
                <text:p>5.22444444444444</text:p>
              </table:table-cell>
            </table:table-row>
            <table:table-row>
              <table:table-cell office:value-type="string">
                <text:p>-24776.72</text:p>
              </table:table-cell>
              <table:table-cell office:value-type="float" office:value="5.24222222222222">
                <text:p>5.24222222222222</text:p>
              </table:table-cell>
            </table:table-row>
            <table:table-row>
              <table:table-cell office:value-type="string">
                <text:p>-24723.85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-24669.85</text:p>
              </table:table-cell>
              <table:table-cell office:value-type="float" office:value="5.29111111111111">
                <text:p>5.29111111111111</text:p>
              </table:table-cell>
            </table:table-row>
            <table:table-row>
              <table:table-cell office:value-type="string">
                <text:p>-24616.8</text:p>
              </table:table-cell>
              <table:table-cell office:value-type="float" office:value="5.36888888888889">
                <text:p>5.36888888888889</text:p>
              </table:table-cell>
            </table:table-row>
            <table:table-row>
              <table:table-cell office:value-type="string">
                <text:p>-24565.5</text:p>
              </table:table-cell>
              <table:table-cell office:value-type="float" office:value="5.31555555555556">
                <text:p>5.31555555555556</text:p>
              </table:table-cell>
            </table:table-row>
            <table:table-row>
              <table:table-cell office:value-type="string">
                <text:p>-24515.15</text:p>
              </table:table-cell>
              <table:table-cell office:value-type="float" office:value="5.16555555555556">
                <text:p>5.16555555555556</text:p>
              </table:table-cell>
            </table:table-row>
            <table:table-row>
              <table:table-cell office:value-type="string">
                <text:p>-24462.63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-24413.74</text:p>
              </table:table-cell>
              <table:table-cell office:value-type="float" office:value="5.29555555555556">
                <text:p>5.29555555555556</text:p>
              </table:table-cell>
            </table:table-row>
            <table:table-row>
              <table:table-cell office:value-type="string">
                <text:p>-24361.12</text:p>
              </table:table-cell>
              <table:table-cell office:value-type="float" office:value="5.30777777777778">
                <text:p>5.30777777777778</text:p>
              </table:table-cell>
            </table:table-row>
            <table:table-row>
              <table:table-cell office:value-type="string">
                <text:p>-24306.57</text:p>
              </table:table-cell>
              <table:table-cell office:value-type="float" office:value="5.37555555555556">
                <text:p>5.37555555555556</text:p>
              </table:table-cell>
            </table:table-row>
            <table:table-row>
              <table:table-cell office:value-type="string">
                <text:p>-24256.6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-24204.27</text:p>
              </table:table-cell>
              <table:table-cell office:value-type="float" office:value="5.31666666666667">
                <text:p>5.31666666666667</text:p>
              </table:table-cell>
            </table:table-row>
            <table:table-row>
              <table:table-cell office:value-type="string">
                <text:p>-24152.57</text:p>
              </table:table-cell>
              <table:table-cell office:value-type="float" office:value="5.32666666666667">
                <text:p>5.32666666666667</text:p>
              </table:table-cell>
            </table:table-row>
            <table:table-row>
              <table:table-cell office:value-type="string">
                <text:p>-24103.05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-24050.44</text:p>
              </table:table-cell>
              <table:table-cell office:value-type="float" office:value="5.36666666666667">
                <text:p>5.36666666666667</text:p>
              </table:table-cell>
            </table:table-row>
            <table:table-row>
              <table:table-cell office:value-type="string">
                <text:p>-23999.57</text:p>
              </table:table-cell>
              <table:table-cell office:value-type="float" office:value="5.27222222222222">
                <text:p>5.27222222222222</text:p>
              </table:table-cell>
            </table:table-row>
            <table:table-row>
              <table:table-cell office:value-type="string">
                <text:p>-23949.91</text:p>
              </table:table-cell>
              <table:table-cell office:value-type="float" office:value="5.24666666666667">
                <text:p>5.24666666666667</text:p>
              </table:table-cell>
            </table:table-row>
            <table:table-row>
              <table:table-cell office:value-type="string">
                <text:p>-23897.01</text:p>
              </table:table-cell>
              <table:table-cell office:value-type="float" office:value="5.30777777777778">
                <text:p>5.30777777777778</text:p>
              </table:table-cell>
            </table:table-row>
            <table:table-row>
              <table:table-cell office:value-type="string">
                <text:p>-23845.12</text:p>
              </table:table-cell>
              <table:table-cell office:value-type="float" office:value="5.24555555555556">
                <text:p>5.24555555555556</text:p>
              </table:table-cell>
            </table:table-row>
            <table:table-row>
              <table:table-cell office:value-type="string">
                <text:p>-23792.6</text:p>
              </table:table-cell>
              <table:table-cell office:value-type="float" office:value="5.30444444444444">
                <text:p>5.30444444444444</text:p>
              </table:table-cell>
            </table:table-row>
            <table:table-row>
              <table:table-cell office:value-type="string">
                <text:p>-23740.2</text:p>
              </table:table-cell>
              <table:table-cell office:value-type="float" office:value="5.27888888888889">
                <text:p>5.27888888888889</text:p>
              </table:table-cell>
            </table:table-row>
            <table:table-row>
              <table:table-cell office:value-type="string">
                <text:p>-23689.57</text:p>
              </table:table-cell>
              <table:table-cell office:value-type="float" office:value="5.17444444444444">
                <text:p>5.17444444444444</text:p>
              </table:table-cell>
            </table:table-row>
            <table:table-row>
              <table:table-cell office:value-type="string">
                <text:p>-23639.23</text:p>
              </table:table-cell>
              <table:table-cell office:value-type="float" office:value="5.27777777777778">
                <text:p>5.27777777777778</text:p>
              </table:table-cell>
            </table:table-row>
            <table:table-row>
              <table:table-cell office:value-type="string">
                <text:p>-23588.19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-23536.58</text:p>
              </table:table-cell>
              <table:table-cell office:value-type="float" office:value="5.13888888888889">
                <text:p>5.13888888888889</text:p>
              </table:table-cell>
            </table:table-row>
            <table:table-row>
              <table:table-cell office:value-type="string">
                <text:p>-23485.09</text:p>
              </table:table-cell>
              <table:table-cell office:value-type="float" office:value="5.13666666666667">
                <text:p>5.13666666666667</text:p>
              </table:table-cell>
            </table:table-row>
            <table:table-row>
              <table:table-cell office:value-type="string">
                <text:p>-23433.54</text:p>
              </table:table-cell>
              <table:table-cell office:value-type="float" office:value="5.13111111111111">
                <text:p>5.13111111111111</text:p>
              </table:table-cell>
            </table:table-row>
            <table:table-row>
              <table:table-cell office:value-type="string">
                <text:p>-23380.25</text:p>
              </table:table-cell>
              <table:table-cell office:value-type="float" office:value="5.15222222222222">
                <text:p>5.15222222222222</text:p>
              </table:table-cell>
            </table:table-row>
            <table:table-row>
              <table:table-cell office:value-type="string">
                <text:p>-23325.86</text:p>
              </table:table-cell>
              <table:table-cell office:value-type="float" office:value="5.13444444444444">
                <text:p>5.13444444444444</text:p>
              </table:table-cell>
            </table:table-row>
            <table:table-row>
              <table:table-cell office:value-type="string">
                <text:p>-23272.84</text:p>
              </table:table-cell>
              <table:table-cell office:value-type="float" office:value="5.12222222222222">
                <text:p>5.12222222222222</text:p>
              </table:table-cell>
            </table:table-row>
            <table:table-row>
              <table:table-cell office:value-type="string">
                <text:p>-23222.91</text:p>
              </table:table-cell>
              <table:table-cell office:value-type="float" office:value="5.12666666666667">
                <text:p>5.12666666666667</text:p>
              </table:table-cell>
            </table:table-row>
            <table:table-row>
              <table:table-cell office:value-type="string">
                <text:p>-23173.26</text:p>
              </table:table-cell>
              <table:table-cell office:value-type="float" office:value="5.14333333333333">
                <text:p>5.14333333333333</text:p>
              </table:table-cell>
            </table:table-row>
            <table:table-row>
              <table:table-cell office:value-type="string">
                <text:p>-23122.04</text:p>
              </table:table-cell>
              <table:table-cell office:value-type="float" office:value="5.19666666666667">
                <text:p>5.19666666666667</text:p>
              </table:table-cell>
            </table:table-row>
            <table:table-row>
              <table:table-cell office:value-type="string">
                <text:p>-23070.17</text:p>
              </table:table-cell>
              <table:table-cell office:value-type="float" office:value="5.30111111111111">
                <text:p>5.30111111111111</text:p>
              </table:table-cell>
            </table:table-row>
            <table:table-row>
              <table:table-cell office:value-type="string">
                <text:p>-23018.81</text:p>
              </table:table-cell>
              <table:table-cell office:value-type="float" office:value="5.33666666666667">
                <text:p>5.33666666666667</text:p>
              </table:table-cell>
            </table:table-row>
            <table:table-row>
              <table:table-cell office:value-type="string">
                <text:p>-22969.13</text:p>
              </table:table-cell>
              <table:table-cell office:value-type="float" office:value="5.26888888888889">
                <text:p>5.26888888888889</text:p>
              </table:table-cell>
            </table:table-row>
            <table:table-row>
              <table:table-cell office:value-type="string">
                <text:p>-22917.93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-22867.81</text:p>
              </table:table-cell>
              <table:table-cell office:value-type="float" office:value="5.14777777777778">
                <text:p>5.14777777777778</text:p>
              </table:table-cell>
            </table:table-row>
            <table:table-row>
              <table:table-cell office:value-type="string">
                <text:p>-22816.28</text:p>
              </table:table-cell>
              <table:table-cell office:value-type="float" office:value="5.15333333333333">
                <text:p>5.15333333333333</text:p>
              </table:table-cell>
            </table:table-row>
            <table:table-row>
              <table:table-cell office:value-type="string">
                <text:p>-22764.42</text:p>
              </table:table-cell>
              <table:table-cell office:value-type="float" office:value="5.24666666666667">
                <text:p>5.24666666666667</text:p>
              </table:table-cell>
            </table:table-row>
            <table:table-row>
              <table:table-cell office:value-type="string">
                <text:p>-22712.04</text:p>
              </table:table-cell>
              <table:table-cell office:value-type="float" office:value="5.40333333333333">
                <text:p>5.40333333333333</text:p>
              </table:table-cell>
            </table:table-row>
            <table:table-row>
              <table:table-cell office:value-type="string">
                <text:p>-22659.28</text:p>
              </table:table-cell>
              <table:table-cell office:value-type="float" office:value="5.37444444444444">
                <text:p>5.37444444444444</text:p>
              </table:table-cell>
            </table:table-row>
            <table:table-row>
              <table:table-cell office:value-type="string">
                <text:p>-22608.21</text:p>
              </table:table-cell>
              <table:table-cell office:value-type="float" office:value="5.31555555555555">
                <text:p>5.31555555555555</text:p>
              </table:table-cell>
            </table:table-row>
            <table:table-row>
              <table:table-cell office:value-type="string">
                <text:p>-22560.77</text:p>
              </table:table-cell>
              <table:table-cell office:value-type="float" office:value="5.37777777777778">
                <text:p>5.37777777777778</text:p>
              </table:table-cell>
            </table:table-row>
            <table:table-row>
              <table:table-cell office:value-type="string">
                <text:p>-22516.8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-22464.71</text:p>
              </table:table-cell>
              <table:table-cell office:value-type="float" office:value="5.51777777777778">
                <text:p>5.51777777777778</text:p>
              </table:table-cell>
            </table:table-row>
            <table:table-row>
              <table:table-cell office:value-type="string">
                <text:p>-22412.87</text:p>
              </table:table-cell>
              <table:table-cell office:value-type="float" office:value="5.64666666666667">
                <text:p>5.64666666666667</text:p>
              </table:table-cell>
            </table:table-row>
            <table:table-row>
              <table:table-cell office:value-type="string">
                <text:p>-22363.58</text:p>
              </table:table-cell>
              <table:table-cell office:value-type="float" office:value="5.70222222222222">
                <text:p>5.70222222222222</text:p>
              </table:table-cell>
            </table:table-row>
            <table:table-row>
              <table:table-cell office:value-type="string">
                <text:p>-22313.5</text:p>
              </table:table-cell>
              <table:table-cell office:value-type="float" office:value="5.62555555555556">
                <text:p>5.62555555555556</text:p>
              </table:table-cell>
            </table:table-row>
            <table:table-row>
              <table:table-cell office:value-type="string">
                <text:p>-22265.86</text:p>
              </table:table-cell>
              <table:table-cell office:value-type="float" office:value="5.33666666666667">
                <text:p>5.33666666666667</text:p>
              </table:table-cell>
            </table:table-row>
            <table:table-row>
              <table:table-cell office:value-type="string">
                <text:p>-22218.39</text:p>
              </table:table-cell>
              <table:table-cell office:value-type="float" office:value="5.40111111111111">
                <text:p>5.40111111111111</text:p>
              </table:table-cell>
            </table:table-row>
            <table:table-row>
              <table:table-cell office:value-type="string">
                <text:p>-22169.49</text:p>
              </table:table-cell>
              <table:table-cell office:value-type="float" office:value="5.45111111111111">
                <text:p>5.45111111111111</text:p>
              </table:table-cell>
            </table:table-row>
            <table:table-row>
              <table:table-cell office:value-type="string">
                <text:p>-22119.17</text:p>
              </table:table-cell>
              <table:table-cell office:value-type="float" office:value="5.38222222222222">
                <text:p>5.38222222222222</text:p>
              </table:table-cell>
            </table:table-row>
            <table:table-row>
              <table:table-cell office:value-type="string">
                <text:p>-22065.4</text:p>
              </table:table-cell>
              <table:table-cell office:value-type="float" office:value="5.31222222222222">
                <text:p>5.31222222222222</text:p>
              </table:table-cell>
            </table:table-row>
            <table:table-row>
              <table:table-cell office:value-type="string">
                <text:p>-22015.44</text:p>
              </table:table-cell>
              <table:table-cell office:value-type="float" office:value="5.27222222222222">
                <text:p>5.27222222222222</text:p>
              </table:table-cell>
            </table:table-row>
            <table:table-row>
              <table:table-cell office:value-type="string">
                <text:p>-21965.5</text:p>
              </table:table-cell>
              <table:table-cell office:value-type="float" office:value="5.24555555555556">
                <text:p>5.24555555555556</text:p>
              </table:table-cell>
            </table:table-row>
            <table:table-row>
              <table:table-cell office:value-type="string">
                <text:p>-21914.09</text:p>
              </table:table-cell>
              <table:table-cell office:value-type="float" office:value="5.29555555555556">
                <text:p>5.29555555555556</text:p>
              </table:table-cell>
            </table:table-row>
            <table:table-row>
              <table:table-cell office:value-type="string">
                <text:p>-21861.9</text:p>
              </table:table-cell>
              <table:table-cell office:value-type="float" office:value="5.41111111111111">
                <text:p>5.41111111111111</text:p>
              </table:table-cell>
            </table:table-row>
            <table:table-row>
              <table:table-cell office:value-type="string">
                <text:p>-21812.54</text:p>
              </table:table-cell>
              <table:table-cell office:value-type="float" office:value="5.58111111111111">
                <text:p>5.58111111111111</text:p>
              </table:table-cell>
            </table:table-row>
            <table:table-row>
              <table:table-cell office:value-type="string">
                <text:p>-21764.54</text:p>
              </table:table-cell>
              <table:table-cell office:value-type="float" office:value="5.65222222222222">
                <text:p>5.65222222222222</text:p>
              </table:table-cell>
            </table:table-row>
            <table:table-row>
              <table:table-cell office:value-type="string">
                <text:p>-21717.76</text:p>
              </table:table-cell>
              <table:table-cell office:value-type="float" office:value="5.75555555555556">
                <text:p>5.75555555555556</text:p>
              </table:table-cell>
            </table:table-row>
            <table:table-row>
              <table:table-cell office:value-type="string">
                <text:p>-21672.05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-21625.16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-21578.82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-21533.02</text:p>
              </table:table-cell>
              <table:table-cell office:value-type="float" office:value="5.88333333333333">
                <text:p>5.88333333333333</text:p>
              </table:table-cell>
            </table:table-row>
            <table:table-row>
              <table:table-cell office:value-type="string">
                <text:p>-21485.45</text:p>
              </table:table-cell>
              <table:table-cell office:value-type="float" office:value="5.90111111111111">
                <text:p>5.90111111111111</text:p>
              </table:table-cell>
            </table:table-row>
            <table:table-row>
              <table:table-cell office:value-type="string">
                <text:p>-21438.4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-21389.72</text:p>
              </table:table-cell>
              <table:table-cell office:value-type="float" office:value="5.84666666666667">
                <text:p>5.84666666666667</text:p>
              </table:table-cell>
            </table:table-row>
            <table:table-row>
              <table:table-cell office:value-type="string">
                <text:p>-21338.96</text:p>
              </table:table-cell>
              <table:table-cell office:value-type="float" office:value="5.91888888888889">
                <text:p>5.91888888888889</text:p>
              </table:table-cell>
            </table:table-row>
            <table:table-row>
              <table:table-cell office:value-type="string">
                <text:p>-21291.91</text:p>
              </table:table-cell>
              <table:table-cell office:value-type="float" office:value="5.90222222222222">
                <text:p>5.90222222222222</text:p>
              </table:table-cell>
            </table:table-row>
            <table:table-row>
              <table:table-cell office:value-type="string">
                <text:p>-21244.94</text:p>
              </table:table-cell>
              <table:table-cell office:value-type="float" office:value="5.99666666666667">
                <text:p>5.99666666666667</text:p>
              </table:table-cell>
            </table:table-row>
            <table:table-row>
              <table:table-cell office:value-type="string">
                <text:p>-21198.93</text:p>
              </table:table-cell>
              <table:table-cell office:value-type="float" office:value="5.97888888888889">
                <text:p>5.97888888888889</text:p>
              </table:table-cell>
            </table:table-row>
            <table:table-row>
              <table:table-cell office:value-type="string">
                <text:p>-21154.05</text:p>
              </table:table-cell>
              <table:table-cell office:value-type="float" office:value="5.95777777777778">
                <text:p>5.95777777777778</text:p>
              </table:table-cell>
            </table:table-row>
            <table:table-row>
              <table:table-cell office:value-type="string">
                <text:p>-21109.29</text:p>
              </table:table-cell>
              <table:table-cell office:value-type="float" office:value="6.01555555555556">
                <text:p>6.01555555555556</text:p>
              </table:table-cell>
            </table:table-row>
            <table:table-row>
              <table:table-cell office:value-type="string">
                <text:p>-21063.9</text:p>
              </table:table-cell>
              <table:table-cell office:value-type="float" office:value="5.94888888888889">
                <text:p>5.94888888888889</text:p>
              </table:table-cell>
            </table:table-row>
            <table:table-row>
              <table:table-cell office:value-type="string">
                <text:p>-21017.15</text:p>
              </table:table-cell>
              <table:table-cell office:value-type="float" office:value="5.90111111111111">
                <text:p>5.90111111111111</text:p>
              </table:table-cell>
            </table:table-row>
            <table:table-row>
              <table:table-cell office:value-type="string">
                <text:p>-20968.47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-20919.25</text:p>
              </table:table-cell>
              <table:table-cell office:value-type="float" office:value="5.66555555555556">
                <text:p>5.66555555555556</text:p>
              </table:table-cell>
            </table:table-row>
            <table:table-row>
              <table:table-cell office:value-type="string">
                <text:p>-20870.51</text:p>
              </table:table-cell>
              <table:table-cell office:value-type="float" office:value="5.64777777777778">
                <text:p>5.64777777777778</text:p>
              </table:table-cell>
            </table:table-row>
            <table:table-row>
              <table:table-cell office:value-type="string">
                <text:p>-20821.82</text:p>
              </table:table-cell>
              <table:table-cell office:value-type="float" office:value="5.48222222222222">
                <text:p>5.48222222222222</text:p>
              </table:table-cell>
            </table:table-row>
            <table:table-row>
              <table:table-cell office:value-type="string">
                <text:p>-20773.0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-20723.79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-20675.69</text:p>
              </table:table-cell>
              <table:table-cell office:value-type="float" office:value="5.59555555555556">
                <text:p>5.59555555555556</text:p>
              </table:table-cell>
            </table:table-row>
            <table:table-row>
              <table:table-cell office:value-type="string">
                <text:p>-20626.78</text:p>
              </table:table-cell>
              <table:table-cell office:value-type="float" office:value="5.62333333333333">
                <text:p>5.62333333333333</text:p>
              </table:table-cell>
            </table:table-row>
            <table:table-row>
              <table:table-cell office:value-type="string">
                <text:p>-20579.3</text:p>
              </table:table-cell>
              <table:table-cell office:value-type="float" office:value="5.76333333333333">
                <text:p>5.76333333333333</text:p>
              </table:table-cell>
            </table:table-row>
            <table:table-row>
              <table:table-cell office:value-type="string">
                <text:p>-20533.27</text:p>
              </table:table-cell>
              <table:table-cell office:value-type="float" office:value="5.70222222222222">
                <text:p>5.70222222222222</text:p>
              </table:table-cell>
            </table:table-row>
            <table:table-row>
              <table:table-cell office:value-type="string">
                <text:p>-20485.85</text:p>
              </table:table-cell>
              <table:table-cell office:value-type="float" office:value="5.69555555555556">
                <text:p>5.69555555555556</text:p>
              </table:table-cell>
            </table:table-row>
            <table:table-row>
              <table:table-cell office:value-type="string">
                <text:p>-20439.16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-20395.22</text:p>
              </table:table-cell>
              <table:table-cell office:value-type="float" office:value="5.74444444444444">
                <text:p>5.74444444444444</text:p>
              </table:table-cell>
            </table:table-row>
            <table:table-row>
              <table:table-cell office:value-type="string">
                <text:p>-20345.08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-20294.49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-20248.84</text:p>
              </table:table-cell>
              <table:table-cell office:value-type="float" office:value="5.53555555555556">
                <text:p>5.53555555555556</text:p>
              </table:table-cell>
            </table:table-row>
            <table:table-row>
              <table:table-cell office:value-type="string">
                <text:p>-20199.85</text:p>
              </table:table-cell>
              <table:table-cell office:value-type="float" office:value="5.48444444444444">
                <text:p>5.48444444444444</text:p>
              </table:table-cell>
            </table:table-row>
            <table:table-row>
              <table:table-cell office:value-type="string">
                <text:p>-20149.46</text:p>
              </table:table-cell>
              <table:table-cell office:value-type="float" office:value="5.39777777777778">
                <text:p>5.39777777777778</text:p>
              </table:table-cell>
            </table:table-row>
            <table:table-row>
              <table:table-cell office:value-type="string">
                <text:p>-20099.84</text:p>
              </table:table-cell>
              <table:table-cell office:value-type="float" office:value="5.45222222222222">
                <text:p>5.45222222222222</text:p>
              </table:table-cell>
            </table:table-row>
            <table:table-row>
              <table:table-cell office:value-type="string">
                <text:p>-20051.82</text:p>
              </table:table-cell>
              <table:table-cell office:value-type="float" office:value="5.62666666666667">
                <text:p>5.62666666666667</text:p>
              </table:table-cell>
            </table:table-row>
            <table:table-row>
              <table:table-cell office:value-type="string">
                <text:p>-20003.2</text:p>
              </table:table-cell>
              <table:table-cell office:value-type="float" office:value="5.63666666666667">
                <text:p>5.63666666666667</text:p>
              </table:table-cell>
            </table:table-row>
            <table:table-row>
              <table:table-cell office:value-type="string">
                <text:p>-19956.53</text:p>
              </table:table-cell>
              <table:table-cell office:value-type="float" office:value="5.71555555555556">
                <text:p>5.71555555555556</text:p>
              </table:table-cell>
            </table:table-row>
            <table:table-row>
              <table:table-cell office:value-type="string">
                <text:p>-19909.19</text:p>
              </table:table-cell>
              <table:table-cell office:value-type="float" office:value="5.76111111111111">
                <text:p>5.76111111111111</text:p>
              </table:table-cell>
            </table:table-row>
            <table:table-row>
              <table:table-cell office:value-type="string">
                <text:p>-19864.93</text:p>
              </table:table-cell>
              <table:table-cell office:value-type="float" office:value="5.72777777777778">
                <text:p>5.72777777777778</text:p>
              </table:table-cell>
            </table:table-row>
            <table:table-row>
              <table:table-cell office:value-type="string">
                <text:p>-19820.16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-19774.06</text:p>
              </table:table-cell>
              <table:table-cell office:value-type="float" office:value="5.78444444444444">
                <text:p>5.78444444444444</text:p>
              </table:table-cell>
            </table:table-row>
            <table:table-row>
              <table:table-cell office:value-type="string">
                <text:p>-19725.77</text:p>
              </table:table-cell>
              <table:table-cell office:value-type="float" office:value="5.72111111111111">
                <text:p>5.72111111111111</text:p>
              </table:table-cell>
            </table:table-row>
            <table:table-row>
              <table:table-cell office:value-type="string">
                <text:p>-19675.99</text:p>
              </table:table-cell>
              <table:table-cell office:value-type="float" office:value="5.64555555555556">
                <text:p>5.64555555555556</text:p>
              </table:table-cell>
            </table:table-row>
            <table:table-row>
              <table:table-cell office:value-type="string">
                <text:p>-19627.68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-19580.71</text:p>
              </table:table-cell>
              <table:table-cell office:value-type="float" office:value="5.72111111111111">
                <text:p>5.72111111111111</text:p>
              </table:table-cell>
            </table:table-row>
            <table:table-row>
              <table:table-cell office:value-type="string">
                <text:p>-19532.31</text:p>
              </table:table-cell>
              <table:table-cell office:value-type="float" office:value="5.69444444444444">
                <text:p>5.69444444444444</text:p>
              </table:table-cell>
            </table:table-row>
            <table:table-row>
              <table:table-cell office:value-type="string">
                <text:p>-19484.58</text:p>
              </table:table-cell>
              <table:table-cell office:value-type="float" office:value="5.64222222222222">
                <text:p>5.64222222222222</text:p>
              </table:table-cell>
            </table:table-row>
            <table:table-row>
              <table:table-cell office:value-type="string">
                <text:p>-19440.19</text:p>
              </table:table-cell>
              <table:table-cell office:value-type="float" office:value="5.65333333333333">
                <text:p>5.65333333333333</text:p>
              </table:table-cell>
            </table:table-row>
            <table:table-row>
              <table:table-cell office:value-type="string">
                <text:p>-19396.32</text:p>
              </table:table-cell>
              <table:table-cell office:value-type="float" office:value="5.71777777777778">
                <text:p>5.71777777777778</text:p>
              </table:table-cell>
            </table:table-row>
            <table:table-row>
              <table:table-cell office:value-type="string">
                <text:p>-19349.62</text:p>
              </table:table-cell>
              <table:table-cell office:value-type="float" office:value="5.73555555555556">
                <text:p>5.73555555555556</text:p>
              </table:table-cell>
            </table:table-row>
            <table:table-row>
              <table:table-cell office:value-type="string">
                <text:p>-19300.27</text:p>
              </table:table-cell>
              <table:table-cell office:value-type="float" office:value="5.75666666666667">
                <text:p>5.75666666666667</text:p>
              </table:table-cell>
            </table:table-row>
            <table:table-row>
              <table:table-cell office:value-type="string">
                <text:p>-19251.14</text:p>
              </table:table-cell>
              <table:table-cell office:value-type="float" office:value="5.85111111111111">
                <text:p>5.85111111111111</text:p>
              </table:table-cell>
            </table:table-row>
            <table:table-row>
              <table:table-cell office:value-type="string">
                <text:p>-19204.61</text:p>
              </table:table-cell>
              <table:table-cell office:value-type="float" office:value="5.60444444444444">
                <text:p>5.60444444444444</text:p>
              </table:table-cell>
            </table:table-row>
            <table:table-row>
              <table:table-cell office:value-type="string">
                <text:p>-19159.15</text:p>
              </table:table-cell>
              <table:table-cell office:value-type="float" office:value="5.51555555555556">
                <text:p>5.51555555555556</text:p>
              </table:table-cell>
            </table:table-row>
            <table:table-row>
              <table:table-cell office:value-type="string">
                <text:p>-19112.26</text:p>
              </table:table-cell>
              <table:table-cell office:value-type="float" office:value="5.48555555555556">
                <text:p>5.48555555555556</text:p>
              </table:table-cell>
            </table:table-row>
            <table:table-row>
              <table:table-cell office:value-type="string">
                <text:p>-19064.8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-19015.46</text:p>
              </table:table-cell>
              <table:table-cell office:value-type="float" office:value="5.62888888888889">
                <text:p>5.62888888888889</text:p>
              </table:table-cell>
            </table:table-row>
            <table:table-row>
              <table:table-cell office:value-type="string">
                <text:p>-18967.75</text:p>
              </table:table-cell>
              <table:table-cell office:value-type="float" office:value="5.63222222222222">
                <text:p>5.63222222222222</text:p>
              </table:table-cell>
            </table:table-row>
            <table:table-row>
              <table:table-cell office:value-type="string">
                <text:p>-18920.39</text:p>
              </table:table-cell>
              <table:table-cell office:value-type="float" office:value="5.53222222222222">
                <text:p>5.53222222222222</text:p>
              </table:table-cell>
            </table:table-row>
            <table:table-row>
              <table:table-cell office:value-type="string">
                <text:p>-18873.23</text:p>
              </table:table-cell>
              <table:table-cell office:value-type="float" office:value="5.51777777777778">
                <text:p>5.51777777777778</text:p>
              </table:table-cell>
            </table:table-row>
            <table:table-row>
              <table:table-cell office:value-type="string">
                <text:p>-18826.41</text:p>
              </table:table-cell>
              <table:table-cell office:value-type="float" office:value="5.49111111111111">
                <text:p>5.49111111111111</text:p>
              </table:table-cell>
            </table:table-row>
            <table:table-row>
              <table:table-cell office:value-type="string">
                <text:p>-18780.74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string">
                <text:p>-18732.71</text:p>
              </table:table-cell>
              <table:table-cell office:value-type="float" office:value="5.64555555555556">
                <text:p>5.64555555555556</text:p>
              </table:table-cell>
            </table:table-row>
            <table:table-row>
              <table:table-cell office:value-type="string">
                <text:p>-18684.56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-18637.16</text:p>
              </table:table-cell>
              <table:table-cell office:value-type="float" office:value="5.62111111111111">
                <text:p>5.62111111111111</text:p>
              </table:table-cell>
            </table:table-row>
            <table:table-row>
              <table:table-cell office:value-type="string">
                <text:p>-18590.71</text:p>
              </table:table-cell>
              <table:table-cell office:value-type="float" office:value="5.58111111111111">
                <text:p>5.58111111111111</text:p>
              </table:table-cell>
            </table:table-row>
            <table:table-row>
              <table:table-cell office:value-type="string">
                <text:p>-18545.97</text:p>
              </table:table-cell>
              <table:table-cell office:value-type="float" office:value="5.50777777777778">
                <text:p>5.50777777777778</text:p>
              </table:table-cell>
            </table:table-row>
            <table:table-row>
              <table:table-cell office:value-type="string">
                <text:p>-18500.21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-18451.04</text:p>
              </table:table-cell>
              <table:table-cell office:value-type="float" office:value="5.56777777777778">
                <text:p>5.56777777777778</text:p>
              </table:table-cell>
            </table:table-row>
            <table:table-row>
              <table:table-cell office:value-type="string">
                <text:p>-18402.42</text:p>
              </table:table-cell>
              <table:table-cell office:value-type="float" office:value="5.53444444444445">
                <text:p>5.53444444444445</text:p>
              </table:table-cell>
            </table:table-row>
            <table:table-row>
              <table:table-cell office:value-type="string">
                <text:p>-18354.37</text:p>
              </table:table-cell>
              <table:table-cell office:value-type="float" office:value="5.60111111111111">
                <text:p>5.60111111111111</text:p>
              </table:table-cell>
            </table:table-row>
            <table:table-row>
              <table:table-cell office:value-type="string">
                <text:p>-18307.1</text:p>
              </table:table-cell>
              <table:table-cell office:value-type="float" office:value="5.53111111111111">
                <text:p>5.53111111111111</text:p>
              </table:table-cell>
            </table:table-row>
            <table:table-row>
              <table:table-cell office:value-type="string">
                <text:p>-18260.32</text:p>
              </table:table-cell>
              <table:table-cell office:value-type="float" office:value="5.51777777777778">
                <text:p>5.51777777777778</text:p>
              </table:table-cell>
            </table:table-row>
            <table:table-row>
              <table:table-cell office:value-type="string">
                <text:p>-18213.35</text:p>
              </table:table-cell>
              <table:table-cell office:value-type="float" office:value="5.60444444444444">
                <text:p>5.60444444444444</text:p>
              </table:table-cell>
            </table:table-row>
            <table:table-row>
              <table:table-cell office:value-type="string">
                <text:p>-18167.72</text:p>
              </table:table-cell>
              <table:table-cell office:value-type="float" office:value="5.59444444444444">
                <text:p>5.59444444444444</text:p>
              </table:table-cell>
            </table:table-row>
            <table:table-row>
              <table:table-cell office:value-type="string">
                <text:p>-18121.98</text:p>
              </table:table-cell>
              <table:table-cell office:value-type="float" office:value="5.51222222222222">
                <text:p>5.51222222222222</text:p>
              </table:table-cell>
            </table:table-row>
            <table:table-row>
              <table:table-cell office:value-type="string">
                <text:p>-18075.95</text:p>
              </table:table-cell>
              <table:table-cell office:value-type="float" office:value="5.51444444444444">
                <text:p>5.51444444444444</text:p>
              </table:table-cell>
            </table:table-row>
            <table:table-row>
              <table:table-cell office:value-type="string">
                <text:p>-18029.22</text:p>
              </table:table-cell>
              <table:table-cell office:value-type="float" office:value="5.59111111111111">
                <text:p>5.59111111111111</text:p>
              </table:table-cell>
            </table:table-row>
            <table:table-row>
              <table:table-cell office:value-type="string">
                <text:p>-17980.52</text:p>
              </table:table-cell>
              <table:table-cell office:value-type="float" office:value="5.69666666666667">
                <text:p>5.69666666666667</text:p>
              </table:table-cell>
            </table:table-row>
            <table:table-row>
              <table:table-cell office:value-type="string">
                <text:p>-17930.94</text:p>
              </table:table-cell>
              <table:table-cell office:value-type="float" office:value="5.67111111111111">
                <text:p>5.67111111111111</text:p>
              </table:table-cell>
            </table:table-row>
            <table:table-row>
              <table:table-cell office:value-type="string">
                <text:p>-17883.92</text:p>
              </table:table-cell>
              <table:table-cell office:value-type="float" office:value="5.61888888888889">
                <text:p>5.61888888888889</text:p>
              </table:table-cell>
            </table:table-row>
            <table:table-row>
              <table:table-cell office:value-type="string">
                <text:p>-17839.53</text:p>
              </table:table-cell>
              <table:table-cell office:value-type="float" office:value="5.49111111111111">
                <text:p>5.49111111111111</text:p>
              </table:table-cell>
            </table:table-row>
            <table:table-row>
              <table:table-cell office:value-type="string">
                <text:p>-17795.57</text:p>
              </table:table-cell>
              <table:table-cell office:value-type="float" office:value="5.49444444444445">
                <text:p>5.49444444444445</text:p>
              </table:table-cell>
            </table:table-row>
            <table:table-row>
              <table:table-cell office:value-type="string">
                <text:p>-17750.22</text:p>
              </table:table-cell>
              <table:table-cell office:value-type="float" office:value="5.45222222222222">
                <text:p>5.45222222222222</text:p>
              </table:table-cell>
            </table:table-row>
            <table:table-row>
              <table:table-cell office:value-type="string">
                <text:p>-17702</text:p>
              </table:table-cell>
              <table:table-cell office:value-type="float" office:value="5.54222222222222">
                <text:p>5.54222222222222</text:p>
              </table:table-cell>
            </table:table-row>
            <table:table-row>
              <table:table-cell office:value-type="string">
                <text:p>-17652.93</text:p>
              </table:table-cell>
              <table:table-cell office:value-type="float" office:value="5.51555555555556">
                <text:p>5.51555555555556</text:p>
              </table:table-cell>
            </table:table-row>
            <table:table-row>
              <table:table-cell office:value-type="string">
                <text:p>-17605.17</text:p>
              </table:table-cell>
              <table:table-cell office:value-type="float" office:value="5.44555555555556">
                <text:p>5.44555555555556</text:p>
              </table:table-cell>
            </table:table-row>
            <table:table-row>
              <table:table-cell office:value-type="string">
                <text:p>-17556.42</text:p>
              </table:table-cell>
              <table:table-cell office:value-type="float" office:value="5.32111111111111">
                <text:p>5.32111111111111</text:p>
              </table:table-cell>
            </table:table-row>
            <table:table-row>
              <table:table-cell office:value-type="string">
                <text:p>-17508.41</text:p>
              </table:table-cell>
              <table:table-cell office:value-type="float" office:value="5.32444444444444">
                <text:p>5.32444444444444</text:p>
              </table:table-cell>
            </table:table-row>
            <table:table-row>
              <table:table-cell office:value-type="string">
                <text:p>-17461.1</text:p>
              </table:table-cell>
              <table:table-cell office:value-type="float" office:value="5.36666666666667">
                <text:p>5.36666666666667</text:p>
              </table:table-cell>
            </table:table-row>
            <table:table-row>
              <table:table-cell office:value-type="string">
                <text:p>-17414.71</text:p>
              </table:table-cell>
              <table:table-cell office:value-type="float" office:value="5.63111111111111">
                <text:p>5.63111111111111</text:p>
              </table:table-cell>
            </table:table-row>
            <table:table-row>
              <table:table-cell office:value-type="string">
                <text:p>-17367.18</text:p>
              </table:table-cell>
              <table:table-cell office:value-type="float" office:value="5.63444444444444">
                <text:p>5.63444444444444</text:p>
              </table:table-cell>
            </table:table-row>
            <table:table-row>
              <table:table-cell office:value-type="string">
                <text:p>-17321.89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-17275.74</text:p>
              </table:table-cell>
              <table:table-cell office:value-type="float" office:value="5.82888888888889">
                <text:p>5.82888888888889</text:p>
              </table:table-cell>
            </table:table-row>
            <table:table-row>
              <table:table-cell office:value-type="string">
                <text:p>-17234.88</text:p>
              </table:table-cell>
              <table:table-cell office:value-type="float" office:value="5.81333333333333">
                <text:p>5.81333333333333</text:p>
              </table:table-cell>
            </table:table-row>
            <table:table-row>
              <table:table-cell office:value-type="string">
                <text:p>-17189.22</text:p>
              </table:table-cell>
              <table:table-cell office:value-type="float" office:value="5.67222222222222">
                <text:p>5.67222222222222</text:p>
              </table:table-cell>
            </table:table-row>
            <table:table-row>
              <table:table-cell office:value-type="string">
                <text:p>-17143.14</text:p>
              </table:table-cell>
              <table:table-cell office:value-type="float" office:value="5.84111111111111">
                <text:p>5.84111111111111</text:p>
              </table:table-cell>
            </table:table-row>
            <table:table-row>
              <table:table-cell office:value-type="string">
                <text:p>-17098.78</text:p>
              </table:table-cell>
              <table:table-cell office:value-type="float" office:value="5.79333333333333">
                <text:p>5.79333333333333</text:p>
              </table:table-cell>
            </table:table-row>
            <table:table-row>
              <table:table-cell office:value-type="string">
                <text:p>-17051.16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-17002.57</text:p>
              </table:table-cell>
              <table:table-cell office:value-type="float" office:value="5.61555555555556">
                <text:p>5.61555555555556</text:p>
              </table:table-cell>
            </table:table-row>
            <table:table-row>
              <table:table-cell office:value-type="string">
                <text:p>-16957.83</text:p>
              </table:table-cell>
              <table:table-cell office:value-type="float" office:value="5.57666666666667">
                <text:p>5.57666666666667</text:p>
              </table:table-cell>
            </table:table-row>
            <table:table-row>
              <table:table-cell office:value-type="string">
                <text:p>-16912.03</text:p>
              </table:table-cell>
              <table:table-cell office:value-type="float" office:value="5.63444444444445">
                <text:p>5.63444444444445</text:p>
              </table:table-cell>
            </table:table-row>
            <table:table-row>
              <table:table-cell office:value-type="string">
                <text:p>-16865.01</text:p>
              </table:table-cell>
              <table:table-cell office:value-type="float" office:value="5.54111111111111">
                <text:p>5.54111111111111</text:p>
              </table:table-cell>
            </table:table-row>
            <table:table-row>
              <table:table-cell office:value-type="string">
                <text:p>-16819.01</text:p>
              </table:table-cell>
              <table:table-cell office:value-type="float" office:value="5.57222222222222">
                <text:p>5.57222222222222</text:p>
              </table:table-cell>
            </table:table-row>
            <table:table-row>
              <table:table-cell office:value-type="string">
                <text:p>-16773.45</text:p>
              </table:table-cell>
              <table:table-cell office:value-type="float" office:value="5.70777777777778">
                <text:p>5.70777777777778</text:p>
              </table:table-cell>
            </table:table-row>
            <table:table-row>
              <table:table-cell office:value-type="string">
                <text:p>-16727.91</text:p>
              </table:table-cell>
              <table:table-cell office:value-type="float" office:value="5.54333333333333">
                <text:p>5.54333333333333</text:p>
              </table:table-cell>
            </table:table-row>
            <table:table-row>
              <table:table-cell office:value-type="string">
                <text:p>-16682.18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-16635.96</text:p>
              </table:table-cell>
              <table:table-cell office:value-type="float" office:value="5.72555555555556">
                <text:p>5.72555555555556</text:p>
              </table:table-cell>
            </table:table-row>
            <table:table-row>
              <table:table-cell office:value-type="string">
                <text:p>-16589.72</text:p>
              </table:table-cell>
              <table:table-cell office:value-type="float" office:value="5.74444444444444">
                <text:p>5.74444444444444</text:p>
              </table:table-cell>
            </table:table-row>
            <table:table-row>
              <table:table-cell office:value-type="string">
                <text:p>-16543.43</text:p>
              </table:table-cell>
              <table:table-cell office:value-type="float" office:value="5.67111111111111">
                <text:p>5.67111111111111</text:p>
              </table:table-cell>
            </table:table-row>
            <table:table-row>
              <table:table-cell office:value-type="string">
                <text:p>-16499.33</text:p>
              </table:table-cell>
              <table:table-cell office:value-type="float" office:value="5.62888888888889">
                <text:p>5.62888888888889</text:p>
              </table:table-cell>
            </table:table-row>
            <table:table-row>
              <table:table-cell office:value-type="string">
                <text:p>-16454.79</text:p>
              </table:table-cell>
              <table:table-cell office:value-type="float" office:value="5.61222222222222">
                <text:p>5.61222222222222</text:p>
              </table:table-cell>
            </table:table-row>
            <table:table-row>
              <table:table-cell office:value-type="string">
                <text:p>-16411.4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-16361.78</text:p>
              </table:table-cell>
              <table:table-cell office:value-type="float" office:value="5.61777777777778">
                <text:p>5.61777777777778</text:p>
              </table:table-cell>
            </table:table-row>
            <table:table-row>
              <table:table-cell office:value-type="string">
                <text:p>-16315.74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-16269.48</text:p>
              </table:table-cell>
              <table:table-cell office:value-type="float" office:value="5.60111111111111">
                <text:p>5.60111111111111</text:p>
              </table:table-cell>
            </table:table-row>
            <table:table-row>
              <table:table-cell office:value-type="string">
                <text:p>-16223.83</text:p>
              </table:table-cell>
              <table:table-cell office:value-type="float" office:value="5.63666666666667">
                <text:p>5.63666666666667</text:p>
              </table:table-cell>
            </table:table-row>
            <table:table-row>
              <table:table-cell office:value-type="string">
                <text:p>-16178</text:p>
              </table:table-cell>
              <table:table-cell office:value-type="float" office:value="5.57222222222222">
                <text:p>5.57222222222222</text:p>
              </table:table-cell>
            </table:table-row>
            <table:table-row>
              <table:table-cell office:value-type="string">
                <text:p>-16132.23</text:p>
              </table:table-cell>
              <table:table-cell office:value-type="float" office:value="5.69888888888889">
                <text:p>5.69888888888889</text:p>
              </table:table-cell>
            </table:table-row>
            <table:table-row>
              <table:table-cell office:value-type="string">
                <text:p>-16087.46</text:p>
              </table:table-cell>
              <table:table-cell office:value-type="float" office:value="5.67222222222222">
                <text:p>5.67222222222222</text:p>
              </table:table-cell>
            </table:table-row>
            <table:table-row>
              <table:table-cell office:value-type="string">
                <text:p>-16043.22</text:p>
              </table:table-cell>
              <table:table-cell office:value-type="float" office:value="5.63777777777778">
                <text:p>5.63777777777778</text:p>
              </table:table-cell>
            </table:table-row>
            <table:table-row>
              <table:table-cell office:value-type="string">
                <text:p>-15998.53</text:p>
              </table:table-cell>
              <table:table-cell office:value-type="float" office:value="5.61777777777778">
                <text:p>5.61777777777778</text:p>
              </table:table-cell>
            </table:table-row>
            <table:table-row>
              <table:table-cell office:value-type="string">
                <text:p>-15953.15</text:p>
              </table:table-cell>
              <table:table-cell office:value-type="float" office:value="5.67777777777778">
                <text:p>5.67777777777778</text:p>
              </table:table-cell>
            </table:table-row>
            <table:table-row>
              <table:table-cell office:value-type="string">
                <text:p>-15906.74</text:p>
              </table:table-cell>
              <table:table-cell office:value-type="float" office:value="5.73888888888889">
                <text:p>5.73888888888889</text:p>
              </table:table-cell>
            </table:table-row>
            <table:table-row>
              <table:table-cell office:value-type="string">
                <text:p>-15859.8</text:p>
              </table:table-cell>
              <table:table-cell office:value-type="float" office:value="5.67666666666667">
                <text:p>5.67666666666667</text:p>
              </table:table-cell>
            </table:table-row>
            <table:table-row>
              <table:table-cell office:value-type="string">
                <text:p>-15814.04</text:p>
              </table:table-cell>
              <table:table-cell office:value-type="float" office:value="5.67333333333333">
                <text:p>5.67333333333333</text:p>
              </table:table-cell>
            </table:table-row>
            <table:table-row>
              <table:table-cell office:value-type="string">
                <text:p>-15769.91</text:p>
              </table:table-cell>
              <table:table-cell office:value-type="float" office:value="5.79777777777778">
                <text:p>5.79777777777778</text:p>
              </table:table-cell>
            </table:table-row>
            <table:table-row>
              <table:table-cell office:value-type="string">
                <text:p>-15725.68</text:p>
              </table:table-cell>
              <table:table-cell office:value-type="float" office:value="5.74333333333333">
                <text:p>5.74333333333333</text:p>
              </table:table-cell>
            </table:table-row>
            <table:table-row>
              <table:table-cell office:value-type="string">
                <text:p>-15680.19</text:p>
              </table:table-cell>
              <table:table-cell office:value-type="float" office:value="5.76222222222222">
                <text:p>5.76222222222222</text:p>
              </table:table-cell>
            </table:table-row>
            <table:table-row>
              <table:table-cell office:value-type="string">
                <text:p>-15636.38</text:p>
              </table:table-cell>
              <table:table-cell office:value-type="float" office:value="5.80111111111111">
                <text:p>5.80111111111111</text:p>
              </table:table-cell>
            </table:table-row>
            <table:table-row>
              <table:table-cell office:value-type="string">
                <text:p>-15595.2</text:p>
              </table:table-cell>
              <table:table-cell office:value-type="float" office:value="5.80111111111111">
                <text:p>5.80111111111111</text:p>
              </table:table-cell>
            </table:table-row>
            <table:table-row>
              <table:table-cell office:value-type="string">
                <text:p>-15548.71</text:p>
              </table:table-cell>
              <table:table-cell office:value-type="float" office:value="5.77777777777778">
                <text:p>5.77777777777778</text:p>
              </table:table-cell>
            </table:table-row>
            <table:table-row>
              <table:table-cell office:value-type="string">
                <text:p>-15502.95</text:p>
              </table:table-cell>
              <table:table-cell office:value-type="float" office:value="5.83444444444444">
                <text:p>5.83444444444444</text:p>
              </table:table-cell>
            </table:table-row>
            <table:table-row>
              <table:table-cell office:value-type="string">
                <text:p>-15457.17</text:p>
              </table:table-cell>
              <table:table-cell office:value-type="float" office:value="5.90444444444444">
                <text:p>5.90444444444444</text:p>
              </table:table-cell>
            </table:table-row>
            <table:table-row>
              <table:table-cell office:value-type="string">
                <text:p>-15411.42</text:p>
              </table:table-cell>
              <table:table-cell office:value-type="float" office:value="5.96777777777778">
                <text:p>5.96777777777778</text:p>
              </table:table-cell>
            </table:table-row>
            <table:table-row>
              <table:table-cell office:value-type="string">
                <text:p>-15367.68</text:p>
              </table:table-cell>
              <table:table-cell office:value-type="float" office:value="5.92666666666667">
                <text:p>5.92666666666667</text:p>
              </table:table-cell>
            </table:table-row>
            <table:table-row>
              <table:table-cell office:value-type="string">
                <text:p>-15325.23</text:p>
              </table:table-cell>
              <table:table-cell office:value-type="float" office:value="5.96333333333333">
                <text:p>5.96333333333333</text:p>
              </table:table-cell>
            </table:table-row>
            <table:table-row>
              <table:table-cell office:value-type="string">
                <text:p>-15282.62</text:p>
              </table:table-cell>
              <table:table-cell office:value-type="float" office:value="6.19333333333333">
                <text:p>6.19333333333333</text:p>
              </table:table-cell>
            </table:table-row>
            <table:table-row>
              <table:table-cell office:value-type="string">
                <text:p>-15240.49</text:p>
              </table:table-cell>
              <table:table-cell office:value-type="float" office:value="6.28333333333333">
                <text:p>6.28333333333333</text:p>
              </table:table-cell>
            </table:table-row>
            <table:table-row>
              <table:table-cell office:value-type="string">
                <text:p>-15198.1</text:p>
              </table:table-cell>
              <table:table-cell office:value-type="float" office:value="6.52333333333333">
                <text:p>6.52333333333333</text:p>
              </table:table-cell>
            </table:table-row>
            <table:table-row>
              <table:table-cell office:value-type="string">
                <text:p>-15155.49</text:p>
              </table:table-cell>
              <table:table-cell office:value-type="float" office:value="6.60111111111111">
                <text:p>6.60111111111111</text:p>
              </table:table-cell>
            </table:table-row>
            <table:table-row>
              <table:table-cell office:value-type="string">
                <text:p>-15116.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-15074.64</text:p>
              </table:table-cell>
              <table:table-cell office:value-type="float" office:value="6.81888888888889">
                <text:p>6.81888888888889</text:p>
              </table:table-cell>
            </table:table-row>
            <table:table-row>
              <table:table-cell office:value-type="string">
                <text:p>-15036.03</text:p>
              </table:table-cell>
              <table:table-cell office:value-type="float" office:value="6.75222222222222">
                <text:p>6.75222222222222</text:p>
              </table:table-cell>
            </table:table-row>
            <table:table-row>
              <table:table-cell office:value-type="string">
                <text:p>-14996.51</text:p>
              </table:table-cell>
              <table:table-cell office:value-type="float" office:value="6.78222222222222">
                <text:p>6.78222222222222</text:p>
              </table:table-cell>
            </table:table-row>
            <table:table-row>
              <table:table-cell office:value-type="string">
                <text:p>-14957.05</text:p>
              </table:table-cell>
              <table:table-cell office:value-type="float" office:value="6.92222222222222">
                <text:p>6.92222222222222</text:p>
              </table:table-cell>
            </table:table-row>
            <table:table-row>
              <table:table-cell office:value-type="string">
                <text:p>-14917.38</text:p>
              </table:table-cell>
              <table:table-cell office:value-type="float" office:value="6.83222222222222">
                <text:p>6.83222222222222</text:p>
              </table:table-cell>
            </table:table-row>
            <table:table-row>
              <table:table-cell office:value-type="string">
                <text:p>-14875.2</text:p>
              </table:table-cell>
              <table:table-cell office:value-type="float" office:value="6.97555555555556">
                <text:p>6.97555555555556</text:p>
              </table:table-cell>
            </table:table-row>
            <table:table-row>
              <table:table-cell office:value-type="string">
                <text:p>-14834.5</text:p>
              </table:table-cell>
              <table:table-cell office:value-type="float" office:value="6.81444444444444">
                <text:p>6.81444444444444</text:p>
              </table:table-cell>
            </table:table-row>
            <table:table-row>
              <table:table-cell office:value-type="string">
                <text:p>-14794.42</text:p>
              </table:table-cell>
              <table:table-cell office:value-type="float" office:value="6.98777777777778">
                <text:p>6.98777777777778</text:p>
              </table:table-cell>
            </table:table-row>
            <table:table-row>
              <table:table-cell office:value-type="string">
                <text:p>-14755.0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-14715.41</text:p>
              </table:table-cell>
              <table:table-cell office:value-type="float" office:value="7.09333333333333">
                <text:p>7.09333333333333</text:p>
              </table:table-cell>
            </table:table-row>
            <table:table-row>
              <table:table-cell office:value-type="string">
                <text:p>-14676.29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-14639.14</text:p>
              </table:table-cell>
              <table:table-cell office:value-type="float" office:value="7.31888888888889">
                <text:p>7.31888888888889</text:p>
              </table:table-cell>
            </table:table-row>
            <table:table-row>
              <table:table-cell office:value-type="string">
                <text:p>-14602.61</text:p>
              </table:table-cell>
              <table:table-cell office:value-type="float" office:value="7.45777777777778">
                <text:p>7.45777777777778</text:p>
              </table:table-cell>
            </table:table-row>
            <table:table-row>
              <table:table-cell office:value-type="string">
                <text:p>-14565.81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-14528.18</text:p>
              </table:table-cell>
              <table:table-cell office:value-type="float" office:value="7.68444444444444">
                <text:p>7.68444444444444</text:p>
              </table:table-cell>
            </table:table-row>
            <table:table-row>
              <table:table-cell office:value-type="string">
                <text:p>-14490.28</text:p>
              </table:table-cell>
              <table:table-cell office:value-type="float" office:value="7.91444444444445">
                <text:p>7.91444444444445</text:p>
              </table:table-cell>
            </table:table-row>
            <table:table-row>
              <table:table-cell office:value-type="string">
                <text:p>-14454.13</text:p>
              </table:table-cell>
              <table:table-cell office:value-type="float" office:value="7.99222222222222">
                <text:p>7.99222222222222</text:p>
              </table:table-cell>
            </table:table-row>
            <table:table-row>
              <table:table-cell office:value-type="string">
                <text:p>-14418.98</text:p>
              </table:table-cell>
              <table:table-cell office:value-type="float" office:value="8.07111111111111">
                <text:p>8.07111111111111</text:p>
              </table:table-cell>
            </table:table-row>
            <table:table-row>
              <table:table-cell office:value-type="string">
                <text:p>-14383.92</text:p>
              </table:table-cell>
              <table:table-cell office:value-type="float" office:value="8.07444444444445">
                <text:p>8.07444444444445</text:p>
              </table:table-cell>
            </table:table-row>
            <table:table-row>
              <table:table-cell office:value-type="string">
                <text:p>-14349.19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-14315.79</text:p>
              </table:table-cell>
              <table:table-cell office:value-type="float" office:value="8.39777777777778">
                <text:p>8.39777777777778</text:p>
              </table:table-cell>
            </table:table-row>
            <table:table-row>
              <table:table-cell office:value-type="string">
                <text:p>-14280.9</text:p>
              </table:table-cell>
              <table:table-cell office:value-type="float" office:value="8.48222222222222">
                <text:p>8.48222222222222</text:p>
              </table:table-cell>
            </table:table-row>
            <table:table-row>
              <table:table-cell office:value-type="string">
                <text:p>-14245.98</text:p>
              </table:table-cell>
              <table:table-cell office:value-type="float" office:value="8.57222222222222">
                <text:p>8.57222222222222</text:p>
              </table:table-cell>
            </table:table-row>
            <table:table-row>
              <table:table-cell office:value-type="string">
                <text:p>-14211.63</text:p>
              </table:table-cell>
              <table:table-cell office:value-type="float" office:value="8.57555555555555">
                <text:p>8.57555555555555</text:p>
              </table:table-cell>
            </table:table-row>
            <table:table-row>
              <table:table-cell office:value-type="string">
                <text:p>-14178.82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-14146.17</text:p>
              </table:table-cell>
              <table:table-cell office:value-type="float" office:value="8.52222222222222">
                <text:p>8.52222222222222</text:p>
              </table:table-cell>
            </table:table-row>
            <table:table-row>
              <table:table-cell office:value-type="string">
                <text:p>-14113.3</text:p>
              </table:table-cell>
              <table:table-cell office:value-type="float" office:value="8.57555555555556">
                <text:p>8.57555555555556</text:p>
              </table:table-cell>
            </table:table-row>
            <table:table-row>
              <table:table-cell office:value-type="string">
                <text:p>-14078.6</text:p>
              </table:table-cell>
              <table:table-cell office:value-type="float" office:value="8.74222222222222">
                <text:p>8.74222222222222</text:p>
              </table:table-cell>
            </table:table-row>
            <table:table-row>
              <table:table-cell office:value-type="string">
                <text:p>-14043.8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-14009.89</text:p>
              </table:table-cell>
              <table:table-cell office:value-type="float" office:value="8.76888888888889">
                <text:p>8.76888888888889</text:p>
              </table:table-cell>
            </table:table-row>
            <table:table-row>
              <table:table-cell office:value-type="string">
                <text:p>-13977.1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-13944.15</text:p>
              </table:table-cell>
              <table:table-cell office:value-type="float" office:value="8.77333333333333">
                <text:p>8.77333333333333</text:p>
              </table:table-cell>
            </table:table-row>
            <table:table-row>
              <table:table-cell office:value-type="string">
                <text:p>-13911.7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-13879.7</text:p>
              </table:table-cell>
              <table:table-cell office:value-type="float" office:value="9.07555555555555">
                <text:p>9.07555555555555</text:p>
              </table:table-cell>
            </table:table-row>
            <table:table-row>
              <table:table-cell office:value-type="string">
                <text:p>-13847.11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-13815.16</text:p>
              </table:table-cell>
              <table:table-cell office:value-type="float" office:value="9.24888888888889">
                <text:p>9.24888888888889</text:p>
              </table:table-cell>
            </table:table-row>
            <table:table-row>
              <table:table-cell office:value-type="string">
                <text:p>-13783.75</text:p>
              </table:table-cell>
              <table:table-cell office:value-type="float" office:value="9.30666666666667">
                <text:p>9.30666666666667</text:p>
              </table:table-cell>
            </table:table-row>
            <table:table-row>
              <table:table-cell office:value-type="string">
                <text:p>-13753.06</text:p>
              </table:table-cell>
              <table:table-cell office:value-type="float" office:value="9.51333333333333">
                <text:p>9.51333333333333</text:p>
              </table:table-cell>
            </table:table-row>
            <table:table-row>
              <table:table-cell office:value-type="string">
                <text:p>-13722.48</text:p>
              </table:table-cell>
              <table:table-cell office:value-type="float" office:value="9.40444444444444">
                <text:p>9.40444444444444</text:p>
              </table:table-cell>
            </table:table-row>
            <table:table-row>
              <table:table-cell office:value-type="string">
                <text:p>-13691.95</text:p>
              </table:table-cell>
              <table:table-cell office:value-type="float" office:value="9.51444444444444">
                <text:p>9.51444444444444</text:p>
              </table:table-cell>
            </table:table-row>
            <table:table-row>
              <table:table-cell office:value-type="string">
                <text:p>-13662.01</text:p>
              </table:table-cell>
              <table:table-cell office:value-type="float" office:value="9.49333333333333">
                <text:p>9.49333333333333</text:p>
              </table:table-cell>
            </table:table-row>
            <table:table-row>
              <table:table-cell office:value-type="string">
                <text:p>-13631.2</text:p>
              </table:table-cell>
              <table:table-cell office:value-type="float" office:value="9.52333333333334">
                <text:p>9.52333333333334</text:p>
              </table:table-cell>
            </table:table-row>
            <table:table-row>
              <table:table-cell office:value-type="string">
                <text:p>-13599.2</text:p>
              </table:table-cell>
              <table:table-cell office:value-type="float" office:value="9.54666666666667">
                <text:p>9.54666666666667</text:p>
              </table:table-cell>
            </table:table-row>
            <table:table-row>
              <table:table-cell office:value-type="string">
                <text:p>-13568.26</text:p>
              </table:table-cell>
              <table:table-cell office:value-type="float" office:value="9.64222222222222">
                <text:p>9.64222222222222</text:p>
              </table:table-cell>
            </table:table-row>
            <table:table-row>
              <table:table-cell office:value-type="string">
                <text:p>-13537.41</text:p>
              </table:table-cell>
              <table:table-cell office:value-type="float" office:value="9.59222222222222">
                <text:p>9.59222222222222</text:p>
              </table:table-cell>
            </table:table-row>
            <table:table-row>
              <table:table-cell office:value-type="string">
                <text:p>-13506.57</text:p>
              </table:table-cell>
              <table:table-cell office:value-type="float" office:value="9.55333333333333">
                <text:p>9.55333333333333</text:p>
              </table:table-cell>
            </table:table-row>
            <table:table-row>
              <table:table-cell office:value-type="string">
                <text:p>-13477.13</text:p>
              </table:table-cell>
              <table:table-cell office:value-type="float" office:value="9.47444444444444">
                <text:p>9.47444444444444</text:p>
              </table:table-cell>
            </table:table-row>
            <table:table-row>
              <table:table-cell office:value-type="string">
                <text:p>-13447.44</text:p>
              </table:table-cell>
              <table:table-cell office:value-type="float" office:value="9.55333333333333">
                <text:p>9.55333333333333</text:p>
              </table:table-cell>
            </table:table-row>
            <table:table-row>
              <table:table-cell office:value-type="string">
                <text:p>-13416.5</text:p>
              </table:table-cell>
              <table:table-cell office:value-type="float" office:value="9.52222222222222">
                <text:p>9.52222222222222</text:p>
              </table:table-cell>
            </table:table-row>
            <table:table-row>
              <table:table-cell office:value-type="string">
                <text:p>-13385.39</text:p>
              </table:table-cell>
              <table:table-cell office:value-type="float" office:value="9.55444444444444">
                <text:p>9.55444444444444</text:p>
              </table:table-cell>
            </table:table-row>
            <table:table-row>
              <table:table-cell office:value-type="string">
                <text:p>-13354.24</text:p>
              </table:table-cell>
              <table:table-cell office:value-type="float" office:value="9.57555555555556">
                <text:p>9.57555555555556</text:p>
              </table:table-cell>
            </table:table-row>
            <table:table-row>
              <table:table-cell office:value-type="string">
                <text:p>-13323.16</text:p>
              </table:table-cell>
              <table:table-cell office:value-type="float" office:value="9.61444444444444">
                <text:p>9.61444444444444</text:p>
              </table:table-cell>
            </table:table-row>
            <table:table-row>
              <table:table-cell office:value-type="string">
                <text:p>-13292.07</text:p>
              </table:table-cell>
              <table:table-cell office:value-type="float" office:value="9.65777777777778">
                <text:p>9.65777777777778</text:p>
              </table:table-cell>
            </table:table-row>
            <table:table-row>
              <table:table-cell office:value-type="string">
                <text:p>-13261.25</text:p>
              </table:table-cell>
              <table:table-cell office:value-type="float" office:value="9.79111111111111">
                <text:p>9.79111111111111</text:p>
              </table:table-cell>
            </table:table-row>
            <table:table-row>
              <table:table-cell office:value-type="string">
                <text:p>-13231.58</text:p>
              </table:table-cell>
              <table:table-cell office:value-type="float" office:value="9.96555555555556">
                <text:p>9.96555555555556</text:p>
              </table:table-cell>
            </table:table-row>
            <table:table-row>
              <table:table-cell office:value-type="string">
                <text:p>-13202.92</text:p>
              </table:table-cell>
              <table:table-cell office:value-type="float" office:value="10.1277777777778">
                <text:p>10.1277777777778</text:p>
              </table:table-cell>
            </table:table-row>
            <table:table-row>
              <table:table-cell office:value-type="string">
                <text:p>-13174.95</text:p>
              </table:table-cell>
              <table:table-cell office:value-type="float" office:value="10.1911111111111">
                <text:p>10.1911111111111</text:p>
              </table:table-cell>
            </table:table-row>
            <table:table-row>
              <table:table-cell office:value-type="string">
                <text:p>-13147.37</text:p>
              </table:table-cell>
              <table:table-cell office:value-type="float" office:value="10.2322222222222">
                <text:p>10.2322222222222</text:p>
              </table:table-cell>
            </table:table-row>
            <table:table-row>
              <table:table-cell office:value-type="string">
                <text:p>-13119.83</text:p>
              </table:table-cell>
              <table:table-cell office:value-type="float" office:value="10.3633333333333">
                <text:p>10.3633333333333</text:p>
              </table:table-cell>
            </table:table-row>
            <table:table-row>
              <table:table-cell office:value-type="string">
                <text:p>-13092.25</text:p>
              </table:table-cell>
              <table:table-cell office:value-type="float" office:value="10.6811111111111">
                <text:p>10.6811111111111</text:p>
              </table:table-cell>
            </table:table-row>
            <table:table-row>
              <table:table-cell office:value-type="string">
                <text:p>-13063.7</text:p>
              </table:table-cell>
              <table:table-cell office:value-type="float" office:value="10.5966666666667">
                <text:p>10.5966666666667</text:p>
              </table:table-cell>
            </table:table-row>
            <table:table-row>
              <table:table-cell office:value-type="string">
                <text:p>-13034.23</text:p>
              </table:table-cell>
              <table:table-cell office:value-type="float" office:value="10.6088888888889">
                <text:p>10.6088888888889</text:p>
              </table:table-cell>
            </table:table-row>
            <table:table-row>
              <table:table-cell office:value-type="string">
                <text:p>-13008.73</text:p>
              </table:table-cell>
              <table:table-cell office:value-type="float" office:value="10.6622222222222">
                <text:p>10.6622222222222</text:p>
              </table:table-cell>
            </table:table-row>
            <table:table-row>
              <table:table-cell office:value-type="string">
                <text:p>-12983.37</text:p>
              </table:table-cell>
              <table:table-cell office:value-type="float" office:value="10.7233333333333">
                <text:p>10.7233333333333</text:p>
              </table:table-cell>
            </table:table-row>
            <table:table-row>
              <table:table-cell office:value-type="string">
                <text:p>-12954.25</text:p>
              </table:table-cell>
              <table:table-cell office:value-type="float" office:value="10.6966666666667">
                <text:p>10.6966666666667</text:p>
              </table:table-cell>
            </table:table-row>
            <table:table-row>
              <table:table-cell office:value-type="string">
                <text:p>-12926.22</text:p>
              </table:table-cell>
              <table:table-cell office:value-type="float" office:value="10.8133333333333">
                <text:p>10.8133333333333</text:p>
              </table:table-cell>
            </table:table-row>
            <table:table-row>
              <table:table-cell office:value-type="string">
                <text:p>-12899.65</text:p>
              </table:table-cell>
              <table:table-cell office:value-type="float" office:value="10.9777777777778">
                <text:p>10.9777777777778</text:p>
              </table:table-cell>
            </table:table-row>
            <table:table-row>
              <table:table-cell office:value-type="string">
                <text:p>-12873.06</text:p>
              </table:table-cell>
              <table:table-cell office:value-type="float" office:value="10.9888888888889">
                <text:p>10.9888888888889</text:p>
              </table:table-cell>
            </table:table-row>
            <table:table-row>
              <table:table-cell office:value-type="string">
                <text:p>-12846.45</text:p>
              </table:table-cell>
              <table:table-cell office:value-type="float" office:value="10.6855555555556">
                <text:p>10.6855555555556</text:p>
              </table:table-cell>
            </table:table-row>
            <table:table-row>
              <table:table-cell office:value-type="string">
                <text:p>-12820.2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-12793.91</text:p>
              </table:table-cell>
              <table:table-cell office:value-type="float" office:value="10.7533333333333">
                <text:p>10.7533333333333</text:p>
              </table:table-cell>
            </table:table-row>
            <table:table-row>
              <table:table-cell office:value-type="string">
                <text:p>-12765.83</text:p>
              </table:table-cell>
              <table:table-cell office:value-type="float" office:value="10.5977777777778">
                <text:p>10.5977777777778</text:p>
              </table:table-cell>
            </table:table-row>
            <table:table-row>
              <table:table-cell office:value-type="string">
                <text:p>-12737.82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-12709.8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-12680.57</text:p>
              </table:table-cell>
              <table:table-cell office:value-type="float" office:value="10.5544444444444">
                <text:p>10.5544444444444</text:p>
              </table:table-cell>
            </table:table-row>
            <table:table-row>
              <table:table-cell office:value-type="string">
                <text:p>-12651.2</text:p>
              </table:table-cell>
              <table:table-cell office:value-type="float" office:value="10.4933333333333">
                <text:p>10.4933333333333</text:p>
              </table:table-cell>
            </table:table-row>
            <table:table-row>
              <table:table-cell office:value-type="string">
                <text:p>-12623.53</text:p>
              </table:table-cell>
              <table:table-cell office:value-type="float" office:value="10.5233333333333">
                <text:p>10.5233333333333</text:p>
              </table:table-cell>
            </table:table-row>
            <table:table-row>
              <table:table-cell office:value-type="string">
                <text:p>-12596.51</text:p>
              </table:table-cell>
              <table:table-cell office:value-type="float" office:value="10.7811111111111">
                <text:p>10.7811111111111</text:p>
              </table:table-cell>
            </table:table-row>
            <table:table-row>
              <table:table-cell office:value-type="string">
                <text:p>-12570.18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-12543.44</text:p>
              </table:table-cell>
              <table:table-cell office:value-type="float" office:value="10.7877777777778">
                <text:p>10.7877777777778</text:p>
              </table:table-cell>
            </table:table-row>
            <table:table-row>
              <table:table-cell office:value-type="string">
                <text:p>-12516.56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-12491.94</text:p>
              </table:table-cell>
              <table:table-cell office:value-type="float" office:value="11.2477777777778">
                <text:p>11.2477777777778</text:p>
              </table:table-cell>
            </table:table-row>
            <table:table-row>
              <table:table-cell office:value-type="string">
                <text:p>-12467.1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-12440.07</text:p>
              </table:table-cell>
              <table:table-cell office:value-type="float" office:value="11.5755555555556">
                <text:p>11.5755555555556</text:p>
              </table:table-cell>
            </table:table-row>
            <table:table-row>
              <table:table-cell office:value-type="string">
                <text:p>-12414.31</text:p>
              </table:table-cell>
              <table:table-cell office:value-type="float" office:value="11.7988888888889">
                <text:p>11.7988888888889</text:p>
              </table:table-cell>
            </table:table-row>
            <table:table-row>
              <table:table-cell office:value-type="string">
                <text:p>-12390.9</text:p>
              </table:table-cell>
              <table:table-cell office:value-type="float" office:value="12.0477777777778">
                <text:p>12.0477777777778</text:p>
              </table:table-cell>
            </table:table-row>
            <table:table-row>
              <table:table-cell office:value-type="string">
                <text:p>-12367.7</text:p>
              </table:table-cell>
              <table:table-cell office:value-type="float" office:value="12.2355555555556">
                <text:p>12.2355555555556</text:p>
              </table:table-cell>
            </table:table-row>
            <table:table-row>
              <table:table-cell office:value-type="string">
                <text:p>-12344.86</text:p>
              </table:table-cell>
              <table:table-cell office:value-type="float" office:value="12.1955555555556">
                <text:p>12.1955555555556</text:p>
              </table:table-cell>
            </table:table-row>
            <table:table-row>
              <table:table-cell office:value-type="string">
                <text:p>-12322.66</text:p>
              </table:table-cell>
              <table:table-cell office:value-type="float" office:value="12.4055555555556">
                <text:p>12.4055555555556</text:p>
              </table:table-cell>
            </table:table-row>
            <table:table-row>
              <table:table-cell office:value-type="string">
                <text:p>-12301.69</text:p>
              </table:table-cell>
              <table:table-cell office:value-type="float" office:value="12.3522222222222">
                <text:p>12.3522222222222</text:p>
              </table:table-cell>
            </table:table-row>
            <table:table-row>
              <table:table-cell office:value-type="string">
                <text:p>-12279.95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-12254.52</text:p>
              </table:table-cell>
              <table:table-cell office:value-type="float" office:value="12.2944444444444">
                <text:p>12.2944444444444</text:p>
              </table:table-cell>
            </table:table-row>
            <table:table-row>
              <table:table-cell office:value-type="string">
                <text:p>-12229.57</text:p>
              </table:table-cell>
              <table:table-cell office:value-type="float" office:value="12.0955555555556">
                <text:p>12.0955555555556</text:p>
              </table:table-cell>
            </table:table-row>
            <table:table-row>
              <table:table-cell office:value-type="string">
                <text:p>-12205.64</text:p>
              </table:table-cell>
              <table:table-cell office:value-type="float" office:value="11.8855555555556">
                <text:p>11.8855555555556</text:p>
              </table:table-cell>
            </table:table-row>
            <table:table-row>
              <table:table-cell office:value-type="string">
                <text:p>-12181.28</text:p>
              </table:table-cell>
              <table:table-cell office:value-type="float" office:value="11.6577777777778">
                <text:p>11.6577777777778</text:p>
              </table:table-cell>
            </table:table-row>
            <table:table-row>
              <table:table-cell office:value-type="string">
                <text:p>-12156.17</text:p>
              </table:table-cell>
              <table:table-cell office:value-type="float" office:value="11.4111111111111">
                <text:p>11.4111111111111</text:p>
              </table:table-cell>
            </table:table-row>
            <table:table-row>
              <table:table-cell office:value-type="string">
                <text:p>-12130.15</text:p>
              </table:table-cell>
              <table:table-cell office:value-type="float" office:value="11.5777777777778">
                <text:p>11.5777777777778</text:p>
              </table:table-cell>
            </table:table-row>
            <table:table-row>
              <table:table-cell office:value-type="string">
                <text:p>-12103.3</text:p>
              </table:table-cell>
              <table:table-cell office:value-type="float" office:value="11.6455555555556">
                <text:p>11.6455555555556</text:p>
              </table:table-cell>
            </table:table-row>
            <table:table-row>
              <table:table-cell office:value-type="string">
                <text:p>-12077.69</text:p>
              </table:table-cell>
              <table:table-cell office:value-type="float" office:value="11.5911111111111">
                <text:p>11.5911111111111</text:p>
              </table:table-cell>
            </table:table-row>
            <table:table-row>
              <table:table-cell office:value-type="string">
                <text:p>-12052.44</text:p>
              </table:table-cell>
              <table:table-cell office:value-type="float" office:value="11.4222222222222">
                <text:p>11.4222222222222</text:p>
              </table:table-cell>
            </table:table-row>
            <table:table-row>
              <table:table-cell office:value-type="string">
                <text:p>-12028.99</text:p>
              </table:table-cell>
              <table:table-cell office:value-type="float" office:value="11.2655555555556">
                <text:p>11.2655555555556</text:p>
              </table:table-cell>
            </table:table-row>
            <table:table-row>
              <table:table-cell office:value-type="string">
                <text:p>-12005.62</text:p>
              </table:table-cell>
              <table:table-cell office:value-type="float" office:value="11.2522222222222">
                <text:p>11.2522222222222</text:p>
              </table:table-cell>
            </table:table-row>
            <table:table-row>
              <table:table-cell office:value-type="string">
                <text:p>-11979.75</text:p>
              </table:table-cell>
              <table:table-cell office:value-type="float" office:value="11.3522222222222">
                <text:p>11.3522222222222</text:p>
              </table:table-cell>
            </table:table-row>
            <table:table-row>
              <table:table-cell office:value-type="string">
                <text:p>-11953.42</text:p>
              </table:table-cell>
              <table:table-cell office:value-type="float" office:value="11.2311111111111">
                <text:p>11.2311111111111</text:p>
              </table:table-cell>
            </table:table-row>
            <table:table-row>
              <table:table-cell office:value-type="string">
                <text:p>-11925.43</text:p>
              </table:table-cell>
              <table:table-cell office:value-type="float" office:value="11.2511111111111">
                <text:p>11.2511111111111</text:p>
              </table:table-cell>
            </table:table-row>
            <table:table-row>
              <table:table-cell office:value-type="string">
                <text:p>-11898.45</text:p>
              </table:table-cell>
              <table:table-cell office:value-type="float" office:value="11.0522222222222">
                <text:p>11.0522222222222</text:p>
              </table:table-cell>
            </table:table-row>
            <table:table-row>
              <table:table-cell office:value-type="string">
                <text:p>-11872.44</text:p>
              </table:table-cell>
              <table:table-cell office:value-type="float" office:value="10.8344444444444">
                <text:p>10.8344444444444</text:p>
              </table:table-cell>
            </table:table-row>
            <table:table-row>
              <table:table-cell office:value-type="string">
                <text:p>-11846.35</text:p>
              </table:table-cell>
              <table:table-cell office:value-type="float" office:value="10.7577777777778">
                <text:p>10.7577777777778</text:p>
              </table:table-cell>
            </table:table-row>
            <table:table-row>
              <table:table-cell office:value-type="string">
                <text:p>-11820.22</text:p>
              </table:table-cell>
              <table:table-cell office:value-type="float" office:value="10.6688888888889">
                <text:p>10.6688888888889</text:p>
              </table:table-cell>
            </table:table-row>
            <table:table-row>
              <table:table-cell office:value-type="string">
                <text:p>-11792.39</text:p>
              </table:table-cell>
              <table:table-cell office:value-type="float" office:value="10.6266666666667">
                <text:p>10.6266666666667</text:p>
              </table:table-cell>
            </table:table-row>
            <table:table-row>
              <table:table-cell office:value-type="string">
                <text:p>-11764.59</text:p>
              </table:table-cell>
              <table:table-cell office:value-type="float" office:value="10.5844444444444">
                <text:p>10.5844444444444</text:p>
              </table:table-cell>
            </table:table-row>
            <table:table-row>
              <table:table-cell office:value-type="string">
                <text:p>-11736.98</text:p>
              </table:table-cell>
              <table:table-cell office:value-type="float" office:value="10.3977777777778">
                <text:p>10.3977777777778</text:p>
              </table:table-cell>
            </table:table-row>
            <table:table-row>
              <table:table-cell office:value-type="string">
                <text:p>-11708.4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-11679.24</text:p>
              </table:table-cell>
              <table:table-cell office:value-type="float" office:value="10.3744444444444">
                <text:p>10.3744444444444</text:p>
              </table:table-cell>
            </table:table-row>
            <table:table-row>
              <table:table-cell office:value-type="string">
                <text:p>-11650.43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-11622.4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-11595.54</text:p>
              </table:table-cell>
              <table:table-cell office:value-type="float" office:value="10.5677777777778">
                <text:p>10.5677777777778</text:p>
              </table:table-cell>
            </table:table-row>
            <table:table-row>
              <table:table-cell office:value-type="string">
                <text:p>-11569.91</text:p>
              </table:table-cell>
              <table:table-cell office:value-type="float" office:value="10.6277777777778">
                <text:p>10.6277777777778</text:p>
              </table:table-cell>
            </table:table-row>
            <table:table-row>
              <table:table-cell office:value-type="string">
                <text:p>-11544.88</text:p>
              </table:table-cell>
              <table:table-cell office:value-type="float" office:value="10.6277777777778">
                <text:p>10.6277777777778</text:p>
              </table:table-cell>
            </table:table-row>
            <table:table-row>
              <table:table-cell office:value-type="string">
                <text:p>-11517.79</text:p>
              </table:table-cell>
              <table:table-cell office:value-type="float" office:value="10.5911111111111">
                <text:p>10.5911111111111</text:p>
              </table:table-cell>
            </table:table-row>
            <table:table-row>
              <table:table-cell office:value-type="string">
                <text:p>-11490.21</text:p>
              </table:table-cell>
              <table:table-cell office:value-type="float" office:value="10.6522222222222">
                <text:p>10.6522222222222</text:p>
              </table:table-cell>
            </table:table-row>
            <table:table-row>
              <table:table-cell office:value-type="string">
                <text:p>-11462.04</text:p>
              </table:table-cell>
              <table:table-cell office:value-type="float" office:value="10.6255555555556">
                <text:p>10.6255555555556</text:p>
              </table:table-cell>
            </table:table-row>
            <table:table-row>
              <table:table-cell office:value-type="string">
                <text:p>-11433.18</text:p>
              </table:table-cell>
              <table:table-cell office:value-type="float" office:value="10.7244444444444">
                <text:p>10.7244444444444</text:p>
              </table:table-cell>
            </table:table-row>
            <table:table-row>
              <table:table-cell office:value-type="string">
                <text:p>-11403.67</text:p>
              </table:table-cell>
              <table:table-cell office:value-type="float" office:value="10.6311111111111">
                <text:p>10.6311111111111</text:p>
              </table:table-cell>
            </table:table-row>
            <table:table-row>
              <table:table-cell office:value-type="string">
                <text:p>-11376.68</text:p>
              </table:table-cell>
              <table:table-cell office:value-type="float" office:value="10.5611111111111">
                <text:p>10.5611111111111</text:p>
              </table:table-cell>
            </table:table-row>
            <table:table-row>
              <table:table-cell office:value-type="string">
                <text:p>-11350.1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-11324.81</text:p>
              </table:table-cell>
              <table:table-cell office:value-type="float" office:value="10.7833333333333">
                <text:p>10.7833333333333</text:p>
              </table:table-cell>
            </table:table-row>
            <table:table-row>
              <table:table-cell office:value-type="string">
                <text:p>-11298.84</text:p>
              </table:table-cell>
              <table:table-cell office:value-type="float" office:value="10.8711111111111">
                <text:p>10.8711111111111</text:p>
              </table:table-cell>
            </table:table-row>
            <table:table-row>
              <table:table-cell office:value-type="string">
                <text:p>-11271.95</text:p>
              </table:table-cell>
              <table:table-cell office:value-type="float" office:value="10.9388888888889">
                <text:p>10.9388888888889</text:p>
              </table:table-cell>
            </table:table-row>
            <table:table-row>
              <table:table-cell office:value-type="string">
                <text:p>-11245.9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-11220.49</text:p>
              </table:table-cell>
              <table:table-cell office:value-type="float" office:value="10.7855555555556">
                <text:p>10.7855555555556</text:p>
              </table:table-cell>
            </table:table-row>
            <table:table-row>
              <table:table-cell office:value-type="string">
                <text:p>-11193.25</text:p>
              </table:table-cell>
              <table:table-cell office:value-type="float" office:value="10.7322222222222">
                <text:p>10.7322222222222</text:p>
              </table:table-cell>
            </table:table-row>
            <table:table-row>
              <table:table-cell office:value-type="string">
                <text:p>-11165.49</text:p>
              </table:table-cell>
              <table:table-cell office:value-type="float" office:value="10.7044444444444">
                <text:p>10.7044444444444</text:p>
              </table:table-cell>
            </table:table-row>
            <table:table-row>
              <table:table-cell office:value-type="string">
                <text:p>-11136.63</text:p>
              </table:table-cell>
              <table:table-cell office:value-type="float" office:value="10.7066666666667">
                <text:p>10.7066666666667</text:p>
              </table:table-cell>
            </table:table-row>
            <table:table-row>
              <table:table-cell office:value-type="string">
                <text:p>-11108.96</text:p>
              </table:table-cell>
              <table:table-cell office:value-type="float" office:value="10.5844444444444">
                <text:p>10.5844444444444</text:p>
              </table:table-cell>
            </table:table-row>
            <table:table-row>
              <table:table-cell office:value-type="string">
                <text:p>-11082.17</text:p>
              </table:table-cell>
              <table:table-cell office:value-type="float" office:value="10.4344444444444">
                <text:p>10.4344444444444</text:p>
              </table:table-cell>
            </table:table-row>
            <table:table-row>
              <table:table-cell office:value-type="string">
                <text:p>-11055.4</text:p>
              </table:table-cell>
              <table:table-cell office:value-type="float" office:value="10.4188888888889">
                <text:p>10.4188888888889</text:p>
              </table:table-cell>
            </table:table-row>
            <table:table-row>
              <table:table-cell office:value-type="string">
                <text:p>-11028.34</text:p>
              </table:table-cell>
              <table:table-cell office:value-type="float" office:value="10.5455555555556">
                <text:p>10.5455555555556</text:p>
              </table:table-cell>
            </table:table-row>
            <table:table-row>
              <table:table-cell office:value-type="string">
                <text:p>-10999.62</text:p>
              </table:table-cell>
              <table:table-cell office:value-type="float" office:value="10.5933333333333">
                <text:p>10.5933333333333</text:p>
              </table:table-cell>
            </table:table-row>
            <table:table-row>
              <table:table-cell office:value-type="string">
                <text:p>-10971.5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-10944.14</text:p>
              </table:table-cell>
              <table:table-cell office:value-type="float" office:value="10.4855555555556">
                <text:p>10.4855555555556</text:p>
              </table:table-cell>
            </table:table-row>
            <table:table-row>
              <table:table-cell office:value-type="string">
                <text:p>-10917.4</text:p>
              </table:table-cell>
              <table:table-cell office:value-type="float" office:value="10.3266666666667">
                <text:p>10.3266666666667</text:p>
              </table:table-cell>
            </table:table-row>
            <table:table-row>
              <table:table-cell office:value-type="string">
                <text:p>-10890.64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-10862.84</text:p>
              </table:table-cell>
              <table:table-cell office:value-type="float" office:value="10.4466666666667">
                <text:p>10.4466666666667</text:p>
              </table:table-cell>
            </table:table-row>
            <table:table-row>
              <table:table-cell office:value-type="string">
                <text:p>-10834.13</text:p>
              </table:table-cell>
              <table:table-cell office:value-type="float" office:value="10.5511111111111">
                <text:p>10.5511111111111</text:p>
              </table:table-cell>
            </table:table-row>
            <table:table-row>
              <table:table-cell office:value-type="string">
                <text:p>-10804.41</text:p>
              </table:table-cell>
              <table:table-cell office:value-type="float" office:value="10.4688888888889">
                <text:p>10.4688888888889</text:p>
              </table:table-cell>
            </table:table-row>
            <table:table-row>
              <table:table-cell office:value-type="string">
                <text:p>-10777.3</text:p>
              </table:table-cell>
              <table:table-cell office:value-type="float" office:value="10.3477777777778">
                <text:p>10.3477777777778</text:p>
              </table:table-cell>
            </table:table-row>
            <table:table-row>
              <table:table-cell office:value-type="string">
                <text:p>-10750.4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-10723.43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-10695.74</text:p>
              </table:table-cell>
              <table:table-cell office:value-type="float" office:value="10.2133333333333">
                <text:p>10.2133333333333</text:p>
              </table:table-cell>
            </table:table-row>
            <table:table-row>
              <table:table-cell office:value-type="string">
                <text:p>-10667.32</text:p>
              </table:table-cell>
              <table:table-cell office:value-type="float" office:value="10.3711111111111">
                <text:p>10.3711111111111</text:p>
              </table:table-cell>
            </table:table-row>
            <table:table-row>
              <table:table-cell office:value-type="string">
                <text:p>-10638.39</text:p>
              </table:table-cell>
              <table:table-cell office:value-type="float" office:value="10.3766666666667">
                <text:p>10.3766666666667</text:p>
              </table:table-cell>
            </table:table-row>
            <table:table-row>
              <table:table-cell office:value-type="string">
                <text:p>-10609.38</text:p>
              </table:table-cell>
              <table:table-cell office:value-type="float" office:value="10.4044444444444">
                <text:p>10.4044444444444</text:p>
              </table:table-cell>
            </table:table-row>
            <table:table-row>
              <table:table-cell office:value-type="string">
                <text:p>-10580.31</text:p>
              </table:table-cell>
              <table:table-cell office:value-type="float" office:value="10.5288888888889">
                <text:p>10.5288888888889</text:p>
              </table:table-cell>
            </table:table-row>
            <table:table-row>
              <table:table-cell office:value-type="string">
                <text:p>-10553.21</text:p>
              </table:table-cell>
              <table:table-cell office:value-type="float" office:value="10.7488888888889">
                <text:p>10.7488888888889</text:p>
              </table:table-cell>
            </table:table-row>
            <table:table-row>
              <table:table-cell office:value-type="string">
                <text:p>-10527.01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-10502.19</text:p>
              </table:table-cell>
              <table:table-cell office:value-type="float" office:value="10.9066666666667">
                <text:p>10.9066666666667</text:p>
              </table:table-cell>
            </table:table-row>
            <table:table-row>
              <table:table-cell office:value-type="string">
                <text:p>-10477.38</text:p>
              </table:table-cell>
              <table:table-cell office:value-type="float" office:value="10.9633333333333">
                <text:p>10.9633333333333</text:p>
              </table:table-cell>
            </table:table-row>
            <table:table-row>
              <table:table-cell office:value-type="string">
                <text:p>-10451.69</text:p>
              </table:table-cell>
              <table:table-cell office:value-type="float" office:value="11.1044444444444">
                <text:p>11.1044444444444</text:p>
              </table:table-cell>
            </table:table-row>
            <table:table-row>
              <table:table-cell office:value-type="string">
                <text:p>-10425.89</text:p>
              </table:table-cell>
              <table:table-cell office:value-type="float" office:value="11.2855555555556">
                <text:p>11.2855555555556</text:p>
              </table:table-cell>
            </table:table-row>
            <table:table-row>
              <table:table-cell office:value-type="string">
                <text:p>-10399.85</text:p>
              </table:table-cell>
              <table:table-cell office:value-type="float" office:value="11.3444444444444">
                <text:p>11.3444444444444</text:p>
              </table:table-cell>
            </table:table-row>
            <table:table-row>
              <table:table-cell office:value-type="string">
                <text:p>-10373.7</text:p>
              </table:table-cell>
              <table:table-cell office:value-type="float" office:value="11.5644444444444">
                <text:p>11.5644444444444</text:p>
              </table:table-cell>
            </table:table-row>
            <table:table-row>
              <table:table-cell office:value-type="string">
                <text:p>-10347.45</text:p>
              </table:table-cell>
              <table:table-cell office:value-type="float" office:value="11.5788888888889">
                <text:p>11.5788888888889</text:p>
              </table:table-cell>
            </table:table-row>
            <table:table-row>
              <table:table-cell office:value-type="string">
                <text:p>-10323.4</text:p>
              </table:table-cell>
              <table:table-cell office:value-type="float" office:value="11.5077777777778">
                <text:p>11.5077777777778</text:p>
              </table:table-cell>
            </table:table-row>
            <table:table-row>
              <table:table-cell office:value-type="string">
                <text:p>-10299.93</text:p>
              </table:table-cell>
              <table:table-cell office:value-type="float" office:value="11.7233333333333">
                <text:p>11.7233333333333</text:p>
              </table:table-cell>
            </table:table-row>
            <table:table-row>
              <table:table-cell office:value-type="string">
                <text:p>-10277.25</text:p>
              </table:table-cell>
              <table:table-cell office:value-type="float" office:value="11.7744444444444">
                <text:p>11.7744444444444</text:p>
              </table:table-cell>
            </table:table-row>
            <table:table-row>
              <table:table-cell office:value-type="string">
                <text:p>-10254.7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-10230.58</text:p>
              </table:table-cell>
              <table:table-cell office:value-type="float" office:value="11.9166666666667">
                <text:p>11.9166666666667</text:p>
              </table:table-cell>
            </table:table-row>
            <table:table-row>
              <table:table-cell office:value-type="string">
                <text:p>-10206.14</text:p>
              </table:table-cell>
              <table:table-cell office:value-type="float" office:value="11.8788888888889">
                <text:p>11.8788888888889</text:p>
              </table:table-cell>
            </table:table-row>
            <table:table-row>
              <table:table-cell office:value-type="string">
                <text:p>-10180.86</text:p>
              </table:table-cell>
              <table:table-cell office:value-type="float" office:value="11.9444444444444">
                <text:p>11.9444444444444</text:p>
              </table:table-cell>
            </table:table-row>
            <table:table-row>
              <table:table-cell office:value-type="string">
                <text:p>-10155.83</text:p>
              </table:table-cell>
              <table:table-cell office:value-type="float" office:value="11.9622222222222">
                <text:p>11.9622222222222</text:p>
              </table:table-cell>
            </table:table-row>
            <table:table-row>
              <table:table-cell office:value-type="string">
                <text:p>-10132.49</text:p>
              </table:table-cell>
              <table:table-cell office:value-type="float" office:value="12.0333333333333">
                <text:p>12.0333333333333</text:p>
              </table:table-cell>
            </table:table-row>
            <table:table-row>
              <table:table-cell office:value-type="string">
                <text:p>-10109.3</text:p>
              </table:table-cell>
              <table:table-cell office:value-type="float" office:value="12.2688888888889">
                <text:p>12.2688888888889</text:p>
              </table:table-cell>
            </table:table-row>
            <table:table-row>
              <table:table-cell office:value-type="string">
                <text:p>-10086.73</text:p>
              </table:table-cell>
              <table:table-cell office:value-type="float" office:value="12.3055555555556">
                <text:p>12.3055555555556</text:p>
              </table:table-cell>
            </table:table-row>
            <table:table-row>
              <table:table-cell office:value-type="string">
                <text:p>-10064.4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-10043.39</text:p>
              </table:table-cell>
              <table:table-cell office:value-type="float" office:value="12.6222222222222">
                <text:p>12.6222222222222</text:p>
              </table:table-cell>
            </table:table-row>
            <table:table-row>
              <table:table-cell office:value-type="string">
                <text:p>-10022.29</text:p>
              </table:table-cell>
              <table:table-cell office:value-type="float" office:value="12.7111111111111">
                <text:p>12.7111111111111</text:p>
              </table:table-cell>
            </table:table-row>
            <table:table-row>
              <table:table-cell office:value-type="string">
                <text:p>-9999.41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-9976.6</text:p>
              </table:table-cell>
              <table:table-cell office:value-type="float" office:value="12.8933333333333">
                <text:p>12.8933333333333</text:p>
              </table:table-cell>
            </table:table-row>
            <table:table-row>
              <table:table-cell office:value-type="string">
                <text:p>-9955.27</text:p>
              </table:table-cell>
              <table:table-cell office:value-type="float" office:value="12.9055555555556">
                <text:p>12.9055555555556</text:p>
              </table:table-cell>
            </table:table-row>
            <table:table-row>
              <table:table-cell office:value-type="string">
                <text:p>-9933.96</text:p>
              </table:table-cell>
              <table:table-cell office:value-type="float" office:value="12.8511111111111">
                <text:p>12.8511111111111</text:p>
              </table:table-cell>
            </table:table-row>
            <table:table-row>
              <table:table-cell office:value-type="string">
                <text:p>-9912.68</text:p>
              </table:table-cell>
              <table:table-cell office:value-type="float" office:value="12.8944444444444">
                <text:p>12.8944444444444</text:p>
              </table:table-cell>
            </table:table-row>
            <table:table-row>
              <table:table-cell office:value-type="string">
                <text:p>-9891.4</text:p>
              </table:table-cell>
              <table:table-cell office:value-type="float" office:value="13.1955555555556">
                <text:p>13.1955555555556</text:p>
              </table:table-cell>
            </table:table-row>
            <table:table-row>
              <table:table-cell office:value-type="string">
                <text:p>-9869.95</text:p>
              </table:table-cell>
              <table:table-cell office:value-type="float" office:value="13.4066666666667">
                <text:p>13.4066666666667</text:p>
              </table:table-cell>
            </table:table-row>
            <table:table-row>
              <table:table-cell office:value-type="string">
                <text:p>-9848.46</text:p>
              </table:table-cell>
              <table:table-cell office:value-type="float" office:value="13.5555555555556">
                <text:p>13.5555555555556</text:p>
              </table:table-cell>
            </table:table-row>
            <table:table-row>
              <table:table-cell office:value-type="string">
                <text:p>-9828.95</text:p>
              </table:table-cell>
              <table:table-cell office:value-type="float" office:value="13.6466666666667">
                <text:p>13.6466666666667</text:p>
              </table:table-cell>
            </table:table-row>
            <table:table-row>
              <table:table-cell office:value-type="string">
                <text:p>-9810.41</text:p>
              </table:table-cell>
              <table:table-cell office:value-type="float" office:value="13.8611111111111">
                <text:p>13.8611111111111</text:p>
              </table:table-cell>
            </table:table-row>
            <table:table-row>
              <table:table-cell office:value-type="string">
                <text:p>-9791.75</text:p>
              </table:table-cell>
              <table:table-cell office:value-type="float" office:value="13.9755555555556">
                <text:p>13.9755555555556</text:p>
              </table:table-cell>
            </table:table-row>
            <table:table-row>
              <table:table-cell office:value-type="string">
                <text:p>-9772.74</text:p>
              </table:table-cell>
              <table:table-cell office:value-type="float" office:value="14.1822222222222">
                <text:p>14.1822222222222</text:p>
              </table:table-cell>
            </table:table-row>
            <table:table-row>
              <table:table-cell office:value-type="string">
                <text:p>-9753.75</text:p>
              </table:table-cell>
              <table:table-cell office:value-type="float" office:value="14.3411111111111">
                <text:p>14.3411111111111</text:p>
              </table:table-cell>
            </table:table-row>
            <table:table-row>
              <table:table-cell office:value-type="string">
                <text:p>-9735.52</text:p>
              </table:table-cell>
              <table:table-cell office:value-type="float" office:value="14.4644444444444">
                <text:p>14.4644444444444</text:p>
              </table:table-cell>
            </table:table-row>
            <table:table-row>
              <table:table-cell office:value-type="string">
                <text:p>-9717.36</text:p>
              </table:table-cell>
              <table:table-cell office:value-type="float" office:value="14.3288888888889">
                <text:p>14.3288888888889</text:p>
              </table:table-cell>
            </table:table-row>
            <table:table-row>
              <table:table-cell office:value-type="string">
                <text:p>-9699.13</text:p>
              </table:table-cell>
              <table:table-cell office:value-type="float" office:value="14.2977777777778">
                <text:p>14.2977777777778</text:p>
              </table:table-cell>
            </table:table-row>
            <table:table-row>
              <table:table-cell office:value-type="string">
                <text:p>-9680.79</text:p>
              </table:table-cell>
              <table:table-cell office:value-type="float" office:value="14.2511111111111">
                <text:p>14.2511111111111</text:p>
              </table:table-cell>
            </table:table-row>
            <table:table-row>
              <table:table-cell office:value-type="string">
                <text:p>-9662.44</text:p>
              </table:table-cell>
              <table:table-cell office:value-type="float" office:value="14.2466666666667">
                <text:p>14.2466666666667</text:p>
              </table:table-cell>
            </table:table-row>
            <table:table-row>
              <table:table-cell office:value-type="string">
                <text:p>-9642.93</text:p>
              </table:table-cell>
              <table:table-cell office:value-type="float" office:value="14.1577777777778">
                <text:p>14.1577777777778</text:p>
              </table:table-cell>
            </table:table-row>
            <table:table-row>
              <table:table-cell office:value-type="string">
                <text:p>-9623.42</text:p>
              </table:table-cell>
              <table:table-cell office:value-type="float" office:value="14.3066666666667">
                <text:p>14.3066666666667</text:p>
              </table:table-cell>
            </table:table-row>
            <table:table-row>
              <table:table-cell office:value-type="string">
                <text:p>-9604.01</text:p>
              </table:table-cell>
              <table:table-cell office:value-type="float" office:value="14.3933333333333">
                <text:p>14.3933333333333</text:p>
              </table:table-cell>
            </table:table-row>
            <table:table-row>
              <table:table-cell office:value-type="string">
                <text:p>-9584.64</text:p>
              </table:table-cell>
              <table:table-cell office:value-type="float" office:value="14.5255555555556">
                <text:p>14.5255555555556</text:p>
              </table:table-cell>
            </table:table-row>
            <table:table-row>
              <table:table-cell office:value-type="string">
                <text:p>-9566.18</text:p>
              </table:table-cell>
              <table:table-cell office:value-type="float" office:value="14.5933333333333">
                <text:p>14.5933333333333</text:p>
              </table:table-cell>
            </table:table-row>
            <table:table-row>
              <table:table-cell office:value-type="string">
                <text:p>-9549.34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-9532.49</text:p>
              </table:table-cell>
              <table:table-cell office:value-type="float" office:value="14.7233333333333">
                <text:p>14.7233333333333</text:p>
              </table:table-cell>
            </table:table-row>
            <table:table-row>
              <table:table-cell office:value-type="string">
                <text:p>-9515.34</text:p>
              </table:table-cell>
              <table:table-cell office:value-type="float" office:value="14.6488888888889">
                <text:p>14.6488888888889</text:p>
              </table:table-cell>
            </table:table-row>
            <table:table-row>
              <table:table-cell office:value-type="string">
                <text:p>-9498.09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-9480.45</text:p>
              </table:table-cell>
              <table:table-cell office:value-type="float" office:value="14.5944444444444">
                <text:p>14.5944444444444</text:p>
              </table:table-cell>
            </table:table-row>
            <table:table-row>
              <table:table-cell office:value-type="string">
                <text:p>-9460.99</text:p>
              </table:table-cell>
              <table:table-cell office:value-type="float" office:value="14.6866666666667">
                <text:p>14.6866666666667</text:p>
              </table:table-cell>
            </table:table-row>
            <table:table-row>
              <table:table-cell office:value-type="string">
                <text:p>-9441.53</text:p>
              </table:table-cell>
              <table:table-cell office:value-type="float" office:value="14.7422222222222">
                <text:p>14.7422222222222</text:p>
              </table:table-cell>
            </table:table-row>
            <table:table-row>
              <table:table-cell office:value-type="string">
                <text:p>-9422.53</text:p>
              </table:table-cell>
              <table:table-cell office:value-type="float" office:value="14.6211111111111">
                <text:p>14.6211111111111</text:p>
              </table:table-cell>
            </table:table-row>
            <table:table-row>
              <table:table-cell office:value-type="string">
                <text:p>-9403.61</text:p>
              </table:table-cell>
              <table:table-cell office:value-type="float" office:value="14.5388888888889">
                <text:p>14.5388888888889</text:p>
              </table:table-cell>
            </table:table-row>
            <table:table-row>
              <table:table-cell office:value-type="string">
                <text:p>-9385.75</text:p>
              </table:table-cell>
              <table:table-cell office:value-type="float" office:value="14.5122222222222">
                <text:p>14.5122222222222</text:p>
              </table:table-cell>
            </table:table-row>
            <table:table-row>
              <table:table-cell office:value-type="string">
                <text:p>-9368.94</text:p>
              </table:table-cell>
              <table:table-cell office:value-type="float" office:value="14.3588888888889">
                <text:p>14.3588888888889</text:p>
              </table:table-cell>
            </table:table-row>
            <table:table-row>
              <table:table-cell office:value-type="string">
                <text:p>-9352.13</text:p>
              </table:table-cell>
              <table:table-cell office:value-type="float" office:value="14.5033333333333">
                <text:p>14.5033333333333</text:p>
              </table:table-cell>
            </table:table-row>
            <table:table-row>
              <table:table-cell office:value-type="string">
                <text:p>-9333.46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-9314.55</text:p>
              </table:table-cell>
              <table:table-cell office:value-type="float" office:value="14.8655555555556">
                <text:p>14.8655555555556</text:p>
              </table:table-cell>
            </table:table-row>
            <table:table-row>
              <table:table-cell office:value-type="string">
                <text:p>-9295.94</text:p>
              </table:table-cell>
              <table:table-cell office:value-type="float" office:value="14.7833333333333">
                <text:p>14.7833333333333</text:p>
              </table:table-cell>
            </table:table-row>
            <table:table-row>
              <table:table-cell office:value-type="string">
                <text:p>-9277.6</text:p>
              </table:table-cell>
              <table:table-cell office:value-type="float" office:value="14.5366666666667">
                <text:p>14.5366666666667</text:p>
              </table:table-cell>
            </table:table-row>
            <table:table-row>
              <table:table-cell office:value-type="string">
                <text:p>-9259.38</text:p>
              </table:table-cell>
              <table:table-cell office:value-type="float" office:value="14.4622222222222">
                <text:p>14.4622222222222</text:p>
              </table:table-cell>
            </table:table-row>
            <table:table-row>
              <table:table-cell office:value-type="string">
                <text:p>-9242.28</text:p>
              </table:table-cell>
              <table:table-cell office:value-type="float" office:value="14.3411111111111">
                <text:p>14.3411111111111</text:p>
              </table:table-cell>
            </table:table-row>
            <table:table-row>
              <table:table-cell office:value-type="string">
                <text:p>-9225.19</text:p>
              </table:table-cell>
              <table:table-cell office:value-type="float" office:value="14.3566666666667">
                <text:p>14.3566666666667</text:p>
              </table:table-cell>
            </table:table-row>
            <table:table-row>
              <table:table-cell office:value-type="string">
                <text:p>-9206.55</text:p>
              </table:table-cell>
              <table:table-cell office:value-type="float" office:value="14.4688888888889">
                <text:p>14.4688888888889</text:p>
              </table:table-cell>
            </table:table-row>
            <table:table-row>
              <table:table-cell office:value-type="string">
                <text:p>-9186.47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-9166.67</text:p>
              </table:table-cell>
              <table:table-cell office:value-type="float" office:value="14.3111111111111">
                <text:p>14.3111111111111</text:p>
              </table:table-cell>
            </table:table-row>
            <table:table-row>
              <table:table-cell office:value-type="string">
                <text:p>-9147.59</text:p>
              </table:table-cell>
              <table:table-cell office:value-type="float" office:value="14.2855555555556">
                <text:p>14.2855555555556</text:p>
              </table:table-cell>
            </table:table-row>
            <table:table-row>
              <table:table-cell office:value-type="string">
                <text:p>-9128.52</text:p>
              </table:table-cell>
              <table:table-cell office:value-type="float" office:value="14.2144444444444">
                <text:p>14.2144444444444</text:p>
              </table:table-cell>
            </table:table-row>
            <table:table-row>
              <table:table-cell office:value-type="string">
                <text:p>-9110.09</text:p>
              </table:table-cell>
              <table:table-cell office:value-type="float" office:value="14.3044444444444">
                <text:p>14.3044444444444</text:p>
              </table:table-cell>
            </table:table-row>
            <table:table-row>
              <table:table-cell office:value-type="string">
                <text:p>-9091.71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-9073.73</text:p>
              </table:table-cell>
              <table:table-cell office:value-type="float" office:value="14.3666666666667">
                <text:p>14.3666666666667</text:p>
              </table:table-cell>
            </table:table-row>
            <table:table-row>
              <table:table-cell office:value-type="string">
                <text:p>-9056.16</text:p>
              </table:table-cell>
              <table:table-cell office:value-type="float" office:value="14.3122222222222">
                <text:p>14.3122222222222</text:p>
              </table:table-cell>
            </table:table-row>
            <table:table-row>
              <table:table-cell office:value-type="string">
                <text:p>-9038.59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-9018.91</text:p>
              </table:table-cell>
              <table:table-cell office:value-type="float" office:value="14.5944444444444">
                <text:p>14.5944444444444</text:p>
              </table:table-cell>
            </table:table-row>
            <table:table-row>
              <table:table-cell office:value-type="string">
                <text:p>-8999.21</text:p>
              </table:table-cell>
              <table:table-cell office:value-type="float" office:value="14.5144444444444">
                <text:p>14.5144444444444</text:p>
              </table:table-cell>
            </table:table-row>
            <table:table-row>
              <table:table-cell office:value-type="string">
                <text:p>-8980.78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-8962.89</text:p>
              </table:table-cell>
              <table:table-cell office:value-type="float" office:value="14.3033333333333">
                <text:p>14.3033333333333</text:p>
              </table:table-cell>
            </table:table-row>
            <table:table-row>
              <table:table-cell office:value-type="string">
                <text:p>-8944.68</text:p>
              </table:table-cell>
              <table:table-cell office:value-type="float" office:value="14.3444444444444">
                <text:p>14.3444444444444</text:p>
              </table:table-cell>
            </table:table-row>
            <table:table-row>
              <table:table-cell office:value-type="string">
                <text:p>-8925.42</text:p>
              </table:table-cell>
              <table:table-cell office:value-type="float" office:value="14.3933333333333">
                <text:p>14.3933333333333</text:p>
              </table:table-cell>
            </table:table-row>
            <table:table-row>
              <table:table-cell office:value-type="string">
                <text:p>-8906.15</text:p>
              </table:table-cell>
              <table:table-cell office:value-type="float" office:value="14.5555555555556">
                <text:p>14.5555555555556</text:p>
              </table:table-cell>
            </table:table-row>
            <table:table-row>
              <table:table-cell office:value-type="string">
                <text:p>-8888.32</text:p>
              </table:table-cell>
              <table:table-cell office:value-type="float" office:value="14.5555555555556">
                <text:p>14.5555555555556</text:p>
              </table:table-cell>
            </table:table-row>
            <table:table-row>
              <table:table-cell office:value-type="string">
                <text:p>-8870.64</text:p>
              </table:table-cell>
              <table:table-cell office:value-type="float" office:value="14.4044444444444">
                <text:p>14.4044444444444</text:p>
              </table:table-cell>
            </table:table-row>
            <table:table-row>
              <table:table-cell office:value-type="string">
                <text:p>-8852.63</text:p>
              </table:table-cell>
              <table:table-cell office:value-type="float" office:value="14.3288888888889">
                <text:p>14.3288888888889</text:p>
              </table:table-cell>
            </table:table-row>
            <table:table-row>
              <table:table-cell office:value-type="string">
                <text:p>-8834.11</text:p>
              </table:table-cell>
              <table:table-cell office:value-type="float" office:value="14.3244444444444">
                <text:p>14.3244444444444</text:p>
              </table:table-cell>
            </table:table-row>
            <table:table-row>
              <table:table-cell office:value-type="string">
                <text:p>-8815.59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-8796.23</text:p>
              </table:table-cell>
              <table:table-cell office:value-type="float" office:value="14.5422222222222">
                <text:p>14.5422222222222</text:p>
              </table:table-cell>
            </table:table-row>
            <table:table-row>
              <table:table-cell office:value-type="string">
                <text:p>-8776.87</text:p>
              </table:table-cell>
              <table:table-cell office:value-type="float" office:value="14.4844444444444">
                <text:p>14.4844444444444</text:p>
              </table:table-cell>
            </table:table-row>
            <table:table-row>
              <table:table-cell office:value-type="string">
                <text:p>-8758.46</text:p>
              </table:table-cell>
              <table:table-cell office:value-type="float" office:value="14.4522222222222">
                <text:p>14.4522222222222</text:p>
              </table:table-cell>
            </table:table-row>
            <table:table-row>
              <table:table-cell office:value-type="string">
                <text:p>-8740.5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-8722.54</text:p>
              </table:table-cell>
              <table:table-cell office:value-type="float" office:value="14.4288888888889">
                <text:p>14.4288888888889</text:p>
              </table:table-cell>
            </table:table-row>
            <table:table-row>
              <table:table-cell office:value-type="string">
                <text:p>-8704.52</text:p>
              </table:table-cell>
              <table:table-cell office:value-type="float" office:value="14.4877777777778">
                <text:p>14.4877777777778</text:p>
              </table:table-cell>
            </table:table-row>
            <table:table-row>
              <table:table-cell office:value-type="string">
                <text:p>-8686.51</text:p>
              </table:table-cell>
              <table:table-cell office:value-type="float" office:value="14.5866666666667">
                <text:p>14.5866666666667</text:p>
              </table:table-cell>
            </table:table-row>
            <table:table-row>
              <table:table-cell office:value-type="string">
                <text:p>-8667.91</text:p>
              </table:table-cell>
              <table:table-cell office:value-type="float" office:value="14.5433333333333">
                <text:p>14.5433333333333</text:p>
              </table:table-cell>
            </table:table-row>
            <table:table-row>
              <table:table-cell office:value-type="string">
                <text:p>-8649.09</text:p>
              </table:table-cell>
              <table:table-cell office:value-type="float" office:value="14.8644444444444">
                <text:p>14.8644444444444</text:p>
              </table:table-cell>
            </table:table-row>
            <table:table-row>
              <table:table-cell office:value-type="string">
                <text:p>-8630.35</text:p>
              </table:table-cell>
              <table:table-cell office:value-type="float" office:value="14.7666666666667">
                <text:p>14.7666666666667</text:p>
              </table:table-cell>
            </table:table-row>
            <table:table-row>
              <table:table-cell office:value-type="string">
                <text:p>-8611.71</text:p>
              </table:table-cell>
              <table:table-cell office:value-type="float" office:value="14.8422222222222">
                <text:p>14.8422222222222</text:p>
              </table:table-cell>
            </table:table-row>
            <table:table-row>
              <table:table-cell office:value-type="string">
                <text:p>-8593.08</text:p>
              </table:table-cell>
              <table:table-cell office:value-type="float" office:value="15.0277777777778">
                <text:p>15.0277777777778</text:p>
              </table:table-cell>
            </table:table-row>
            <table:table-row>
              <table:table-cell office:value-type="string">
                <text:p>-8577.01</text:p>
              </table:table-cell>
              <table:table-cell office:value-type="float" office:value="15.1577777777778">
                <text:p>15.1577777777778</text:p>
              </table:table-cell>
            </table:table-row>
            <table:table-row>
              <table:table-cell office:value-type="string">
                <text:p>-8561.01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-8544.96</text:p>
              </table:table-cell>
              <table:table-cell office:value-type="float" office:value="15.1811111111111">
                <text:p>15.1811111111111</text:p>
              </table:table-cell>
            </table:table-row>
            <table:table-row>
              <table:table-cell office:value-type="string">
                <text:p>-8528.71</text:p>
              </table:table-cell>
              <table:table-cell office:value-type="float" office:value="15.1155555555556">
                <text:p>15.1155555555556</text:p>
              </table:table-cell>
            </table:table-row>
            <table:table-row>
              <table:table-cell office:value-type="string">
                <text:p>-8512.4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-8494.75</text:p>
              </table:table-cell>
              <table:table-cell office:value-type="float" office:value="14.8233333333333">
                <text:p>14.8233333333333</text:p>
              </table:table-cell>
            </table:table-row>
            <table:table-row>
              <table:table-cell office:value-type="string">
                <text:p>-8475.67</text:p>
              </table:table-cell>
              <table:table-cell office:value-type="float" office:value="14.8544444444444">
                <text:p>14.8544444444444</text:p>
              </table:table-cell>
            </table:table-row>
            <table:table-row>
              <table:table-cell office:value-type="string">
                <text:p>-8456.6</text:p>
              </table:table-cell>
              <table:table-cell office:value-type="float" office:value="14.6133333333333">
                <text:p>14.6133333333333</text:p>
              </table:table-cell>
            </table:table-row>
            <table:table-row>
              <table:table-cell office:value-type="string">
                <text:p>-8437.65</text:p>
              </table:table-cell>
              <table:table-cell office:value-type="float" office:value="14.4977777777778">
                <text:p>14.4977777777778</text:p>
              </table:table-cell>
            </table:table-row>
            <table:table-row>
              <table:table-cell office:value-type="string">
                <text:p>-8418.69</text:p>
              </table:table-cell>
              <table:table-cell office:value-type="float" office:value="14.4222222222222">
                <text:p>14.4222222222222</text:p>
              </table:table-cell>
            </table:table-row>
            <table:table-row>
              <table:table-cell office:value-type="string">
                <text:p>-8399.97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-8381.29</text:p>
              </table:table-cell>
              <table:table-cell office:value-type="float" office:value="14.6177777777778">
                <text:p>14.6177777777778</text:p>
              </table:table-cell>
            </table:table-row>
            <table:table-row>
              <table:table-cell office:value-type="string">
                <text:p>-8363.04</text:p>
              </table:table-cell>
              <table:table-cell office:value-type="float" office:value="14.5433333333333">
                <text:p>14.5433333333333</text:p>
              </table:table-cell>
            </table:table-row>
            <table:table-row>
              <table:table-cell office:value-type="string">
                <text:p>-8345.43</text:p>
              </table:table-cell>
              <table:table-cell office:value-type="float" office:value="14.4755555555556">
                <text:p>14.4755555555556</text:p>
              </table:table-cell>
            </table:table-row>
            <table:table-row>
              <table:table-cell office:value-type="string">
                <text:p>-8327.82</text:p>
              </table:table-cell>
              <table:table-cell office:value-type="float" office:value="14.5944444444444">
                <text:p>14.5944444444444</text:p>
              </table:table-cell>
            </table:table-row>
            <table:table-row>
              <table:table-cell office:value-type="string">
                <text:p>-8309.32</text:p>
              </table:table-cell>
              <table:table-cell office:value-type="float" office:value="14.6077777777778">
                <text:p>14.6077777777778</text:p>
              </table:table-cell>
            </table:table-row>
            <table:table-row>
              <table:table-cell office:value-type="string">
                <text:p>-8290.69</text:p>
              </table:table-cell>
              <table:table-cell office:value-type="float" office:value="14.7511111111111">
                <text:p>14.7511111111111</text:p>
              </table:table-cell>
            </table:table-row>
            <table:table-row>
              <table:table-cell office:value-type="string">
                <text:p>-8272.46</text:p>
              </table:table-cell>
              <table:table-cell office:value-type="float" office:value="14.7355555555556">
                <text:p>14.7355555555556</text:p>
              </table:table-cell>
            </table:table-row>
            <table:table-row>
              <table:table-cell office:value-type="string">
                <text:p>-8254.6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-8236.84</text:p>
              </table:table-cell>
              <table:table-cell office:value-type="float" office:value="14.9622222222222">
                <text:p>14.9622222222222</text:p>
              </table:table-cell>
            </table:table-row>
            <table:table-row>
              <table:table-cell office:value-type="string">
                <text:p>-8219.08</text:p>
              </table:table-cell>
              <table:table-cell office:value-type="float" office:value="14.8966666666667">
                <text:p>14.8966666666667</text:p>
              </table:table-cell>
            </table:table-row>
            <table:table-row>
              <table:table-cell office:value-type="string">
                <text:p>-8201.3</text:p>
              </table:table-cell>
              <table:table-cell office:value-type="float" office:value="14.9188888888889">
                <text:p>14.9188888888889</text:p>
              </table:table-cell>
            </table:table-row>
            <table:table-row>
              <table:table-cell office:value-type="string">
                <text:p>-8184.05</text:p>
              </table:table-cell>
              <table:table-cell office:value-type="float" office:value="15.0711111111111">
                <text:p>15.0711111111111</text:p>
              </table:table-cell>
            </table:table-row>
            <table:table-row>
              <table:table-cell office:value-type="string">
                <text:p>-8167.38</text:p>
              </table:table-cell>
              <table:table-cell office:value-type="float" office:value="15.0711111111111">
                <text:p>15.0711111111111</text:p>
              </table:table-cell>
            </table:table-row>
            <table:table-row>
              <table:table-cell office:value-type="string">
                <text:p>-8150.71</text:p>
              </table:table-cell>
              <table:table-cell office:value-type="float" office:value="15.0644444444444">
                <text:p>15.0644444444444</text:p>
              </table:table-cell>
            </table:table-row>
            <table:table-row>
              <table:table-cell office:value-type="string">
                <text:p>-8132.81</text:p>
              </table:table-cell>
              <table:table-cell office:value-type="float" office:value="15.1455555555556">
                <text:p>15.1455555555556</text:p>
              </table:table-cell>
            </table:table-row>
            <table:table-row>
              <table:table-cell office:value-type="string">
                <text:p>-8114.61</text:p>
              </table:table-cell>
              <table:table-cell office:value-type="float" office:value="15.0644444444444">
                <text:p>15.0644444444444</text:p>
              </table:table-cell>
            </table:table-row>
            <table:table-row>
              <table:table-cell office:value-type="string">
                <text:p>-8096.71</text:p>
              </table:table-cell>
              <table:table-cell office:value-type="float" office:value="14.9766666666667">
                <text:p>14.9766666666667</text:p>
              </table:table-cell>
            </table:table-row>
            <table:table-row>
              <table:table-cell office:value-type="string">
                <text:p>-8079.34</text:p>
              </table:table-cell>
              <table:table-cell office:value-type="float" office:value="14.8611111111111">
                <text:p>14.8611111111111</text:p>
              </table:table-cell>
            </table:table-row>
            <table:table-row>
              <table:table-cell office:value-type="string">
                <text:p>-8061.98</text:p>
              </table:table-cell>
              <table:table-cell office:value-type="float" office:value="14.7511111111111">
                <text:p>14.7511111111111</text:p>
              </table:table-cell>
            </table:table-row>
            <table:table-row>
              <table:table-cell office:value-type="string">
                <text:p>-8043.96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-8025.76</text:p>
              </table:table-cell>
              <table:table-cell office:value-type="float" office:value="14.7944444444444">
                <text:p>14.7944444444444</text:p>
              </table:table-cell>
            </table:table-row>
            <table:table-row>
              <table:table-cell office:value-type="string">
                <text:p>-8007.35</text:p>
              </table:table-cell>
              <table:table-cell office:value-type="float" office:value="14.7488888888889">
                <text:p>14.7488888888889</text:p>
              </table:table-cell>
            </table:table-row>
            <table:table-row>
              <table:table-cell office:value-type="string">
                <text:p>-7988.54</text:p>
              </table:table-cell>
              <table:table-cell office:value-type="float" office:value="14.7888888888889">
                <text:p>14.7888888888889</text:p>
              </table:table-cell>
            </table:table-row>
            <table:table-row>
              <table:table-cell office:value-type="string">
                <text:p>-7969.74</text:p>
              </table:table-cell>
              <table:table-cell office:value-type="float" office:value="14.5855555555556">
                <text:p>14.5855555555556</text:p>
              </table:table-cell>
            </table:table-row>
            <table:table-row>
              <table:table-cell office:value-type="string">
                <text:p>-7951.98</text:p>
              </table:table-cell>
              <table:table-cell office:value-type="float" office:value="14.6466666666667">
                <text:p>14.6466666666667</text:p>
              </table:table-cell>
            </table:table-row>
            <table:table-row>
              <table:table-cell office:value-type="string">
                <text:p>-7934.24</text:p>
              </table:table-cell>
              <table:table-cell office:value-type="float" office:value="14.6722222222222">
                <text:p>14.6722222222222</text:p>
              </table:table-cell>
            </table:table-row>
            <table:table-row>
              <table:table-cell office:value-type="string">
                <text:p>-7916.01</text:p>
              </table:table-cell>
              <table:table-cell office:value-type="float" office:value="14.3666666666667">
                <text:p>14.3666666666667</text:p>
              </table:table-cell>
            </table:table-row>
            <table:table-row>
              <table:table-cell office:value-type="string">
                <text:p>-7897.21</text:p>
              </table:table-cell>
              <table:table-cell office:value-type="float" office:value="14.5433333333333">
                <text:p>14.5433333333333</text:p>
              </table:table-cell>
            </table:table-row>
            <table:table-row>
              <table:table-cell office:value-type="string">
                <text:p>-7878.34</text:p>
              </table:table-cell>
              <table:table-cell office:value-type="float" office:value="14.7633333333333">
                <text:p>14.7633333333333</text:p>
              </table:table-cell>
            </table:table-row>
            <table:table-row>
              <table:table-cell office:value-type="string">
                <text:p>-7858.65</text:p>
              </table:table-cell>
              <table:table-cell office:value-type="float" office:value="14.7388888888889">
                <text:p>14.7388888888889</text:p>
              </table:table-cell>
            </table:table-row>
            <table:table-row>
              <table:table-cell office:value-type="string">
                <text:p>-7838.95</text:p>
              </table:table-cell>
              <table:table-cell office:value-type="float" office:value="14.8566666666667">
                <text:p>14.8566666666667</text:p>
              </table:table-cell>
            </table:table-row>
            <table:table-row>
              <table:table-cell office:value-type="string">
                <text:p>-7821.61</text:p>
              </table:table-cell>
              <table:table-cell office:value-type="float" office:value="14.7822222222222">
                <text:p>14.7822222222222</text:p>
              </table:table-cell>
            </table:table-row>
            <table:table-row>
              <table:table-cell office:value-type="string">
                <text:p>-7805.05</text:p>
              </table:table-cell>
              <table:table-cell office:value-type="float" office:value="14.9522222222222">
                <text:p>14.9522222222222</text:p>
              </table:table-cell>
            </table:table-row>
            <table:table-row>
              <table:table-cell office:value-type="string">
                <text:p>-7788.43</text:p>
              </table:table-cell>
              <table:table-cell office:value-type="float" office:value="15.0977777777778">
                <text:p>15.0977777777778</text:p>
              </table:table-cell>
            </table:table-row>
            <table:table-row>
              <table:table-cell office:value-type="string">
                <text:p>-7771.03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-7753.6</text:p>
              </table:table-cell>
              <table:table-cell office:value-type="float" office:value="15.3277777777778">
                <text:p>15.3277777777778</text:p>
              </table:table-cell>
            </table:table-row>
            <table:table-row>
              <table:table-cell office:value-type="string">
                <text:p>-7736.27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-7719.02</text:p>
              </table:table-cell>
              <table:table-cell office:value-type="float" office:value="14.9711111111111">
                <text:p>14.9711111111111</text:p>
              </table:table-cell>
            </table:table-row>
            <table:table-row>
              <table:table-cell office:value-type="string">
                <text:p>-7701.77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-7683.13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-7664.36</text:p>
              </table:table-cell>
              <table:table-cell office:value-type="float" office:value="14.9366666666667">
                <text:p>14.9366666666667</text:p>
              </table:table-cell>
            </table:table-row>
            <table:table-row>
              <table:table-cell office:value-type="string">
                <text:p>-7646.1</text:p>
              </table:table-cell>
              <table:table-cell office:value-type="float" office:value="14.8177777777778">
                <text:p>14.8177777777778</text:p>
              </table:table-cell>
            </table:table-row>
            <table:table-row>
              <table:table-cell office:value-type="string">
                <text:p>-7628.32</text:p>
              </table:table-cell>
              <table:table-cell office:value-type="float" office:value="14.6577777777778">
                <text:p>14.6577777777778</text:p>
              </table:table-cell>
            </table:table-row>
            <table:table-row>
              <table:table-cell office:value-type="string">
                <text:p>-7610.53</text:p>
              </table:table-cell>
              <table:table-cell office:value-type="float" office:value="14.4755555555556">
                <text:p>14.4755555555556</text:p>
              </table:table-cell>
            </table:table-row>
            <table:table-row>
              <table:table-cell office:value-type="string">
                <text:p>-7591.81</text:p>
              </table:table-cell>
              <table:table-cell office:value-type="float" office:value="14.4311111111111">
                <text:p>14.4311111111111</text:p>
              </table:table-cell>
            </table:table-row>
            <table:table-row>
              <table:table-cell office:value-type="string">
                <text:p>-7573.07</text:p>
              </table:table-cell>
              <table:table-cell office:value-type="float" office:value="14.6133333333333">
                <text:p>14.6133333333333</text:p>
              </table:table-cell>
            </table:table-row>
            <table:table-row>
              <table:table-cell office:value-type="string">
                <text:p>-7553.58</text:p>
              </table:table-cell>
              <table:table-cell office:value-type="float" office:value="14.6244444444444">
                <text:p>14.6244444444444</text:p>
              </table:table-cell>
            </table:table-row>
            <table:table-row>
              <table:table-cell office:value-type="string">
                <text:p>-7533.6</text:p>
              </table:table-cell>
              <table:table-cell office:value-type="float" office:value="14.5633333333333">
                <text:p>14.5633333333333</text:p>
              </table:table-cell>
            </table:table-row>
            <table:table-row>
              <table:table-cell office:value-type="string">
                <text:p>-7514.47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-7497.17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-7479.85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-7462</text:p>
              </table:table-cell>
              <table:table-cell office:value-type="float" office:value="14.6366666666667">
                <text:p>14.6366666666667</text:p>
              </table:table-cell>
            </table:table-row>
            <table:table-row>
              <table:table-cell office:value-type="string">
                <text:p>-7443.96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-7425.74</text:p>
              </table:table-cell>
              <table:table-cell office:value-type="float" office:value="14.8788888888889">
                <text:p>14.8788888888889</text:p>
              </table:table-cell>
            </table:table-row>
            <table:table-row>
              <table:table-cell office:value-type="string">
                <text:p>-7407.03</text:p>
              </table:table-cell>
              <table:table-cell office:value-type="float" office:value="14.6511111111111">
                <text:p>14.6511111111111</text:p>
              </table:table-cell>
            </table:table-row>
            <table:table-row>
              <table:table-cell office:value-type="string">
                <text:p>-7388.3</text:p>
              </table:table-cell>
              <table:table-cell office:value-type="float" office:value="14.5411111111111">
                <text:p>14.5411111111111</text:p>
              </table:table-cell>
            </table:table-row>
            <table:table-row>
              <table:table-cell office:value-type="string">
                <text:p>-7369.49</text:p>
              </table:table-cell>
              <table:table-cell office:value-type="float" office:value="14.4577777777778">
                <text:p>14.4577777777778</text:p>
              </table:table-cell>
            </table:table-row>
            <table:table-row>
              <table:table-cell office:value-type="string">
                <text:p>-7350.67</text:p>
              </table:table-cell>
              <table:table-cell office:value-type="float" office:value="14.5544444444444">
                <text:p>14.5544444444444</text:p>
              </table:table-cell>
            </table:table-row>
            <table:table-row>
              <table:table-cell office:value-type="string">
                <text:p>-7331.49</text:p>
              </table:table-cell>
              <table:table-cell office:value-type="float" office:value="14.5822222222222">
                <text:p>14.5822222222222</text:p>
              </table:table-cell>
            </table:table-row>
            <table:table-row>
              <table:table-cell office:value-type="string">
                <text:p>-7311.83</text:p>
              </table:table-cell>
              <table:table-cell office:value-type="float" office:value="14.4877777777778">
                <text:p>14.4877777777778</text:p>
              </table:table-cell>
            </table:table-row>
            <table:table-row>
              <table:table-cell office:value-type="string">
                <text:p>-7292.36</text:p>
              </table:table-cell>
              <table:table-cell office:value-type="float" office:value="14.5311111111111">
                <text:p>14.5311111111111</text:p>
              </table:table-cell>
            </table:table-row>
            <table:table-row>
              <table:table-cell office:value-type="string">
                <text:p>-7274.43</text:p>
              </table:table-cell>
              <table:table-cell office:value-type="float" office:value="14.3511111111111">
                <text:p>14.3511111111111</text:p>
              </table:table-cell>
            </table:table-row>
            <table:table-row>
              <table:table-cell office:value-type="string">
                <text:p>-7256.51</text:p>
              </table:table-cell>
              <table:table-cell office:value-type="float" office:value="14.0711111111111">
                <text:p>14.0711111111111</text:p>
              </table:table-cell>
            </table:table-row>
            <table:table-row>
              <table:table-cell office:value-type="string">
                <text:p>-7237.44</text:p>
              </table:table-cell>
              <table:table-cell office:value-type="float" office:value="14.1911111111111">
                <text:p>14.1911111111111</text:p>
              </table:table-cell>
            </table:table-row>
            <table:table-row>
              <table:table-cell office:value-type="string">
                <text:p>-7217.61</text:p>
              </table:table-cell>
              <table:table-cell office:value-type="float" office:value="14.2466666666667">
                <text:p>14.2466666666667</text:p>
              </table:table-cell>
            </table:table-row>
            <table:table-row>
              <table:table-cell office:value-type="string">
                <text:p>-7197.32</text:p>
              </table:table-cell>
              <table:table-cell office:value-type="float" office:value="14.1822222222222">
                <text:p>14.1822222222222</text:p>
              </table:table-cell>
            </table:table-row>
            <table:table-row>
              <table:table-cell office:value-type="string">
                <text:p>-7176.03</text:p>
              </table:table-cell>
              <table:table-cell office:value-type="float" office:value="14.0566666666667">
                <text:p>14.0566666666667</text:p>
              </table:table-cell>
            </table:table-row>
            <table:table-row>
              <table:table-cell office:value-type="string">
                <text:p>-7155.04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-7135.63</text:p>
              </table:table-cell>
              <table:table-cell office:value-type="float" office:value="14.0233333333333">
                <text:p>14.0233333333333</text:p>
              </table:table-cell>
            </table:table-row>
            <table:table-row>
              <table:table-cell office:value-type="string">
                <text:p>-7116.2</text:p>
              </table:table-cell>
              <table:table-cell office:value-type="float" office:value="13.8644444444444">
                <text:p>13.8644444444444</text:p>
              </table:table-cell>
            </table:table-row>
            <table:table-row>
              <table:table-cell office:value-type="string">
                <text:p>-7096.76</text:p>
              </table:table-cell>
              <table:table-cell office:value-type="float" office:value="14.0644444444444">
                <text:p>14.0644444444444</text:p>
              </table:table-cell>
            </table:table-row>
            <table:table-row>
              <table:table-cell office:value-type="string">
                <text:p>-7077.31</text:p>
              </table:table-cell>
              <table:table-cell office:value-type="float" office:value="14.3544444444444">
                <text:p>14.3544444444444</text:p>
              </table:table-cell>
            </table:table-row>
            <table:table-row>
              <table:table-cell office:value-type="string">
                <text:p>-7057.8</text:p>
              </table:table-cell>
              <table:table-cell office:value-type="float" office:value="14.2833333333333">
                <text:p>14.2833333333333</text:p>
              </table:table-cell>
            </table:table-row>
            <table:table-row>
              <table:table-cell office:value-type="string">
                <text:p>-7038.21</text:p>
              </table:table-cell>
              <table:table-cell office:value-type="float" office:value="14.2422222222222">
                <text:p>14.2422222222222</text:p>
              </table:table-cell>
            </table:table-row>
            <table:table-row>
              <table:table-cell office:value-type="string">
                <text:p>-7018.7</text:p>
              </table:table-cell>
              <table:table-cell office:value-type="float" office:value="14.2677777777778">
                <text:p>14.2677777777778</text:p>
              </table:table-cell>
            </table:table-row>
            <table:table-row>
              <table:table-cell office:value-type="string">
                <text:p>-6999.63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-6980.56</text:p>
              </table:table-cell>
              <table:table-cell office:value-type="float" office:value="14.3166666666667">
                <text:p>14.3166666666667</text:p>
              </table:table-cell>
            </table:table-row>
            <table:table-row>
              <table:table-cell office:value-type="string">
                <text:p>-6960.99</text:p>
              </table:table-cell>
              <table:table-cell office:value-type="float" office:value="14.2877777777778">
                <text:p>14.2877777777778</text:p>
              </table:table-cell>
            </table:table-row>
            <table:table-row>
              <table:table-cell office:value-type="string">
                <text:p>-6941.25</text:p>
              </table:table-cell>
              <table:table-cell office:value-type="float" office:value="14.2733333333333">
                <text:p>14.2733333333333</text:p>
              </table:table-cell>
            </table:table-row>
            <table:table-row>
              <table:table-cell office:value-type="string">
                <text:p>-6921.72</text:p>
              </table:table-cell>
              <table:table-cell office:value-type="float" office:value="14.0622222222222">
                <text:p>14.0622222222222</text:p>
              </table:table-cell>
            </table:table-row>
            <table:table-row>
              <table:table-cell office:value-type="string">
                <text:p>-6902.48</text:p>
              </table:table-cell>
              <table:table-cell office:value-type="float" office:value="14.0077777777778">
                <text:p>14.0077777777778</text:p>
              </table:table-cell>
            </table:table-row>
            <table:table-row>
              <table:table-cell office:value-type="string">
                <text:p>-6883.03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-6861.46</text:p>
              </table:table-cell>
              <table:table-cell office:value-type="float" office:value="13.9922222222222">
                <text:p>13.9922222222222</text:p>
              </table:table-cell>
            </table:table-row>
            <table:table-row>
              <table:table-cell office:value-type="string">
                <text:p>-6839.86</text:p>
              </table:table-cell>
              <table:table-cell office:value-type="float" office:value="13.9155555555556">
                <text:p>13.9155555555556</text:p>
              </table:table-cell>
            </table:table-row>
            <table:table-row>
              <table:table-cell office:value-type="string">
                <text:p>-6819.95</text:p>
              </table:table-cell>
              <table:table-cell office:value-type="float" office:value="13.8377777777778">
                <text:p>13.8377777777778</text:p>
              </table:table-cell>
            </table:table-row>
            <table:table-row>
              <table:table-cell office:value-type="string">
                <text:p>-6800.14</text:p>
              </table:table-cell>
              <table:table-cell office:value-type="float" office:value="13.7811111111111">
                <text:p>13.7811111111111</text:p>
              </table:table-cell>
            </table:table-row>
            <table:table-row>
              <table:table-cell office:value-type="string">
                <text:p>-6779.7</text:p>
              </table:table-cell>
              <table:table-cell office:value-type="float" office:value="13.7588888888889">
                <text:p>13.7588888888889</text:p>
              </table:table-cell>
            </table:table-row>
            <table:table-row>
              <table:table-cell office:value-type="string">
                <text:p>-6758.86</text:p>
              </table:table-cell>
              <table:table-cell office:value-type="float" office:value="13.8033333333333">
                <text:p>13.8033333333333</text:p>
              </table:table-cell>
            </table:table-row>
            <table:table-row>
              <table:table-cell office:value-type="string">
                <text:p>-6738.31</text:p>
              </table:table-cell>
              <table:table-cell office:value-type="float" office:value="14.0277777777778">
                <text:p>14.0277777777778</text:p>
              </table:table-cell>
            </table:table-row>
            <table:table-row>
              <table:table-cell office:value-type="string">
                <text:p>-6718.17</text:p>
              </table:table-cell>
              <table:table-cell office:value-type="float" office:value="13.9055555555556">
                <text:p>13.9055555555556</text:p>
              </table:table-cell>
            </table:table-row>
            <table:table-row>
              <table:table-cell office:value-type="string">
                <text:p>-6698.09</text:p>
              </table:table-cell>
              <table:table-cell office:value-type="float" office:value="13.9588888888889">
                <text:p>13.9588888888889</text:p>
              </table:table-cell>
            </table:table-row>
            <table:table-row>
              <table:table-cell office:value-type="string">
                <text:p>-6678.54</text:p>
              </table:table-cell>
              <table:table-cell office:value-type="float" office:value="14.0944444444444">
                <text:p>14.0944444444444</text:p>
              </table:table-cell>
            </table:table-row>
            <table:table-row>
              <table:table-cell office:value-type="string">
                <text:p>-6658.98</text:p>
              </table:table-cell>
              <table:table-cell office:value-type="float" office:value="14.1844444444444">
                <text:p>14.1844444444444</text:p>
              </table:table-cell>
            </table:table-row>
            <table:table-row>
              <table:table-cell office:value-type="string">
                <text:p>-6639.32</text:p>
              </table:table-cell>
              <table:table-cell office:value-type="float" office:value="14.0522222222222">
                <text:p>14.0522222222222</text:p>
              </table:table-cell>
            </table:table-row>
            <table:table-row>
              <table:table-cell office:value-type="string">
                <text:p>-6619.63</text:p>
              </table:table-cell>
              <table:table-cell office:value-type="float" office:value="14.0355555555556">
                <text:p>14.0355555555556</text:p>
              </table:table-cell>
            </table:table-row>
            <table:table-row>
              <table:table-cell office:value-type="string">
                <text:p>-6599.51</text:p>
              </table:table-cell>
              <table:table-cell office:value-type="float" office:value="14.0833333333333">
                <text:p>14.0833333333333</text:p>
              </table:table-cell>
            </table:table-row>
            <table:table-row>
              <table:table-cell office:value-type="string">
                <text:p>-6578.88</text:p>
              </table:table-cell>
              <table:table-cell office:value-type="float" office:value="14.1366666666667">
                <text:p>14.1366666666667</text:p>
              </table:table-cell>
            </table:table-row>
            <table:table-row>
              <table:table-cell office:value-type="string">
                <text:p>-6558.37</text:p>
              </table:table-cell>
              <table:table-cell office:value-type="float" office:value="13.9788888888889">
                <text:p>13.9788888888889</text:p>
              </table:table-cell>
            </table:table-row>
            <table:table-row>
              <table:table-cell office:value-type="string">
                <text:p>-6538.25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-6518.14</text:p>
              </table:table-cell>
              <table:table-cell office:value-type="float" office:value="13.8422222222222">
                <text:p>13.8422222222222</text:p>
              </table:table-cell>
            </table:table-row>
            <table:table-row>
              <table:table-cell office:value-type="string">
                <text:p>-6497.56</text:p>
              </table:table-cell>
              <table:table-cell office:value-type="float" office:value="13.5333333333333">
                <text:p>13.5333333333333</text:p>
              </table:table-cell>
            </table:table-row>
            <table:table-row>
              <table:table-cell office:value-type="string">
                <text:p>-6476.94</text:p>
              </table:table-cell>
              <table:table-cell office:value-type="float" office:value="13.4777777777778">
                <text:p>13.4777777777778</text:p>
              </table:table-cell>
            </table:table-row>
            <table:table-row>
              <table:table-cell office:value-type="string">
                <text:p>-6455.27</text:p>
              </table:table-cell>
              <table:table-cell office:value-type="float" office:value="13.6477777777778">
                <text:p>13.6477777777778</text:p>
              </table:table-cell>
            </table:table-row>
            <table:table-row>
              <table:table-cell office:value-type="string">
                <text:p>-6433.13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string">
                <text:p>-6411.42</text:p>
              </table:table-cell>
              <table:table-cell office:value-type="float" office:value="13.5111111111111">
                <text:p>13.5111111111111</text:p>
              </table:table-cell>
            </table:table-row>
            <table:table-row>
              <table:table-cell office:value-type="string">
                <text:p>-6390</text:p>
              </table:table-cell>
              <table:table-cell office:value-type="float" office:value="13.5077777777778">
                <text:p>13.5077777777778</text:p>
              </table:table-cell>
            </table:table-row>
            <table:table-row>
              <table:table-cell office:value-type="string">
                <text:p>-6368.74</text:p>
              </table:table-cell>
              <table:table-cell office:value-type="float" office:value="13.4733333333333">
                <text:p>13.4733333333333</text:p>
              </table:table-cell>
            </table:table-row>
            <table:table-row>
              <table:table-cell office:value-type="string">
                <text:p>-6347.71</text:p>
              </table:table-cell>
              <table:table-cell office:value-type="float" office:value="13.5377777777778">
                <text:p>13.5377777777778</text:p>
              </table:table-cell>
            </table:table-row>
            <table:table-row>
              <table:table-cell office:value-type="string">
                <text:p>-6326.74</text:p>
              </table:table-cell>
              <table:table-cell office:value-type="float" office:value="13.4755555555556">
                <text:p>13.4755555555556</text:p>
              </table:table-cell>
            </table:table-row>
            <table:table-row>
              <table:table-cell office:value-type="string">
                <text:p>-6305.95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-6285.15</text:p>
              </table:table-cell>
              <table:table-cell office:value-type="float" office:value="13.3711111111111">
                <text:p>13.3711111111111</text:p>
              </table:table-cell>
            </table:table-row>
            <table:table-row>
              <table:table-cell office:value-type="string">
                <text:p>-6263.11</text:p>
              </table:table-cell>
              <table:table-cell office:value-type="float" office:value="13.3555555555556">
                <text:p>13.3555555555556</text:p>
              </table:table-cell>
            </table:table-row>
            <table:table-row>
              <table:table-cell office:value-type="string">
                <text:p>-6241.04</text:p>
              </table:table-cell>
              <table:table-cell office:value-type="float" office:value="13.4422222222222">
                <text:p>13.4422222222222</text:p>
              </table:table-cell>
            </table:table-row>
            <table:table-row>
              <table:table-cell office:value-type="string">
                <text:p>-6218.22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-6195.29</text:p>
              </table:table-cell>
              <table:table-cell office:value-type="float" office:value="13.2088888888889">
                <text:p>13.2088888888889</text:p>
              </table:table-cell>
            </table:table-row>
            <table:table-row>
              <table:table-cell office:value-type="string">
                <text:p>-6174.48</text:p>
              </table:table-cell>
              <table:table-cell office:value-type="float" office:value="13.3022222222222">
                <text:p>13.3022222222222</text:p>
              </table:table-cell>
            </table:table-row>
            <table:table-row>
              <table:table-cell office:value-type="string">
                <text:p>-6154.1</text:p>
              </table:table-cell>
              <table:table-cell office:value-type="float" office:value="13.2044444444444">
                <text:p>13.2044444444444</text:p>
              </table:table-cell>
            </table:table-row>
            <table:table-row>
              <table:table-cell office:value-type="string">
                <text:p>-6132.52</text:p>
              </table:table-cell>
              <table:table-cell office:value-type="float" office:value="13.3155555555556">
                <text:p>13.3155555555556</text:p>
              </table:table-cell>
            </table:table-row>
            <table:table-row>
              <table:table-cell office:value-type="string">
                <text:p>-6110.01</text:p>
              </table:table-cell>
              <table:table-cell office:value-type="float" office:value="13.4411111111111">
                <text:p>13.4411111111111</text:p>
              </table:table-cell>
            </table:table-row>
            <table:table-row>
              <table:table-cell office:value-type="string">
                <text:p>-6087.9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-6066.26</text:p>
              </table:table-cell>
              <table:table-cell office:value-type="float" office:value="13.5677777777778">
                <text:p>13.5677777777778</text:p>
              </table:table-cell>
            </table:table-row>
            <table:table-row>
              <table:table-cell office:value-type="string">
                <text:p>-6044.79</text:p>
              </table:table-cell>
              <table:table-cell office:value-type="float" office:value="13.5777777777778">
                <text:p>13.5777777777778</text:p>
              </table:table-cell>
            </table:table-row>
            <table:table-row>
              <table:table-cell office:value-type="string">
                <text:p>-6023.73</text:p>
              </table:table-cell>
              <table:table-cell office:value-type="float" office:value="13.7322222222222">
                <text:p>13.7322222222222</text:p>
              </table:table-cell>
            </table:table-row>
            <table:table-row>
              <table:table-cell office:value-type="string">
                <text:p>-6002.77</text:p>
              </table:table-cell>
              <table:table-cell office:value-type="float" office:value="14.0377777777778">
                <text:p>14.0377777777778</text:p>
              </table:table-cell>
            </table:table-row>
            <table:table-row>
              <table:table-cell office:value-type="string">
                <text:p>-5982.95</text:p>
              </table:table-cell>
              <table:table-cell office:value-type="float" office:value="13.9688888888889">
                <text:p>13.9688888888889</text:p>
              </table:table-cell>
            </table:table-row>
            <table:table-row>
              <table:table-cell office:value-type="string">
                <text:p>-5963.12</text:p>
              </table:table-cell>
              <table:table-cell office:value-type="float" office:value="14.0488888888889">
                <text:p>14.0488888888889</text:p>
              </table:table-cell>
            </table:table-row>
            <table:table-row>
              <table:table-cell office:value-type="string">
                <text:p>-5943.62</text:p>
              </table:table-cell>
              <table:table-cell office:value-type="float" office:value="14.0722222222222">
                <text:p>14.0722222222222</text:p>
              </table:table-cell>
            </table:table-row>
            <table:table-row>
              <table:table-cell office:value-type="string">
                <text:p>-5924.22</text:p>
              </table:table-cell>
              <table:table-cell office:value-type="float" office:value="14.0033333333333">
                <text:p>14.0033333333333</text:p>
              </table:table-cell>
            </table:table-row>
            <table:table-row>
              <table:table-cell office:value-type="string">
                <text:p>-5904.24</text:p>
              </table:table-cell>
              <table:table-cell office:value-type="float" office:value="14.1933333333333">
                <text:p>14.1933333333333</text:p>
              </table:table-cell>
            </table:table-row>
            <table:table-row>
              <table:table-cell office:value-type="string">
                <text:p>-5883.15</text:p>
              </table:table-cell>
              <table:table-cell office:value-type="float" office:value="14.3988888888889">
                <text:p>14.3988888888889</text:p>
              </table:table-cell>
            </table:table-row>
            <table:table-row>
              <table:table-cell office:value-type="string">
                <text:p>-5862.2</text:p>
              </table:table-cell>
              <table:table-cell office:value-type="float" office:value="14.3344444444444">
                <text:p>14.3344444444444</text:p>
              </table:table-cell>
            </table:table-row>
            <table:table-row>
              <table:table-cell office:value-type="string">
                <text:p>-5842.45</text:p>
              </table:table-cell>
              <table:table-cell office:value-type="float" office:value="14.0966666666667">
                <text:p>14.0966666666667</text:p>
              </table:table-cell>
            </table:table-row>
            <table:table-row>
              <table:table-cell office:value-type="string">
                <text:p>-5823.05</text:p>
              </table:table-cell>
              <table:table-cell office:value-type="float" office:value="14.1822222222222">
                <text:p>14.1822222222222</text:p>
              </table:table-cell>
            </table:table-row>
            <table:table-row>
              <table:table-cell office:value-type="string">
                <text:p>-5803.18</text:p>
              </table:table-cell>
              <table:table-cell office:value-type="float" office:value="14.2966666666667">
                <text:p>14.2966666666667</text:p>
              </table:table-cell>
            </table:table-row>
            <table:table-row>
              <table:table-cell office:value-type="string">
                <text:p>-5783.28</text:p>
              </table:table-cell>
              <table:table-cell office:value-type="float" office:value="14.3688888888889">
                <text:p>14.3688888888889</text:p>
              </table:table-cell>
            </table:table-row>
            <table:table-row>
              <table:table-cell office:value-type="string">
                <text:p>-5763.66</text:p>
              </table:table-cell>
              <table:table-cell office:value-type="float" office:value="14.2944444444444">
                <text:p>14.2944444444444</text:p>
              </table:table-cell>
            </table:table-row>
            <table:table-row>
              <table:table-cell office:value-type="string">
                <text:p>-5744.81</text:p>
              </table:table-cell>
              <table:table-cell office:value-type="float" office:value="14.3933333333333">
                <text:p>14.3933333333333</text:p>
              </table:table-cell>
            </table:table-row>
            <table:table-row>
              <table:table-cell office:value-type="string">
                <text:p>-5725.59</text:p>
              </table:table-cell>
              <table:table-cell office:value-type="float" office:value="14.4333333333333">
                <text:p>14.4333333333333</text:p>
              </table:table-cell>
            </table:table-row>
            <table:table-row>
              <table:table-cell office:value-type="string">
                <text:p>-5704.58</text:p>
              </table:table-cell>
              <table:table-cell office:value-type="float" office:value="14.2666666666667">
                <text:p>14.2666666666667</text:p>
              </table:table-cell>
            </table:table-row>
            <table:table-row>
              <table:table-cell office:value-type="string">
                <text:p>-5683.5</text:p>
              </table:table-cell>
              <table:table-cell office:value-type="float" office:value="14.4711111111111">
                <text:p>14.4711111111111</text:p>
              </table:table-cell>
            </table:table-row>
            <table:table-row>
              <table:table-cell office:value-type="string">
                <text:p>-5664.24</text:p>
              </table:table-cell>
              <table:table-cell office:value-type="float" office:value="14.5766666666667">
                <text:p>14.5766666666667</text:p>
              </table:table-cell>
            </table:table-row>
            <table:table-row>
              <table:table-cell office:value-type="string">
                <text:p>-5645.22</text:p>
              </table:table-cell>
              <table:table-cell office:value-type="float" office:value="14.5322222222222">
                <text:p>14.5322222222222</text:p>
              </table:table-cell>
            </table:table-row>
            <table:table-row>
              <table:table-cell office:value-type="string">
                <text:p>-5626.22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-5607.28</text:p>
              </table:table-cell>
              <table:table-cell office:value-type="float" office:value="14.3744444444444">
                <text:p>14.3744444444444</text:p>
              </table:table-cell>
            </table:table-row>
            <table:table-row>
              <table:table-cell office:value-type="string">
                <text:p>-5588.68</text:p>
              </table:table-cell>
              <table:table-cell office:value-type="float" office:value="14.3944444444444">
                <text:p>14.3944444444444</text:p>
              </table:table-cell>
            </table:table-row>
            <table:table-row>
              <table:table-cell office:value-type="string">
                <text:p>-5568.73</text:p>
              </table:table-cell>
              <table:table-cell office:value-type="float" office:value="14.4944444444444">
                <text:p>14.4944444444444</text:p>
              </table:table-cell>
            </table:table-row>
            <table:table-row>
              <table:table-cell office:value-type="string">
                <text:p>-5548.46</text:p>
              </table:table-cell>
              <table:table-cell office:value-type="float" office:value="14.2144444444444">
                <text:p>14.2144444444444</text:p>
              </table:table-cell>
            </table:table-row>
            <table:table-row>
              <table:table-cell office:value-type="string">
                <text:p>-5527.94</text:p>
              </table:table-cell>
              <table:table-cell office:value-type="float" office:value="14.0888888888889">
                <text:p>14.0888888888889</text:p>
              </table:table-cell>
            </table:table-row>
            <table:table-row>
              <table:table-cell office:value-type="string">
                <text:p>-5507.47</text:p>
              </table:table-cell>
              <table:table-cell office:value-type="float" office:value="13.8955555555556">
                <text:p>13.8955555555556</text:p>
              </table:table-cell>
            </table:table-row>
            <table:table-row>
              <table:table-cell office:value-type="string">
                <text:p>-5486.41</text:p>
              </table:table-cell>
              <table:table-cell office:value-type="float" office:value="13.7655555555556">
                <text:p>13.7655555555556</text:p>
              </table:table-cell>
            </table:table-row>
            <table:table-row>
              <table:table-cell office:value-type="string">
                <text:p>-5464.38</text:p>
              </table:table-cell>
              <table:table-cell office:value-type="float" office:value="13.6722222222222">
                <text:p>13.6722222222222</text:p>
              </table:table-cell>
            </table:table-row>
            <table:table-row>
              <table:table-cell office:value-type="string">
                <text:p>-5442.33</text:p>
              </table:table-cell>
              <table:table-cell office:value-type="float" office:value="13.8733333333333">
                <text:p>13.8733333333333</text:p>
              </table:table-cell>
            </table:table-row>
            <table:table-row>
              <table:table-cell office:value-type="string">
                <text:p>-5420.96</text:p>
              </table:table-cell>
              <table:table-cell office:value-type="float" office:value="14.0255555555556">
                <text:p>14.0255555555556</text:p>
              </table:table-cell>
            </table:table-row>
            <table:table-row>
              <table:table-cell office:value-type="string">
                <text:p>-5399.21</text:p>
              </table:table-cell>
              <table:table-cell office:value-type="float" office:value="14.0366666666667">
                <text:p>14.0366666666667</text:p>
              </table:table-cell>
            </table:table-row>
            <table:table-row>
              <table:table-cell office:value-type="string">
                <text:p>-5379.8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-5361.01</text:p>
              </table:table-cell>
              <table:table-cell office:value-type="float" office:value="13.8755555555556">
                <text:p>13.8755555555556</text:p>
              </table:table-cell>
            </table:table-row>
            <table:table-row>
              <table:table-cell office:value-type="string">
                <text:p>-5341.78</text:p>
              </table:table-cell>
              <table:table-cell office:value-type="float" office:value="13.9766666666667">
                <text:p>13.9766666666667</text:p>
              </table:table-cell>
            </table:table-row>
            <table:table-row>
              <table:table-cell office:value-type="string">
                <text:p>-5320.31</text:p>
              </table:table-cell>
              <table:table-cell office:value-type="float" office:value="13.9455555555556">
                <text:p>13.9455555555556</text:p>
              </table:table-cell>
            </table:table-row>
            <table:table-row>
              <table:table-cell office:value-type="string">
                <text:p>-5298.84</text:p>
              </table:table-cell>
              <table:table-cell office:value-type="float" office:value="13.8455555555556">
                <text:p>13.8455555555556</text:p>
              </table:table-cell>
            </table:table-row>
            <table:table-row>
              <table:table-cell office:value-type="string">
                <text:p>-5277.69</text:p>
              </table:table-cell>
              <table:table-cell office:value-type="float" office:value="13.7233333333333">
                <text:p>13.7233333333333</text:p>
              </table:table-cell>
            </table:table-row>
            <table:table-row>
              <table:table-cell office:value-type="string">
                <text:p>-5256.15</text:p>
              </table:table-cell>
              <table:table-cell office:value-type="float" office:value="13.5822222222222">
                <text:p>13.5822222222222</text:p>
              </table:table-cell>
            </table:table-row>
            <table:table-row>
              <table:table-cell office:value-type="string">
                <text:p>-5233.04</text:p>
              </table:table-cell>
              <table:table-cell office:value-type="float" office:value="13.4977777777778">
                <text:p>13.4977777777778</text:p>
              </table:table-cell>
            </table:table-row>
            <table:table-row>
              <table:table-cell office:value-type="string">
                <text:p>-5209.64</text:p>
              </table:table-cell>
              <table:table-cell office:value-type="float" office:value="13.5333333333333">
                <text:p>13.5333333333333</text:p>
              </table:table-cell>
            </table:table-row>
            <table:table-row>
              <table:table-cell office:value-type="string">
                <text:p>-5188.55</text:p>
              </table:table-cell>
              <table:table-cell office:value-type="float" office:value="13.6333333333333">
                <text:p>13.6333333333333</text:p>
              </table:table-cell>
            </table:table-row>
            <table:table-row>
              <table:table-cell office:value-type="string">
                <text:p>-5167.58</text:p>
              </table:table-cell>
              <table:table-cell office:value-type="float" office:value="13.7311111111111">
                <text:p>13.7311111111111</text:p>
              </table:table-cell>
            </table:table-row>
            <table:table-row>
              <table:table-cell office:value-type="string">
                <text:p>-5146.72</text:p>
              </table:table-cell>
              <table:table-cell office:value-type="float" office:value="13.6744444444444">
                <text:p>13.6744444444444</text:p>
              </table:table-cell>
            </table:table-row>
            <table:table-row>
              <table:table-cell office:value-type="string">
                <text:p>-5126.34</text:p>
              </table:table-cell>
              <table:table-cell office:value-type="float" office:value="13.7888888888889">
                <text:p>13.7888888888889</text:p>
              </table:table-cell>
            </table:table-row>
            <table:table-row>
              <table:table-cell office:value-type="string">
                <text:p>-5105.52</text:p>
              </table:table-cell>
              <table:table-cell office:value-type="float" office:value="14.0677777777778">
                <text:p>14.0677777777778</text:p>
              </table:table-cell>
            </table:table-row>
            <table:table-row>
              <table:table-cell office:value-type="string">
                <text:p>-5084.46</text:p>
              </table:table-cell>
              <table:table-cell office:value-type="float" office:value="14.1433333333333">
                <text:p>14.1433333333333</text:p>
              </table:table-cell>
            </table:table-row>
            <table:table-row>
              <table:table-cell office:value-type="string">
                <text:p>-5063.38</text:p>
              </table:table-cell>
              <table:table-cell office:value-type="float" office:value="14.0977777777778">
                <text:p>14.0977777777778</text:p>
              </table:table-cell>
            </table:table-row>
            <table:table-row>
              <table:table-cell office:value-type="string">
                <text:p>-5043.72</text:p>
              </table:table-cell>
              <table:table-cell office:value-type="float" office:value="14.1455555555556">
                <text:p>14.1455555555556</text:p>
              </table:table-cell>
            </table:table-row>
            <table:table-row>
              <table:table-cell office:value-type="string">
                <text:p>-5023.75</text:p>
              </table:table-cell>
              <table:table-cell office:value-type="float" office:value="14.3788888888889">
                <text:p>14.3788888888889</text:p>
              </table:table-cell>
            </table:table-row>
            <table:table-row>
              <table:table-cell office:value-type="string">
                <text:p>-5003.44</text:p>
              </table:table-cell>
              <table:table-cell office:value-type="float" office:value="14.4244444444444">
                <text:p>14.4244444444444</text:p>
              </table:table-cell>
            </table:table-row>
            <table:table-row>
              <table:table-cell office:value-type="string">
                <text:p>-4983.2</text:p>
              </table:table-cell>
              <table:table-cell office:value-type="float" office:value="14.6122222222222">
                <text:p>14.6122222222222</text:p>
              </table:table-cell>
            </table:table-row>
            <table:table-row>
              <table:table-cell office:value-type="string">
                <text:p>-4963.03</text:p>
              </table:table-cell>
              <table:table-cell office:value-type="float" office:value="14.7066666666667">
                <text:p>14.7066666666667</text:p>
              </table:table-cell>
            </table:table-row>
            <table:table-row>
              <table:table-cell office:value-type="string">
                <text:p>-4944.73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-4926.75</text:p>
              </table:table-cell>
              <table:table-cell office:value-type="float" office:value="14.5411111111111">
                <text:p>14.5411111111111</text:p>
              </table:table-cell>
            </table:table-row>
            <table:table-row>
              <table:table-cell office:value-type="string">
                <text:p>-4907.56</text:p>
              </table:table-cell>
              <table:table-cell office:value-type="float" office:value="14.5322222222222">
                <text:p>14.5322222222222</text:p>
              </table:table-cell>
            </table:table-row>
            <table:table-row>
              <table:table-cell office:value-type="string">
                <text:p>-4887.81</text:p>
              </table:table-cell>
              <table:table-cell office:value-type="float" office:value="14.4577777777778">
                <text:p>14.4577777777778</text:p>
              </table:table-cell>
            </table:table-row>
            <table:table-row>
              <table:table-cell office:value-type="string">
                <text:p>-4867.73</text:p>
              </table:table-cell>
              <table:table-cell office:value-type="float" office:value="14.5077777777778">
                <text:p>14.5077777777778</text:p>
              </table:table-cell>
            </table:table-row>
            <table:table-row>
              <table:table-cell office:value-type="string">
                <text:p>-4846.66</text:p>
              </table:table-cell>
              <table:table-cell office:value-type="float" office:value="14.4233333333333">
                <text:p>14.4233333333333</text:p>
              </table:table-cell>
            </table:table-row>
            <table:table-row>
              <table:table-cell office:value-type="string">
                <text:p>-4825.2</text:p>
              </table:table-cell>
              <table:table-cell office:value-type="float" office:value="14.5177777777778">
                <text:p>14.5177777777778</text:p>
              </table:table-cell>
            </table:table-row>
            <table:table-row>
              <table:table-cell office:value-type="string">
                <text:p>-4804.85</text:p>
              </table:table-cell>
              <table:table-cell office:value-type="float" office:value="14.2122222222222">
                <text:p>14.2122222222222</text:p>
              </table:table-cell>
            </table:table-row>
            <table:table-row>
              <table:table-cell office:value-type="string">
                <text:p>-4784.95</text:p>
              </table:table-cell>
              <table:table-cell office:value-type="float" office:value="14.1111111111111">
                <text:p>14.1111111111111</text:p>
              </table:table-cell>
            </table:table-row>
            <table:table-row>
              <table:table-cell office:value-type="string">
                <text:p>-4764.93</text:p>
              </table:table-cell>
              <table:table-cell office:value-type="float" office:value="14.2055555555556">
                <text:p>14.2055555555556</text:p>
              </table:table-cell>
            </table:table-row>
            <table:table-row>
              <table:table-cell office:value-type="string">
                <text:p>-4745.1</text:p>
              </table:table-cell>
              <table:table-cell office:value-type="float" office:value="14.0866666666667">
                <text:p>14.0866666666667</text:p>
              </table:table-cell>
            </table:table-row>
            <table:table-row>
              <table:table-cell office:value-type="string">
                <text:p>-4725.47</text:p>
              </table:table-cell>
              <table:table-cell office:value-type="float" office:value="14.1533333333333">
                <text:p>14.1533333333333</text:p>
              </table:table-cell>
            </table:table-row>
            <table:table-row>
              <table:table-cell office:value-type="string">
                <text:p>-4704.4</text:p>
              </table:table-cell>
              <table:table-cell office:value-type="float" office:value="14.1755555555556">
                <text:p>14.1755555555556</text:p>
              </table:table-cell>
            </table:table-row>
            <table:table-row>
              <table:table-cell office:value-type="string">
                <text:p>-4683.31</text:p>
              </table:table-cell>
              <table:table-cell office:value-type="float" office:value="14.1533333333333">
                <text:p>14.1533333333333</text:p>
              </table:table-cell>
            </table:table-row>
            <table:table-row>
              <table:table-cell office:value-type="string">
                <text:p>-4661.98</text:p>
              </table:table-cell>
              <table:table-cell office:value-type="float" office:value="14.2177777777778">
                <text:p>14.2177777777778</text:p>
              </table:table-cell>
            </table:table-row>
            <table:table-row>
              <table:table-cell office:value-type="string">
                <text:p>-4640.11</text:p>
              </table:table-cell>
              <table:table-cell office:value-type="float" office:value="14.0022222222222">
                <text:p>14.0022222222222</text:p>
              </table:table-cell>
            </table:table-row>
            <table:table-row>
              <table:table-cell office:value-type="string">
                <text:p>-4619.66</text:p>
              </table:table-cell>
              <table:table-cell office:value-type="float" office:value="14.0266666666667">
                <text:p>14.0266666666667</text:p>
              </table:table-cell>
            </table:table-row>
            <table:table-row>
              <table:table-cell office:value-type="string">
                <text:p>-4600.48</text:p>
              </table:table-cell>
              <table:table-cell office:value-type="float" office:value="14.1777777777778">
                <text:p>14.1777777777778</text:p>
              </table:table-cell>
            </table:table-row>
            <table:table-row>
              <table:table-cell office:value-type="string">
                <text:p>-4580.5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-4558.78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-4537.41</text:p>
              </table:table-cell>
              <table:table-cell office:value-type="float" office:value="14.4844444444444">
                <text:p>14.4844444444444</text:p>
              </table:table-cell>
            </table:table-row>
            <table:table-row>
              <table:table-cell office:value-type="string">
                <text:p>-4518.3</text:p>
              </table:table-cell>
              <table:table-cell office:value-type="float" office:value="14.4733333333333">
                <text:p>14.4733333333333</text:p>
              </table:table-cell>
            </table:table-row>
            <table:table-row>
              <table:table-cell office:value-type="string">
                <text:p>-4499.44</text:p>
              </table:table-cell>
              <table:table-cell office:value-type="float" office:value="14.4844444444444">
                <text:p>14.4844444444444</text:p>
              </table:table-cell>
            </table:table-row>
            <table:table-row>
              <table:table-cell office:value-type="string">
                <text:p>-4480.11</text:p>
              </table:table-cell>
              <table:table-cell office:value-type="float" office:value="14.2222222222222">
                <text:p>14.2222222222222</text:p>
              </table:table-cell>
            </table:table-row>
            <table:table-row>
              <table:table-cell office:value-type="string">
                <text:p>-4459.05</text:p>
              </table:table-cell>
              <table:table-cell office:value-type="float" office:value="14.2266666666667">
                <text:p>14.2266666666667</text:p>
              </table:table-cell>
            </table:table-row>
            <table:table-row>
              <table:table-cell office:value-type="string">
                <text:p>-4437.99</text:p>
              </table:table-cell>
              <table:table-cell office:value-type="float" office:value="14.4033333333333">
                <text:p>14.4033333333333</text:p>
              </table:table-cell>
            </table:table-row>
            <table:table-row>
              <table:table-cell office:value-type="string">
                <text:p>-4417.22</text:p>
              </table:table-cell>
              <table:table-cell office:value-type="float" office:value="14.4488888888889">
                <text:p>14.4488888888889</text:p>
              </table:table-cell>
            </table:table-row>
            <table:table-row>
              <table:table-cell office:value-type="string">
                <text:p>-4396.05</text:p>
              </table:table-cell>
              <table:table-cell office:value-type="float" office:value="14.2244444444444">
                <text:p>14.2244444444444</text:p>
              </table:table-cell>
            </table:table-row>
            <table:table-row>
              <table:table-cell office:value-type="string">
                <text:p>-4375.78</text:p>
              </table:table-cell>
              <table:table-cell office:value-type="float" office:value="14.2011111111111">
                <text:p>14.2011111111111</text:p>
              </table:table-cell>
            </table:table-row>
            <table:table-row>
              <table:table-cell office:value-type="string">
                <text:p>-4356.18</text:p>
              </table:table-cell>
              <table:table-cell office:value-type="float" office:value="14.2888888888889">
                <text:p>14.2888888888889</text:p>
              </table:table-cell>
            </table:table-row>
            <table:table-row>
              <table:table-cell office:value-type="string">
                <text:p>-4335.96</text:p>
              </table:table-cell>
              <table:table-cell office:value-type="float" office:value="14.3622222222222">
                <text:p>14.3622222222222</text:p>
              </table:table-cell>
            </table:table-row>
            <table:table-row>
              <table:table-cell office:value-type="string">
                <text:p>-4315.25</text:p>
              </table:table-cell>
              <table:table-cell office:value-type="float" office:value="14.3477777777778">
                <text:p>14.3477777777778</text:p>
              </table:table-cell>
            </table:table-row>
            <table:table-row>
              <table:table-cell office:value-type="string">
                <text:p>-4294.91</text:p>
              </table:table-cell>
              <table:table-cell office:value-type="float" office:value="14.4166666666667">
                <text:p>14.4166666666667</text:p>
              </table:table-cell>
            </table:table-row>
            <table:table-row>
              <table:table-cell office:value-type="string">
                <text:p>-4274.92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-4255.33</text:p>
              </table:table-cell>
              <table:table-cell office:value-type="float" office:value="14.5022222222222">
                <text:p>14.5022222222222</text:p>
              </table:table-cell>
            </table:table-row>
            <table:table-row>
              <table:table-cell office:value-type="string">
                <text:p>-4235.56</text:p>
              </table:table-cell>
              <table:table-cell office:value-type="float" office:value="14.5266666666667">
                <text:p>14.5266666666667</text:p>
              </table:table-cell>
            </table:table-row>
            <table:table-row>
              <table:table-cell office:value-type="string">
                <text:p>-421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-4196.75</text:p>
              </table:table-cell>
              <table:table-cell office:value-type="float" office:value="14.6566666666667">
                <text:p>14.6566666666667</text:p>
              </table:table-cell>
            </table:table-row>
            <table:table-row>
              <table:table-cell office:value-type="string">
                <text:p>-4176.71</text:p>
              </table:table-cell>
              <table:table-cell office:value-type="float" office:value="14.6088888888889">
                <text:p>14.6088888888889</text:p>
              </table:table-cell>
            </table:table-row>
            <table:table-row>
              <table:table-cell office:value-type="string">
                <text:p>-4156.67</text:p>
              </table:table-cell>
              <table:table-cell office:value-type="float" office:value="14.6855555555556">
                <text:p>14.6855555555556</text:p>
              </table:table-cell>
            </table:table-row>
            <table:table-row>
              <table:table-cell office:value-type="string">
                <text:p>-4136.93</text:p>
              </table:table-cell>
              <table:table-cell office:value-type="float" office:value="14.7922222222222">
                <text:p>14.7922222222222</text:p>
              </table:table-cell>
            </table:table-row>
            <table:table-row>
              <table:table-cell office:value-type="string">
                <text:p>-4116.77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-4097.11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-4077.92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-4058.73</text:p>
              </table:table-cell>
              <table:table-cell office:value-type="float" office:value="14.5166666666667">
                <text:p>14.5166666666667</text:p>
              </table:table-cell>
            </table:table-row>
            <table:table-row>
              <table:table-cell office:value-type="string">
                <text:p>-4038.59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-4017.27</text:p>
              </table:table-cell>
              <table:table-cell office:value-type="float" office:value="14.5744444444444">
                <text:p>14.5744444444444</text:p>
              </table:table-cell>
            </table:table-row>
            <table:table-row>
              <table:table-cell office:value-type="string">
                <text:p>-3996.13</text:p>
              </table:table-cell>
              <table:table-cell office:value-type="float" office:value="14.6822222222222">
                <text:p>14.6822222222222</text:p>
              </table:table-cell>
            </table:table-row>
            <table:table-row>
              <table:table-cell office:value-type="string">
                <text:p>-3975.83</text:p>
              </table:table-cell>
              <table:table-cell office:value-type="float" office:value="14.7166666666667">
                <text:p>14.7166666666667</text:p>
              </table:table-cell>
            </table:table-row>
            <table:table-row>
              <table:table-cell office:value-type="string">
                <text:p>-3955.14</text:p>
              </table:table-cell>
              <table:table-cell office:value-type="float" office:value="14.5577777777778">
                <text:p>14.5577777777778</text:p>
              </table:table-cell>
            </table:table-row>
            <table:table-row>
              <table:table-cell office:value-type="string">
                <text:p>-3936.72</text:p>
              </table:table-cell>
              <table:table-cell office:value-type="float" office:value="14.7255555555556">
                <text:p>14.7255555555556</text:p>
              </table:table-cell>
            </table:table-row>
            <table:table-row>
              <table:table-cell office:value-type="string">
                <text:p>-3918.1</text:p>
              </table:table-cell>
              <table:table-cell office:value-type="float" office:value="14.9977777777778">
                <text:p>14.9977777777778</text:p>
              </table:table-cell>
            </table:table-row>
            <table:table-row>
              <table:table-cell office:value-type="string">
                <text:p>-3899.68</text:p>
              </table:table-cell>
              <table:table-cell office:value-type="float" office:value="14.9966666666667">
                <text:p>14.9966666666667</text:p>
              </table:table-cell>
            </table:table-row>
            <table:table-row>
              <table:table-cell office:value-type="string">
                <text:p>-3880.55</text:p>
              </table:table-cell>
              <table:table-cell office:value-type="float" office:value="15.2488888888889">
                <text:p>15.2488888888889</text:p>
              </table:table-cell>
            </table:table-row>
            <table:table-row>
              <table:table-cell office:value-type="string">
                <text:p>-3861.42</text:p>
              </table:table-cell>
              <table:table-cell office:value-type="float" office:value="15.2233333333333">
                <text:p>15.2233333333333</text:p>
              </table:table-cell>
            </table:table-row>
            <table:table-row>
              <table:table-cell office:value-type="string">
                <text:p>-3843.03</text:p>
              </table:table-cell>
              <table:table-cell office:value-type="float" office:value="15.2511111111111">
                <text:p>15.2511111111111</text:p>
              </table:table-cell>
            </table:table-row>
            <table:table-row>
              <table:table-cell office:value-type="string">
                <text:p>-3824.46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-3806.11</text:p>
              </table:table-cell>
              <table:table-cell office:value-type="float" office:value="15.0211111111111">
                <text:p>15.0211111111111</text:p>
              </table:table-cell>
            </table:table-row>
            <table:table-row>
              <table:table-cell office:value-type="string">
                <text:p>-3786.29</text:p>
              </table:table-cell>
              <table:table-cell office:value-type="float" office:value="15.1188888888889">
                <text:p>15.1188888888889</text:p>
              </table:table-cell>
            </table:table-row>
            <table:table-row>
              <table:table-cell office:value-type="string">
                <text:p>-3766.83</text:p>
              </table:table-cell>
              <table:table-cell office:value-type="float" office:value="14.9233333333333">
                <text:p>14.9233333333333</text:p>
              </table:table-cell>
            </table:table-row>
            <table:table-row>
              <table:table-cell office:value-type="string">
                <text:p>-3746.82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-3726.68</text:p>
              </table:table-cell>
              <table:table-cell office:value-type="float" office:value="14.8844444444444">
                <text:p>14.8844444444444</text:p>
              </table:table-cell>
            </table:table-row>
            <table:table-row>
              <table:table-cell office:value-type="string">
                <text:p>-3706.9</text:p>
              </table:table-cell>
              <table:table-cell office:value-type="float" office:value="14.8677777777778">
                <text:p>14.8677777777778</text:p>
              </table:table-cell>
            </table:table-row>
            <table:table-row>
              <table:table-cell office:value-type="string">
                <text:p>-3686.84</text:p>
              </table:table-cell>
              <table:table-cell office:value-type="float" office:value="14.9533333333333">
                <text:p>14.9533333333333</text:p>
              </table:table-cell>
            </table:table-row>
            <table:table-row>
              <table:table-cell office:value-type="string">
                <text:p>-3667.15</text:p>
              </table:table-cell>
              <table:table-cell office:value-type="float" office:value="14.7988888888889">
                <text:p>14.7988888888889</text:p>
              </table:table-cell>
            </table:table-row>
            <table:table-row>
              <table:table-cell office:value-type="string">
                <text:p>-3647.93</text:p>
              </table:table-cell>
              <table:table-cell office:value-type="float" office:value="14.6633333333333">
                <text:p>14.6633333333333</text:p>
              </table:table-cell>
            </table:table-row>
            <table:table-row>
              <table:table-cell office:value-type="string">
                <text:p>-3629.52</text:p>
              </table:table-cell>
              <table:table-cell office:value-type="float" office:value="14.5455555555556">
                <text:p>14.5455555555556</text:p>
              </table:table-cell>
            </table:table-row>
            <table:table-row>
              <table:table-cell office:value-type="string">
                <text:p>-3610.64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-3588.56</text:p>
              </table:table-cell>
              <table:table-cell office:value-type="float" office:value="14.4911111111111">
                <text:p>14.4911111111111</text:p>
              </table:table-cell>
            </table:table-row>
            <table:table-row>
              <table:table-cell office:value-type="string">
                <text:p>-3566.07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-3545.14</text:p>
              </table:table-cell>
              <table:table-cell office:value-type="float" office:value="14.1511111111111">
                <text:p>14.1511111111111</text:p>
              </table:table-cell>
            </table:table-row>
            <table:table-row>
              <table:table-cell office:value-type="string">
                <text:p>-3524.11</text:p>
              </table:table-cell>
              <table:table-cell office:value-type="float" office:value="14.0744444444444">
                <text:p>14.0744444444444</text:p>
              </table:table-cell>
            </table:table-row>
            <table:table-row>
              <table:table-cell office:value-type="string">
                <text:p>-3502.77</text:p>
              </table:table-cell>
              <table:table-cell office:value-type="float" office:value="14.0777777777778">
                <text:p>14.0777777777778</text:p>
              </table:table-cell>
            </table:table-row>
            <table:table-row>
              <table:table-cell office:value-type="string">
                <text:p>-3480.22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-3458.76</text:p>
              </table:table-cell>
              <table:table-cell office:value-type="float" office:value="14.4588888888889">
                <text:p>14.4588888888889</text:p>
              </table:table-cell>
            </table:table-row>
            <table:table-row>
              <table:table-cell office:value-type="string">
                <text:p>-3439.18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-3419.94</text:p>
              </table:table-cell>
              <table:table-cell office:value-type="float" office:value="14.6633333333333">
                <text:p>14.6633333333333</text:p>
              </table:table-cell>
            </table:table-row>
            <table:table-row>
              <table:table-cell office:value-type="string">
                <text:p>-3400.52</text:p>
              </table:table-cell>
              <table:table-cell office:value-type="float" office:value="14.7766666666667">
                <text:p>14.7766666666667</text:p>
              </table:table-cell>
            </table:table-row>
            <table:table-row>
              <table:table-cell office:value-type="string">
                <text:p>-3381.51</text:p>
              </table:table-cell>
              <table:table-cell office:value-type="float" office:value="14.7433333333333">
                <text:p>14.7433333333333</text:p>
              </table:table-cell>
            </table:table-row>
            <table:table-row>
              <table:table-cell office:value-type="string">
                <text:p>-3362.11</text:p>
              </table:table-cell>
              <table:table-cell office:value-type="float" office:value="14.9622222222222">
                <text:p>14.9622222222222</text:p>
              </table:table-cell>
            </table:table-row>
            <table:table-row>
              <table:table-cell office:value-type="string">
                <text:p>-3342.7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-3323.04</text:p>
              </table:table-cell>
              <table:table-cell office:value-type="float" office:value="14.8755555555556">
                <text:p>14.8755555555556</text:p>
              </table:table-cell>
            </table:table-row>
            <table:table-row>
              <table:table-cell office:value-type="string">
                <text:p>-3303.08</text:p>
              </table:table-cell>
              <table:table-cell office:value-type="float" office:value="14.9688888888889">
                <text:p>14.9688888888889</text:p>
              </table:table-cell>
            </table:table-row>
            <table:table-row>
              <table:table-cell office:value-type="string">
                <text:p>-3282.36</text:p>
              </table:table-cell>
              <table:table-cell office:value-type="float" office:value="14.9555555555556">
                <text:p>14.9555555555556</text:p>
              </table:table-cell>
            </table:table-row>
            <table:table-row>
              <table:table-cell office:value-type="string">
                <text:p>-3262.32</text:p>
              </table:table-cell>
              <table:table-cell office:value-type="float" office:value="15.0066666666667">
                <text:p>15.0066666666667</text:p>
              </table:table-cell>
            </table:table-row>
            <table:table-row>
              <table:table-cell office:value-type="string">
                <text:p>-3243.4</text:p>
              </table:table-cell>
              <table:table-cell office:value-type="float" office:value="14.9155555555556">
                <text:p>14.9155555555556</text:p>
              </table:table-cell>
            </table:table-row>
            <table:table-row>
              <table:table-cell office:value-type="string">
                <text:p>-3224.82</text:p>
              </table:table-cell>
              <table:table-cell office:value-type="float" office:value="14.9177777777778">
                <text:p>14.9177777777778</text:p>
              </table:table-cell>
            </table:table-row>
            <table:table-row>
              <table:table-cell office:value-type="string">
                <text:p>-3206.01</text:p>
              </table:table-cell>
              <table:table-cell office:value-type="float" office:value="14.9655555555556">
                <text:p>14.9655555555556</text:p>
              </table:table-cell>
            </table:table-row>
            <table:table-row>
              <table:table-cell office:value-type="string">
                <text:p>-3186.66</text:p>
              </table:table-cell>
              <table:table-cell office:value-type="float" office:value="15.0244444444444">
                <text:p>15.0244444444444</text:p>
              </table:table-cell>
            </table:table-row>
            <table:table-row>
              <table:table-cell office:value-type="string">
                <text:p>-3167.66</text:p>
              </table:table-cell>
              <table:table-cell office:value-type="float" office:value="15.0444444444444">
                <text:p>15.0444444444444</text:p>
              </table:table-cell>
            </table:table-row>
            <table:table-row>
              <table:table-cell office:value-type="string">
                <text:p>-3147.2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-3127.16</text:p>
              </table:table-cell>
              <table:table-cell office:value-type="float" office:value="14.8422222222222">
                <text:p>14.8422222222222</text:p>
              </table:table-cell>
            </table:table-row>
            <table:table-row>
              <table:table-cell office:value-type="string">
                <text:p>-3106.92</text:p>
              </table:table-cell>
              <table:table-cell office:value-type="float" office:value="14.7244444444444">
                <text:p>14.7244444444444</text:p>
              </table:table-cell>
            </table:table-row>
            <table:table-row>
              <table:table-cell office:value-type="string">
                <text:p>-3087.28</text:p>
              </table:table-cell>
              <table:table-cell office:value-type="float" office:value="14.8055555555556">
                <text:p>14.8055555555556</text:p>
              </table:table-cell>
            </table:table-row>
            <table:table-row>
              <table:table-cell office:value-type="string">
                <text:p>-3067.63</text:p>
              </table:table-cell>
              <table:table-cell office:value-type="float" office:value="14.8611111111111">
                <text:p>14.8611111111111</text:p>
              </table:table-cell>
            </table:table-row>
            <table:table-row>
              <table:table-cell office:value-type="string">
                <text:p>-3047.41</text:p>
              </table:table-cell>
              <table:table-cell office:value-type="float" office:value="14.8844444444444">
                <text:p>14.8844444444444</text:p>
              </table:table-cell>
            </table:table-row>
            <table:table-row>
              <table:table-cell office:value-type="string">
                <text:p>-3027.56</text:p>
              </table:table-cell>
              <table:table-cell office:value-type="float" office:value="14.9722222222222">
                <text:p>14.9722222222222</text:p>
              </table:table-cell>
            </table:table-row>
            <table:table-row>
              <table:table-cell office:value-type="string">
                <text:p>-3008.24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-2989.11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-2970.33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-2951.4</text:p>
              </table:table-cell>
              <table:table-cell office:value-type="float" office:value="15.0111111111111">
                <text:p>15.0111111111111</text:p>
              </table:table-cell>
            </table:table-row>
            <table:table-row>
              <table:table-cell office:value-type="string">
                <text:p>-2932.11</text:p>
              </table:table-cell>
              <table:table-cell office:value-type="float" office:value="15.0255555555556">
                <text:p>15.0255555555556</text:p>
              </table:table-cell>
            </table:table-row>
            <table:table-row>
              <table:table-cell office:value-type="string">
                <text:p>-2912.73</text:p>
              </table:table-cell>
              <table:table-cell office:value-type="float" office:value="14.8855555555556">
                <text:p>14.8855555555556</text:p>
              </table:table-cell>
            </table:table-row>
            <table:table-row>
              <table:table-cell office:value-type="string">
                <text:p>-2892.29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-2871.48</text:p>
              </table:table-cell>
              <table:table-cell office:value-type="float" office:value="14.6288888888889">
                <text:p>14.6288888888889</text:p>
              </table:table-cell>
            </table:table-row>
            <table:table-row>
              <table:table-cell office:value-type="string">
                <text:p>-2851.08</text:p>
              </table:table-cell>
              <table:table-cell office:value-type="float" office:value="14.7511111111111">
                <text:p>14.7511111111111</text:p>
              </table:table-cell>
            </table:table-row>
            <table:table-row>
              <table:table-cell office:value-type="string">
                <text:p>-2830.68</text:p>
              </table:table-cell>
              <table:table-cell office:value-type="float" office:value="14.6811111111111">
                <text:p>14.6811111111111</text:p>
              </table:table-cell>
            </table:table-row>
            <table:table-row>
              <table:table-cell office:value-type="string">
                <text:p>-2810.21</text:p>
              </table:table-cell>
              <table:table-cell office:value-type="float" office:value="14.5888888888889">
                <text:p>14.5888888888889</text:p>
              </table:table-cell>
            </table:table-row>
            <table:table-row>
              <table:table-cell office:value-type="string">
                <text:p>-2790.54</text:p>
              </table:table-cell>
              <table:table-cell office:value-type="float" office:value="14.6233333333333">
                <text:p>14.6233333333333</text:p>
              </table:table-cell>
            </table:table-row>
            <table:table-row>
              <table:table-cell office:value-type="string">
                <text:p>-2770.87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-2751.1</text:p>
              </table:table-cell>
              <table:table-cell office:value-type="float" office:value="14.7611111111111">
                <text:p>14.7611111111111</text:p>
              </table:table-cell>
            </table:table-row>
            <table:table-row>
              <table:table-cell office:value-type="string">
                <text:p>-2730.95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-2711.22</text:p>
              </table:table-cell>
              <table:table-cell office:value-type="float" office:value="14.9455555555556">
                <text:p>14.9455555555556</text:p>
              </table:table-cell>
            </table:table-row>
            <table:table-row>
              <table:table-cell office:value-type="string">
                <text:p>-2691.61</text:p>
              </table:table-cell>
              <table:table-cell office:value-type="float" office:value="14.9411111111111">
                <text:p>14.9411111111111</text:p>
              </table:table-cell>
            </table:table-row>
            <table:table-row>
              <table:table-cell office:value-type="string">
                <text:p>-2671.99</text:p>
              </table:table-cell>
              <table:table-cell office:value-type="float" office:value="14.7922222222222">
                <text:p>14.7922222222222</text:p>
              </table:table-cell>
            </table:table-row>
            <table:table-row>
              <table:table-cell office:value-type="string">
                <text:p>-2651.93</text:p>
              </table:table-cell>
              <table:table-cell office:value-type="float" office:value="14.7566666666667">
                <text:p>14.7566666666667</text:p>
              </table:table-cell>
            </table:table-row>
            <table:table-row>
              <table:table-cell office:value-type="string">
                <text:p>-2632.22</text:p>
              </table:table-cell>
              <table:table-cell office:value-type="float" office:value="14.8611111111111">
                <text:p>14.8611111111111</text:p>
              </table:table-cell>
            </table:table-row>
            <table:table-row>
              <table:table-cell office:value-type="string">
                <text:p>-2612.26</text:p>
              </table:table-cell>
              <table:table-cell office:value-type="float" office:value="14.8188888888889">
                <text:p>14.8188888888889</text:p>
              </table:table-cell>
            </table:table-row>
            <table:table-row>
              <table:table-cell office:value-type="string">
                <text:p>-2591.83</text:p>
              </table:table-cell>
              <table:table-cell office:value-type="float" office:value="15.0288888888889">
                <text:p>15.0288888888889</text:p>
              </table:table-cell>
            </table:table-row>
            <table:table-row>
              <table:table-cell office:value-type="string">
                <text:p>-2571.39</text:p>
              </table:table-cell>
              <table:table-cell office:value-type="float" office:value="15.0377777777778">
                <text:p>15.0377777777778</text:p>
              </table:table-cell>
            </table:table-row>
            <table:table-row>
              <table:table-cell office:value-type="string">
                <text:p>-2552.65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-2533.78</text:p>
              </table:table-cell>
              <table:table-cell office:value-type="float" office:value="14.8833333333333">
                <text:p>14.8833333333333</text:p>
              </table:table-cell>
            </table:table-row>
            <table:table-row>
              <table:table-cell office:value-type="string">
                <text:p>-2514.99</text:p>
              </table:table-cell>
              <table:table-cell office:value-type="float" office:value="14.9766666666667">
                <text:p>14.9766666666667</text:p>
              </table:table-cell>
            </table:table-row>
            <table:table-row>
              <table:table-cell office:value-type="string">
                <text:p>-2495.25</text:p>
              </table:table-cell>
              <table:table-cell office:value-type="float" office:value="15.0533333333333">
                <text:p>15.0533333333333</text:p>
              </table:table-cell>
            </table:table-row>
            <table:table-row>
              <table:table-cell office:value-type="string">
                <text:p>-2475.51</text:p>
              </table:table-cell>
              <table:table-cell office:value-type="float" office:value="15.1311111111111">
                <text:p>15.1311111111111</text:p>
              </table:table-cell>
            </table:table-row>
            <table:table-row>
              <table:table-cell office:value-type="string">
                <text:p>-2456.01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-2436.6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-2417.11</text:p>
              </table:table-cell>
              <table:table-cell office:value-type="float" office:value="14.9233333333333">
                <text:p>14.9233333333333</text:p>
              </table:table-cell>
            </table:table-row>
            <table:table-row>
              <table:table-cell office:value-type="string">
                <text:p>-2396.74</text:p>
              </table:table-cell>
              <table:table-cell office:value-type="float" office:value="14.8622222222222">
                <text:p>14.8622222222222</text:p>
              </table:table-cell>
            </table:table-row>
            <table:table-row>
              <table:table-cell office:value-type="string">
                <text:p>-2376.36</text:p>
              </table:table-cell>
              <table:table-cell office:value-type="float" office:value="15.1077777777778">
                <text:p>15.1077777777778</text:p>
              </table:table-cell>
            </table:table-row>
            <table:table-row>
              <table:table-cell office:value-type="string">
                <text:p>-2356.93</text:p>
              </table:table-cell>
              <table:table-cell office:value-type="float" office:value="15.2177777777778">
                <text:p>15.2177777777778</text:p>
              </table:table-cell>
            </table:table-row>
            <table:table-row>
              <table:table-cell office:value-type="string">
                <text:p>-2338.05</text:p>
              </table:table-cell>
              <table:table-cell office:value-type="float" office:value="15.0388888888889">
                <text:p>15.0388888888889</text:p>
              </table:table-cell>
            </table:table-row>
            <table:table-row>
              <table:table-cell office:value-type="string">
                <text:p>-2319.17</text:p>
              </table:table-cell>
              <table:table-cell office:value-type="float" office:value="15.0622222222222">
                <text:p>15.0622222222222</text:p>
              </table:table-cell>
            </table:table-row>
            <table:table-row>
              <table:table-cell office:value-type="string">
                <text:p>-2300.31</text:p>
              </table:table-cell>
              <table:table-cell office:value-type="float" office:value="15.0688888888889">
                <text:p>15.0688888888889</text:p>
              </table:table-cell>
            </table:table-row>
            <table:table-row>
              <table:table-cell office:value-type="string">
                <text:p>-2281.44</text:p>
              </table:table-cell>
              <table:table-cell office:value-type="float" office:value="15.1366666666667">
                <text:p>15.1366666666667</text:p>
              </table:table-cell>
            </table:table-row>
            <table:table-row>
              <table:table-cell office:value-type="string">
                <text:p>-2262.36</text:p>
              </table:table-cell>
              <table:table-cell office:value-type="float" office:value="15.1244444444444">
                <text:p>15.1244444444444</text:p>
              </table:table-cell>
            </table:table-row>
            <table:table-row>
              <table:table-cell office:value-type="string">
                <text:p>-2242.84</text:p>
              </table:table-cell>
              <table:table-cell office:value-type="float" office:value="15.0644444444444">
                <text:p>15.0644444444444</text:p>
              </table:table-cell>
            </table:table-row>
            <table:table-row>
              <table:table-cell office:value-type="string">
                <text:p>-2223.32</text:p>
              </table:table-cell>
              <table:table-cell office:value-type="float" office:value="15.1855555555556">
                <text:p>15.1855555555556</text:p>
              </table:table-cell>
            </table:table-row>
            <table:table-row>
              <table:table-cell office:value-type="string">
                <text:p>-2203.68</text:p>
              </table:table-cell>
              <table:table-cell office:value-type="float" office:value="14.9111111111111">
                <text:p>14.9111111111111</text:p>
              </table:table-cell>
            </table:table-row>
            <table:table-row>
              <table:table-cell office:value-type="string">
                <text:p>-2184.01</text:p>
              </table:table-cell>
              <table:table-cell office:value-type="float" office:value="14.9266666666667">
                <text:p>14.9266666666667</text:p>
              </table:table-cell>
            </table:table-row>
            <table:table-row>
              <table:table-cell office:value-type="string">
                <text:p>-2164.76</text:p>
              </table:table-cell>
              <table:table-cell office:value-type="float" office:value="15.1877777777778">
                <text:p>15.1877777777778</text:p>
              </table:table-cell>
            </table:table-row>
            <table:table-row>
              <table:table-cell office:value-type="string">
                <text:p>-2145.43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-2126.09</text:p>
              </table:table-cell>
              <table:table-cell office:value-type="float" office:value="14.9977777777778">
                <text:p>14.9977777777778</text:p>
              </table:table-cell>
            </table:table-row>
            <table:table-row>
              <table:table-cell office:value-type="string">
                <text:p>-2106.92</text:p>
              </table:table-cell>
              <table:table-cell office:value-type="float" office:value="15.0888888888889">
                <text:p>15.0888888888889</text:p>
              </table:table-cell>
            </table:table-row>
            <table:table-row>
              <table:table-cell office:value-type="string">
                <text:p>-2087.86</text:p>
              </table:table-cell>
              <table:table-cell office:value-type="float" office:value="15.1088888888889">
                <text:p>15.1088888888889</text:p>
              </table:table-cell>
            </table:table-row>
            <table:table-row>
              <table:table-cell office:value-type="string">
                <text:p>-2069.16</text:p>
              </table:table-cell>
              <table:table-cell office:value-type="float" office:value="14.9966666666667">
                <text:p>14.9966666666667</text:p>
              </table:table-cell>
            </table:table-row>
            <table:table-row>
              <table:table-cell office:value-type="string">
                <text:p>-2049.42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-2029.64</text:p>
              </table:table-cell>
              <table:table-cell office:value-type="float" office:value="14.9555555555556">
                <text:p>14.9555555555556</text:p>
              </table:table-cell>
            </table:table-row>
            <table:table-row>
              <table:table-cell office:value-type="string">
                <text:p>-2010.07</text:p>
              </table:table-cell>
              <table:table-cell office:value-type="float" office:value="14.9455555555556">
                <text:p>14.9455555555556</text:p>
              </table:table-cell>
            </table:table-row>
            <table:table-row>
              <table:table-cell office:value-type="string">
                <text:p>-1989.9</text:p>
              </table:table-cell>
              <table:table-cell office:value-type="float" office:value="14.7566666666667">
                <text:p>14.7566666666667</text:p>
              </table:table-cell>
            </table:table-row>
            <table:table-row>
              <table:table-cell office:value-type="string">
                <text:p>-1969.72</text:p>
              </table:table-cell>
              <table:table-cell office:value-type="float" office:value="14.7444444444444">
                <text:p>14.7444444444444</text:p>
              </table:table-cell>
            </table:table-row>
            <table:table-row>
              <table:table-cell office:value-type="string">
                <text:p>-1950.48</text:p>
              </table:table-cell>
              <table:table-cell office:value-type="float" office:value="14.8355555555556">
                <text:p>14.8355555555556</text:p>
              </table:table-cell>
            </table:table-row>
            <table:table-row>
              <table:table-cell office:value-type="string">
                <text:p>-1930.9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-1911.27</text:p>
              </table:table-cell>
              <table:table-cell office:value-type="float" office:value="14.9644444444444">
                <text:p>14.9644444444444</text:p>
              </table:table-cell>
            </table:table-row>
            <table:table-row>
              <table:table-cell office:value-type="string">
                <text:p>-1891.62</text:p>
              </table:table-cell>
              <table:table-cell office:value-type="float" office:value="14.8111111111111">
                <text:p>14.8111111111111</text:p>
              </table:table-cell>
            </table:table-row>
            <table:table-row>
              <table:table-cell office:value-type="string">
                <text:p>-1871.6</text:p>
              </table:table-cell>
              <table:table-cell office:value-type="float" office:value="15.0088888888889">
                <text:p>15.0088888888889</text:p>
              </table:table-cell>
            </table:table-row>
            <table:table-row>
              <table:table-cell office:value-type="string">
                <text:p>-1852.25</text:p>
              </table:table-cell>
              <table:table-cell office:value-type="float" office:value="15.1733333333333">
                <text:p>15.1733333333333</text:p>
              </table:table-cell>
            </table:table-row>
            <table:table-row>
              <table:table-cell office:value-type="string">
                <text:p>-1832.99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-1813.56</text:p>
              </table:table-cell>
              <table:table-cell office:value-type="float" office:value="15.1966666666667">
                <text:p>15.1966666666667</text:p>
              </table:table-cell>
            </table:table-row>
            <table:table-row>
              <table:table-cell office:value-type="string">
                <text:p>-1795.5</text:p>
              </table:table-cell>
              <table:table-cell office:value-type="float" office:value="15.3433333333333">
                <text:p>15.3433333333333</text:p>
              </table:table-cell>
            </table:table-row>
            <table:table-row>
              <table:table-cell office:value-type="string">
                <text:p>-1777.1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-1758.95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-1740.65</text:p>
              </table:table-cell>
              <table:table-cell office:value-type="float" office:value="15.3933333333333">
                <text:p>15.3933333333333</text:p>
              </table:table-cell>
            </table:table-row>
            <table:table-row>
              <table:table-cell office:value-type="string">
                <text:p>-1722</text:p>
              </table:table-cell>
              <table:table-cell office:value-type="float" office:value="15.4933333333333">
                <text:p>15.4933333333333</text:p>
              </table:table-cell>
            </table:table-row>
            <table:table-row>
              <table:table-cell office:value-type="string">
                <text:p>-1703.85</text:p>
              </table:table-cell>
              <table:table-cell office:value-type="float" office:value="15.3711111111111">
                <text:p>15.3711111111111</text:p>
              </table:table-cell>
            </table:table-row>
            <table:table-row>
              <table:table-cell office:value-type="string">
                <text:p>-1685.79</text:p>
              </table:table-cell>
              <table:table-cell office:value-type="float" office:value="15.1877777777778">
                <text:p>15.1877777777778</text:p>
              </table:table-cell>
            </table:table-row>
            <table:table-row>
              <table:table-cell office:value-type="string">
                <text:p>-1667.72</text:p>
              </table:table-cell>
              <table:table-cell office:value-type="float" office:value="15.3177777777778">
                <text:p>15.3177777777778</text:p>
              </table:table-cell>
            </table:table-row>
            <table:table-row>
              <table:table-cell office:value-type="string">
                <text:p>-1648.29</text:p>
              </table:table-cell>
              <table:table-cell office:value-type="float" office:value="15.3533333333333">
                <text:p>15.3533333333333</text:p>
              </table:table-cell>
            </table:table-row>
            <table:table-row>
              <table:table-cell office:value-type="string">
                <text:p>-1628.33</text:p>
              </table:table-cell>
              <table:table-cell office:value-type="float" office:value="15.1688888888889">
                <text:p>15.1688888888889</text:p>
              </table:table-cell>
            </table:table-row>
            <table:table-row>
              <table:table-cell office:value-type="string">
                <text:p>-1609.08</text:p>
              </table:table-cell>
              <table:table-cell office:value-type="float" office:value="15.2011111111111">
                <text:p>15.2011111111111</text:p>
              </table:table-cell>
            </table:table-row>
            <table:table-row>
              <table:table-cell office:value-type="string">
                <text:p>-1590.56</text:p>
              </table:table-cell>
              <table:table-cell office:value-type="float" office:value="15.1133333333333">
                <text:p>15.1133333333333</text:p>
              </table:table-cell>
            </table:table-row>
            <table:table-row>
              <table:table-cell office:value-type="string">
                <text:p>-1572.05</text:p>
              </table:table-cell>
              <table:table-cell office:value-type="float" office:value="14.9911111111111">
                <text:p>14.9911111111111</text:p>
              </table:table-cell>
            </table:table-row>
            <table:table-row>
              <table:table-cell office:value-type="string">
                <text:p>-1553.07</text:p>
              </table:table-cell>
              <table:table-cell office:value-type="float" office:value="15.0166666666667">
                <text:p>15.0166666666667</text:p>
              </table:table-cell>
            </table:table-row>
            <table:table-row>
              <table:table-cell office:value-type="string">
                <text:p>-1533.79</text:p>
              </table:table-cell>
              <table:table-cell office:value-type="float" office:value="14.9677777777778">
                <text:p>14.9677777777778</text:p>
              </table:table-cell>
            </table:table-row>
            <table:table-row>
              <table:table-cell office:value-type="string">
                <text:p>-1514.87</text:p>
              </table:table-cell>
              <table:table-cell office:value-type="float" office:value="14.9988888888889">
                <text:p>14.9988888888889</text:p>
              </table:table-cell>
            </table:table-row>
            <table:table-row>
              <table:table-cell office:value-type="string">
                <text:p>-1495.16</text:p>
              </table:table-cell>
              <table:table-cell office:value-type="float" office:value="14.8222222222222">
                <text:p>14.8222222222222</text:p>
              </table:table-cell>
            </table:table-row>
            <table:table-row>
              <table:table-cell office:value-type="string">
                <text:p>-1475.45</text:p>
              </table:table-cell>
              <table:table-cell office:value-type="float" office:value="14.5933333333333">
                <text:p>14.5933333333333</text:p>
              </table:table-cell>
            </table:table-row>
            <table:table-row>
              <table:table-cell office:value-type="string">
                <text:p>-1455.46</text:p>
              </table:table-cell>
              <table:table-cell office:value-type="float" office:value="14.7866666666667">
                <text:p>14.7866666666667</text:p>
              </table:table-cell>
            </table:table-row>
            <table:table-row>
              <table:table-cell office:value-type="string">
                <text:p>-1435.11</text:p>
              </table:table-cell>
              <table:table-cell office:value-type="float" office:value="14.6188888888889">
                <text:p>14.6188888888889</text:p>
              </table:table-cell>
            </table:table-row>
            <table:table-row>
              <table:table-cell office:value-type="string">
                <text:p>-1415.15</text:p>
              </table:table-cell>
              <table:table-cell office:value-type="float" office:value="14.5388888888889">
                <text:p>14.5388888888889</text:p>
              </table:table-cell>
            </table:table-row>
            <table:table-row>
              <table:table-cell office:value-type="string">
                <text:p>-1395.5</text:p>
              </table:table-cell>
              <table:table-cell office:value-type="float" office:value="14.6111111111111">
                <text:p>14.6111111111111</text:p>
              </table:table-cell>
            </table:table-row>
            <table:table-row>
              <table:table-cell office:value-type="string">
                <text:p>-1375.9</text:p>
              </table:table-cell>
              <table:table-cell office:value-type="float" office:value="14.4644444444444">
                <text:p>14.4644444444444</text:p>
              </table:table-cell>
            </table:table-row>
            <table:table-row>
              <table:table-cell office:value-type="string">
                <text:p>-1356.58</text:p>
              </table:table-cell>
              <table:table-cell office:value-type="float" office:value="14.4044444444444">
                <text:p>14.4044444444444</text:p>
              </table:table-cell>
            </table:table-row>
            <table:table-row>
              <table:table-cell office:value-type="string">
                <text:p>-1336.71</text:p>
              </table:table-cell>
              <table:table-cell office:value-type="float" office:value="14.4744444444444">
                <text:p>14.4744444444444</text:p>
              </table:table-cell>
            </table:table-row>
            <table:table-row>
              <table:table-cell office:value-type="string">
                <text:p>-1317.21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-1296.86</text:p>
              </table:table-cell>
              <table:table-cell office:value-type="float" office:value="14.4677777777778">
                <text:p>14.4677777777778</text:p>
              </table:table-cell>
            </table:table-row>
            <table:table-row>
              <table:table-cell office:value-type="string">
                <text:p>-1276.77</text:p>
              </table:table-cell>
              <table:table-cell office:value-type="float" office:value="14.2277777777778">
                <text:p>14.2277777777778</text:p>
              </table:table-cell>
            </table:table-row>
            <table:table-row>
              <table:table-cell office:value-type="string">
                <text:p>-1256.57</text:p>
              </table:table-cell>
              <table:table-cell office:value-type="float" office:value="14.4855555555556">
                <text:p>14.4855555555556</text:p>
              </table:table-cell>
            </table:table-row>
            <table:table-row>
              <table:table-cell office:value-type="string">
                <text:p>-1235.72</text:p>
              </table:table-cell>
              <table:table-cell office:value-type="float" office:value="14.5677777777778">
                <text:p>14.5677777777778</text:p>
              </table:table-cell>
            </table:table-row>
            <table:table-row>
              <table:table-cell office:value-type="string">
                <text:p>-1215.28</text:p>
              </table:table-cell>
              <table:table-cell office:value-type="float" office:value="14.5855555555556">
                <text:p>14.5855555555556</text:p>
              </table:table-cell>
            </table:table-row>
            <table:table-row>
              <table:table-cell office:value-type="string">
                <text:p>-1196.72</text:p>
              </table:table-cell>
              <table:table-cell office:value-type="float" office:value="14.7777777777778">
                <text:p>14.7777777777778</text:p>
              </table:table-cell>
            </table:table-row>
            <table:table-row>
              <table:table-cell office:value-type="string">
                <text:p>-1178.51</text:p>
              </table:table-cell>
              <table:table-cell office:value-type="float" office:value="14.8855555555556">
                <text:p>14.8855555555556</text:p>
              </table:table-cell>
            </table:table-row>
            <table:table-row>
              <table:table-cell office:value-type="string">
                <text:p>-1160.29</text:p>
              </table:table-cell>
              <table:table-cell office:value-type="float" office:value="14.8277777777778">
                <text:p>14.8277777777778</text:p>
              </table:table-cell>
            </table:table-row>
            <table:table-row>
              <table:table-cell office:value-type="string">
                <text:p>-1142.04</text:p>
              </table:table-cell>
              <table:table-cell office:value-type="float" office:value="14.9155555555556">
                <text:p>14.9155555555556</text:p>
              </table:table-cell>
            </table:table-row>
            <table:table-row>
              <table:table-cell office:value-type="string">
                <text:p>-1124.14</text:p>
              </table:table-cell>
              <table:table-cell office:value-type="float" office:value="15.0155555555556">
                <text:p>15.0155555555556</text:p>
              </table:table-cell>
            </table:table-row>
            <table:table-row>
              <table:table-cell office:value-type="string">
                <text:p>-1105.99</text:p>
              </table:table-cell>
              <table:table-cell office:value-type="float" office:value="15.0766666666667">
                <text:p>15.0766666666667</text:p>
              </table:table-cell>
            </table:table-row>
            <table:table-row>
              <table:table-cell office:value-type="string">
                <text:p>-1087.35</text:p>
              </table:table-cell>
              <table:table-cell office:value-type="float" office:value="14.8977777777778">
                <text:p>14.8977777777778</text:p>
              </table:table-cell>
            </table:table-row>
            <table:table-row>
              <table:table-cell office:value-type="string">
                <text:p>-1068.71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-1049.69</text:p>
              </table:table-cell>
              <table:table-cell office:value-type="float" office:value="14.9233333333333">
                <text:p>14.9233333333333</text:p>
              </table:table-cell>
            </table:table-row>
            <table:table-row>
              <table:table-cell office:value-type="string">
                <text:p>-1030.45</text:p>
              </table:table-cell>
              <table:table-cell office:value-type="float" office:value="14.8155555555556">
                <text:p>14.8155555555556</text:p>
              </table:table-cell>
            </table:table-row>
            <table:table-row>
              <table:table-cell office:value-type="string">
                <text:p>-1011.21</text:p>
              </table:table-cell>
              <table:table-cell office:value-type="float" office:value="14.7277777777778">
                <text:p>14.7277777777778</text:p>
              </table:table-cell>
            </table:table-row>
            <table:table-row>
              <table:table-cell office:value-type="string">
                <text:p>-992.9</text:p>
              </table:table-cell>
              <table:table-cell office:value-type="float" office:value="14.7211111111111">
                <text:p>14.7211111111111</text:p>
              </table:table-cell>
            </table:table-row>
            <table:table-row>
              <table:table-cell office:value-type="string">
                <text:p>-974.22</text:p>
              </table:table-cell>
              <table:table-cell office:value-type="float" office:value="14.9022222222222">
                <text:p>14.9022222222222</text:p>
              </table:table-cell>
            </table:table-row>
            <table:table-row>
              <table:table-cell office:value-type="string">
                <text:p>-956.21</text:p>
              </table:table-cell>
              <table:table-cell office:value-type="float" office:value="15.0277777777778">
                <text:p>15.0277777777778</text:p>
              </table:table-cell>
            </table:table-row>
            <table:table-row>
              <table:table-cell office:value-type="string">
                <text:p>-938.01</text:p>
              </table:table-cell>
              <table:table-cell office:value-type="float" office:value="15.2755555555556">
                <text:p>15.2755555555556</text:p>
              </table:table-cell>
            </table:table-row>
            <table:table-row>
              <table:table-cell office:value-type="string">
                <text:p>-919.82</text:p>
              </table:table-cell>
              <table:table-cell office:value-type="float" office:value="15.3144444444444">
                <text:p>15.3144444444444</text:p>
              </table:table-cell>
            </table:table-row>
            <table:table-row>
              <table:table-cell office:value-type="string">
                <text:p>-901.82</text:p>
              </table:table-cell>
              <table:table-cell office:value-type="float" office:value="15.3833333333333">
                <text:p>15.3833333333333</text:p>
              </table:table-cell>
            </table:table-row>
            <table:table-row>
              <table:table-cell office:value-type="string">
                <text:p>-885.1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-868.39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-851.45</text:p>
              </table:table-cell>
              <table:table-cell office:value-type="float" office:value="15.8344444444444">
                <text:p>15.8344444444444</text:p>
              </table:table-cell>
            </table:table-row>
            <table:table-row>
              <table:table-cell office:value-type="string">
                <text:p>-834.28</text:p>
              </table:table-cell>
              <table:table-cell office:value-type="float" office:value="15.7322222222222">
                <text:p>15.7322222222222</text:p>
              </table:table-cell>
            </table:table-row>
            <table:table-row>
              <table:table-cell office:value-type="string">
                <text:p>-817.45</text:p>
              </table:table-cell>
              <table:table-cell office:value-type="float" office:value="15.5855555555556">
                <text:p>15.5855555555556</text:p>
              </table:table-cell>
            </table:table-row>
            <table:table-row>
              <table:table-cell office:value-type="string">
                <text:p>-800.24</text:p>
              </table:table-cell>
              <table:table-cell office:value-type="float" office:value="15.3988888888889">
                <text:p>15.3988888888889</text:p>
              </table:table-cell>
            </table:table-row>
            <table:table-row>
              <table:table-cell office:value-type="string">
                <text:p>-782.72</text:p>
              </table:table-cell>
              <table:table-cell office:value-type="float" office:value="15.2311111111111">
                <text:p>15.2311111111111</text:p>
              </table:table-cell>
            </table:table-row>
            <table:table-row>
              <table:table-cell office:value-type="string">
                <text:p>-764.85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-746.61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-728.04</text:p>
              </table:table-cell>
              <table:table-cell office:value-type="float" office:value="15.1844444444444">
                <text:p>15.1844444444444</text:p>
              </table:table-cell>
            </table:table-row>
            <table:table-row>
              <table:table-cell office:value-type="string">
                <text:p>-709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-691.8</text:p>
              </table:table-cell>
              <table:table-cell office:value-type="float" office:value="14.9133333333333">
                <text:p>14.9133333333333</text:p>
              </table:table-cell>
            </table:table-row>
            <table:table-row>
              <table:table-cell office:value-type="string">
                <text:p>-674.54</text:p>
              </table:table-cell>
              <table:table-cell office:value-type="float" office:value="14.9988888888889">
                <text:p>14.9988888888889</text:p>
              </table:table-cell>
            </table:table-row>
            <table:table-row>
              <table:table-cell office:value-type="string">
                <text:p>-657.2</text:p>
              </table:table-cell>
              <table:table-cell office:value-type="float" office:value="15.1233333333333">
                <text:p>15.1233333333333</text:p>
              </table:table-cell>
            </table:table-row>
            <table:table-row>
              <table:table-cell office:value-type="string">
                <text:p>-639.02</text:p>
              </table:table-cell>
              <table:table-cell office:value-type="float" office:value="15.1355555555556">
                <text:p>15.1355555555556</text:p>
              </table:table-cell>
            </table:table-row>
            <table:table-row>
              <table:table-cell office:value-type="string">
                <text:p>-620.84</text:p>
              </table:table-cell>
              <table:table-cell office:value-type="float" office:value="15.1744444444444">
                <text:p>15.1744444444444</text:p>
              </table:table-cell>
            </table:table-row>
            <table:table-row>
              <table:table-cell office:value-type="string">
                <text:p>-602.8</text:p>
              </table:table-cell>
              <table:table-cell office:value-type="float" office:value="15.0944444444444">
                <text:p>15.0944444444444</text:p>
              </table:table-cell>
            </table:table-row>
            <table:table-row>
              <table:table-cell office:value-type="string">
                <text:p>-585.12</text:p>
              </table:table-cell>
              <table:table-cell office:value-type="float" office:value="14.9277777777778">
                <text:p>14.9277777777778</text:p>
              </table:table-cell>
            </table:table-row>
            <table:table-row>
              <table:table-cell office:value-type="string">
                <text:p>-567.8</text:p>
              </table:table-cell>
              <table:table-cell office:value-type="float" office:value="14.8866666666667">
                <text:p>14.8866666666667</text:p>
              </table:table-cell>
            </table:table-row>
            <table:table-row>
              <table:table-cell office:value-type="string">
                <text:p>-549.65</text:p>
              </table:table-cell>
              <table:table-cell office:value-type="float" office:value="14.8855555555556">
                <text:p>14.8855555555556</text:p>
              </table:table-cell>
            </table:table-row>
            <table:table-row>
              <table:table-cell office:value-type="string">
                <text:p>-530.89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-512.51</text:p>
              </table:table-cell>
              <table:table-cell office:value-type="float" office:value="14.5177777777778">
                <text:p>14.5177777777778</text:p>
              </table:table-cell>
            </table:table-row>
            <table:table-row>
              <table:table-cell office:value-type="string">
                <text:p>-493.08</text:p>
              </table:table-cell>
              <table:table-cell office:value-type="float" office:value="14.3233333333333">
                <text:p>14.3233333333333</text:p>
              </table:table-cell>
            </table:table-row>
            <table:table-row>
              <table:table-cell office:value-type="string">
                <text:p>-473.8</text:p>
              </table:table-cell>
              <table:table-cell office:value-type="float" office:value="14.3033333333333">
                <text:p>14.3033333333333</text:p>
              </table:table-cell>
            </table:table-row>
            <table:table-row>
              <table:table-cell office:value-type="string">
                <text:p>-454.54</text:p>
              </table:table-cell>
              <table:table-cell office:value-type="float" office:value="14.1288888888889">
                <text:p>14.1288888888889</text:p>
              </table:table-cell>
            </table:table-row>
            <table:table-row>
              <table:table-cell office:value-type="string">
                <text:p>-435.38</text:p>
              </table:table-cell>
              <table:table-cell office:value-type="float" office:value="13.9711111111111">
                <text:p>13.9711111111111</text:p>
              </table:table-cell>
            </table:table-row>
            <table:table-row>
              <table:table-cell office:value-type="string">
                <text:p>-416.62</text:p>
              </table:table-cell>
              <table:table-cell office:value-type="float" office:value="14.0622222222222">
                <text:p>14.0622222222222</text:p>
              </table:table-cell>
            </table:table-row>
            <table:table-row>
              <table:table-cell office:value-type="string">
                <text:p>-396.9</text:p>
              </table:table-cell>
              <table:table-cell office:value-type="float" office:value="14.0233333333333">
                <text:p>14.0233333333333</text:p>
              </table:table-cell>
            </table:table-row>
            <table:table-row>
              <table:table-cell office:value-type="string">
                <text:p>-376.61</text:p>
              </table:table-cell>
              <table:table-cell office:value-type="float" office:value="14.1433333333333">
                <text:p>14.1433333333333</text:p>
              </table:table-cell>
            </table:table-row>
            <table:table-row>
              <table:table-cell office:value-type="string">
                <text:p>-356.32</text:p>
              </table:table-cell>
              <table:table-cell office:value-type="float" office:value="14.4577777777778">
                <text:p>14.4577777777778</text:p>
              </table:table-cell>
            </table:table-row>
            <table:table-row>
              <table:table-cell office:value-type="string">
                <text:p>-338.78</text:p>
              </table:table-cell>
              <table:table-cell office:value-type="float" office:value="14.5622222222222">
                <text:p>14.5622222222222</text:p>
              </table:table-cell>
            </table:table-row>
            <table:table-row>
              <table:table-cell office:value-type="string">
                <text:p>-320.87</text:p>
              </table:table-cell>
              <table:table-cell office:value-type="float" office:value="14.6033333333333">
                <text:p>14.6033333333333</text:p>
              </table:table-cell>
            </table:table-row>
            <table:table-row>
              <table:table-cell office:value-type="string">
                <text:p>-303.39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-286.56</text:p>
              </table:table-cell>
              <table:table-cell office:value-type="float" office:value="14.6633333333333">
                <text:p>14.6633333333333</text:p>
              </table:table-cell>
            </table:table-row>
            <table:table-row>
              <table:table-cell office:value-type="string">
                <text:p>-269.39</text:p>
              </table:table-cell>
              <table:table-cell office:value-type="float" office:value="14.8533333333333">
                <text:p>14.8533333333333</text:p>
              </table:table-cell>
            </table:table-row>
            <table:table-row>
              <table:table-cell office:value-type="string">
                <text:p>-252.29</text:p>
              </table:table-cell>
              <table:table-cell office:value-type="float" office:value="14.7633333333333">
                <text:p>14.7633333333333</text:p>
              </table:table-cell>
            </table:table-row>
            <table:table-row>
              <table:table-cell office:value-type="string">
                <text:p>-234</text:p>
              </table:table-cell>
              <table:table-cell office:value-type="float" office:value="14.8511111111111">
                <text:p>14.8511111111111</text:p>
              </table:table-cell>
            </table:table-row>
            <table:table-row>
              <table:table-cell office:value-type="string">
                <text:p>-215.32</text:p>
              </table:table-cell>
              <table:table-cell office:value-type="float" office:value="14.7355555555556">
                <text:p>14.7355555555556</text:p>
              </table:table-cell>
            </table:table-row>
            <table:table-row>
              <table:table-cell office:value-type="string">
                <text:p>-197.34</text:p>
              </table:table-cell>
              <table:table-cell office:value-type="float" office:value="14.5622222222222">
                <text:p>14.5622222222222</text:p>
              </table:table-cell>
            </table:table-row>
            <table:table-row>
              <table:table-cell office:value-type="string">
                <text:p>-179.75</text:p>
              </table:table-cell>
              <table:table-cell office:value-type="float" office:value="14.7422222222222">
                <text:p>14.7422222222222</text:p>
              </table:table-cell>
            </table:table-row>
            <table:table-row>
              <table:table-cell office:value-type="string">
                <text:p>-162.53</text:p>
              </table:table-cell>
              <table:table-cell office:value-type="float" office:value="14.6911111111111">
                <text:p>14.6911111111111</text:p>
              </table:table-cell>
            </table:table-row>
            <table:table-row>
              <table:table-cell office:value-type="string">
                <text:p>-145.22</text:p>
              </table:table-cell>
              <table:table-cell office:value-type="float" office:value="14.7422222222222">
                <text:p>14.7422222222222</text:p>
              </table:table-cell>
            </table:table-row>
            <table:table-row>
              <table:table-cell office:value-type="string">
                <text:p>-128.1</text:p>
              </table:table-cell>
              <table:table-cell office:value-type="float" office:value="14.7355555555556">
                <text:p>14.7355555555556</text:p>
              </table:table-cell>
            </table:table-row>
            <table:table-row>
              <table:table-cell office:value-type="string">
                <text:p>-110.99</text:p>
              </table:table-cell>
              <table:table-cell office:value-type="float" office:value="14.6922222222222">
                <text:p>14.6922222222222</text:p>
              </table:table-cell>
            </table:table-row>
            <table:table-row>
              <table:table-cell office:value-type="string">
                <text:p>-93.51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-75.24</text:p>
              </table:table-cell>
              <table:table-cell office:value-type="float" office:value="14.7011111111111">
                <text:p>14.7011111111111</text:p>
              </table:table-cell>
            </table:table-row>
            <table:table-row>
              <table:table-cell office:value-type="string">
                <text:p>-57.35</text:p>
              </table:table-cell>
              <table:table-cell office:value-type="float" office:value="14.7411111111111">
                <text:p>14.7411111111111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-22.7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-5.51</text:p>
              </table:table-cell>
              <table:table-cell office:value-type="float" office:value="14.9411111111111">
                <text:p>14.9411111111111</text:p>
              </table:table-cell>
            </table:table-row>
            <table:table-row>
              <table:table-cell office:value-type="string">
                <text:p>11.79</text:p>
              </table:table-cell>
              <table:table-cell office:value-type="float" office:value="14.8255555555556">
                <text:p>14.8255555555556</text:p>
              </table:table-cell>
            </table:table-row>
            <table:table-row>
              <table:table-cell office:value-type="string">
                <text:p>27.99</text:p>
              </table:table-cell>
              <table:table-cell office:value-type="float" office:value="14.9844444444444">
                <text:p>14.9844444444444</text:p>
              </table:table-cell>
            </table:table-row>
            <table:table-row>
              <table:table-cell office:value-type="string">
                <text:p>44.54</text:p>
              </table:table-cell>
              <table:table-cell office:value-type="float" office:value="14.9555555555556">
                <text:p>14.9555555555556</text:p>
              </table:table-cell>
            </table:table-row>
            <table:table-row>
              <table:table-cell office:value-type="string">
                <text:p>61.01</text:p>
              </table:table-cell>
              <table:table-cell office:value-type="float" office:value="14.8733333333333">
                <text:p>14.8733333333333</text:p>
              </table:table-cell>
            </table:table-row>
            <table:table-row>
              <table:table-cell office:value-type="string">
                <text:p>77.43</text:p>
              </table:table-cell>
              <table:table-cell office:value-type="float" office:value="14.8811111111111">
                <text:p>14.8811111111111</text:p>
              </table:table-cell>
            </table:table-row>
            <table:table-row>
              <table:table-cell office:value-type="string">
                <text:p>93.5</text:p>
              </table:table-cell>
              <table:table-cell office:value-type="float" office:value="14.7666666666667">
                <text:p>14.7666666666667</text:p>
              </table:table-cell>
            </table:table-row>
            <table:table-row>
              <table:table-cell office:value-type="string">
                <text:p>110.66</text:p>
              </table:table-cell>
              <table:table-cell office:value-type="float" office:value="14.8266666666667">
                <text:p>14.8266666666667</text:p>
              </table:table-cell>
            </table:table-row>
            <table:table-row>
              <table:table-cell office:value-type="string">
                <text:p>128.03</text:p>
              </table:table-cell>
              <table:table-cell office:value-type="float" office:value="14.8377777777778">
                <text:p>14.8377777777778</text:p>
              </table:table-cell>
            </table:table-row>
            <table:table-row>
              <table:table-cell office:value-type="string">
                <text:p>145.77</text:p>
              </table:table-cell>
              <table:table-cell office:value-type="float" office:value="14.6266666666667">
                <text:p>14.6266666666667</text:p>
              </table:table-cell>
            </table:table-row>
            <table:table-row>
              <table:table-cell office:value-type="string">
                <text:p>162.6</text:p>
              </table:table-cell>
              <table:table-cell office:value-type="float" office:value="14.6822222222222">
                <text:p>14.6822222222222</text:p>
              </table:table-cell>
            </table:table-row>
            <table:table-row>
              <table:table-cell office:value-type="string">
                <text:p>179.4</text:p>
              </table:table-cell>
              <table:table-cell office:value-type="float" office:value="14.5533333333333">
                <text:p>14.5533333333333</text:p>
              </table:table-cell>
            </table:table-row>
            <table:table-row>
              <table:table-cell office:value-type="string">
                <text:p>195.83</text:p>
              </table:table-cell>
              <table:table-cell office:value-type="float" office:value="14.7022222222222">
                <text:p>14.7022222222222</text:p>
              </table:table-cell>
            </table:table-row>
            <table:table-row>
              <table:table-cell office:value-type="string">
                <text:p>213.03</text:p>
              </table:table-cell>
              <table:table-cell office:value-type="float" office:value="14.8644444444444">
                <text:p>14.8644444444444</text:p>
              </table:table-cell>
            </table:table-row>
            <table:table-row>
              <table:table-cell office:value-type="string">
                <text:p>230.23</text:p>
              </table:table-cell>
              <table:table-cell office:value-type="float" office:value="14.6988888888889">
                <text:p>14.6988888888889</text:p>
              </table:table-cell>
            </table:table-row>
            <table:table-row>
              <table:table-cell office:value-type="string">
                <text:p>247.75</text:p>
              </table:table-cell>
              <table:table-cell office:value-type="float" office:value="14.9366666666667">
                <text:p>14.9366666666667</text:p>
              </table:table-cell>
            </table:table-row>
            <table:table-row>
              <table:table-cell office:value-type="string">
                <text:p>263.98</text:p>
              </table:table-cell>
              <table:table-cell office:value-type="float" office:value="14.7822222222222">
                <text:p>14.7822222222222</text:p>
              </table:table-cell>
            </table:table-row>
            <table:table-row>
              <table:table-cell office:value-type="string">
                <text:p>279.82</text:p>
              </table:table-cell>
              <table:table-cell office:value-type="float" office:value="14.6433333333333">
                <text:p>14.6433333333333</text:p>
              </table:table-cell>
            </table:table-row>
            <table:table-row>
              <table:table-cell office:value-type="string">
                <text:p>295.99</text:p>
              </table:table-cell>
              <table:table-cell office:value-type="float" office:value="14.6822222222222">
                <text:p>14.6822222222222</text:p>
              </table:table-cell>
            </table:table-row>
            <table:table-row>
              <table:table-cell office:value-type="string">
                <text:p>312.89</text:p>
              </table:table-cell>
              <table:table-cell office:value-type="float" office:value="14.7488888888889">
                <text:p>14.7488888888889</text:p>
              </table:table-cell>
            </table:table-row>
            <table:table-row>
              <table:table-cell office:value-type="string">
                <text:p>329.42</text:p>
              </table:table-cell>
              <table:table-cell office:value-type="float" office:value="14.7366666666667">
                <text:p>14.7366666666667</text:p>
              </table:table-cell>
            </table:table-row>
            <table:table-row>
              <table:table-cell office:value-type="string">
                <text:p>345.92</text:p>
              </table:table-cell>
              <table:table-cell office:value-type="float" office:value="14.7977777777778">
                <text:p>14.7977777777778</text:p>
              </table:table-cell>
            </table:table-row>
            <table:table-row>
              <table:table-cell office:value-type="string">
                <text:p>361.98</text:p>
              </table:table-cell>
              <table:table-cell office:value-type="float" office:value="14.7211111111111">
                <text:p>14.7211111111111</text:p>
              </table:table-cell>
            </table:table-row>
            <table:table-row>
              <table:table-cell office:value-type="string">
                <text:p>378.01</text:p>
              </table:table-cell>
              <table:table-cell office:value-type="float" office:value="14.7988888888889">
                <text:p>14.7988888888889</text:p>
              </table:table-cell>
            </table:table-row>
            <table:table-row>
              <table:table-cell office:value-type="string">
                <text:p>393.66</text:p>
              </table:table-cell>
              <table:table-cell office:value-type="float" office:value="14.6822222222222">
                <text:p>14.6822222222222</text:p>
              </table:table-cell>
            </table:table-row>
            <table:table-row>
              <table:table-cell office:value-type="string">
                <text:p>409.49</text:p>
              </table:table-cell>
              <table:table-cell office:value-type="float" office:value="14.6722222222222">
                <text:p>14.6722222222222</text:p>
              </table:table-cell>
            </table:table-row>
            <table:table-row>
              <table:table-cell office:value-type="string">
                <text:p>424.91</text:p>
              </table:table-cell>
              <table:table-cell office:value-type="float" office:value="14.9155555555556">
                <text:p>14.9155555555556</text:p>
              </table:table-cell>
            </table:table-row>
            <table:table-row>
              <table:table-cell office:value-type="string">
                <text:p>440.32</text:p>
              </table:table-cell>
              <table:table-cell office:value-type="float" office:value="14.8388888888889">
                <text:p>14.8388888888889</text:p>
              </table:table-cell>
            </table:table-row>
            <table:table-row>
              <table:table-cell office:value-type="string">
                <text:p>455.78</text:p>
              </table:table-cell>
              <table:table-cell office:value-type="float" office:value="14.7566666666667">
                <text:p>14.7566666666667</text:p>
              </table:table-cell>
            </table:table-row>
            <table:table-row>
              <table:table-cell office:value-type="string">
                <text:p>471.26</text:p>
              </table:table-cell>
              <table:table-cell office:value-type="float" office:value="14.8055555555556">
                <text:p>14.8055555555556</text:p>
              </table:table-cell>
            </table:table-row>
            <table:table-row>
              <table:table-cell office:value-type="string">
                <text:p>486.73</text:p>
              </table:table-cell>
              <table:table-cell office:value-type="float" office:value="14.7033333333333">
                <text:p>14.7033333333333</text:p>
              </table:table-cell>
            </table:table-row>
            <table:table-row>
              <table:table-cell office:value-type="string">
                <text:p>502.11</text:p>
              </table:table-cell>
              <table:table-cell office:value-type="float" office:value="14.7144444444444">
                <text:p>14.7144444444444</text:p>
              </table:table-cell>
            </table:table-row>
            <table:table-row>
              <table:table-cell office:value-type="string">
                <text:p>518.1</text:p>
              </table:table-cell>
              <table:table-cell office:value-type="float" office:value="14.8733333333333">
                <text:p>14.8733333333333</text:p>
              </table:table-cell>
            </table:table-row>
            <table:table-row>
              <table:table-cell office:value-type="string">
                <text:p>534.08</text:p>
              </table:table-cell>
              <table:table-cell office:value-type="float" office:value="15.0811111111111">
                <text:p>15.0811111111111</text:p>
              </table:table-cell>
            </table:table-row>
            <table:table-row>
              <table:table-cell office:value-type="string">
                <text:p>549.38</text:p>
              </table:table-cell>
              <table:table-cell office:value-type="float" office:value="15.1655555555556">
                <text:p>15.1655555555556</text:p>
              </table:table-cell>
            </table:table-row>
            <table:table-row>
              <table:table-cell office:value-type="string">
                <text:p>563.38</text:p>
              </table:table-cell>
              <table:table-cell office:value-type="float" office:value="15.1488888888889">
                <text:p>15.1488888888889</text:p>
              </table:table-cell>
            </table:table-row>
            <table:table-row>
              <table:table-cell office:value-type="string">
                <text:p>577.38</text:p>
              </table:table-cell>
              <table:table-cell office:value-type="float" office:value="15.2233333333333">
                <text:p>15.2233333333333</text:p>
              </table:table-cell>
            </table:table-row>
            <table:table-row>
              <table:table-cell office:value-type="string">
                <text:p>591.38</text:p>
              </table:table-cell>
              <table:table-cell office:value-type="float" office:value="15.4377777777778">
                <text:p>15.4377777777778</text:p>
              </table:table-cell>
            </table:table-row>
            <table:table-row>
              <table:table-cell office:value-type="string">
                <text:p>605.29</text:p>
              </table:table-cell>
              <table:table-cell office:value-type="float" office:value="15.4577777777778">
                <text:p>15.4577777777778</text:p>
              </table:table-cell>
            </table:table-row>
            <table:table-row>
              <table:table-cell office:value-type="string">
                <text:p>619.55</text:p>
              </table:table-cell>
              <table:table-cell office:value-type="float" office:value="15.4422222222222">
                <text:p>15.4422222222222</text:p>
              </table:table-cell>
            </table:table-row>
            <table:table-row>
              <table:table-cell office:value-type="string">
                <text:p>634.13</text:p>
              </table:table-cell>
              <table:table-cell office:value-type="float" office:value="15.4911111111111">
                <text:p>15.4911111111111</text:p>
              </table:table-cell>
            </table:table-row>
            <table:table-row>
              <table:table-cell office:value-type="string">
                <text:p>648.29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663.02</text:p>
              </table:table-cell>
              <table:table-cell office:value-type="float" office:value="15.3255555555556">
                <text:p>15.3255555555556</text:p>
              </table:table-cell>
            </table:table-row>
            <table:table-row>
              <table:table-cell office:value-type="string">
                <text:p>677.41</text:p>
              </table:table-cell>
              <table:table-cell office:value-type="float" office:value="15.2844444444444">
                <text:p>15.2844444444444</text:p>
              </table:table-cell>
            </table:table-row>
            <table:table-row>
              <table:table-cell office:value-type="string">
                <text:p>691.78</text:p>
              </table:table-cell>
              <table:table-cell office:value-type="float" office:value="15.2833333333333">
                <text:p>15.2833333333333</text:p>
              </table:table-cell>
            </table:table-row>
            <table:table-row>
              <table:table-cell office:value-type="string">
                <text:p>706.4</text:p>
              </table:table-cell>
              <table:table-cell office:value-type="float" office:value="15.3733333333333">
                <text:p>15.3733333333333</text:p>
              </table:table-cell>
            </table:table-row>
            <table:table-row>
              <table:table-cell office:value-type="string">
                <text:p>720.68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734.96</text:p>
              </table:table-cell>
              <table:table-cell office:value-type="float" office:value="15.3355555555556">
                <text:p>15.3355555555556</text:p>
              </table:table-cell>
            </table:table-row>
            <table:table-row>
              <table:table-cell office:value-type="string">
                <text:p>748.5</text:p>
              </table:table-cell>
              <table:table-cell office:value-type="float" office:value="15.2533333333333">
                <text:p>15.2533333333333</text:p>
              </table:table-cell>
            </table:table-row>
            <table:table-row>
              <table:table-cell office:value-type="string">
                <text:p>761.89</text:p>
              </table:table-cell>
              <table:table-cell office:value-type="float" office:value="15.3955555555556">
                <text:p>15.3955555555556</text:p>
              </table:table-cell>
            </table:table-row>
            <table:table-row>
              <table:table-cell office:value-type="string">
                <text:p>775.61</text:p>
              </table:table-cell>
              <table:table-cell office:value-type="float" office:value="15.2944444444444">
                <text:p>15.2944444444444</text:p>
              </table:table-cell>
            </table:table-row>
            <table:table-row>
              <table:table-cell office:value-type="string">
                <text:p>789.08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803.21</text:p>
              </table:table-cell>
              <table:table-cell office:value-type="float" office:value="15.2811111111111">
                <text:p>15.2811111111111</text:p>
              </table:table-cell>
            </table:table-row>
            <table:table-row>
              <table:table-cell office:value-type="string">
                <text:p>817.3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831.84</text:p>
              </table:table-cell>
              <table:table-cell office:value-type="float" office:value="15.0255555555556">
                <text:p>15.0255555555556</text:p>
              </table:table-cell>
            </table:table-row>
            <table:table-row>
              <table:table-cell office:value-type="string">
                <text:p>846.29</text:p>
              </table:table-cell>
              <table:table-cell office:value-type="float" office:value="15.0322222222222">
                <text:p>15.0322222222222</text:p>
              </table:table-cell>
            </table:table-row>
            <table:table-row>
              <table:table-cell office:value-type="string">
                <text:p>860.92</text:p>
              </table:table-cell>
              <table:table-cell office:value-type="float" office:value="15.0855555555556">
                <text:p>15.0855555555556</text:p>
              </table:table-cell>
            </table:table-row>
            <table:table-row>
              <table:table-cell office:value-type="string">
                <text:p>875.2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889.41</text:p>
              </table:table-cell>
              <table:table-cell office:value-type="float" office:value="14.8588888888889">
                <text:p>14.8588888888889</text:p>
              </table:table-cell>
            </table:table-row>
            <table:table-row>
              <table:table-cell office:value-type="string">
                <text:p>903.34</text:p>
              </table:table-cell>
              <table:table-cell office:value-type="float" office:value="14.8744444444444">
                <text:p>14.8744444444444</text:p>
              </table:table-cell>
            </table:table-row>
            <table:table-row>
              <table:table-cell office:value-type="string">
                <text:p>917.62</text:p>
              </table:table-cell>
              <table:table-cell office:value-type="float" office:value="14.8366666666667">
                <text:p>14.8366666666667</text:p>
              </table:table-cell>
            </table:table-row>
            <table:table-row>
              <table:table-cell office:value-type="string">
                <text:p>931.21</text:p>
              </table:table-cell>
              <table:table-cell office:value-type="float" office:value="14.8422222222222">
                <text:p>14.8422222222222</text:p>
              </table:table-cell>
            </table:table-row>
            <table:table-row>
              <table:table-cell office:value-type="string">
                <text:p>945.46</text:p>
              </table:table-cell>
              <table:table-cell office:value-type="float" office:value="14.8644444444444">
                <text:p>14.8644444444444</text:p>
              </table:table-cell>
            </table:table-row>
            <table:table-row>
              <table:table-cell office:value-type="string">
                <text:p>959.84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974.24</text:p>
              </table:table-cell>
              <table:table-cell office:value-type="float" office:value="14.5255555555556">
                <text:p>14.5255555555556</text:p>
              </table:table-cell>
            </table:table-row>
            <table:table-row>
              <table:table-cell office:value-type="string">
                <text:p>988.77</text:p>
              </table:table-cell>
              <table:table-cell office:value-type="float" office:value="14.6122222222222">
                <text:p>14.6122222222222</text:p>
              </table:table-cell>
            </table:table-row>
            <table:table-row>
              <table:table-cell office:value-type="string">
                <text:p>1003.02</text:p>
              </table:table-cell>
              <table:table-cell office:value-type="float" office:value="14.5611111111111">
                <text:p>14.5611111111111</text:p>
              </table:table-cell>
            </table:table-row>
            <table:table-row>
              <table:table-cell office:value-type="string">
                <text:p>1018.02</text:p>
              </table:table-cell>
              <table:table-cell office:value-type="float" office:value="14.6755555555556">
                <text:p>14.6755555555556</text:p>
              </table:table-cell>
            </table:table-row>
            <table:table-row>
              <table:table-cell office:value-type="string">
                <text:p>1032.67</text:p>
              </table:table-cell>
              <table:table-cell office:value-type="float" office:value="14.6055555555556">
                <text:p>14.6055555555556</text:p>
              </table:table-cell>
            </table:table-row>
            <table:table-row>
              <table:table-cell office:value-type="string">
                <text:p>1046.83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1060.91</text:p>
              </table:table-cell>
              <table:table-cell office:value-type="float" office:value="14.9433333333333">
                <text:p>14.9433333333333</text:p>
              </table:table-cell>
            </table:table-row>
            <table:table-row>
              <table:table-cell office:value-type="string">
                <text:p>1074.63</text:p>
              </table:table-cell>
              <table:table-cell office:value-type="float" office:value="15.1088888888889">
                <text:p>15.1088888888889</text:p>
              </table:table-cell>
            </table:table-row>
            <table:table-row>
              <table:table-cell office:value-type="string">
                <text:p>1088.03</text:p>
              </table:table-cell>
              <table:table-cell office:value-type="float" office:value="15.2455555555556">
                <text:p>15.2455555555556</text:p>
              </table:table-cell>
            </table:table-row>
            <table:table-row>
              <table:table-cell office:value-type="string">
                <text:p>1100.62</text:p>
              </table:table-cell>
              <table:table-cell office:value-type="float" office:value="15.3633333333333">
                <text:p>15.3633333333333</text:p>
              </table:table-cell>
            </table:table-row>
            <table:table-row>
              <table:table-cell office:value-type="string">
                <text:p>1112.9</text:p>
              </table:table-cell>
              <table:table-cell office:value-type="float" office:value="15.2966666666667">
                <text:p>15.2966666666667</text:p>
              </table:table-cell>
            </table:table-row>
            <table:table-row>
              <table:table-cell office:value-type="string">
                <text:p>1125.19</text:p>
              </table:table-cell>
              <table:table-cell office:value-type="float" office:value="15.4355555555556">
                <text:p>15.4355555555556</text:p>
              </table:table-cell>
            </table:table-row>
            <table:table-row>
              <table:table-cell office:value-type="string">
                <text:p>1137.69</text:p>
              </table:table-cell>
              <table:table-cell office:value-type="float" office:value="15.3588888888889">
                <text:p>15.3588888888889</text:p>
              </table:table-cell>
            </table:table-row>
            <table:table-row>
              <table:table-cell office:value-type="string">
                <text:p>1151.1</text:p>
              </table:table-cell>
              <table:table-cell office:value-type="float" office:value="15.3722222222222">
                <text:p>15.3722222222222</text:p>
              </table:table-cell>
            </table:table-row>
            <table:table-row>
              <table:table-cell office:value-type="string">
                <text:p>1164.16</text:p>
              </table:table-cell>
              <table:table-cell office:value-type="float" office:value="15.0455555555556">
                <text:p>15.0455555555556</text:p>
              </table:table-cell>
            </table:table-row>
            <table:table-row>
              <table:table-cell office:value-type="string">
                <text:p>1177.59</text:p>
              </table:table-cell>
              <table:table-cell office:value-type="float" office:value="14.8088888888889">
                <text:p>14.8088888888889</text:p>
              </table:table-cell>
            </table:table-row>
            <table:table-row>
              <table:table-cell office:value-type="string">
                <text:p>1191.26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205.76</text:p>
              </table:table-cell>
              <table:table-cell office:value-type="float" office:value="14.5177777777778">
                <text:p>14.5177777777778</text:p>
              </table:table-cell>
            </table:table-row>
            <table:table-row>
              <table:table-cell office:value-type="string">
                <text:p>1220.72</text:p>
              </table:table-cell>
              <table:table-cell office:value-type="float" office:value="14.4466666666667">
                <text:p>14.4466666666667</text:p>
              </table:table-cell>
            </table:table-row>
            <table:table-row>
              <table:table-cell office:value-type="string">
                <text:p>1234.97</text:p>
              </table:table-cell>
              <table:table-cell office:value-type="float" office:value="14.3044444444444">
                <text:p>14.3044444444444</text:p>
              </table:table-cell>
            </table:table-row>
            <table:table-row>
              <table:table-cell office:value-type="string">
                <text:p>1249.32</text:p>
              </table:table-cell>
              <table:table-cell office:value-type="float" office:value="14.3522222222222">
                <text:p>14.3522222222222</text:p>
              </table:table-cell>
            </table:table-row>
            <table:table-row>
              <table:table-cell office:value-type="string">
                <text:p>1263.35</text:p>
              </table:table-cell>
              <table:table-cell office:value-type="float" office:value="14.4722222222222">
                <text:p>14.4722222222222</text:p>
              </table:table-cell>
            </table:table-row>
            <table:table-row>
              <table:table-cell office:value-type="string">
                <text:p>1277.87</text:p>
              </table:table-cell>
              <table:table-cell office:value-type="float" office:value="14.7355555555556">
                <text:p>14.7355555555556</text:p>
              </table:table-cell>
            </table:table-row>
            <table:table-row>
              <table:table-cell office:value-type="string">
                <text:p>1291.74</text:p>
              </table:table-cell>
              <table:table-cell office:value-type="float" office:value="14.8055555555556">
                <text:p>14.8055555555556</text:p>
              </table:table-cell>
            </table:table-row>
            <table:table-row>
              <table:table-cell office:value-type="string">
                <text:p>1305.01</text:p>
              </table:table-cell>
              <table:table-cell office:value-type="float" office:value="14.8155555555556">
                <text:p>14.8155555555556</text:p>
              </table:table-cell>
            </table:table-row>
            <table:table-row>
              <table:table-cell office:value-type="string">
                <text:p>1317.95</text:p>
              </table:table-cell>
              <table:table-cell office:value-type="float" office:value="15.0255555555556">
                <text:p>15.0255555555556</text:p>
              </table:table-cell>
            </table:table-row>
            <table:table-row>
              <table:table-cell office:value-type="string">
                <text:p>1330.53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1343.53</text:p>
              </table:table-cell>
              <table:table-cell office:value-type="float" office:value="15.1555555555556">
                <text:p>15.1555555555556</text:p>
              </table:table-cell>
            </table:table-row>
            <table:table-row>
              <table:table-cell office:value-type="string">
                <text:p>1356.49</text:p>
              </table:table-cell>
              <table:table-cell office:value-type="float" office:value="15.4022222222222">
                <text:p>15.4022222222222</text:p>
              </table:table-cell>
            </table:table-row>
            <table:table-row>
              <table:table-cell office:value-type="string">
                <text:p>1369.4</text:p>
              </table:table-cell>
              <table:table-cell office:value-type="float" office:value="15.3322222222222">
                <text:p>15.3322222222222</text:p>
              </table:table-cell>
            </table:table-row>
            <table:table-row>
              <table:table-cell office:value-type="string">
                <text:p>1382.25</text:p>
              </table:table-cell>
              <table:table-cell office:value-type="float" office:value="15.1288888888889">
                <text:p>15.1288888888889</text:p>
              </table:table-cell>
            </table:table-row>
            <table:table-row>
              <table:table-cell office:value-type="string">
                <text:p>1395.07</text:p>
              </table:table-cell>
              <table:table-cell office:value-type="float" office:value="14.7044444444444">
                <text:p>14.7044444444444</text:p>
              </table:table-cell>
            </table:table-row>
            <table:table-row>
              <table:table-cell office:value-type="string">
                <text:p>1408.39</text:p>
              </table:table-cell>
              <table:table-cell office:value-type="float" office:value="14.8411111111111">
                <text:p>14.8411111111111</text:p>
              </table:table-cell>
            </table:table-row>
            <table:table-row>
              <table:table-cell office:value-type="string">
                <text:p>1421.24</text:p>
              </table:table-cell>
              <table:table-cell office:value-type="float" office:value="14.8488888888889">
                <text:p>14.8488888888889</text:p>
              </table:table-cell>
            </table:table-row>
            <table:table-row>
              <table:table-cell office:value-type="string">
                <text:p>1434.35</text:p>
              </table:table-cell>
              <table:table-cell office:value-type="float" office:value="14.6311111111111">
                <text:p>14.6311111111111</text:p>
              </table:table-cell>
            </table:table-row>
            <table:table-row>
              <table:table-cell office:value-type="string">
                <text:p>1446.94</text:p>
              </table:table-cell>
              <table:table-cell office:value-type="float" office:value="14.7322222222222">
                <text:p>14.7322222222222</text:p>
              </table:table-cell>
            </table:table-row>
            <table:table-row>
              <table:table-cell office:value-type="string">
                <text:p>1459.6</text:p>
              </table:table-cell>
              <table:table-cell office:value-type="float" office:value="14.6722222222222">
                <text:p>14.6722222222222</text:p>
              </table:table-cell>
            </table:table-row>
            <table:table-row>
              <table:table-cell office:value-type="string">
                <text:p>1471.79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1483.87</text:p>
              </table:table-cell>
              <table:table-cell office:value-type="float" office:value="14.4033333333333">
                <text:p>14.4033333333333</text:p>
              </table:table-cell>
            </table:table-row>
            <table:table-row>
              <table:table-cell office:value-type="string">
                <text:p>1495.9</text:p>
              </table:table-cell>
              <table:table-cell office:value-type="float" office:value="14.4844444444444">
                <text:p>14.4844444444444</text:p>
              </table:table-cell>
            </table:table-row>
            <table:table-row>
              <table:table-cell office:value-type="string">
                <text:p>1507.59</text:p>
              </table:table-cell>
              <table:table-cell office:value-type="float" office:value="14.6944444444444">
                <text:p>14.6944444444444</text:p>
              </table:table-cell>
            </table:table-row>
            <table:table-row>
              <table:table-cell office:value-type="string">
                <text:p>1519.6</text:p>
              </table:table-cell>
              <table:table-cell office:value-type="float" office:value="14.4777777777778">
                <text:p>14.4777777777778</text:p>
              </table:table-cell>
            </table:table-row>
            <table:table-row>
              <table:table-cell office:value-type="string">
                <text:p>1531.25</text:p>
              </table:table-cell>
              <table:table-cell office:value-type="float" office:value="14.4666666666667">
                <text:p>14.4666666666667</text:p>
              </table:table-cell>
            </table:table-row>
            <table:table-row>
              <table:table-cell office:value-type="string">
                <text:p>1542.53</text:p>
              </table:table-cell>
              <table:table-cell office:value-type="float" office:value="14.4544444444444">
                <text:p>14.4544444444444</text:p>
              </table:table-cell>
            </table:table-row>
            <table:table-row>
              <table:table-cell office:value-type="string">
                <text:p>1554.81</text:p>
              </table:table-cell>
              <table:table-cell office:value-type="float" office:value="14.4422222222222">
                <text:p>14.4422222222222</text:p>
              </table:table-cell>
            </table:table-row>
            <table:table-row>
              <table:table-cell office:value-type="string">
                <text:p>1567.13</text:p>
              </table:table-cell>
              <table:table-cell office:value-type="float" office:value="14.3588888888889">
                <text:p>14.3588888888889</text:p>
              </table:table-cell>
            </table:table-row>
            <table:table-row>
              <table:table-cell office:value-type="string">
                <text:p>1579.1</text:p>
              </table:table-cell>
              <table:table-cell office:value-type="float" office:value="14.5055555555556">
                <text:p>14.5055555555556</text:p>
              </table:table-cell>
            </table:table-row>
            <table:table-row>
              <table:table-cell office:value-type="string">
                <text:p>1591.49</text:p>
              </table:table-cell>
              <table:table-cell office:value-type="float" office:value="14.3466666666667">
                <text:p>14.3466666666667</text:p>
              </table:table-cell>
            </table:table-row>
            <table:table-row>
              <table:table-cell office:value-type="string">
                <text:p>1603.12</text:p>
              </table:table-cell>
              <table:table-cell office:value-type="float" office:value="14.3777777777778">
                <text:p>14.3777777777778</text:p>
              </table:table-cell>
            </table:table-row>
            <table:table-row>
              <table:table-cell office:value-type="string">
                <text:p>1614.42</text:p>
              </table:table-cell>
              <table:table-cell office:value-type="float" office:value="14.3922222222222">
                <text:p>14.3922222222222</text:p>
              </table:table-cell>
            </table:table-row>
            <table:table-row>
              <table:table-cell office:value-type="string">
                <text:p>1626.15</text:p>
              </table:table-cell>
              <table:table-cell office:value-type="float" office:value="14.4055555555556">
                <text:p>14.4055555555556</text:p>
              </table:table-cell>
            </table:table-row>
            <table:table-row>
              <table:table-cell office:value-type="string">
                <text:p>1637.56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1648.96</text:p>
              </table:table-cell>
              <table:table-cell office:value-type="float" office:value="14.5622222222222">
                <text:p>14.5622222222222</text:p>
              </table:table-cell>
            </table:table-row>
            <table:table-row>
              <table:table-cell office:value-type="string">
                <text:p>1660.75</text:p>
              </table:table-cell>
              <table:table-cell office:value-type="float" office:value="14.6377777777778">
                <text:p>14.6377777777778</text:p>
              </table:table-cell>
            </table:table-row>
            <table:table-row>
              <table:table-cell office:value-type="string">
                <text:p>1672.23</text:p>
              </table:table-cell>
              <table:table-cell office:value-type="float" office:value="14.7966666666667">
                <text:p>14.7966666666667</text:p>
              </table:table-cell>
            </table:table-row>
            <table:table-row>
              <table:table-cell office:value-type="string">
                <text:p>1683.39</text:p>
              </table:table-cell>
              <table:table-cell office:value-type="float" office:value="14.8888888888889">
                <text:p>14.8888888888889</text:p>
              </table:table-cell>
            </table:table-row>
            <table:table-row>
              <table:table-cell office:value-type="string">
                <text:p>1694.5</text:p>
              </table:table-cell>
              <table:table-cell office:value-type="float" office:value="14.7533333333333">
                <text:p>14.7533333333333</text:p>
              </table:table-cell>
            </table:table-row>
            <table:table-row>
              <table:table-cell office:value-type="string">
                <text:p>1705.36</text:p>
              </table:table-cell>
              <table:table-cell office:value-type="float" office:value="14.7922222222222">
                <text:p>14.7922222222222</text:p>
              </table:table-cell>
            </table:table-row>
            <table:table-row>
              <table:table-cell office:value-type="string">
                <text:p>1716.26</text:p>
              </table:table-cell>
              <table:table-cell office:value-type="float" office:value="14.6933333333333">
                <text:p>14.6933333333333</text:p>
              </table:table-cell>
            </table:table-row>
            <table:table-row>
              <table:table-cell office:value-type="string">
                <text:p>1726.84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1737.81</text:p>
              </table:table-cell>
              <table:table-cell office:value-type="float" office:value="14.8166666666667">
                <text:p>14.8166666666667</text:p>
              </table:table-cell>
            </table:table-row>
            <table:table-row>
              <table:table-cell office:value-type="string">
                <text:p>1748.13</text:p>
              </table:table-cell>
              <table:table-cell office:value-type="float" office:value="14.9355555555556">
                <text:p>14.9355555555556</text:p>
              </table:table-cell>
            </table:table-row>
            <table:table-row>
              <table:table-cell office:value-type="string">
                <text:p>1758.52</text:p>
              </table:table-cell>
              <table:table-cell office:value-type="float" office:value="14.8122222222222">
                <text:p>14.8122222222222</text:p>
              </table:table-cell>
            </table:table-row>
            <table:table-row>
              <table:table-cell office:value-type="string">
                <text:p>1768.56</text:p>
              </table:table-cell>
              <table:table-cell office:value-type="float" office:value="14.7611111111111">
                <text:p>14.7611111111111</text:p>
              </table:table-cell>
            </table:table-row>
            <table:table-row>
              <table:table-cell office:value-type="string">
                <text:p>1778.98</text:p>
              </table:table-cell>
              <table:table-cell office:value-type="float" office:value="14.5911111111111">
                <text:p>14.5911111111111</text:p>
              </table:table-cell>
            </table:table-row>
            <table:table-row>
              <table:table-cell office:value-type="string">
                <text:p>1789.42</text:p>
              </table:table-cell>
              <table:table-cell office:value-type="float" office:value="14.8011111111111">
                <text:p>14.8011111111111</text:p>
              </table:table-cell>
            </table:table-row>
            <table:table-row>
              <table:table-cell office:value-type="string">
                <text:p>1799.9</text:p>
              </table:table-cell>
              <table:table-cell office:value-type="float" office:value="14.8322222222222">
                <text:p>14.8322222222222</text:p>
              </table:table-cell>
            </table:table-row>
            <table:table-row>
              <table:table-cell office:value-type="string">
                <text:p>1810.06</text:p>
              </table:table-cell>
              <table:table-cell office:value-type="float" office:value="14.9111111111111">
                <text:p>14.9111111111111</text:p>
              </table:table-cell>
            </table:table-row>
            <table:table-row>
              <table:table-cell office:value-type="string">
                <text:p>1820.6</text:p>
              </table:table-cell>
              <table:table-cell office:value-type="float" office:value="14.9966666666667">
                <text:p>14.9966666666667</text:p>
              </table:table-cell>
            </table:table-row>
            <table:table-row>
              <table:table-cell office:value-type="string">
                <text:p>1830.74</text:p>
              </table:table-cell>
              <table:table-cell office:value-type="float" office:value="14.9711111111111">
                <text:p>14.9711111111111</text:p>
              </table:table-cell>
            </table:table-row>
            <table:table-row>
              <table:table-cell office:value-type="string">
                <text:p>1840.11</text:p>
              </table:table-cell>
              <table:table-cell office:value-type="float" office:value="14.8077777777778">
                <text:p>14.8077777777778</text:p>
              </table:table-cell>
            </table:table-row>
            <table:table-row>
              <table:table-cell office:value-type="string">
                <text:p>1850.03</text:p>
              </table:table-cell>
              <table:table-cell office:value-type="float" office:value="14.8911111111111">
                <text:p>14.8911111111111</text:p>
              </table:table-cell>
            </table:table-row>
            <table:table-row>
              <table:table-cell office:value-type="string">
                <text:p>1859.24</text:p>
              </table:table-cell>
              <table:table-cell office:value-type="float" office:value="15.1866666666667">
                <text:p>15.1866666666667</text:p>
              </table:table-cell>
            </table:table-row>
            <table:table-row>
              <table:table-cell office:value-type="string">
                <text:p>1868.07</text:p>
              </table:table-cell>
              <table:table-cell office:value-type="float" office:value="15.5144444444444">
                <text:p>15.5144444444444</text:p>
              </table:table-cell>
            </table:table-row>
            <table:table-row>
              <table:table-cell office:value-type="string">
                <text:p>1876.85</text:p>
              </table:table-cell>
              <table:table-cell office:value-type="float" office:value="15.6733333333333">
                <text:p>15.67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